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6.652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6.361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547cm"/>
    </style:style>
    <style:style style:name="co8" style:family="table-column">
      <style:table-column-properties fo:break-before="auto" style:column-width="0.466cm"/>
    </style:style>
    <style:style style:name="co9" style:family="table-column">
      <style:table-column-properties fo:break-before="auto" style:column-width="0.446cm"/>
    </style:style>
    <style:style style:name="co10" style:family="table-column">
      <style:table-column-properties fo:break-before="auto" style:column-width="7.604cm"/>
    </style:style>
    <style:style style:name="co11" style:family="table-column">
      <style:table-column-properties fo:break-before="auto" style:column-width="2.528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0.577cm"/>
    </style:style>
    <style:style style:name="co14" style:family="table-column">
      <style:table-column-properties fo:break-before="auto" style:column-width="5.699cm"/>
    </style:style>
    <style:style style:name="co15" style:family="table-column">
      <style:table-column-properties fo:break-before="auto" style:column-width="2.873cm"/>
    </style:style>
    <style:style style:name="co16" style:family="table-column">
      <style:table-column-properties fo:break-before="auto" style:column-width="8.733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5.971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2.445cm"/>
    </style:style>
    <style:style style:name="co22" style:family="table-column">
      <style:table-column-properties fo:break-before="auto" style:column-width="2.101cm"/>
    </style:style>
    <style:style style:name="co2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6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25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7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currency-style style:name="N1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3P0" style:volatile="true" number:language="en" number:country="AU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103" number:language="en" number:country="AU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103P0"/>
    </number:currency-style>
    <style:style style:name="ce12" style:family="table-cell" style:parent-style-name="Default">
      <style:table-cell-properties fo:background-color="#666666" fo:border="0.74pt solid #000000"/>
      <style:text-properties fo:color="#ffffff"/>
    </style:style>
    <style:style style:name="ce1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="0.74pt solid #000000"/>
    </style:style>
    <style:style style:name="ce27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.353cm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Heading_20_1">
      <style:table-cell-properties fo:border-bottom="0.74pt solid #000000" fo:border-left="none" fo:border-right="none" fo:border-top="none"/>
    </style:style>
    <style:style style:name="ce99" style:family="table-cell" style:parent-style-name="Heading_20_2">
      <style:table-cell-properties fo:border-bottom="0.74pt solid #000000" fo:border-left="none" fo:border-right="none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Accent_20_2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02" style:family="table-cell" style:parent-style-name="Heading_20_2" style:data-style-name="N103">
      <style:table-cell-properties fo:border-bottom="0.74pt solid #000000" fo:border-left="none" fo:border-right="none" fo:border-top="none"/>
    </style:style>
    <style:style style:name="ce103" style:family="table-cell" style:parent-style-name="Default" style:data-style-name="N103"/>
    <style:style style:name="ce6" style:family="table-cell" style:parent-style-name="Default" style:data-style-name="N10103"/>
    <style:style style:name="ce7" style:family="table-cell" style:parent-style-name="Accent_20_2" style:data-style-name="N103">
      <style:text-properties fo:font-size="12pt" style:font-size-asian="12pt" style:font-size-complex="12pt"/>
    </style:style>
    <style:style style:name="ce9" style:family="table-cell" style:parent-style-name="Default" style:data-style-name="N10"/>
    <style:style style:name="ce41" style:family="table-cell" style:parent-style-name="Heading_20_1">
      <style:table-cell-properties style:text-align-source="fix" style:repeat-content="false"/>
      <style:paragraph-properties fo:text-align="start" fo:margin-left="0.353cm"/>
    </style:style>
    <style:style style:name="ce42" style:family="table-cell" style:parent-style-name="Heading_20_1">
      <style:table-cell-properties fo:border-bottom="0.74pt solid #000000" style:text-align-source="fix" style:repeat-content="false" fo:border-left="none" fo:border-right="none" fo:border-top="none"/>
      <style:paragraph-properties fo:text-align="start" fo:margin-left="0.353cm"/>
    </style:style>
    <style:style style:name="ce43" style:family="table-cell" style:parent-style-name="Default" style:data-style-name="N103">
      <style:table-cell-properties style:text-align-source="fix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11" style:family="table-cell" style:parent-style-name="Default" style:data-style-name="N11"/>
    <style:style style:name="ce112" style:family="table-cell" style:parent-style-name="Default">
      <style:table-cell-properties style:diagonal-tl-br="none"/>
    </style:style>
    <style:style style:name="ce113" style:family="table-cell" style:parent-style-name="Heading_20_1">
      <style:table-cell-properties fo:border-bottom="0.74pt solid #000000" style:diagonal-tl-br="none" style:text-align-source="fix" style:repeat-content="false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language="en" fo:country="AU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name-complex="Lohit Devanagari" style:language-complex="hi" style:country-complex="IN" style:text-emphasize="none" style:font-relief="none" style:text-overline-style="none" style:text-overline-color="font-color"/>
    </style:style>
    <style:style style:name="ce114" style:family="table-cell" style:parent-style-name="Heading_20_2">
      <style:table-cell-properties style:diagonal-tl-br="none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language="en" fo:country="AU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name-complex="Lohit Devanagari" style:language-complex="hi" style:country-complex="IN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diagonal-tl-br="none" style:text-align-source="fix" style:repeat-content="false"/>
      <style:paragraph-properties fo:text-align="end" fo:margin-left="0cm"/>
    </style:style>
    <style:style style:name="ce116" style:family="table-cell" style:parent-style-name="Heading_20_2">
      <style:table-cell-properties fo:border-bottom="0.74pt solid #000000" style:diagonal-tl-br="none" style:text-align-source="fix" style:repeat-content="false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language="en" fo:country="AU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name-complex="Lohit Devanagari" style:language-complex="hi" style:country-complex="IN" style:text-emphasize="none" style:font-relief="none" style:text-overline-style="none" style:text-overline-color="font-color"/>
    </style:style>
    <style:style style:name="ce117" style:family="table-cell" style:parent-style-name="Heading_20_2" style:data-style-name="N103">
      <style:table-cell-properties fo:border-bottom="0.74pt solid #000000" style:diagonal-tl-br="none" fo:border-left="none" fo:border-right="none" fo:border-top="none"/>
    </style:style>
    <style:style style:name="ce118" style:family="table-cell" style:parent-style-name="Heading_20_2" style:data-style-name="N103">
      <style:table-cell-properties style:diagonal-tl-br="none" fo:border="none"/>
    </style:style>
    <style:style style:name="ce119" style:family="table-cell" style:parent-style-name="Default" style:data-style-name="N103">
      <style:table-cell-properties style:diagonal-tl-br="none"/>
    </style:style>
    <style:style style:name="ce120" style:family="table-cell" style:parent-style-name="Default">
      <style:table-cell-properties style:diagonal-tl-br="none" style:text-align-source="fix" style:repeat-content="false"/>
      <style:paragraph-properties fo:text-align="start" fo:margin-left="0.353cm"/>
    </style:style>
    <style:style style:name="ce121" style:family="table-cell" style:parent-style-name="Default" style:data-style-name="N11">
      <style:table-cell-properties style:diagonal-tl-br="none" style:text-align-source="fix" style:repeat-content="false"/>
      <style:paragraph-properties fo:text-align="start" fo:margin-left="0.353cm"/>
    </style:style>
    <style:style style:name="ce122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Heading_20_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46" style:family="table-cell" style:parent-style-name="Default" style:data-style-name="N103">
      <style:table-cell-properties fo:background-color="#eeeeee"/>
    </style:style>
    <style:style style:name="ce48" style:family="table-cell" style:parent-style-name="Heading_20_2" style:data-style-name="N103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49" style:family="table-cell" style:parent-style-name="Default" style:data-style-name="N11">
      <style:table-cell-properties fo:background-color="#eeeeee"/>
    </style:style>
    <style:style style:name="ce50" style:family="table-cell" style:parent-style-name="Default">
      <style:table-cell-properties fo:background-color="#eeeeee"/>
    </style:style>
    <style:style style:name="ce51" style:family="table-cell" style:parent-style-name="Default" style:data-style-name="N40">
      <style:table-cell-properties fo:background-color="#eeeeee"/>
    </style:style>
    <style:style style:name="ce52" style:family="table-cell" style:parent-style-name="Default" style:data-style-name="N40">
      <style:table-cell-properties fo:background-color="#eeeeee" style:text-align-source="fix" style:repeat-content="false"/>
      <style:paragraph-properties fo:text-align="end" fo:margin-left="0cm"/>
    </style:style>
    <style:style style:name="ce22" style:family="table-cell" style:parent-style-name="Default" style:data-style-name="N40"/>
    <style:style style:name="ce131" style:family="table-cell" style:parent-style-name="Default" style:data-style-name="N104"/>
    <style:style style:name="ce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353cm"/>
    </style:style>
    <style:style style:name="ce89" style:family="table-cell" style:parent-style-name="Default" style:data-style-name="N10">
      <style:table-cell-properties style:text-align-source="fix" style:repeat-content="false"/>
      <style:paragraph-properties fo:text-align="start" fo:margin-left="0.353cm"/>
    </style:style>
    <style:style style:name="ce25" style:family="table-cell" style:parent-style-name="Heading_20_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Accent_20_3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6" style:family="table-cell" style:parent-style-name="Heading_20_1">
      <style:table-cell-properties fo:border-bottom="0.74pt solid #000000" style:diagonal-tl-br="none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Liberation Sans" fo:language="en" fo:country="AU" fo:text-shadow="none" style:text-underline-style="none" style:text-underline-mode="continuous" style:text-overline-mode="continuous" style:text-line-through-mode="continuous" style:font-name-asian="Noto Sans CJK SC" style:language-asian="zh" style:country-asian="CN" style:font-name-complex="Lohit Devanagari" style:language-complex="hi" style:country-complex="IN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11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03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4">
      <style:table-cell-properties fo:border="none"/>
    </style:style>
    <style:style style:name="ce14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10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03">
      <style:table-cell-properties fo:border-bottom="0.74pt solid #000000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104">
      <style:table-cell-properties fo:border-bottom="none" fo:border-left="0.74pt solid #000000" fo:border-right="none" fo:border-top="none"/>
    </style:style>
    <style:style style:name="ce149" style:family="table-cell" style:parent-style-name="Default" style:data-style-name="N103">
      <style:table-cell-properties style:text-align-source="fix" style:repeat-content="true" fo:border="non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color="#000000" draw:fill="solid" draw:fill-color="#ffffff" fo:min-height="34.633cm"/>
      <style:paragraph-properties style:writing-mode="lr-tb"/>
      <style:text-properties style:text-underline-style="none" fo:font-weight="normal" style:font-weight-asian="normal" style:font-weight-complex="normal"/>
    </style:style>
    <style:style style:name="gr2" style:family="graphic">
      <style:graphic-properties draw:stroke="none" svg:stroke-color="#000000" draw:fill="none" draw:fill-color="#ffffff" fo:min-height="1.405cm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solid" draw:fill-color="#ffffff"/>
      <style:text-properties style:text-underline-style="none" fo:font-weight="normal" style:font-weight-asian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shapes>
          <draw:frame draw:z-index="0" draw:name="Text Frame 2" draw:style-name="gr1" draw:text-style-name="P1" svg:width="13.711cm" svg:height="34.633cm" svg:x="0cm" svg:y="2.786cm">
            <draw:text-box>
              <text:p><text:span text:style-name="T1">The model has six parts to it:</text:span></text:p>
              <text:p><text:span text:style-name="T1"/></text:p>
              <text:p><text:span text:style-name="T1">1. Repayments: How much can I put towards the loan each month</text:span></text:p>
              <text:p><text:span text:style-name="T1">2. Purchase Costs: How much does it cost to buy a house</text:span></text:p>
              <text:p><text:span text:style-name="T1">3. Base Case: Based on the value of the property, my deposit and loan details, and what does the loan look like</text:span></text:p>
              <text:p><text:span text:style-name="T1">4. Ledger: Interest and principal payments over time</text:span></text:p>
              <text:p><text:span text:style-name="T1">5. Sensitivity: How does the duration, price and interest affect repayments</text:span></text:p>
              <text:p><text:span text:style-name="T1">6. Matrix: Two-dimensional comparison of interest and property value on monthly payments</text:span></text:p>
              <text:p><text:span text:style-name="T1"/></text:p>
              <text:p><text:span text:style-name="T2">1. Available Repayment Calculation</text:span></text:p>
              <text:p><text:span text:style-name="T1"/></text:p>
              <text:p><text:span text:style-name="T1">This tab calculates the available repayment by adding up your income and expenses to determine what you have left for loan repayments. It feeds into the variance (over/under) against required instalments in the base case, sensitivity and matrix tabs.</text:span></text:p>
              <text:p><text:span text:style-name="T1"/></text:p>
              <text:p><text:span text:style-name="T2">2. Home Purchase Costs</text:span></text:p>
              <text:p><text:span text:style-name="T1"/></text:p>
              <text:p><text:span text:style-name="T1">This tab adds up the purchase costs for a property. It feeds into the loan value by adding to the loan value. A helpful website to review purchase costs, and what I based this on, is [My Future Home](https://myfuturehome.com.au/).</text:span></text:p>
              <text:p><text:span text:style-name="T1"/></text:p>
              <text:p><text:span text:style-name="T2">3. Base Case - Scenario</text:span></text:p>
              <text:p><text:span text:style-name="T1"/></text:p>
              <text:p><text:span text:style-name="T1">This tab calculates the base case loan scenario. It requires you to input, in grey, the following:</text:span></text:p>
              <text:p><text:span text:style-name="T1"/></text:p>
              <text:p><text:span text:style-name="T1">1. Deposit: How much have you saved up</text:span></text:p>
              <text:p><text:span text:style-name="T1">2. Property Value: How much is the property you are looking to purchase</text:span></text:p>
              <text:p><text:span text:style-name="T1">3. Interest: What is the base case interest per year</text:span></text:p>
              <text:p><text:span text:style-name="T1">4. Period: Over how many years are you going to pay off the loan</text:span></text:p>
              <text:p><text:span text:style-name="T1">5. Start: When does the loan start</text:span></text:p>
              <text:p><text:span text:style-name="T1">6. Frequency: How many times a year will you be making payments</text:span></text:p>
              <text:p><text:span text:style-name="T1"/></text:p>
              <text:p><text:span text:style-name="T1">The model will then calculate the following:</text:span></text:p>
              <text:p><text:span text:style-name="T1"/></text:p>
              <text:p><text:span text:style-name="T1">1. Loan Value: How much will I have to borrow for the base case;</text:span></text:p>
              <text:p><text:span text:style-name="T1">2. LVR: What is the Loan to Value Ratio (LVR) of the loan;</text:span></text:p>
              <text:p><text:span text:style-name="T1">3. Total Loan: What is the accumulated interest plus loan value;</text:span></text:p>
              <text:p><text:span text:style-name="T1">4. Instalment: What is the required instalment required for the loan;</text:span></text:p>
              <text:p><text:span text:style-name="T1">5. Variance: Based on the available repayment, what is the over/under against required instalments;</text:span></text:p>
              <text:p><text:span text:style-name="T1">6. Serviceability: What will the bank be evaluating my loan at;</text:span></text:p>
              <text:p><text:span text:style-name="T1">7. Stress Test: Based on 40% of my income, what is the variance against required instalments;</text:span></text:p>
              <text:p><text:span text:style-name="T1"/></text:p>
              <text:p><text:span text:style-name="T2">4. Base Case - Ledger</text:span></text:p>
              <text:p><text:span text:style-name="T1"/></text:p>
              <text:p><text:span text:style-name="T1">This tab lists each instalment, including the following:</text:span></text:p>
              <text:p><text:span text:style-name="T1"/></text:p>
              <text:p><text:span text:style-name="T1">1. Loan balance before the instalment;</text:span></text:p>
              <text:p><text:span text:style-name="T1">2. Total instalment paid;</text:span></text:p>
              <text:p><text:span text:style-name="T1">3. Interest paid within the instalment;</text:span></text:p>
              <text:p><text:span text:style-name="T1">4. Principal paid down within the instalment;</text:span></text:p>
              <text:p><text:span text:style-name="T1">5. Ending balance after principal paid;</text:span></text:p>
              <text:p><text:span text:style-name="T1">6. Cumulative interest up to that instalment</text:span></text:p>
              <text:p><text:span text:style-name="T1"/></text:p>
              <text:p><text:span text:style-name="T2">5. Base Case - Sensitivity</text:span></text:p>
              <text:p><text:span text:style-name="T1"/></text:p>
              <text:p><text:span text:style-name="T1">This tab takes the base case scenario and aims to give you an understanding of how monthly instalments, accumulative interest and total instalments are affected by the following:</text:span></text:p>
              <text:p><text:span text:style-name="T1"/></text:p>
              <text:p><text:span text:style-name="T1">1. Duration of the loan</text:span></text:p>
              <text:p><text:span text:style-name="T1">2. Interests on the loan</text:span></text:p>
              <text:p><text:span text:style-name="T1">3. Property value of the loan</text:span></text:p>
              <text:p><text:span text:style-name="T1"/></text:p>
              <text:p><text:span text:style-name="T3">6. Interest Matrix</text:span></text:p>
              <text:p><text:span text:style-name="T1"/></text:p>
              <text:p><text:span text:style-name="T1">This tab takes the base case and provides two-dimensional matrices of monthly instalments and monthly variance based on the property value and annual interest.</text:span></text:p>
            </draw:text-box>
          </draw:frame>
        </table:shapes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Revision</text:p>
          </table:table-cell>
          <table:table-cell table:style-name="ce12" office:value-type="string" calcext:value-type="string">
            <text:p>Classification</text:p>
          </table:table-cell>
          <table:table-cell table:style-name="ce12" office:value-type="string" calcext:value-type="string">
            <text:p>Comments</text:p>
          </table:table-cell>
        </table:table-row>
        <table:table-row table:style-name="ro1">
          <table:table-cell table:style-name="ce19" office:value-type="date" office:date-value="2023-06-11" calcext:value-type="date">
            <text:p>11/06/23</text:p>
          </table:table-cell>
          <table:table-cell table:style-name="ce27" office:value-type="float" office:value="1" calcext:value-type="float">
            <text:p>1.00</text:p>
          </table:table-cell>
          <table:table-cell table:style-name="ce28" office:value-type="string" calcext:value-type="string">
            <text:p>Major</text:p>
          </table:table-cell>
          <table:table-cell office:value-type="string" calcext:value-type="string">
            <text:p>Initial release of home loan <text:s/>mode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come Expenses" table:style-name="ta1">
        <table:shapes>
          <draw:frame draw:z-index="0" draw:name="Text Frame 1" draw:style-name="gr2" draw:text-style-name="P2" svg:width="11.053cm" svg:height="1.405cm" svg:x="0.419cm" svg:y="9.766cm">
            <draw:text-box>
              <text:p>- Income is after tax and less super and bank interest</text:p>
              <text:p>- Expenses are excluding rent and taxes</text:p>
              <text:p/>
            </draw:text-box>
          </draw:frame>
        </table:shapes>
        <table:table-column table:style-name="co4" table:default-cell-style-name="ce96"/>
        <table:table-column table:style-name="co5" table:default-cell-style-name="Default"/>
        <table:table-column table:style-name="co6" table:default-cell-style-name="Default"/>
        <table:table-column table:style-name="co7" table:default-cell-style-name="ce110"/>
        <table:table-column table:style-name="co8" table:default-cell-style-name="Default"/>
        <table:table-column table:style-name="co1" table:default-cell-style-name="Default"/>
        <table:table-row table:style-name="ro2">
          <table:table-cell/>
          <table:table-cell table:style-name="Heading_20_1" table:number-columns-repeated="2"/>
          <table:table-cell table:style-name="ce41"/>
          <table:table-cell table:number-columns-repeated="2"/>
        </table:table-row>
        <table:table-row table:style-name="ro3">
          <table:table-cell/>
          <table:table-cell table:style-name="ce26" office:value-type="string" calcext:value-type="string">
            <text:p>Available Repayment Calculation</text:p>
          </table:table-cell>
          <table:table-cell table:style-name="ce26"/>
          <table:table-cell table:style-name="ce42"/>
          <table:table-cell table:number-columns-repeated="2"/>
        </table:table-row>
        <table:table-row table:style-name="ro4">
          <table:table-cell/>
          <table:table-cell table:style-name="Heading_20_1" table:number-columns-repeated="2"/>
          <table:table-cell table:style-name="ce41"/>
          <table:table-cell table:number-columns-repeated="2"/>
        </table:table-row>
        <table:table-row table:style-name="ro5">
          <table:table-cell office:value-type="string" calcext:value-type="string">
            <text:p>A</text:p>
          </table:table-cell>
          <table:table-cell table:style-name="ce99" office:value-type="string" calcext:value-type="string">
            <text:p>Monthly Income (Take Home)</text:p>
          </table:table-cell>
          <table:table-cell table:style-name="ce102" table:formula="of:=SUM([.C5:.C6])" office:value-type="currency" office:currency="AUD" office:value="10666.6666666667" calcext:value-type="currency">
            <text:p>$10,667</text:p>
          </table:table-cell>
          <table:table-cell table:style-name="ce43" office:value-type="string" calcext:value-type="string">
            <text:p>B+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100" office:value-type="string" calcext:value-type="string">
            <text:p>Income Source 1:</text:p>
          </table:table-cell>
          <table:table-cell table:style-name="ce103" office:value-type="currency" office:currency="AUD" office:value="6500" calcext:value-type="currency">
            <text:p>$6,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100" office:value-type="string" calcext:value-type="string">
            <text:p>Income Source 2:</text:p>
          </table:table-cell>
          <table:table-cell table:style-name="ce103" office:value-type="currency" office:currency="AUD" office:value="4166.66666666667" calcext:value-type="currency">
            <text:p>$4,167</text:p>
          </table:table-cell>
          <table:table-cell table:number-columns-repeated="3"/>
        </table:table-row>
        <table:table-row table:style-name="ro4">
          <table:table-cell/>
          <table:table-cell table:style-name="Heading_20_1" table:number-columns-repeated="2"/>
          <table:table-cell table:style-name="ce41"/>
          <table:table-cell table:number-columns-repeated="2"/>
        </table:table-row>
        <table:table-row table:style-name="ro5">
          <table:table-cell office:value-type="string" calcext:value-type="string">
            <text:p>D</text:p>
          </table:table-cell>
          <table:table-cell table:style-name="ce99" office:value-type="string" calcext:value-type="string">
            <text:p>Monthly Expenses</text:p>
          </table:table-cell>
          <table:table-cell table:style-name="ce102" table:formula="of:=SUM([.C9:.C19])" office:value-type="currency" office:currency="AUD" office:value="4460.3225" calcext:value-type="currency">
            <text:p>$4,460</text:p>
          </table:table-cell>
          <table:table-cell table:style-name="ce43" office:value-type="string" calcext:value-type="string">
            <text:p>SUM(E: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100" office:value-type="string" calcext:value-type="string">
            <text:p>Household Living (Utilities):</text:p>
          </table:table-cell>
          <table:table-cell table:style-name="ce103" office:value-type="currency" office:currency="AUD" office:value="1200" calcext:value-type="currency">
            <text:p>$1,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style-name="ce100" office:value-type="string" calcext:value-type="string">
            <text:p>Phones, Mobiles &amp; Internet:</text:p>
          </table:table-cell>
          <table:table-cell table:style-name="ce6" office:value-type="currency" office:currency="AUD" office:value="270" calcext:value-type="currency">
            <text:p>$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style-name="ce100" office:value-type="string" calcext:value-type="string">
            <text:p>Groceries:</text:p>
          </table:table-cell>
          <table:table-cell table:style-name="ce6" office:value-type="currency" office:currency="AUD" office:value="900" calcext:value-type="currency">
            <text:p>$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100" office:value-type="string" calcext:value-type="string">
            <text:p>Recreation &amp; Entertainment:</text:p>
          </table:table-cell>
          <table:table-cell table:style-name="ce6" office:value-type="currency" office:currency="AUD" office:value="300" calcext:value-type="currency">
            <text:p>$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style-name="ce100" office:value-type="string" calcext:value-type="string">
            <text:p>Clothing &amp; Beauty:</text:p>
          </table:table-cell>
          <table:table-cell table:style-name="ce6" office:value-type="currency" office:currency="AUD" office:value="200" calcext:value-type="currency">
            <text:p>$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style-name="ce100" office:value-type="string" calcext:value-type="string">
            <text:p>Medical, Health &amp; Well-being:</text:p>
          </table:table-cell>
          <table:table-cell table:style-name="ce6" office:value-type="currency" office:currency="AUD" office:value="110" calcext:value-type="currency">
            <text:p>$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style-name="ce100" office:value-type="string" calcext:value-type="string">
            <text:p>Transportation:</text:p>
          </table:table-cell>
          <table:table-cell table:style-name="ce6" office:value-type="currency" office:currency="AUD" office:value="300" calcext:value-type="currency">
            <text:p>$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100" office:value-type="string" calcext:value-type="string">
            <text:p>Education:</text:p>
          </table:table-cell>
          <table:table-cell table:style-name="ce6" office:value-type="currency" office:currency="AUD" office:value="65.4058333333333" calcext:value-type="currency">
            <text:p>$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style-name="ce100" office:value-type="string" calcext:value-type="string">
            <text:p>Kids:</text:p>
          </table:table-cell>
          <table:table-cell table:style-name="ce6" office:value-type="currency" office:currency="AUD" office:value="64.9166666666667" calcext:value-type="currency">
            <text:p>$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00" office:value-type="string" calcext:value-type="string">
            <text:p>Insurance:</text:p>
          </table:table-cell>
          <table:table-cell table:style-name="ce6" office:value-type="currency" office:currency="AUD" office:value="750" calcext:value-type="currency">
            <text:p>$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style-name="ce100" office:value-type="string" calcext:value-type="string">
            <text:p>Other:</text:p>
          </table:table-cell>
          <table:table-cell table:style-name="ce6" office:value-type="currency" office:currency="AUD" office:value="300" calcext:value-type="currency">
            <text:p>$300</text:p>
          </table:table-cell>
          <table:table-cell table:number-columns-repeated="3"/>
        </table:table-row>
        <table:table-row table:style-name="ro4">
          <table:table-cell/>
          <table:table-cell table:style-name="Heading_20_1" table:number-columns-repeated="2"/>
          <table:table-cell table:style-name="ce41"/>
          <table:table-cell table:number-columns-repeated="2"/>
        </table:table-row>
        <table:table-row table:style-name="ro5">
          <table:table-cell office:value-type="string" calcext:value-type="string">
            <text:p>P</text:p>
          </table:table-cell>
          <table:table-cell table:style-name="ce3" office:value-type="string" calcext:value-type="string">
            <text:p>Monthly Income – Expenses:</text:p>
          </table:table-cell>
          <table:table-cell table:style-name="ce7" table:formula="of:=[.C4]-[.C8]" office:value-type="currency" office:currency="AUD" office:value="6206.3441666667" calcext:value-type="currency">
            <text:p>$6,206</text:p>
          </table:table-cell>
          <table:table-cell table:style-name="ce43" office:value-type="string" calcext:value-type="string">
            <text:p>A – D</text:p>
          </table:table-cell>
          <table:table-cell/>
          <table:table-cell table:style-name="ce111"/>
        </table:table-row>
        <table:table-row table:style-name="ro1" table:number-rows-repeated="4">
          <table:table-cell table:number-columns-repeated="6"/>
        </table:table-row>
        <table:table-row table:style-name="ro5">
          <table:table-cell/>
          <table:table-cell table:style-name="ce99" office:value-type="string" calcext:value-type="string">
            <text:p>Checks</text:p>
          </table:table-cell>
          <table:table-cell table:style-name="ce102"/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table:style-name="ce100" office:value-type="string" calcext:value-type="string">
            <text:p>Yearly Income:</text:p>
          </table:table-cell>
          <table:table-cell table:style-name="ce103" table:formula="of:=[.C4]*12" office:value-type="currency" office:currency="AUD" office:value="128000" calcext:value-type="currency">
            <text:p>$128,000</text:p>
          </table:table-cell>
          <table:table-cell office:value-type="string" calcext:value-type="string">
            <text:p>A x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style-name="ce100" office:value-type="string" calcext:value-type="string">
            <text:p>Yearly Expenses:</text:p>
          </table:table-cell>
          <table:table-cell table:style-name="ce103" table:formula="of:=[.C8]*12" office:value-type="currency" office:currency="AUD" office:value="53523.87" calcext:value-type="currency">
            <text:p>$53,524</text:p>
          </table:table-cell>
          <table:table-cell office:value-type="string" calcext:value-type="string">
            <text:p>D x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style-name="ce100" office:value-type="string" calcext:value-type="string">
            <text:p>Expense to Income:</text:p>
          </table:table-cell>
          <table:table-cell table:style-name="ce9" table:formula="of:=[.C8]/[.C4]" office:value-type="percentage" office:value="0.418155234374999" calcext:value-type="percentage">
            <text:p>42%</text:p>
          </table:table-cell>
          <table:table-cell office:value-type="string" calcext:value-type="string">
            <text:p>D / A x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style-name="ce100" office:value-type="string" calcext:value-type="string">
            <text:p>Available Repayment to Income:</text:p>
          </table:table-cell>
          <table:table-cell table:style-name="ce9" table:formula="of:=[.C21]/[.C4]" office:value-type="percentage" office:value="0.581844765625001" calcext:value-type="percentage">
            <text:p>58%</text:p>
          </table:table-cell>
          <table:table-cell office:value-type="string" calcext:value-type="string">
            <text:p>P / A x 100</text:p>
          </table:table-cell>
          <table:table-cell table:number-columns-repeated="2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urchase Cos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10"/>
        <table:table-column table:style-name="co1" table:default-cell-style-name="ce110"/>
        <table:table-column table:style-name="co1" table:number-columns-repeated="16379" table:default-cell-style-name="Default"/>
        <table:table-row table:style-name="ro3">
          <table:table-cell table:style-name="ce112"/>
          <table:table-cell table:style-name="ce113" office:value-type="string" calcext:value-type="string">
            <text:p>Home Purchase Costs</text:p>
          </table:table-cell>
          <table:table-cell table:style-name="ce117"/>
          <table:table-cell table:style-name="ce120" table:number-columns-repeated="2"/>
          <table:table-cell table:style-name="ce112" table:number-columns-repeated="16379"/>
        </table:table-row>
        <table:table-row table:style-name="ro5">
          <table:table-cell table:style-name="ce112"/>
          <table:table-cell table:style-name="ce114"/>
          <table:table-cell table:style-name="ce118"/>
          <table:table-cell table:style-name="ce120" table:number-columns-repeated="2"/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A</text:p>
          </table:table-cell>
          <table:table-cell table:style-name="ce115" office:value-type="string" calcext:value-type="string">
            <text:p>Purchase Price:</text:p>
          </table:table-cell>
          <table:table-cell table:style-name="ce119" office:value-type="currency" office:currency="AUD" office:value="1100000" calcext:value-type="currency">
            <text:p>$1,100,000</text:p>
          </table:table-cell>
          <table:table-cell table:style-name="ce120" table:number-columns-repeated="2"/>
          <table:table-cell table:style-name="ce112" table:number-columns-repeated="16379"/>
        </table:table-row>
        <table:table-row table:style-name="ro5">
          <table:table-cell table:style-name="ce112"/>
          <table:table-cell table:style-name="ce114"/>
          <table:table-cell table:style-name="ce118"/>
          <table:table-cell table:style-name="ce120" table:number-columns-repeated="2"/>
          <table:table-cell table:style-name="ce112" table:number-columns-repeated="16379"/>
        </table:table-row>
        <table:table-row table:style-name="ro5">
          <table:table-cell table:style-name="ce112" office:value-type="string" calcext:value-type="string">
            <text:p>B</text:p>
          </table:table-cell>
          <table:table-cell table:style-name="ce116" office:value-type="string" calcext:value-type="string">
            <text:p>Total Purchase Costs:</text:p>
          </table:table-cell>
          <table:table-cell table:style-name="ce117" table:formula="of:=SUM([.C6:.C13])" office:value-type="currency" office:currency="AUD" office:value="131187" calcext:value-type="currency">
            <text:p>$131,187</text:p>
          </table:table-cell>
          <table:table-cell table:style-name="Default"/>
          <table:table-cell table:style-name="ce120" office:value-type="string" calcext:value-type="string">
            <text:p>SUM(C:J)</text:p>
          </table:table-cell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C</text:p>
          </table:table-cell>
          <table:table-cell table:style-name="ce115" office:value-type="string" calcext:value-type="string">
            <text:p>Stamp Duty:</text:p>
          </table:table-cell>
          <table:table-cell table:style-name="ce119" table:formula="of:=[.C3]*[.D6]" office:value-type="currency" office:currency="AUD" office:value="63800" calcext:value-type="currency">
            <text:p>$63,800</text:p>
          </table:table-cell>
          <table:table-cell table:style-name="ce121" office:value-type="percentage" office:value="0.058" calcext:value-type="percentage">
            <text:p>5.80%</text:p>
          </table:table-cell>
          <table:table-cell table:style-name="ce120" office:value-type="string" calcext:value-type="string">
            <text:p>A x 0.058</text:p>
          </table:table-cell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D</text:p>
          </table:table-cell>
          <table:table-cell table:style-name="ce115" office:value-type="string" calcext:value-type="string">
            <text:p>Transfer of Land:</text:p>
          </table:table-cell>
          <table:table-cell table:style-name="ce119" office:value-type="currency" office:currency="AUD" office:value="179" calcext:value-type="currency">
            <text:p>$179</text:p>
          </table:table-cell>
          <table:table-cell table:style-name="ce121"/>
          <table:table-cell table:style-name="ce120"/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E</text:p>
          </table:table-cell>
          <table:table-cell table:style-name="ce115" office:value-type="string" calcext:value-type="string">
            <text:p>Conveyancing:</text:p>
          </table:table-cell>
          <table:table-cell table:style-name="ce119" office:value-type="currency" office:currency="AUD" office:value="1500" calcext:value-type="currency">
            <text:p>$1,500</text:p>
          </table:table-cell>
          <table:table-cell table:style-name="ce121"/>
          <table:table-cell table:style-name="ce120"/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F</text:p>
          </table:table-cell>
          <table:table-cell table:style-name="ce115" office:value-type="string" calcext:value-type="string">
            <text:p>Registration of Mortgage Fee:</text:p>
          </table:table-cell>
          <table:table-cell table:style-name="ce119" office:value-type="currency" office:currency="AUD" office:value="179" calcext:value-type="currency">
            <text:p>$179</text:p>
          </table:table-cell>
          <table:table-cell table:style-name="ce121"/>
          <table:table-cell table:style-name="ce120"/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G</text:p>
          </table:table-cell>
          <table:table-cell table:style-name="ce115" office:value-type="string" calcext:value-type="string">
            <text:p>Discharge of Mortgage Fee:</text:p>
          </table:table-cell>
          <table:table-cell table:style-name="ce119" office:value-type="currency" office:currency="AUD" office:value="179" calcext:value-type="currency">
            <text:p>$179</text:p>
          </table:table-cell>
          <table:table-cell table:style-name="ce121"/>
          <table:table-cell table:style-name="ce120"/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H</text:p>
          </table:table-cell>
          <table:table-cell table:style-name="ce115" office:value-type="string" calcext:value-type="string">
            <text:p>Bank Settlement Fee:</text:p>
          </table:table-cell>
          <table:table-cell table:style-name="ce119" office:value-type="currency" office:currency="AUD" office:value="100" calcext:value-type="currency">
            <text:p>$100</text:p>
          </table:table-cell>
          <table:table-cell table:style-name="ce121"/>
          <table:table-cell table:style-name="ce120"/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I</text:p>
          </table:table-cell>
          <table:table-cell table:style-name="ce115" office:value-type="string" calcext:value-type="string">
            <text:p>Loan Establishment Fee:</text:p>
          </table:table-cell>
          <table:table-cell table:style-name="ce119" office:value-type="currency" office:currency="AUD" office:value="350" calcext:value-type="currency">
            <text:p>$350</text:p>
          </table:table-cell>
          <table:table-cell table:style-name="ce121"/>
          <table:table-cell table:style-name="ce120"/>
          <table:table-cell table:style-name="ce112" table:number-columns-repeated="16379"/>
        </table:table-row>
        <table:table-row table:style-name="ro1">
          <table:table-cell table:style-name="ce112" office:value-type="string" calcext:value-type="string">
            <text:p>J</text:p>
          </table:table-cell>
          <table:table-cell table:style-name="ce115" office:value-type="string" calcext:value-type="string">
            <text:p>Lenders Mortgage Insurance:</text:p>
          </table:table-cell>
          <table:table-cell table:style-name="ce119" table:formula="of:=[.C3]*[.D13]" office:value-type="currency" office:currency="AUD" office:value="64900" calcext:value-type="currency">
            <text:p>$64,900</text:p>
          </table:table-cell>
          <table:table-cell table:style-name="ce121" office:value-type="percentage" office:value="0.059" calcext:value-type="percentage">
            <text:p>5.90%</text:p>
          </table:table-cell>
          <table:table-cell table:style-name="ce120" office:value-type="string" calcext:value-type="string">
            <text:p>A x 0.059</text:p>
          </table:table-cell>
          <table:table-cell table:style-name="ce11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urchase Cost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myfuturehome.com.au/" xlink:type="simple">https://myfuturehome.com.au/</text:a></text:p>
          </table:table-cell>
          <table:table-cell table:number-columns-repeated="1638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se Cas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0"/>
        <table:table-column table:style-name="co17" table:number-columns-repeated="4" table:default-cell-style-name="Default"/>
        <table:table-row table:style-name="ro3">
          <table:table-cell table:style-name="ce26" office:value-type="string" calcext:value-type="string">
            <text:p>Base Case – Loan Calculations</text:p>
          </table:table-cell>
          <table:table-cell table:style-name="ce122" table:number-columns-repeated="2"/>
          <table:table-cell table:style-name="ce88"/>
          <table:table-cell table:number-columns-repeated="4"/>
        </table:table-row>
        <table:table-row table:style-name="ro1">
          <table:table-cell table:style-name="ce96"/>
          <table:table-cell table:number-columns-repeated="7"/>
        </table:table-row>
        <table:table-row table:style-name="ro5">
          <table:table-cell table:style-name="ce96" office:value-type="string" calcext:value-type="string">
            <text:p>A</text:p>
          </table:table-cell>
          <table:table-cell table:style-name="ce20" office:value-type="string" calcext:value-type="string">
            <text:p>Financial Position</text:p>
          </table:table-cell>
          <table:table-cell table:style-name="ce102"/>
          <table:table-cell table:number-columns-repeated="5"/>
        </table:table-row>
        <table:table-row table:style-name="ro1">
          <table:table-cell table:style-name="ce96" office:value-type="string" calcext:value-type="string">
            <text:p>B</text:p>
          </table:table-cell>
          <table:table-cell table:style-name="ce100" office:value-type="string" calcext:value-type="string">
            <text:p>Deposit (Saving):</text:p>
          </table:table-cell>
          <table:table-cell table:style-name="ce46" office:value-type="currency" office:currency="AUD" office:value="200000" calcext:value-type="currency">
            <text:p>$200,000</text:p>
          </table:table-cell>
          <table:table-cell office:value-type="string" calcext:value-type="string">
            <text:p>Entered value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C</text:p>
          </table:table-cell>
          <table:table-cell table:style-name="ce100" office:value-type="string" calcext:value-type="string">
            <text:p>Monthly Revenue:</text:p>
          </table:table-cell>
          <table:table-cell table:style-name="ce103" table:formula="of:=[$'Income Expenses'.C21]" office:value-type="currency" office:currency="AUD" office:value="6206.3441666667" calcext:value-type="currency">
            <text:p>$6,206</text:p>
          </table:table-cell>
          <table:table-cell office:value-type="string" calcext:value-type="string">
            <text:p>See “Income Expenses” tab</text:p>
          </table:table-cell>
          <table:table-cell table:number-columns-repeated="4"/>
        </table:table-row>
        <table:table-row table:style-name="ro1">
          <table:table-cell table:style-name="ce96"/>
          <table:table-cell table:number-columns-repeated="7"/>
        </table:table-row>
        <table:table-row table:style-name="ro5">
          <table:table-cell table:style-name="ce96" office:value-type="string" calcext:value-type="string">
            <text:p>D</text:p>
          </table:table-cell>
          <table:table-cell table:style-name="ce20" office:value-type="string" calcext:value-type="string">
            <text:p>Loan Value</text:p>
          </table:table-cell>
          <table:table-cell table:style-name="ce102" table:formula="of:=[.C8]+[.C9]-[.C10]" office:value-type="currency" office:currency="AUD" office:value="1031187" calcext:value-type="currency">
            <text:p>$1,031,187</text:p>
          </table:table-cell>
          <table:table-cell table:style-name="ce89"/>
          <table:table-cell table:number-columns-repeated="2"/>
          <table:table-cell table:style-name="ce25" table:number-columns-repeated="2"/>
        </table:table-row>
        <table:table-row table:style-name="ro1">
          <table:table-cell table:style-name="ce96" office:value-type="string" calcext:value-type="string">
            <text:p>E</text:p>
          </table:table-cell>
          <table:table-cell table:style-name="ce100" office:value-type="string" calcext:value-type="string">
            <text:p>Purchase Price:</text:p>
          </table:table-cell>
          <table:table-cell table:style-name="ce46" office:value-type="currency" office:currency="AUD" office:value="1100000" calcext:value-type="currency">
            <text:p>$1,100,000</text:p>
          </table:table-cell>
          <table:table-cell office:value-type="string" calcext:value-type="string">
            <text:p>Entered value</text:p>
          </table:table-cell>
          <table:table-cell table:number-columns-repeated="2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F</text:p>
          </table:table-cell>
          <table:table-cell table:style-name="ce100" office:value-type="string" calcext:value-type="string">
            <text:p>Purchase Costs:</text:p>
          </table:table-cell>
          <table:table-cell table:style-name="ce103" table:formula="of:=[$'Purchase Costs'.C5]" office:value-type="currency" office:currency="AUD" office:value="131187" calcext:value-type="currency">
            <text:p>$131,187</text:p>
          </table:table-cell>
          <table:table-cell office:value-type="string" calcext:value-type="string">
            <text:p>See “Purchased Costs” tab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G</text:p>
          </table:table-cell>
          <table:table-cell table:style-name="ce100" office:value-type="string" calcext:value-type="string">
            <text:p>Deposit:</text:p>
          </table:table-cell>
          <table:table-cell table:style-name="ce46" table:formula="of:=[.C4]" office:value-type="currency" office:currency="AUD" office:value="200000" calcext:value-type="currency">
            <text:p>$200,000</text:p>
          </table:table-cell>
          <table:table-cell office:value-type="string" calcext:value-type="string">
            <text:p>Entered value</text:p>
          </table:table-cell>
          <table:table-cell table:number-columns-repeated="2"/>
          <table:table-cell table:style-name="ce22" table:number-columns-repeated="2"/>
        </table:table-row>
        <table:table-row table:style-name="ro1">
          <table:table-cell table:style-name="ce96" office:value-type="string" calcext:value-type="string">
            <text:p>H</text:p>
          </table:table-cell>
          <table:table-cell table:style-name="ce100" office:value-type="string" calcext:value-type="string">
            <text:p>Loan to Value Ratio:</text:p>
          </table:table-cell>
          <table:table-cell table:style-name="ce9" table:formula="of:=[.C7]/[.C8]" office:value-type="percentage" office:value="0.937442727272727" calcext:value-type="percentage">
            <text:p>94%</text:p>
          </table:table-cell>
          <table:table-cell office:value-type="string" calcext:value-type="string">
            <text:p>D / E</text:p>
          </table:table-cell>
          <table:table-cell table:number-columns-repeated="4"/>
        </table:table-row>
        <table:table-row table:style-name="ro1" table:number-rows-repeated="2">
          <table:table-cell table:style-name="ce96"/>
          <table:table-cell table:number-columns-repeated="5"/>
          <table:table-cell table:style-name="ce131" table:number-columns-repeated="2"/>
        </table:table-row>
        <table:table-row table:style-name="ro5">
          <table:table-cell table:style-name="ce96" office:value-type="string" calcext:value-type="string">
            <text:p>I</text:p>
          </table:table-cell>
          <table:table-cell table:style-name="ce20" office:value-type="string" calcext:value-type="string">
            <text:p>Loan Summary</text:p>
          </table:table-cell>
          <table:table-cell table:style-name="ce48" table:formula="of:=[.C23]+[.C7]" office:value-type="currency" office:currency="AUD" office:value="2161667.64455848" calcext:value-type="currency">
            <text:p>$2,161,668</text:p>
          </table:table-cell>
          <table:table-cell office:value-type="string" calcext:value-type="string">
            <text:p>R + D</text:p>
          </table:table-cell>
          <table:table-cell table:number-columns-repeated="2"/>
          <table:table-cell table:style-name="ce131" table:number-columns-repeated="2"/>
        </table:table-row>
        <table:table-row table:style-name="ro1">
          <table:table-cell table:style-name="ce96" office:value-type="string" calcext:value-type="string">
            <text:p>J</text:p>
          </table:table-cell>
          <table:table-cell table:style-name="ce100" office:value-type="string" calcext:value-type="string">
            <text:p>Annual Interest Rate:</text:p>
          </table:table-cell>
          <table:table-cell table:style-name="ce49" office:value-type="percentage" office:value="0.0573" calcext:value-type="percentage">
            <text:p>5.73%</text:p>
          </table:table-cell>
          <table:table-cell office:value-type="string" calcext:value-type="string">
            <text:p>Entered value 20230611</text:p>
          </table:table-cell>
          <table:table-cell table:number-columns-repeated="2"/>
          <table:table-cell table:style-name="ce131" table:number-columns-repeated="2"/>
        </table:table-row>
        <table:table-row table:style-name="ro1">
          <table:table-cell table:style-name="ce96" office:value-type="string" calcext:value-type="string">
            <text:p>K</text:p>
          </table:table-cell>
          <table:table-cell table:style-name="ce100" office:value-type="string" calcext:value-type="string">
            <text:p>Loan Period (Years):</text:p>
          </table:table-cell>
          <table:table-cell table:style-name="ce50" office:value-type="float" office:value="30" calcext:value-type="float">
            <text:p>30</text:p>
          </table:table-cell>
          <table:table-cell office:value-type="string" calcext:value-type="string">
            <text:p>Entered value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L</text:p>
          </table:table-cell>
          <table:table-cell table:style-name="ce100" office:value-type="string" calcext:value-type="string">
            <text:p>Loan Start Date:</text:p>
          </table:table-cell>
          <table:table-cell table:style-name="ce51" office:value-type="date" office:date-value="2024-01-01" calcext:value-type="date">
            <text:p>1 Jan 2024</text:p>
          </table:table-cell>
          <table:table-cell office:value-type="string" calcext:value-type="string">
            <text:p>Entered value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M</text:p>
          </table:table-cell>
          <table:table-cell table:style-name="ce100" office:value-type="string" calcext:value-type="string">
            <text:p>Instalment Frequency:</text:p>
          </table:table-cell>
          <table:table-cell table:style-name="ce52" office:value-type="string" calcext:value-type="string">
            <text:p>Monthly</text:p>
          </table:table-cell>
          <table:table-cell office:value-type="string" calcext:value-type="string">
            <text:p>Entered value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0" office:value-type="string" calcext:value-type="string">
            <text:p>No. Instalments:</text:p>
          </table:table-cell>
          <table:table-cell table:formula="of:=[.C16]*12" office:value-type="float" office:value="360" calcext:value-type="float">
            <text:p>360</text:p>
          </table:table-cell>
          <table:table-cell office:value-type="string" calcext:value-type="string">
            <text:p>K x 12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Loan End Date:</text:p>
          </table:table-cell>
          <table:table-cell table:style-name="ce22" table:formula="of:=EDATE([.C17];[.C16]*12)" office:value-type="date" office:date-value="2054-01-01" calcext:value-type="date">
            <text:p>1 Jan 2054</text:p>
          </table:table-cell>
          <table:table-cell office:value-type="string" calcext:value-type="string">
            <text:p>K + L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P</text:p>
          </table:table-cell>
          <table:table-cell table:style-name="ce100" office:value-type="string" calcext:value-type="string">
            <text:p>Instalment Required:</text:p>
          </table:table-cell>
          <table:table-cell table:style-name="ce103" table:formula="of:=-PMT([.C15]/12;[.C19];[.$C$7];0)" office:value-type="currency" office:currency="AUD" office:value="6004.63234599575" calcext:value-type="currency">
            <text:p>$6,005</text:p>
          </table:table-cell>
          <table:table-cell office:value-type="string" calcext:value-type="string">
            <text:p>Instalment required to zero out loan in K (years)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Q</text:p>
          </table:table-cell>
          <table:table-cell table:style-name="ce100" office:value-type="string" calcext:value-type="string">
            <text:p>Revenue to Instalment Variance:</text:p>
          </table:table-cell>
          <table:table-cell table:style-name="ce103" table:formula="of:=[.C5]-[.C21]" office:value-type="currency" office:currency="AUD" office:value="201.71182067095" calcext:value-type="currency">
            <text:p>$202</text:p>
          </table:table-cell>
          <table:table-cell office:value-type="string" calcext:value-type="string">
            <text:p>C – P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R</text:p>
          </table:table-cell>
          <table:table-cell table:style-name="ce100" office:value-type="string" calcext:value-type="string">
            <text:p>Accumulative Interest:</text:p>
          </table:table-cell>
          <table:table-cell table:style-name="ce103" table:formula="of:=-CUMIPMT([.C15]/12;[.C19];[.$C$7];1;[.C19];0)" office:value-type="currency" office:currency="AUD" office:value="1130480.64455848" calcext:value-type="currency">
            <text:p>$1,130,481</text:p>
          </table:table-cell>
          <table:table-cell office:value-type="string" calcext:value-type="string">
            <text:p>Interest paid over K (years)</text:p>
          </table:table-cell>
          <table:table-cell table:number-columns-repeated="4"/>
        </table:table-row>
        <table:table-row table:style-name="ro1" table:number-rows-repeated="2">
          <table:table-cell table:style-name="ce96"/>
          <table:table-cell table:number-columns-repeated="7"/>
        </table:table-row>
        <table:table-row table:style-name="ro5">
          <table:table-cell table:style-name="ce96" office:value-type="string" calcext:value-type="string">
            <text:p>S</text:p>
          </table:table-cell>
          <table:table-cell table:style-name="ce20" office:value-type="string" calcext:value-type="string">
            <text:p>Serviceability</text:p>
          </table:table-cell>
          <table:table-cell table:style-name="ce102" table:formula="of:=[.C5]-[.C29]" office:value-type="currency" office:currency="AUD" office:value="-1891.28284606998" calcext:value-type="currency">
            <text:p>-$1,891</text:p>
          </table:table-cell>
          <table:table-cell office:value-type="string" calcext:value-type="string">
            <text:p>Variance against monthly revenue (C – V)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T</text:p>
          </table:table-cell>
          <table:table-cell table:style-name="ce100" office:value-type="string" calcext:value-type="string">
            <text:p>APRA Serviceability:</text:p>
          </table:table-cell>
          <table:table-cell table:style-name="ce49" office:value-type="percentage" office:value="0.03" calcext:value-type="percentage">
            <text:p>3.00%</text:p>
          </table:table-cell>
          <table:table-cell office:value-type="string" calcext:value-type="string">
            <text:p>Increase when assessing a loan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U</text:p>
          </table:table-cell>
          <table:table-cell table:style-name="ce100" office:value-type="string" calcext:value-type="string">
            <text:p>Interest Serviceable at:</text:p>
          </table:table-cell>
          <table:table-cell table:style-name="ce111" table:formula="of:=[.C27]+[.C15]" office:value-type="percentage" office:value="0.0873" calcext:value-type="percentage">
            <text:p>8.73%</text:p>
          </table:table-cell>
          <table:table-cell office:value-type="string" calcext:value-type="string">
            <text:p>J + T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V</text:p>
          </table:table-cell>
          <table:table-cell table:style-name="ce100" office:value-type="string" calcext:value-type="string">
            <text:p>Instalment Serviceable at:</text:p>
          </table:table-cell>
          <table:table-cell table:style-name="ce131" table:formula="of:=-PMT([.C28]/12;[.C19];[.$C$7];0; )" office:value-type="currency" office:currency="AUD" office:value="8097.62701273668" calcext:value-type="currency">
            <text:p>$8,097.63</text:p>
          </table:table-cell>
          <table:table-cell office:value-type="string" calcext:value-type="string">
            <text:p>Instalment required to zero out loan in K (years)</text:p>
          </table:table-cell>
          <table:table-cell table:number-columns-repeated="4"/>
        </table:table-row>
        <table:table-row table:style-name="ro1" table:number-rows-repeated="2">
          <table:table-cell table:style-name="ce96"/>
          <table:table-cell table:number-columns-repeated="7"/>
        </table:table-row>
        <table:table-row table:style-name="ro5">
          <table:table-cell table:style-name="ce96" office:value-type="string" calcext:value-type="string">
            <text:p>W</text:p>
          </table:table-cell>
          <table:table-cell table:style-name="ce20" office:value-type="string" calcext:value-type="string">
            <text:p>Stress Test</text:p>
          </table:table-cell>
          <table:table-cell table:style-name="ce102" table:formula="of:=[.C34]-[.C21]" office:value-type="currency" office:currency="AUD" office:value="-1737.96567932908" calcext:value-type="currency">
            <text:p>-$1,738</text:p>
          </table:table-cell>
          <table:table-cell office:value-type="string" calcext:value-type="string">
            <text:p>Variance against percentage of Income (Y – P)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X</text:p>
          </table:table-cell>
          <table:table-cell table:style-name="ce100" office:value-type="string" calcext:value-type="string">
            <text:p>Monthly Revenue:</text:p>
          </table:table-cell>
          <table:table-cell table:style-name="ce103" table:formula="of:=[$'Income Expenses'.C4]" office:value-type="currency" office:currency="AUD" office:value="10666.6666666667" calcext:value-type="currency">
            <text:p>$10,667</text:p>
          </table:table-cell>
          <table:table-cell office:value-type="string" calcext:value-type="string">
            <text:p>See “Income Expenses” tab</text:p>
          </table:table-cell>
          <table:table-cell table:number-columns-repeated="4"/>
        </table:table-row>
        <table:table-row table:style-name="ro1">
          <table:table-cell table:style-name="ce96" office:value-type="string" calcext:value-type="string">
            <text:p>Y</text:p>
          </table:table-cell>
          <table:table-cell table:style-name="ce100" office:value-type="string" calcext:value-type="string">
            <text:p>Mortgage Stress:</text:p>
          </table:table-cell>
          <table:table-cell table:style-name="ce103" table:formula="of:=[.C33]*0.4" office:value-type="currency" office:currency="AUD" office:value="4266.66666666667" calcext:value-type="currency">
            <text:p>$4,267</text:p>
          </table:table-cell>
          <table:table-cell office:value-type="string" calcext:value-type="string">
            <text:p>40% x X</text:p>
          </table:table-cell>
          <table:table-cell table:number-columns-repeated="4"/>
        </table:table-row>
        <table:table-row table:style-name="ro1">
          <table:table-cell table:style-name="ce96"/>
          <table:table-cell table:number-columns-repeated="7"/>
        </table:table-row>
        <table:table-row table:style-name="ro1">
          <table:table-cell>
            <draw:frame draw:z-index="0" draw:style-name="gr3" draw:text-style-name="P3" svg:width="17.318cm" svg:height="9.741cm" svg:x="0.172cm" svg:y="0.056cm">
              <draw:object draw:notify-on-update-of-ranges="'Base Ledger'.B2:'Base Ledger'.B361 'Base Ledger'.E1:'Base Ledger'.E1 'Base Ledger'.E2:'Base Ledger'.E361 'Base Ledger'.F1:'Base Ledger'.F1 'Base Ledger'.F2:'Base Ledger'.F36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 Ledger" table:style-name="ta1">
        <table:table-column table:style-name="co18" table:default-cell-style-name="Default"/>
        <table:table-column table:style-name="co1" table:default-cell-style-name="ce22"/>
        <table:table-column table:style-name="co1" table:number-columns-repeated="6" table:default-cell-style-name="ce103"/>
        <table:table-row table:style-name="ro6">
          <table:table-cell table:style-name="ce58" office:value-type="string" calcext:value-type="string">
            <text:p>Pmt. No.</text:p>
          </table:table-cell>
          <table:table-cell table:style-name="ce58" office:value-type="string" calcext:value-type="string">
            <text:p>Payment Date</text:p>
          </table:table-cell>
          <table:table-cell table:style-name="ce58" office:value-type="string" calcext:value-type="string">
            <text:p>Loan Balance</text:p>
          </table:table-cell>
          <table:table-cell table:style-name="ce58" office:value-type="string" calcext:value-type="string">
            <text:p>Instalment</text:p>
          </table:table-cell>
          <table:table-cell table:style-name="ce58" office:value-type="string" calcext:value-type="string">
            <text:p>Interest</text:p>
          </table:table-cell>
          <table:table-cell table:style-name="ce58" office:value-type="string" calcext:value-type="string">
            <text:p>Principal</text:p>
          </table:table-cell>
          <table:table-cell table:style-name="ce58" office:value-type="string" calcext:value-type="string">
            <text:p>Ending Balance</text:p>
          </table:table-cell>
          <table:table-cell table:style-name="ce58" office:value-type="string" calcext:value-type="string">
            <text:p>Cumulative Inter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ase Case'.C17]" office:value-type="date" office:date-value="2024-01-01" calcext:value-type="date">
            <text:p>1 Jan 2024</text:p>
          </table:table-cell>
          <table:table-cell table:formula="of:=['Base Case'.C7]" office:value-type="currency" office:currency="AUD" office:value="1031187" calcext:value-type="currency">
            <text:p>$1,031,18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]*(['Base Case'.$C$15]/12)" office:value-type="currency" office:currency="AUD" office:value="4923.917925" calcext:value-type="currency">
            <text:p>$4,924</text:p>
          </table:table-cell>
          <table:table-cell table:formula="of:=[.D2]-[.E2]" office:value-type="currency" office:currency="AUD" office:value="1080.71442099575" calcext:value-type="currency">
            <text:p>$1,081</text:p>
          </table:table-cell>
          <table:table-cell table:formula="of:=[.C2]-[.F2]" office:value-type="currency" office:currency="AUD" office:value="1030106.285579" calcext:value-type="currency">
            <text:p>$1,030,106</text:p>
          </table:table-cell>
          <table:table-cell table:formula="of:=[.E2]" office:value-type="currency" office:currency="AUD" office:value="4923.917925" calcext:value-type="currency">
            <text:p>$4,9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EDATE([.B2];1)" office:value-type="date" office:date-value="2024-02-01" calcext:value-type="date">
            <text:p>1 Feb 2024</text:p>
          </table:table-cell>
          <table:table-cell table:formula="of:=[.G2]" office:value-type="currency" office:currency="AUD" office:value="1030106.285579" calcext:value-type="currency">
            <text:p>$1,030,10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]*(['Base Case'.$C$15]/12)" office:value-type="currency" office:currency="AUD" office:value="4918.75751363974" calcext:value-type="currency">
            <text:p>$4,919</text:p>
          </table:table-cell>
          <table:table-cell table:formula="of:=[.D3]-[.E3]" office:value-type="currency" office:currency="AUD" office:value="1085.874832356" calcext:value-type="currency">
            <text:p>$1,086</text:p>
          </table:table-cell>
          <table:table-cell table:formula="of:=[.C3]-[.F3]" office:value-type="currency" office:currency="AUD" office:value="1029020.41074665" calcext:value-type="currency">
            <text:p>$1,029,020</text:p>
          </table:table-cell>
          <table:table-cell table:formula="of:=[.H2]+[.E3]" office:value-type="currency" office:currency="AUD" office:value="9842.67543863974" calcext:value-type="currency">
            <text:p>$9,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EDATE([.B3];1)" office:value-type="date" office:date-value="2024-03-01" calcext:value-type="date">
            <text:p>1 Mar 2024</text:p>
          </table:table-cell>
          <table:table-cell table:formula="of:=[.G3]" office:value-type="currency" office:currency="AUD" office:value="1029020.41074665" calcext:value-type="currency">
            <text:p>$1,029,02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]*(['Base Case'.$C$15]/12)" office:value-type="currency" office:currency="AUD" office:value="4913.57246131525" calcext:value-type="currency">
            <text:p>$4,914</text:p>
          </table:table-cell>
          <table:table-cell table:formula="of:=[.D4]-[.E4]" office:value-type="currency" office:currency="AUD" office:value="1091.0598846805" calcext:value-type="currency">
            <text:p>$1,091</text:p>
          </table:table-cell>
          <table:table-cell table:formula="of:=[.C4]-[.F4]" office:value-type="currency" office:currency="AUD" office:value="1027929.35086197" calcext:value-type="currency">
            <text:p>$1,027,929</text:p>
          </table:table-cell>
          <table:table-cell table:formula="of:=[.H3]+[.E4]" office:value-type="currency" office:currency="AUD" office:value="14756.247899955" calcext:value-type="currency">
            <text:p>$14,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EDATE([.B4];1)" office:value-type="date" office:date-value="2024-04-01" calcext:value-type="date">
            <text:p>1 Apr 2024</text:p>
          </table:table-cell>
          <table:table-cell table:formula="of:=[.G4]" office:value-type="currency" office:currency="AUD" office:value="1027929.35086197" calcext:value-type="currency">
            <text:p>$1,027,92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]*(['Base Case'.$C$15]/12)" office:value-type="currency" office:currency="AUD" office:value="4908.3626503659" calcext:value-type="currency">
            <text:p>$4,908</text:p>
          </table:table-cell>
          <table:table-cell table:formula="of:=[.D5]-[.E5]" office:value-type="currency" office:currency="AUD" office:value="1096.26969562985" calcext:value-type="currency">
            <text:p>$1,096</text:p>
          </table:table-cell>
          <table:table-cell table:formula="of:=[.C5]-[.F5]" office:value-type="currency" office:currency="AUD" office:value="1026833.08116634" calcext:value-type="currency">
            <text:p>$1,026,833</text:p>
          </table:table-cell>
          <table:table-cell table:formula="of:=[.H4]+[.E5]" office:value-type="currency" office:currency="AUD" office:value="19664.6105503209" calcext:value-type="currency">
            <text:p>$19,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EDATE([.B5];1)" office:value-type="date" office:date-value="2024-05-01" calcext:value-type="date">
            <text:p>1 May 2024</text:p>
          </table:table-cell>
          <table:table-cell table:formula="of:=[.G5]" office:value-type="currency" office:currency="AUD" office:value="1026833.08116634" calcext:value-type="currency">
            <text:p>$1,026,83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]*(['Base Case'.$C$15]/12)" office:value-type="currency" office:currency="AUD" office:value="4903.12796256926" calcext:value-type="currency">
            <text:p>$4,903</text:p>
          </table:table-cell>
          <table:table-cell table:formula="of:=[.D6]-[.E6]" office:value-type="currency" office:currency="AUD" office:value="1101.50438342649" calcext:value-type="currency">
            <text:p>$1,102</text:p>
          </table:table-cell>
          <table:table-cell table:formula="of:=[.C6]-[.F6]" office:value-type="currency" office:currency="AUD" office:value="1025731.57678291" calcext:value-type="currency">
            <text:p>$1,025,732</text:p>
          </table:table-cell>
          <table:table-cell table:formula="of:=[.H5]+[.E6]" office:value-type="currency" office:currency="AUD" office:value="24567.7385128901" calcext:value-type="currency">
            <text:p>$24,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EDATE([.B6];1)" office:value-type="date" office:date-value="2024-06-01" calcext:value-type="date">
            <text:p>1 Jun 2024</text:p>
          </table:table-cell>
          <table:table-cell table:formula="of:=[.G6]" office:value-type="currency" office:currency="AUD" office:value="1025731.57678291" calcext:value-type="currency">
            <text:p>$1,025,73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]*(['Base Case'.$C$15]/12)" office:value-type="currency" office:currency="AUD" office:value="4897.8682791384" calcext:value-type="currency">
            <text:p>$4,898</text:p>
          </table:table-cell>
          <table:table-cell table:formula="of:=[.D7]-[.E7]" office:value-type="currency" office:currency="AUD" office:value="1106.76406685735" calcext:value-type="currency">
            <text:p>$1,107</text:p>
          </table:table-cell>
          <table:table-cell table:formula="of:=[.C7]-[.F7]" office:value-type="currency" office:currency="AUD" office:value="1024624.81271605" calcext:value-type="currency">
            <text:p>$1,024,625</text:p>
          </table:table-cell>
          <table:table-cell table:formula="of:=[.H6]+[.E7]" office:value-type="currency" office:currency="AUD" office:value="29465.6067920286" calcext:value-type="currency">
            <text:p>$29,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EDATE([.B7];1)" office:value-type="date" office:date-value="2024-07-01" calcext:value-type="date">
            <text:p>1 Jul 2024</text:p>
          </table:table-cell>
          <table:table-cell table:formula="of:=[.G7]" office:value-type="currency" office:currency="AUD" office:value="1024624.81271605" calcext:value-type="currency">
            <text:p>$1,024,62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]*(['Base Case'.$C$15]/12)" office:value-type="currency" office:currency="AUD" office:value="4892.58348071916" calcext:value-type="currency">
            <text:p>$4,893</text:p>
          </table:table-cell>
          <table:table-cell table:formula="of:=[.D8]-[.E8]" office:value-type="currency" office:currency="AUD" office:value="1112.04886527659" calcext:value-type="currency">
            <text:p>$1,112</text:p>
          </table:table-cell>
          <table:table-cell table:formula="of:=[.C8]-[.F8]" office:value-type="currency" office:currency="AUD" office:value="1023512.76385078" calcext:value-type="currency">
            <text:p>$1,023,513</text:p>
          </table:table-cell>
          <table:table-cell table:formula="of:=[.H7]+[.E8]" office:value-type="currency" office:currency="AUD" office:value="34358.1902727477" calcext:value-type="currency">
            <text:p>$34,3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EDATE([.B8];1)" office:value-type="date" office:date-value="2024-08-01" calcext:value-type="date">
            <text:p>1 Aug 2024</text:p>
          </table:table-cell>
          <table:table-cell table:formula="of:=[.G8]" office:value-type="currency" office:currency="AUD" office:value="1023512.76385078" calcext:value-type="currency">
            <text:p>$1,023,51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]*(['Base Case'.$C$15]/12)" office:value-type="currency" office:currency="AUD" office:value="4887.27344738746" calcext:value-type="currency">
            <text:p>$4,887</text:p>
          </table:table-cell>
          <table:table-cell table:formula="of:=[.D9]-[.E9]" office:value-type="currency" office:currency="AUD" office:value="1117.35889860829" calcext:value-type="currency">
            <text:p>$1,117</text:p>
          </table:table-cell>
          <table:table-cell table:formula="of:=[.C9]-[.F9]" office:value-type="currency" office:currency="AUD" office:value="1022395.40495217" calcext:value-type="currency">
            <text:p>$1,022,395</text:p>
          </table:table-cell>
          <table:table-cell table:formula="of:=[.H8]+[.E9]" office:value-type="currency" office:currency="AUD" office:value="39245.4637201352" calcext:value-type="currency">
            <text:p>$39,2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EDATE([.B9];1)" office:value-type="date" office:date-value="2024-09-01" calcext:value-type="date">
            <text:p>1 Sep 2024</text:p>
          </table:table-cell>
          <table:table-cell table:formula="of:=[.G9]" office:value-type="currency" office:currency="AUD" office:value="1022395.40495217" calcext:value-type="currency">
            <text:p>$1,022,39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]*(['Base Case'.$C$15]/12)" office:value-type="currency" office:currency="AUD" office:value="4881.93805864661" calcext:value-type="currency">
            <text:p>$4,882</text:p>
          </table:table-cell>
          <table:table-cell table:formula="of:=[.D10]-[.E10]" office:value-type="currency" office:currency="AUD" office:value="1122.69428734914" calcext:value-type="currency">
            <text:p>$1,123</text:p>
          </table:table-cell>
          <table:table-cell table:formula="of:=[.C10]-[.F10]" office:value-type="currency" office:currency="AUD" office:value="1021272.71066482" calcext:value-type="currency">
            <text:p>$1,021,273</text:p>
          </table:table-cell>
          <table:table-cell table:formula="of:=[.H9]+[.E10]" office:value-type="currency" office:currency="AUD" office:value="44127.4017787818" calcext:value-type="currency">
            <text:p>$44,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EDATE([.B10];1)" office:value-type="date" office:date-value="2024-10-01" calcext:value-type="date">
            <text:p>1 Oct 2024</text:p>
          </table:table-cell>
          <table:table-cell table:formula="of:=[.G10]" office:value-type="currency" office:currency="AUD" office:value="1021272.71066482" calcext:value-type="currency">
            <text:p>$1,021,27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]*(['Base Case'.$C$15]/12)" office:value-type="currency" office:currency="AUD" office:value="4876.57719342452" calcext:value-type="currency">
            <text:p>$4,877</text:p>
          </table:table-cell>
          <table:table-cell table:formula="of:=[.D11]-[.E11]" office:value-type="currency" office:currency="AUD" office:value="1128.05515257123" calcext:value-type="currency">
            <text:p>$1,128</text:p>
          </table:table-cell>
          <table:table-cell table:formula="of:=[.C11]-[.F11]" office:value-type="currency" office:currency="AUD" office:value="1020144.65551225" calcext:value-type="currency">
            <text:p>$1,020,145</text:p>
          </table:table-cell>
          <table:table-cell table:formula="of:=[.H10]+[.E11]" office:value-type="currency" office:currency="AUD" office:value="49003.9789722063" calcext:value-type="currency">
            <text:p>$49,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EDATE([.B11];1)" office:value-type="date" office:date-value="2024-11-01" calcext:value-type="date">
            <text:p>1 Nov 2024</text:p>
          </table:table-cell>
          <table:table-cell table:formula="of:=[.G11]" office:value-type="currency" office:currency="AUD" office:value="1020144.65551225" calcext:value-type="currency">
            <text:p>$1,020,14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]*(['Base Case'.$C$15]/12)" office:value-type="currency" office:currency="AUD" office:value="4871.19073007099" calcext:value-type="currency">
            <text:p>$4,871</text:p>
          </table:table-cell>
          <table:table-cell table:formula="of:=[.D12]-[.E12]" office:value-type="currency" office:currency="AUD" office:value="1133.44161592476" calcext:value-type="currency">
            <text:p>$1,133</text:p>
          </table:table-cell>
          <table:table-cell table:formula="of:=[.C12]-[.F12]" office:value-type="currency" office:currency="AUD" office:value="1019011.21389632" calcext:value-type="currency">
            <text:p>$1,019,011</text:p>
          </table:table-cell>
          <table:table-cell table:formula="of:=[.H11]+[.E12]" office:value-type="currency" office:currency="AUD" office:value="53875.1697022773" calcext:value-type="currency">
            <text:p>$53,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EDATE([.B12];1)" office:value-type="date" office:date-value="2024-12-01" calcext:value-type="date">
            <text:p>1 Dec 2024</text:p>
          </table:table-cell>
          <table:table-cell table:formula="of:=[.G12]" office:value-type="currency" office:currency="AUD" office:value="1019011.21389632" calcext:value-type="currency">
            <text:p>$1,019,01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]*(['Base Case'.$C$15]/12)" office:value-type="currency" office:currency="AUD" office:value="4865.77854635495" calcext:value-type="currency">
            <text:p>$4,866</text:p>
          </table:table-cell>
          <table:table-cell table:formula="of:=[.D13]-[.E13]" office:value-type="currency" office:currency="AUD" office:value="1138.8537996408" calcext:value-type="currency">
            <text:p>$1,139</text:p>
          </table:table-cell>
          <table:table-cell table:formula="of:=[.C13]-[.F13]" office:value-type="currency" office:currency="AUD" office:value="1017872.36009668" calcext:value-type="currency">
            <text:p>$1,017,872</text:p>
          </table:table-cell>
          <table:table-cell table:formula="of:=[.H12]+[.E13]" office:value-type="currency" office:currency="AUD" office:value="58740.9482486322" calcext:value-type="currency">
            <text:p>$58,7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EDATE([.B13];1)" office:value-type="date" office:date-value="2025-01-01" calcext:value-type="date">
            <text:p>1 Jan 2025</text:p>
          </table:table-cell>
          <table:table-cell table:formula="of:=[.G13]" office:value-type="currency" office:currency="AUD" office:value="1017872.36009668" calcext:value-type="currency">
            <text:p>$1,017,87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]*(['Base Case'.$C$15]/12)" office:value-type="currency" office:currency="AUD" office:value="4860.34051946166" calcext:value-type="currency">
            <text:p>$4,860</text:p>
          </table:table-cell>
          <table:table-cell table:formula="of:=[.D14]-[.E14]" office:value-type="currency" office:currency="AUD" office:value="1144.29182653409" calcext:value-type="currency">
            <text:p>$1,144</text:p>
          </table:table-cell>
          <table:table-cell table:formula="of:=[.C14]-[.F14]" office:value-type="currency" office:currency="AUD" office:value="1016728.06827015" calcext:value-type="currency">
            <text:p>$1,016,728</text:p>
          </table:table-cell>
          <table:table-cell table:formula="of:=[.H13]+[.E14]" office:value-type="currency" office:currency="AUD" office:value="63601.2887680939" calcext:value-type="currency">
            <text:p>$63,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EDATE([.B14];1)" office:value-type="date" office:date-value="2025-02-01" calcext:value-type="date">
            <text:p>1 Feb 2025</text:p>
          </table:table-cell>
          <table:table-cell table:formula="of:=[.G14]" office:value-type="currency" office:currency="AUD" office:value="1016728.06827015" calcext:value-type="currency">
            <text:p>$1,016,72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]*(['Base Case'.$C$15]/12)" office:value-type="currency" office:currency="AUD" office:value="4854.87652598996" calcext:value-type="currency">
            <text:p>$4,855</text:p>
          </table:table-cell>
          <table:table-cell table:formula="of:=[.D15]-[.E15]" office:value-type="currency" office:currency="AUD" office:value="1149.75582000579" calcext:value-type="currency">
            <text:p>$1,150</text:p>
          </table:table-cell>
          <table:table-cell table:formula="of:=[.C15]-[.F15]" office:value-type="currency" office:currency="AUD" office:value="1015578.31245014" calcext:value-type="currency">
            <text:p>$1,015,578</text:p>
          </table:table-cell>
          <table:table-cell table:formula="of:=[.H14]+[.E15]" office:value-type="currency" office:currency="AUD" office:value="68456.1652940838" calcext:value-type="currency">
            <text:p>$68,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EDATE([.B15];1)" office:value-type="date" office:date-value="2025-03-01" calcext:value-type="date">
            <text:p>1 Mar 2025</text:p>
          </table:table-cell>
          <table:table-cell table:formula="of:=[.G15]" office:value-type="currency" office:currency="AUD" office:value="1015578.31245014" calcext:value-type="currency">
            <text:p>$1,015,57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]*(['Base Case'.$C$15]/12)" office:value-type="currency" office:currency="AUD" office:value="4849.38644194944" calcext:value-type="currency">
            <text:p>$4,849</text:p>
          </table:table-cell>
          <table:table-cell table:formula="of:=[.D16]-[.E16]" office:value-type="currency" office:currency="AUD" office:value="1155.24590404631" calcext:value-type="currency">
            <text:p>$1,155</text:p>
          </table:table-cell>
          <table:table-cell table:formula="of:=[.C16]-[.F16]" office:value-type="currency" office:currency="AUD" office:value="1014423.0665461" calcext:value-type="currency">
            <text:p>$1,014,423</text:p>
          </table:table-cell>
          <table:table-cell table:formula="of:=[.H15]+[.E16]" office:value-type="currency" office:currency="AUD" office:value="73305.5517360333" calcext:value-type="currency">
            <text:p>$73,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EDATE([.B16];1)" office:value-type="date" office:date-value="2025-04-01" calcext:value-type="date">
            <text:p>1 Apr 2025</text:p>
          </table:table-cell>
          <table:table-cell table:formula="of:=[.G16]" office:value-type="currency" office:currency="AUD" office:value="1014423.0665461" calcext:value-type="currency">
            <text:p>$1,014,42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]*(['Base Case'.$C$15]/12)" office:value-type="currency" office:currency="AUD" office:value="4843.87014275761" calcext:value-type="currency">
            <text:p>$4,844</text:p>
          </table:table-cell>
          <table:table-cell table:formula="of:=[.D17]-[.E17]" office:value-type="currency" office:currency="AUD" office:value="1160.76220323814" calcext:value-type="currency">
            <text:p>$1,161</text:p>
          </table:table-cell>
          <table:table-cell table:formula="of:=[.C17]-[.F17]" office:value-type="currency" office:currency="AUD" office:value="1013262.30434286" calcext:value-type="currency">
            <text:p>$1,013,262</text:p>
          </table:table-cell>
          <table:table-cell table:formula="of:=[.H16]+[.E17]" office:value-type="currency" office:currency="AUD" office:value="78149.4218787909" calcext:value-type="currency">
            <text:p>$78,1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EDATE([.B17];1)" office:value-type="date" office:date-value="2025-05-01" calcext:value-type="date">
            <text:p>1 May 2025</text:p>
          </table:table-cell>
          <table:table-cell table:formula="of:=[.G17]" office:value-type="currency" office:currency="AUD" office:value="1013262.30434286" calcext:value-type="currency">
            <text:p>$1,013,26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]*(['Base Case'.$C$15]/12)" office:value-type="currency" office:currency="AUD" office:value="4838.32750323715" calcext:value-type="currency">
            <text:p>$4,838</text:p>
          </table:table-cell>
          <table:table-cell table:formula="of:=[.D18]-[.E18]" office:value-type="currency" office:currency="AUD" office:value="1166.3048427586" calcext:value-type="currency">
            <text:p>$1,166</text:p>
          </table:table-cell>
          <table:table-cell table:formula="of:=[.C18]-[.F18]" office:value-type="currency" office:currency="AUD" office:value="1012095.9995001" calcext:value-type="currency">
            <text:p>$1,012,096</text:p>
          </table:table-cell>
          <table:table-cell table:formula="of:=[.H17]+[.E18]" office:value-type="currency" office:currency="AUD" office:value="82987.749382028" calcext:value-type="currency">
            <text:p>$82,9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EDATE([.B18];1)" office:value-type="date" office:date-value="2025-06-01" calcext:value-type="date">
            <text:p>1 Jun 2025</text:p>
          </table:table-cell>
          <table:table-cell table:formula="of:=[.G18]" office:value-type="currency" office:currency="AUD" office:value="1012095.9995001" calcext:value-type="currency">
            <text:p>$1,012,09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]*(['Base Case'.$C$15]/12)" office:value-type="currency" office:currency="AUD" office:value="4832.75839761298" calcext:value-type="currency">
            <text:p>$4,833</text:p>
          </table:table-cell>
          <table:table-cell table:formula="of:=[.D19]-[.E19]" office:value-type="currency" office:currency="AUD" office:value="1171.87394838277" calcext:value-type="currency">
            <text:p>$1,172</text:p>
          </table:table-cell>
          <table:table-cell table:formula="of:=[.C19]-[.F19]" office:value-type="currency" office:currency="AUD" office:value="1010924.12555172" calcext:value-type="currency">
            <text:p>$1,010,924</text:p>
          </table:table-cell>
          <table:table-cell table:formula="of:=[.H18]+[.E19]" office:value-type="currency" office:currency="AUD" office:value="87820.507779641" calcext:value-type="currency">
            <text:p>$87,8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EDATE([.B19];1)" office:value-type="date" office:date-value="2025-07-01" calcext:value-type="date">
            <text:p>1 Jul 2025</text:p>
          </table:table-cell>
          <table:table-cell table:formula="of:=[.G19]" office:value-type="currency" office:currency="AUD" office:value="1010924.12555172" calcext:value-type="currency">
            <text:p>$1,010,9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]*(['Base Case'.$C$15]/12)" office:value-type="currency" office:currency="AUD" office:value="4827.16269950945" calcext:value-type="currency">
            <text:p>$4,827</text:p>
          </table:table-cell>
          <table:table-cell table:formula="of:=[.D20]-[.E20]" office:value-type="currency" office:currency="AUD" office:value="1177.4696464863" calcext:value-type="currency">
            <text:p>$1,177</text:p>
          </table:table-cell>
          <table:table-cell table:formula="of:=[.C20]-[.F20]" office:value-type="currency" office:currency="AUD" office:value="1009746.65590523" calcext:value-type="currency">
            <text:p>$1,009,747</text:p>
          </table:table-cell>
          <table:table-cell table:formula="of:=[.H19]+[.E20]" office:value-type="currency" office:currency="AUD" office:value="92647.6704791505" calcext:value-type="currency">
            <text:p>$92,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EDATE([.B20];1)" office:value-type="date" office:date-value="2025-08-01" calcext:value-type="date">
            <text:p>1 Aug 2025</text:p>
          </table:table-cell>
          <table:table-cell table:formula="of:=[.G20]" office:value-type="currency" office:currency="AUD" office:value="1009746.65590523" calcext:value-type="currency">
            <text:p>$1,009,74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]*(['Base Case'.$C$15]/12)" office:value-type="currency" office:currency="AUD" office:value="4821.54028194748" calcext:value-type="currency">
            <text:p>$4,822</text:p>
          </table:table-cell>
          <table:table-cell table:formula="of:=[.D21]-[.E21]" office:value-type="currency" office:currency="AUD" office:value="1183.09206404827" calcext:value-type="currency">
            <text:p>$1,183</text:p>
          </table:table-cell>
          <table:table-cell table:formula="of:=[.C21]-[.F21]" office:value-type="currency" office:currency="AUD" office:value="1008563.56384118" calcext:value-type="currency">
            <text:p>$1,008,564</text:p>
          </table:table-cell>
          <table:table-cell table:formula="of:=[.H20]+[.E21]" office:value-type="currency" office:currency="AUD" office:value="97469.210761098" calcext:value-type="currency">
            <text:p>$97,4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EDATE([.B21];1)" office:value-type="date" office:date-value="2025-09-01" calcext:value-type="date">
            <text:p>1 Sep 2025</text:p>
          </table:table-cell>
          <table:table-cell table:formula="of:=[.G21]" office:value-type="currency" office:currency="AUD" office:value="1008563.56384118" calcext:value-type="currency">
            <text:p>$1,008,56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]*(['Base Case'.$C$15]/12)" office:value-type="currency" office:currency="AUD" office:value="4815.89101734165" calcext:value-type="currency">
            <text:p>$4,816</text:p>
          </table:table-cell>
          <table:table-cell table:formula="of:=[.D22]-[.E22]" office:value-type="currency" office:currency="AUD" office:value="1188.7413286541" calcext:value-type="currency">
            <text:p>$1,189</text:p>
          </table:table-cell>
          <table:table-cell table:formula="of:=[.C22]-[.F22]" office:value-type="currency" office:currency="AUD" office:value="1007374.82251253" calcext:value-type="currency">
            <text:p>$1,007,375</text:p>
          </table:table-cell>
          <table:table-cell table:formula="of:=[.H21]+[.E22]" office:value-type="currency" office:currency="AUD" office:value="102285.10177844" calcext:value-type="currency">
            <text:p>$102,2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EDATE([.B22];1)" office:value-type="date" office:date-value="2025-10-01" calcext:value-type="date">
            <text:p>1 Oct 2025</text:p>
          </table:table-cell>
          <table:table-cell table:formula="of:=[.G22]" office:value-type="currency" office:currency="AUD" office:value="1007374.82251253" calcext:value-type="currency">
            <text:p>$1,007,37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]*(['Base Case'.$C$15]/12)" office:value-type="currency" office:currency="AUD" office:value="4810.21477749733" calcext:value-type="currency">
            <text:p>$4,810</text:p>
          </table:table-cell>
          <table:table-cell table:formula="of:=[.D23]-[.E23]" office:value-type="currency" office:currency="AUD" office:value="1194.41756849842" calcext:value-type="currency">
            <text:p>$1,194</text:p>
          </table:table-cell>
          <table:table-cell table:formula="of:=[.C23]-[.F23]" office:value-type="currency" office:currency="AUD" office:value="1006180.40494403" calcext:value-type="currency">
            <text:p>$1,006,180</text:p>
          </table:table-cell>
          <table:table-cell table:formula="of:=[.H22]+[.E23]" office:value-type="currency" office:currency="AUD" office:value="107095.316555937" calcext:value-type="currency">
            <text:p>$107,0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EDATE([.B23];1)" office:value-type="date" office:date-value="2025-11-01" calcext:value-type="date">
            <text:p>1 Nov 2025</text:p>
          </table:table-cell>
          <table:table-cell table:formula="of:=[.G23]" office:value-type="currency" office:currency="AUD" office:value="1006180.40494403" calcext:value-type="currency">
            <text:p>$1,006,1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]*(['Base Case'.$C$15]/12)" office:value-type="currency" office:currency="AUD" office:value="4804.51143360775" calcext:value-type="currency">
            <text:p>$4,805</text:p>
          </table:table-cell>
          <table:table-cell table:formula="of:=[.D24]-[.E24]" office:value-type="currency" office:currency="AUD" office:value="1200.120912388" calcext:value-type="currency">
            <text:p>$1,200</text:p>
          </table:table-cell>
          <table:table-cell table:formula="of:=[.C24]-[.F24]" office:value-type="currency" office:currency="AUD" office:value="1004980.28403164" calcext:value-type="currency">
            <text:p>$1,004,980</text:p>
          </table:table-cell>
          <table:table-cell table:formula="of:=[.H23]+[.E24]" office:value-type="currency" office:currency="AUD" office:value="111899.827989545" calcext:value-type="currency">
            <text:p>$111,9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EDATE([.B24];1)" office:value-type="date" office:date-value="2025-12-01" calcext:value-type="date">
            <text:p>1 Dec 2025</text:p>
          </table:table-cell>
          <table:table-cell table:formula="of:=[.G24]" office:value-type="currency" office:currency="AUD" office:value="1004980.28403164" calcext:value-type="currency">
            <text:p>$1,004,9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]*(['Base Case'.$C$15]/12)" office:value-type="currency" office:currency="AUD" office:value="4798.78085625109" calcext:value-type="currency">
            <text:p>$4,799</text:p>
          </table:table-cell>
          <table:table-cell table:formula="of:=[.D25]-[.E25]" office:value-type="currency" office:currency="AUD" office:value="1205.85148974466" calcext:value-type="currency">
            <text:p>$1,206</text:p>
          </table:table-cell>
          <table:table-cell table:formula="of:=[.C25]-[.F25]" office:value-type="currency" office:currency="AUD" office:value="1003774.4325419" calcext:value-type="currency">
            <text:p>$1,003,774</text:p>
          </table:table-cell>
          <table:table-cell table:formula="of:=[.H24]+[.E25]" office:value-type="currency" office:currency="AUD" office:value="116698.608845796" calcext:value-type="currency">
            <text:p>$116,6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EDATE([.B25];1)" office:value-type="date" office:date-value="2026-01-01" calcext:value-type="date">
            <text:p>1 Jan 2026</text:p>
          </table:table-cell>
          <table:table-cell table:formula="of:=[.G25]" office:value-type="currency" office:currency="AUD" office:value="1003774.4325419" calcext:value-type="currency">
            <text:p>$1,003,77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]*(['Base Case'.$C$15]/12)" office:value-type="currency" office:currency="AUD" office:value="4793.02291538756" calcext:value-type="currency">
            <text:p>$4,793</text:p>
          </table:table-cell>
          <table:table-cell table:formula="of:=[.D26]-[.E26]" office:value-type="currency" office:currency="AUD" office:value="1211.60943060819" calcext:value-type="currency">
            <text:p>$1,212</text:p>
          </table:table-cell>
          <table:table-cell table:formula="of:=[.C26]-[.F26]" office:value-type="currency" office:currency="AUD" office:value="1002562.82311129" calcext:value-type="currency">
            <text:p>$1,002,563</text:p>
          </table:table-cell>
          <table:table-cell table:formula="of:=[.H25]+[.E26]" office:value-type="currency" office:currency="AUD" office:value="121491.631761183" calcext:value-type="currency">
            <text:p>$121,4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EDATE([.B26];1)" office:value-type="date" office:date-value="2026-02-01" calcext:value-type="date">
            <text:p>1 Feb 2026</text:p>
          </table:table-cell>
          <table:table-cell table:formula="of:=[.G26]" office:value-type="currency" office:currency="AUD" office:value="1002562.82311129" calcext:value-type="currency">
            <text:p>$1,002,5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]*(['Base Case'.$C$15]/12)" office:value-type="currency" office:currency="AUD" office:value="4787.23748035641" calcext:value-type="currency">
            <text:p>$4,787</text:p>
          </table:table-cell>
          <table:table-cell table:formula="of:=[.D27]-[.E27]" office:value-type="currency" office:currency="AUD" office:value="1217.39486563934" calcext:value-type="currency">
            <text:p>$1,217</text:p>
          </table:table-cell>
          <table:table-cell table:formula="of:=[.C27]-[.F27]" office:value-type="currency" office:currency="AUD" office:value="1001345.42824565" calcext:value-type="currency">
            <text:p>$1,001,345</text:p>
          </table:table-cell>
          <table:table-cell table:formula="of:=[.H26]+[.E27]" office:value-type="currency" office:currency="AUD" office:value="126278.86924154" calcext:value-type="currency">
            <text:p>$126,2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EDATE([.B27];1)" office:value-type="date" office:date-value="2026-03-01" calcext:value-type="date">
            <text:p>1 Mar 2026</text:p>
          </table:table-cell>
          <table:table-cell table:formula="of:=[.G27]" office:value-type="currency" office:currency="AUD" office:value="1001345.42824565" calcext:value-type="currency">
            <text:p>$1,001,34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]*(['Base Case'.$C$15]/12)" office:value-type="currency" office:currency="AUD" office:value="4781.42441987298" calcext:value-type="currency">
            <text:p>$4,781</text:p>
          </table:table-cell>
          <table:table-cell table:formula="of:=[.D28]-[.E28]" office:value-type="currency" office:currency="AUD" office:value="1223.20792612277" calcext:value-type="currency">
            <text:p>$1,223</text:p>
          </table:table-cell>
          <table:table-cell table:formula="of:=[.C28]-[.F28]" office:value-type="currency" office:currency="AUD" office:value="1000122.22031953" calcext:value-type="currency">
            <text:p>$1,000,122</text:p>
          </table:table-cell>
          <table:table-cell table:formula="of:=[.H27]+[.E28]" office:value-type="currency" office:currency="AUD" office:value="131060.293661413" calcext:value-type="currency">
            <text:p>$131,0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EDATE([.B28];1)" office:value-type="date" office:date-value="2026-04-01" calcext:value-type="date">
            <text:p>1 Apr 2026</text:p>
          </table:table-cell>
          <table:table-cell table:formula="of:=[.G28]" office:value-type="currency" office:currency="AUD" office:value="1000122.22031953" calcext:value-type="currency">
            <text:p>$1,000,12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]*(['Base Case'.$C$15]/12)" office:value-type="currency" office:currency="AUD" office:value="4775.58360202574" calcext:value-type="currency">
            <text:p>$4,776</text:p>
          </table:table-cell>
          <table:table-cell table:formula="of:=[.D29]-[.E29]" office:value-type="currency" office:currency="AUD" office:value="1229.04874397001" calcext:value-type="currency">
            <text:p>$1,229</text:p>
          </table:table-cell>
          <table:table-cell table:formula="of:=[.C29]-[.F29]" office:value-type="currency" office:currency="AUD" office:value="998893.171575557" calcext:value-type="currency">
            <text:p>$998,893</text:p>
          </table:table-cell>
          <table:table-cell table:formula="of:=[.H28]+[.E29]" office:value-type="currency" office:currency="AUD" office:value="135835.877263438" calcext:value-type="currency">
            <text:p>$135,8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EDATE([.B29];1)" office:value-type="date" office:date-value="2026-05-01" calcext:value-type="date">
            <text:p>1 May 2026</text:p>
          </table:table-cell>
          <table:table-cell table:formula="of:=[.G29]" office:value-type="currency" office:currency="AUD" office:value="998893.171575557" calcext:value-type="currency">
            <text:p>$998,89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]*(['Base Case'.$C$15]/12)" office:value-type="currency" office:currency="AUD" office:value="4769.71489427329" calcext:value-type="currency">
            <text:p>$4,770</text:p>
          </table:table-cell>
          <table:table-cell table:formula="of:=[.D30]-[.E30]" office:value-type="currency" office:currency="AUD" office:value="1234.91745172246" calcext:value-type="currency">
            <text:p>$1,235</text:p>
          </table:table-cell>
          <table:table-cell table:formula="of:=[.C30]-[.F30]" office:value-type="currency" office:currency="AUD" office:value="997658.254123835" calcext:value-type="currency">
            <text:p>$997,658</text:p>
          </table:table-cell>
          <table:table-cell table:formula="of:=[.H29]+[.E30]" office:value-type="currency" office:currency="AUD" office:value="140605.592157712" calcext:value-type="currency">
            <text:p>$140,6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EDATE([.B30];1)" office:value-type="date" office:date-value="2026-06-01" calcext:value-type="date">
            <text:p>1 Jun 2026</text:p>
          </table:table-cell>
          <table:table-cell table:formula="of:=[.G30]" office:value-type="currency" office:currency="AUD" office:value="997658.254123835" calcext:value-type="currency">
            <text:p>$997,65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]*(['Base Case'.$C$15]/12)" office:value-type="currency" office:currency="AUD" office:value="4763.81816344131" calcext:value-type="currency">
            <text:p>$4,764</text:p>
          </table:table-cell>
          <table:table-cell table:formula="of:=[.D31]-[.E31]" office:value-type="currency" office:currency="AUD" office:value="1240.81418255444" calcext:value-type="currency">
            <text:p>$1,241</text:p>
          </table:table-cell>
          <table:table-cell table:formula="of:=[.C31]-[.F31]" office:value-type="currency" office:currency="AUD" office:value="996417.439941281" calcext:value-type="currency">
            <text:p>$996,417</text:p>
          </table:table-cell>
          <table:table-cell table:formula="of:=[.H30]+[.E31]" office:value-type="currency" office:currency="AUD" office:value="145369.410321153" calcext:value-type="currency">
            <text:p>$145,3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EDATE([.B31];1)" office:value-type="date" office:date-value="2026-07-01" calcext:value-type="date">
            <text:p>1 Jul 2026</text:p>
          </table:table-cell>
          <table:table-cell table:formula="of:=[.G31]" office:value-type="currency" office:currency="AUD" office:value="996417.439941281" calcext:value-type="currency">
            <text:p>$996,41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]*(['Base Case'.$C$15]/12)" office:value-type="currency" office:currency="AUD" office:value="4757.89327571961" calcext:value-type="currency">
            <text:p>$4,758</text:p>
          </table:table-cell>
          <table:table-cell table:formula="of:=[.D32]-[.E32]" office:value-type="currency" office:currency="AUD" office:value="1246.73907027614" calcext:value-type="currency">
            <text:p>$1,247</text:p>
          </table:table-cell>
          <table:table-cell table:formula="of:=[.C32]-[.F32]" office:value-type="currency" office:currency="AUD" office:value="995170.700871004" calcext:value-type="currency">
            <text:p>$995,171</text:p>
          </table:table-cell>
          <table:table-cell table:formula="of:=[.H31]+[.E32]" office:value-type="currency" office:currency="AUD" office:value="150127.303596873" calcext:value-type="currency">
            <text:p>$150,1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EDATE([.B32];1)" office:value-type="date" office:date-value="2026-08-01" calcext:value-type="date">
            <text:p>1 Aug 2026</text:p>
          </table:table-cell>
          <table:table-cell table:formula="of:=[.G32]" office:value-type="currency" office:currency="AUD" office:value="995170.700871004" calcext:value-type="currency">
            <text:p>$995,17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]*(['Base Case'.$C$15]/12)" office:value-type="currency" office:currency="AUD" office:value="4751.94009665905" calcext:value-type="currency">
            <text:p>$4,752</text:p>
          </table:table-cell>
          <table:table-cell table:formula="of:=[.D33]-[.E33]" office:value-type="currency" office:currency="AUD" office:value="1252.6922493367" calcext:value-type="currency">
            <text:p>$1,253</text:p>
          </table:table-cell>
          <table:table-cell table:formula="of:=[.C33]-[.F33]" office:value-type="currency" office:currency="AUD" office:value="993918.008621668" calcext:value-type="currency">
            <text:p>$993,918</text:p>
          </table:table-cell>
          <table:table-cell table:formula="of:=[.H32]+[.E33]" office:value-type="currency" office:currency="AUD" office:value="154879.243693532" calcext:value-type="currency">
            <text:p>$154,8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EDATE([.B33];1)" office:value-type="date" office:date-value="2026-09-01" calcext:value-type="date">
            <text:p>1 Sep 2026</text:p>
          </table:table-cell>
          <table:table-cell table:formula="of:=[.G33]" office:value-type="currency" office:currency="AUD" office:value="993918.008621668" calcext:value-type="currency">
            <text:p>$993,91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]*(['Base Case'.$C$15]/12)" office:value-type="currency" office:currency="AUD" office:value="4745.95849116846" calcext:value-type="currency">
            <text:p>$4,746</text:p>
          </table:table-cell>
          <table:table-cell table:formula="of:=[.D34]-[.E34]" office:value-type="currency" office:currency="AUD" office:value="1258.67385482729" calcext:value-type="currency">
            <text:p>$1,259</text:p>
          </table:table-cell>
          <table:table-cell table:formula="of:=[.C34]-[.F34]" office:value-type="currency" office:currency="AUD" office:value="992659.33476684" calcext:value-type="currency">
            <text:p>$992,659</text:p>
          </table:table-cell>
          <table:table-cell table:formula="of:=[.H33]+[.E34]" office:value-type="currency" office:currency="AUD" office:value="159625.2021847" calcext:value-type="currency">
            <text:p>$159,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EDATE([.B34];1)" office:value-type="date" office:date-value="2026-10-01" calcext:value-type="date">
            <text:p>1 Oct 2026</text:p>
          </table:table-cell>
          <table:table-cell table:formula="of:=[.G34]" office:value-type="currency" office:currency="AUD" office:value="992659.33476684" calcext:value-type="currency">
            <text:p>$992,65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]*(['Base Case'.$C$15]/12)" office:value-type="currency" office:currency="AUD" office:value="4739.94832351166" calcext:value-type="currency">
            <text:p>$4,740</text:p>
          </table:table-cell>
          <table:table-cell table:formula="of:=[.D35]-[.E35]" office:value-type="currency" office:currency="AUD" office:value="1264.68402248409" calcext:value-type="currency">
            <text:p>$1,265</text:p>
          </table:table-cell>
          <table:table-cell table:formula="of:=[.C35]-[.F35]" office:value-type="currency" office:currency="AUD" office:value="991394.650744356" calcext:value-type="currency">
            <text:p>$991,395</text:p>
          </table:table-cell>
          <table:table-cell table:formula="of:=[.H34]+[.E35]" office:value-type="currency" office:currency="AUD" office:value="164365.150508212" calcext:value-type="currency">
            <text:p>$164,3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EDATE([.B35];1)" office:value-type="date" office:date-value="2026-11-01" calcext:value-type="date">
            <text:p>1 Nov 2026</text:p>
          </table:table-cell>
          <table:table-cell table:formula="of:=[.G35]" office:value-type="currency" office:currency="AUD" office:value="991394.650744356" calcext:value-type="currency">
            <text:p>$991,39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]*(['Base Case'.$C$15]/12)" office:value-type="currency" office:currency="AUD" office:value="4733.9094573043" calcext:value-type="currency">
            <text:p>$4,734</text:p>
          </table:table-cell>
          <table:table-cell table:formula="of:=[.D36]-[.E36]" office:value-type="currency" office:currency="AUD" office:value="1270.72288869145" calcext:value-type="currency">
            <text:p>$1,271</text:p>
          </table:table-cell>
          <table:table-cell table:formula="of:=[.C36]-[.F36]" office:value-type="currency" office:currency="AUD" office:value="990123.927855665" calcext:value-type="currency">
            <text:p>$990,124</text:p>
          </table:table-cell>
          <table:table-cell table:formula="of:=[.H35]+[.E36]" office:value-type="currency" office:currency="AUD" office:value="169099.059965516" calcext:value-type="currency">
            <text:p>$169,0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EDATE([.B36];1)" office:value-type="date" office:date-value="2026-12-01" calcext:value-type="date">
            <text:p>1 Dec 2026</text:p>
          </table:table-cell>
          <table:table-cell table:formula="of:=[.G36]" office:value-type="currency" office:currency="AUD" office:value="990123.927855665" calcext:value-type="currency">
            <text:p>$990,1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7]*(['Base Case'.$C$15]/12)" office:value-type="currency" office:currency="AUD" office:value="4727.8417555108" calcext:value-type="currency">
            <text:p>$4,728</text:p>
          </table:table-cell>
          <table:table-cell table:formula="of:=[.D37]-[.E37]" office:value-type="currency" office:currency="AUD" office:value="1276.79059048495" calcext:value-type="currency">
            <text:p>$1,277</text:p>
          </table:table-cell>
          <table:table-cell table:formula="of:=[.C37]-[.F37]" office:value-type="currency" office:currency="AUD" office:value="988847.13726518" calcext:value-type="currency">
            <text:p>$988,847</text:p>
          </table:table-cell>
          <table:table-cell table:formula="of:=[.H36]+[.E37]" office:value-type="currency" office:currency="AUD" office:value="173826.901721027" calcext:value-type="currency">
            <text:p>$173,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EDATE([.B37];1)" office:value-type="date" office:date-value="2027-01-01" calcext:value-type="date">
            <text:p>1 Jan 2027</text:p>
          </table:table-cell>
          <table:table-cell table:formula="of:=[.G37]" office:value-type="currency" office:currency="AUD" office:value="988847.13726518" calcext:value-type="currency">
            <text:p>$988,84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8]*(['Base Case'.$C$15]/12)" office:value-type="currency" office:currency="AUD" office:value="4721.74508044123" calcext:value-type="currency">
            <text:p>$4,722</text:p>
          </table:table-cell>
          <table:table-cell table:formula="of:=[.D38]-[.E38]" office:value-type="currency" office:currency="AUD" office:value="1282.88726555452" calcext:value-type="currency">
            <text:p>$1,283</text:p>
          </table:table-cell>
          <table:table-cell table:formula="of:=[.C38]-[.F38]" office:value-type="currency" office:currency="AUD" office:value="987564.249999625" calcext:value-type="currency">
            <text:p>$987,564</text:p>
          </table:table-cell>
          <table:table-cell table:formula="of:=[.H37]+[.E38]" office:value-type="currency" office:currency="AUD" office:value="178548.646801468" calcext:value-type="currency">
            <text:p>$178,5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EDATE([.B38];1)" office:value-type="date" office:date-value="2027-02-01" calcext:value-type="date">
            <text:p>1 Feb 2027</text:p>
          </table:table-cell>
          <table:table-cell table:formula="of:=[.G38]" office:value-type="currency" office:currency="AUD" office:value="987564.249999625" calcext:value-type="currency">
            <text:p>$987,56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9]*(['Base Case'.$C$15]/12)" office:value-type="currency" office:currency="AUD" office:value="4715.61929374821" calcext:value-type="currency">
            <text:p>$4,716</text:p>
          </table:table-cell>
          <table:table-cell table:formula="of:=[.D39]-[.E39]" office:value-type="currency" office:currency="AUD" office:value="1289.01305224754" calcext:value-type="currency">
            <text:p>$1,289</text:p>
          </table:table-cell>
          <table:table-cell table:formula="of:=[.C39]-[.F39]" office:value-type="currency" office:currency="AUD" office:value="986275.236947378" calcext:value-type="currency">
            <text:p>$986,275</text:p>
          </table:table-cell>
          <table:table-cell table:formula="of:=[.H38]+[.E39]" office:value-type="currency" office:currency="AUD" office:value="183264.266095216" calcext:value-type="currency">
            <text:p>$183,2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EDATE([.B39];1)" office:value-type="date" office:date-value="2027-03-01" calcext:value-type="date">
            <text:p>1 Mar 2027</text:p>
          </table:table-cell>
          <table:table-cell table:formula="of:=[.G39]" office:value-type="currency" office:currency="AUD" office:value="986275.236947378" calcext:value-type="currency">
            <text:p>$986,27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0]*(['Base Case'.$C$15]/12)" office:value-type="currency" office:currency="AUD" office:value="4709.46425642373" calcext:value-type="currency">
            <text:p>$4,709</text:p>
          </table:table-cell>
          <table:table-cell table:formula="of:=[.D40]-[.E40]" office:value-type="currency" office:currency="AUD" office:value="1295.16808957202" calcext:value-type="currency">
            <text:p>$1,295</text:p>
          </table:table-cell>
          <table:table-cell table:formula="of:=[.C40]-[.F40]" office:value-type="currency" office:currency="AUD" office:value="984980.068857806" calcext:value-type="currency">
            <text:p>$984,980</text:p>
          </table:table-cell>
          <table:table-cell table:formula="of:=[.H39]+[.E40]" office:value-type="currency" office:currency="AUD" office:value="187973.73035164" calcext:value-type="currency">
            <text:p>$187,9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EDATE([.B40];1)" office:value-type="date" office:date-value="2027-04-01" calcext:value-type="date">
            <text:p>1 Apr 2027</text:p>
          </table:table-cell>
          <table:table-cell table:formula="of:=[.G40]" office:value-type="currency" office:currency="AUD" office:value="984980.068857806" calcext:value-type="currency">
            <text:p>$984,9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1]*(['Base Case'.$C$15]/12)" office:value-type="currency" office:currency="AUD" office:value="4703.27982879602" calcext:value-type="currency">
            <text:p>$4,703</text:p>
          </table:table-cell>
          <table:table-cell table:formula="of:=[.D41]-[.E41]" office:value-type="currency" office:currency="AUD" office:value="1301.35251719973" calcext:value-type="currency">
            <text:p>$1,301</text:p>
          </table:table-cell>
          <table:table-cell table:formula="of:=[.C41]-[.F41]" office:value-type="currency" office:currency="AUD" office:value="983678.716340606" calcext:value-type="currency">
            <text:p>$983,679</text:p>
          </table:table-cell>
          <table:table-cell table:formula="of:=[.H40]+[.E41]" office:value-type="currency" office:currency="AUD" office:value="192677.010180436" calcext:value-type="currency">
            <text:p>$192,6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EDATE([.B41];1)" office:value-type="date" office:date-value="2027-05-01" calcext:value-type="date">
            <text:p>1 May 2027</text:p>
          </table:table-cell>
          <table:table-cell table:formula="of:=[.G41]" office:value-type="currency" office:currency="AUD" office:value="983678.716340606" calcext:value-type="currency">
            <text:p>$983,67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2]*(['Base Case'.$C$15]/12)" office:value-type="currency" office:currency="AUD" office:value="4697.06587052639" calcext:value-type="currency">
            <text:p>$4,697</text:p>
          </table:table-cell>
          <table:table-cell table:formula="of:=[.D42]-[.E42]" office:value-type="currency" office:currency="AUD" office:value="1307.56647546936" calcext:value-type="currency">
            <text:p>$1,308</text:p>
          </table:table-cell>
          <table:table-cell table:formula="of:=[.C42]-[.F42]" office:value-type="currency" office:currency="AUD" office:value="982371.149865137" calcext:value-type="currency">
            <text:p>$982,371</text:p>
          </table:table-cell>
          <table:table-cell table:formula="of:=[.H41]+[.E42]" office:value-type="currency" office:currency="AUD" office:value="197374.076050963" calcext:value-type="currency">
            <text:p>$197,3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EDATE([.B42];1)" office:value-type="date" office:date-value="2027-06-01" calcext:value-type="date">
            <text:p>1 Jun 2027</text:p>
          </table:table-cell>
          <table:table-cell table:formula="of:=[.G42]" office:value-type="currency" office:currency="AUD" office:value="982371.149865137" calcext:value-type="currency">
            <text:p>$982,37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3]*(['Base Case'.$C$15]/12)" office:value-type="currency" office:currency="AUD" office:value="4690.82224060603" calcext:value-type="currency">
            <text:p>$4,691</text:p>
          </table:table-cell>
          <table:table-cell table:formula="of:=[.D43]-[.E43]" office:value-type="currency" office:currency="AUD" office:value="1313.81010538972" calcext:value-type="currency">
            <text:p>$1,314</text:p>
          </table:table-cell>
          <table:table-cell table:formula="of:=[.C43]-[.F43]" office:value-type="currency" office:currency="AUD" office:value="981057.339759747" calcext:value-type="currency">
            <text:p>$981,057</text:p>
          </table:table-cell>
          <table:table-cell table:formula="of:=[.H42]+[.E43]" office:value-type="currency" office:currency="AUD" office:value="202064.898291569" calcext:value-type="currency">
            <text:p>$202,0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EDATE([.B43];1)" office:value-type="date" office:date-value="2027-07-01" calcext:value-type="date">
            <text:p>1 Jul 2027</text:p>
          </table:table-cell>
          <table:table-cell table:formula="of:=[.G43]" office:value-type="currency" office:currency="AUD" office:value="981057.339759747" calcext:value-type="currency">
            <text:p>$981,05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4]*(['Base Case'.$C$15]/12)" office:value-type="currency" office:currency="AUD" office:value="4684.54879735279" calcext:value-type="currency">
            <text:p>$4,685</text:p>
          </table:table-cell>
          <table:table-cell table:formula="of:=[.D44]-[.E44]" office:value-type="currency" office:currency="AUD" office:value="1320.08354864296" calcext:value-type="currency">
            <text:p>$1,320</text:p>
          </table:table-cell>
          <table:table-cell table:formula="of:=[.C44]-[.F44]" office:value-type="currency" office:currency="AUD" office:value="979737.256211104" calcext:value-type="currency">
            <text:p>$979,737</text:p>
          </table:table-cell>
          <table:table-cell table:formula="of:=[.H43]+[.E44]" office:value-type="currency" office:currency="AUD" office:value="206749.447088921" calcext:value-type="currency">
            <text:p>$206,7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EDATE([.B44];1)" office:value-type="date" office:date-value="2027-08-01" calcext:value-type="date">
            <text:p>1 Aug 2027</text:p>
          </table:table-cell>
          <table:table-cell table:formula="of:=[.G44]" office:value-type="currency" office:currency="AUD" office:value="979737.256211104" calcext:value-type="currency">
            <text:p>$979,73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5]*(['Base Case'.$C$15]/12)" office:value-type="currency" office:currency="AUD" office:value="4678.24539840802" calcext:value-type="currency">
            <text:p>$4,678</text:p>
          </table:table-cell>
          <table:table-cell table:formula="of:=[.D45]-[.E45]" office:value-type="currency" office:currency="AUD" office:value="1326.38694758773" calcext:value-type="currency">
            <text:p>$1,326</text:p>
          </table:table-cell>
          <table:table-cell table:formula="of:=[.C45]-[.F45]" office:value-type="currency" office:currency="AUD" office:value="978410.869263516" calcext:value-type="currency">
            <text:p>$978,411</text:p>
          </table:table-cell>
          <table:table-cell table:formula="of:=[.H44]+[.E45]" office:value-type="currency" office:currency="AUD" office:value="211427.692487329" calcext:value-type="currency">
            <text:p>$211,4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EDATE([.B45];1)" office:value-type="date" office:date-value="2027-09-01" calcext:value-type="date">
            <text:p>1 Sep 2027</text:p>
          </table:table-cell>
          <table:table-cell table:formula="of:=[.G45]" office:value-type="currency" office:currency="AUD" office:value="978410.869263516" calcext:value-type="currency">
            <text:p>$978,41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6]*(['Base Case'.$C$15]/12)" office:value-type="currency" office:currency="AUD" office:value="4671.91190073329" calcext:value-type="currency">
            <text:p>$4,672</text:p>
          </table:table-cell>
          <table:table-cell table:formula="of:=[.D46]-[.E46]" office:value-type="currency" office:currency="AUD" office:value="1332.72044526246" calcext:value-type="currency">
            <text:p>$1,333</text:p>
          </table:table-cell>
          <table:table-cell table:formula="of:=[.C46]-[.F46]" office:value-type="currency" office:currency="AUD" office:value="977078.148818254" calcext:value-type="currency">
            <text:p>$977,078</text:p>
          </table:table-cell>
          <table:table-cell table:formula="of:=[.H45]+[.E46]" office:value-type="currency" office:currency="AUD" office:value="216099.604388063" calcext:value-type="currency">
            <text:p>$216,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EDATE([.B46];1)" office:value-type="date" office:date-value="2027-10-01" calcext:value-type="date">
            <text:p>1 Oct 2027</text:p>
          </table:table-cell>
          <table:table-cell table:formula="of:=[.G46]" office:value-type="currency" office:currency="AUD" office:value="977078.148818254" calcext:value-type="currency">
            <text:p>$977,07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7]*(['Base Case'.$C$15]/12)" office:value-type="currency" office:currency="AUD" office:value="4665.54816060716" calcext:value-type="currency">
            <text:p>$4,666</text:p>
          </table:table-cell>
          <table:table-cell table:formula="of:=[.D47]-[.E47]" office:value-type="currency" office:currency="AUD" office:value="1339.08418538859" calcext:value-type="currency">
            <text:p>$1,339</text:p>
          </table:table-cell>
          <table:table-cell table:formula="of:=[.C47]-[.F47]" office:value-type="currency" office:currency="AUD" office:value="975739.064632865" calcext:value-type="currency">
            <text:p>$975,739</text:p>
          </table:table-cell>
          <table:table-cell table:formula="of:=[.H46]+[.E47]" office:value-type="currency" office:currency="AUD" office:value="220765.15254867" calcext:value-type="currency">
            <text:p>$220,7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EDATE([.B47];1)" office:value-type="date" office:date-value="2027-11-01" calcext:value-type="date">
            <text:p>1 Nov 2027</text:p>
          </table:table-cell>
          <table:table-cell table:formula="of:=[.G47]" office:value-type="currency" office:currency="AUD" office:value="975739.064632865" calcext:value-type="currency">
            <text:p>$975,73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8]*(['Base Case'.$C$15]/12)" office:value-type="currency" office:currency="AUD" office:value="4659.15403362193" calcext:value-type="currency">
            <text:p>$4,659</text:p>
          </table:table-cell>
          <table:table-cell table:formula="of:=[.D48]-[.E48]" office:value-type="currency" office:currency="AUD" office:value="1345.47831237382" calcext:value-type="currency">
            <text:p>$1,345</text:p>
          </table:table-cell>
          <table:table-cell table:formula="of:=[.C48]-[.F48]" office:value-type="currency" office:currency="AUD" office:value="974393.586320491" calcext:value-type="currency">
            <text:p>$974,394</text:p>
          </table:table-cell>
          <table:table-cell table:formula="of:=[.H47]+[.E48]" office:value-type="currency" office:currency="AUD" office:value="225424.306582292" calcext:value-type="currency">
            <text:p>$225,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EDATE([.B48];1)" office:value-type="date" office:date-value="2027-12-01" calcext:value-type="date">
            <text:p>1 Dec 2027</text:p>
          </table:table-cell>
          <table:table-cell table:formula="of:=[.G48]" office:value-type="currency" office:currency="AUD" office:value="974393.586320491" calcext:value-type="currency">
            <text:p>$974,39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49]*(['Base Case'.$C$15]/12)" office:value-type="currency" office:currency="AUD" office:value="4652.72937468035" calcext:value-type="currency">
            <text:p>$4,653</text:p>
          </table:table-cell>
          <table:table-cell table:formula="of:=[.D49]-[.E49]" office:value-type="currency" office:currency="AUD" office:value="1351.9029713154" calcext:value-type="currency">
            <text:p>$1,352</text:p>
          </table:table-cell>
          <table:table-cell table:formula="of:=[.C49]-[.F49]" office:value-type="currency" office:currency="AUD" office:value="973041.683349176" calcext:value-type="currency">
            <text:p>$973,042</text:p>
          </table:table-cell>
          <table:table-cell table:formula="of:=[.H48]+[.E49]" office:value-type="currency" office:currency="AUD" office:value="230077.035956972" calcext:value-type="currency">
            <text:p>$230,0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EDATE([.B49];1)" office:value-type="date" office:date-value="2028-01-01" calcext:value-type="date">
            <text:p>1 Jan 2028</text:p>
          </table:table-cell>
          <table:table-cell table:formula="of:=[.G49]" office:value-type="currency" office:currency="AUD" office:value="973041.683349176" calcext:value-type="currency">
            <text:p>$973,04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0]*(['Base Case'.$C$15]/12)" office:value-type="currency" office:currency="AUD" office:value="4646.27403799231" calcext:value-type="currency">
            <text:p>$4,646</text:p>
          </table:table-cell>
          <table:table-cell table:formula="of:=[.D50]-[.E50]" office:value-type="currency" office:currency="AUD" office:value="1358.35830800344" calcext:value-type="currency">
            <text:p>$1,358</text:p>
          </table:table-cell>
          <table:table-cell table:formula="of:=[.C50]-[.F50]" office:value-type="currency" office:currency="AUD" office:value="971683.325041172" calcext:value-type="currency">
            <text:p>$971,683</text:p>
          </table:table-cell>
          <table:table-cell table:formula="of:=[.H49]+[.E50]" office:value-type="currency" office:currency="AUD" office:value="234723.309994964" calcext:value-type="currency">
            <text:p>$234,7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EDATE([.B50];1)" office:value-type="date" office:date-value="2028-02-01" calcext:value-type="date">
            <text:p>1 Feb 2028</text:p>
          </table:table-cell>
          <table:table-cell table:formula="of:=[.G50]" office:value-type="currency" office:currency="AUD" office:value="971683.325041172" calcext:value-type="currency">
            <text:p>$971,68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1]*(['Base Case'.$C$15]/12)" office:value-type="currency" office:currency="AUD" office:value="4639.7878770716" calcext:value-type="currency">
            <text:p>$4,640</text:p>
          </table:table-cell>
          <table:table-cell table:formula="of:=[.D51]-[.E51]" office:value-type="currency" office:currency="AUD" office:value="1364.84446892415" calcext:value-type="currency">
            <text:p>$1,365</text:p>
          </table:table-cell>
          <table:table-cell table:formula="of:=[.C51]-[.F51]" office:value-type="currency" office:currency="AUD" office:value="970318.480572248" calcext:value-type="currency">
            <text:p>$970,318</text:p>
          </table:table-cell>
          <table:table-cell table:formula="of:=[.H50]+[.E51]" office:value-type="currency" office:currency="AUD" office:value="239363.097872036" calcext:value-type="currency">
            <text:p>$239,3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EDATE([.B51];1)" office:value-type="date" office:date-value="2028-03-01" calcext:value-type="date">
            <text:p>1 Mar 2028</text:p>
          </table:table-cell>
          <table:table-cell table:formula="of:=[.G51]" office:value-type="currency" office:currency="AUD" office:value="970318.480572248" calcext:value-type="currency">
            <text:p>$970,31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2]*(['Base Case'.$C$15]/12)" office:value-type="currency" office:currency="AUD" office:value="4633.27074473249" calcext:value-type="currency">
            <text:p>$4,633</text:p>
          </table:table-cell>
          <table:table-cell table:formula="of:=[.D52]-[.E52]" office:value-type="currency" office:currency="AUD" office:value="1371.36160126326" calcext:value-type="currency">
            <text:p>$1,371</text:p>
          </table:table-cell>
          <table:table-cell table:formula="of:=[.C52]-[.F52]" office:value-type="currency" office:currency="AUD" office:value="968947.118970985" calcext:value-type="currency">
            <text:p>$968,947</text:p>
          </table:table-cell>
          <table:table-cell table:formula="of:=[.H51]+[.E52]" office:value-type="currency" office:currency="AUD" office:value="243996.368616768" calcext:value-type="currency">
            <text:p>$243,9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EDATE([.B52];1)" office:value-type="date" office:date-value="2028-04-01" calcext:value-type="date">
            <text:p>1 Apr 2028</text:p>
          </table:table-cell>
          <table:table-cell table:formula="of:=[.G52]" office:value-type="currency" office:currency="AUD" office:value="968947.118970985" calcext:value-type="currency">
            <text:p>$968,94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3]*(['Base Case'.$C$15]/12)" office:value-type="currency" office:currency="AUD" office:value="4626.72249308645" calcext:value-type="currency">
            <text:p>$4,627</text:p>
          </table:table-cell>
          <table:table-cell table:formula="of:=[.D53]-[.E53]" office:value-type="currency" office:currency="AUD" office:value="1377.9098529093" calcext:value-type="currency">
            <text:p>$1,378</text:p>
          </table:table-cell>
          <table:table-cell table:formula="of:=[.C53]-[.F53]" office:value-type="currency" office:currency="AUD" office:value="967569.209118076" calcext:value-type="currency">
            <text:p>$967,569</text:p>
          </table:table-cell>
          <table:table-cell table:formula="of:=[.H52]+[.E53]" office:value-type="currency" office:currency="AUD" office:value="248623.091109855" calcext:value-type="currency">
            <text:p>$248,6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EDATE([.B53];1)" office:value-type="date" office:date-value="2028-05-01" calcext:value-type="date">
            <text:p>1 May 2028</text:p>
          </table:table-cell>
          <table:table-cell table:formula="of:=[.G53]" office:value-type="currency" office:currency="AUD" office:value="967569.209118076" calcext:value-type="currency">
            <text:p>$967,56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4]*(['Base Case'.$C$15]/12)" office:value-type="currency" office:currency="AUD" office:value="4620.14297353881" calcext:value-type="currency">
            <text:p>$4,620</text:p>
          </table:table-cell>
          <table:table-cell table:formula="of:=[.D54]-[.E54]" office:value-type="currency" office:currency="AUD" office:value="1384.48937245694" calcext:value-type="currency">
            <text:p>$1,384</text:p>
          </table:table-cell>
          <table:table-cell table:formula="of:=[.C54]-[.F54]" office:value-type="currency" office:currency="AUD" office:value="966184.719745619" calcext:value-type="currency">
            <text:p>$966,185</text:p>
          </table:table-cell>
          <table:table-cell table:formula="of:=[.H53]+[.E54]" office:value-type="currency" office:currency="AUD" office:value="253243.234083394" calcext:value-type="currency">
            <text:p>$253,2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EDATE([.B54];1)" office:value-type="date" office:date-value="2028-06-01" calcext:value-type="date">
            <text:p>1 Jun 2028</text:p>
          </table:table-cell>
          <table:table-cell table:formula="of:=[.G54]" office:value-type="currency" office:currency="AUD" office:value="966184.719745619" calcext:value-type="currency">
            <text:p>$966,18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5]*(['Base Case'.$C$15]/12)" office:value-type="currency" office:currency="AUD" office:value="4613.53203678533" calcext:value-type="currency">
            <text:p>$4,614</text:p>
          </table:table-cell>
          <table:table-cell table:formula="of:=[.D55]-[.E55]" office:value-type="currency" office:currency="AUD" office:value="1391.10030921042" calcext:value-type="currency">
            <text:p>$1,391</text:p>
          </table:table-cell>
          <table:table-cell table:formula="of:=[.C55]-[.F55]" office:value-type="currency" office:currency="AUD" office:value="964793.619436409" calcext:value-type="currency">
            <text:p>$964,794</text:p>
          </table:table-cell>
          <table:table-cell table:formula="of:=[.H54]+[.E55]" office:value-type="currency" office:currency="AUD" office:value="257856.766120179" calcext:value-type="currency">
            <text:p>$257,8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EDATE([.B55];1)" office:value-type="date" office:date-value="2028-07-01" calcext:value-type="date">
            <text:p>1 Jul 2028</text:p>
          </table:table-cell>
          <table:table-cell table:formula="of:=[.G55]" office:value-type="currency" office:currency="AUD" office:value="964793.619436409" calcext:value-type="currency">
            <text:p>$964,79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6]*(['Base Case'.$C$15]/12)" office:value-type="currency" office:currency="AUD" office:value="4606.88953280885" calcext:value-type="currency">
            <text:p>$4,607</text:p>
          </table:table-cell>
          <table:table-cell table:formula="of:=[.D56]-[.E56]" office:value-type="currency" office:currency="AUD" office:value="1397.7428131869" calcext:value-type="currency">
            <text:p>$1,398</text:p>
          </table:table-cell>
          <table:table-cell table:formula="of:=[.C56]-[.F56]" office:value-type="currency" office:currency="AUD" office:value="963395.876623222" calcext:value-type="currency">
            <text:p>$963,396</text:p>
          </table:table-cell>
          <table:table-cell table:formula="of:=[.H55]+[.E56]" office:value-type="currency" office:currency="AUD" office:value="262463.655652988" calcext:value-type="currency">
            <text:p>$262,4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EDATE([.B56];1)" office:value-type="date" office:date-value="2028-08-01" calcext:value-type="date">
            <text:p>1 Aug 2028</text:p>
          </table:table-cell>
          <table:table-cell table:formula="of:=[.G56]" office:value-type="currency" office:currency="AUD" office:value="963395.876623222" calcext:value-type="currency">
            <text:p>$963,39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7]*(['Base Case'.$C$15]/12)" office:value-type="currency" office:currency="AUD" office:value="4600.21531087588" calcext:value-type="currency">
            <text:p>$4,600</text:p>
          </table:table-cell>
          <table:table-cell table:formula="of:=[.D57]-[.E57]" office:value-type="currency" office:currency="AUD" office:value="1404.41703511987" calcext:value-type="currency">
            <text:p>$1,404</text:p>
          </table:table-cell>
          <table:table-cell table:formula="of:=[.C57]-[.F57]" office:value-type="currency" office:currency="AUD" office:value="961991.459588102" calcext:value-type="currency">
            <text:p>$961,991</text:p>
          </table:table-cell>
          <table:table-cell table:formula="of:=[.H56]+[.E57]" office:value-type="currency" office:currency="AUD" office:value="267063.870963864" calcext:value-type="currency">
            <text:p>$267,0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EDATE([.B57];1)" office:value-type="date" office:date-value="2028-09-01" calcext:value-type="date">
            <text:p>1 Sep 2028</text:p>
          </table:table-cell>
          <table:table-cell table:formula="of:=[.G57]" office:value-type="currency" office:currency="AUD" office:value="961991.459588102" calcext:value-type="currency">
            <text:p>$961,99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8]*(['Base Case'.$C$15]/12)" office:value-type="currency" office:currency="AUD" office:value="4593.50921953319" calcext:value-type="currency">
            <text:p>$4,594</text:p>
          </table:table-cell>
          <table:table-cell table:formula="of:=[.D58]-[.E58]" office:value-type="currency" office:currency="AUD" office:value="1411.12312646256" calcext:value-type="currency">
            <text:p>$1,411</text:p>
          </table:table-cell>
          <table:table-cell table:formula="of:=[.C58]-[.F58]" office:value-type="currency" office:currency="AUD" office:value="960580.336461639" calcext:value-type="currency">
            <text:p>$960,580</text:p>
          </table:table-cell>
          <table:table-cell table:formula="of:=[.H57]+[.E58]" office:value-type="currency" office:currency="AUD" office:value="271657.380183397" calcext:value-type="currency">
            <text:p>$271,6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EDATE([.B58];1)" office:value-type="date" office:date-value="2028-10-01" calcext:value-type="date">
            <text:p>1 Oct 2028</text:p>
          </table:table-cell>
          <table:table-cell table:formula="of:=[.G58]" office:value-type="currency" office:currency="AUD" office:value="960580.336461639" calcext:value-type="currency">
            <text:p>$960,5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59]*(['Base Case'.$C$15]/12)" office:value-type="currency" office:currency="AUD" office:value="4586.77110660433" calcext:value-type="currency">
            <text:p>$4,587</text:p>
          </table:table-cell>
          <table:table-cell table:formula="of:=[.D59]-[.E59]" office:value-type="currency" office:currency="AUD" office:value="1417.86123939142" calcext:value-type="currency">
            <text:p>$1,418</text:p>
          </table:table-cell>
          <table:table-cell table:formula="of:=[.C59]-[.F59]" office:value-type="currency" office:currency="AUD" office:value="959162.475222248" calcext:value-type="currency">
            <text:p>$959,162</text:p>
          </table:table-cell>
          <table:table-cell table:formula="of:=[.H58]+[.E59]" office:value-type="currency" office:currency="AUD" office:value="276244.151290001" calcext:value-type="currency">
            <text:p>$276,2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EDATE([.B59];1)" office:value-type="date" office:date-value="2028-11-01" calcext:value-type="date">
            <text:p>1 Nov 2028</text:p>
          </table:table-cell>
          <table:table-cell table:formula="of:=[.G59]" office:value-type="currency" office:currency="AUD" office:value="959162.475222248" calcext:value-type="currency">
            <text:p>$959,16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0]*(['Base Case'.$C$15]/12)" office:value-type="currency" office:currency="AUD" office:value="4580.00081918623" calcext:value-type="currency">
            <text:p>$4,580</text:p>
          </table:table-cell>
          <table:table-cell table:formula="of:=[.D60]-[.E60]" office:value-type="currency" office:currency="AUD" office:value="1424.63152680952" calcext:value-type="currency">
            <text:p>$1,425</text:p>
          </table:table-cell>
          <table:table-cell table:formula="of:=[.C60]-[.F60]" office:value-type="currency" office:currency="AUD" office:value="957737.843695438" calcext:value-type="currency">
            <text:p>$957,738</text:p>
          </table:table-cell>
          <table:table-cell table:formula="of:=[.H59]+[.E60]" office:value-type="currency" office:currency="AUD" office:value="280824.152109188" calcext:value-type="currency">
            <text:p>$280,8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EDATE([.B60];1)" office:value-type="date" office:date-value="2028-12-01" calcext:value-type="date">
            <text:p>1 Dec 2028</text:p>
          </table:table-cell>
          <table:table-cell table:formula="of:=[.G60]" office:value-type="currency" office:currency="AUD" office:value="957737.843695438" calcext:value-type="currency">
            <text:p>$957,73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1]*(['Base Case'.$C$15]/12)" office:value-type="currency" office:currency="AUD" office:value="4573.19820364572" calcext:value-type="currency">
            <text:p>$4,573</text:p>
          </table:table-cell>
          <table:table-cell table:formula="of:=[.D61]-[.E61]" office:value-type="currency" office:currency="AUD" office:value="1431.43414235003" calcext:value-type="currency">
            <text:p>$1,431</text:p>
          </table:table-cell>
          <table:table-cell table:formula="of:=[.C61]-[.F61]" office:value-type="currency" office:currency="AUD" office:value="956306.409553088" calcext:value-type="currency">
            <text:p>$956,306</text:p>
          </table:table-cell>
          <table:table-cell table:formula="of:=[.H60]+[.E61]" office:value-type="currency" office:currency="AUD" office:value="285397.350312833" calcext:value-type="currency">
            <text:p>$285,3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EDATE([.B61];1)" office:value-type="date" office:date-value="2029-01-01" calcext:value-type="date">
            <text:p>1 Jan 2029</text:p>
          </table:table-cell>
          <table:table-cell table:formula="of:=[.G61]" office:value-type="currency" office:currency="AUD" office:value="956306.409553088" calcext:value-type="currency">
            <text:p>$956,30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2]*(['Base Case'.$C$15]/12)" office:value-type="currency" office:currency="AUD" office:value="4566.363105616" calcext:value-type="currency">
            <text:p>$4,566</text:p>
          </table:table-cell>
          <table:table-cell table:formula="of:=[.D62]-[.E62]" office:value-type="currency" office:currency="AUD" office:value="1438.26924037975" calcext:value-type="currency">
            <text:p>$1,438</text:p>
          </table:table-cell>
          <table:table-cell table:formula="of:=[.C62]-[.F62]" office:value-type="currency" office:currency="AUD" office:value="954868.140312708" calcext:value-type="currency">
            <text:p>$954,868</text:p>
          </table:table-cell>
          <table:table-cell table:formula="of:=[.H61]+[.E62]" office:value-type="currency" office:currency="AUD" office:value="289963.713418449" calcext:value-type="currency">
            <text:p>$289,9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EDATE([.B62];1)" office:value-type="date" office:date-value="2029-02-01" calcext:value-type="date">
            <text:p>1 Feb 2029</text:p>
          </table:table-cell>
          <table:table-cell table:formula="of:=[.G62]" office:value-type="currency" office:currency="AUD" office:value="954868.140312708" calcext:value-type="currency">
            <text:p>$954,86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3]*(['Base Case'.$C$15]/12)" office:value-type="currency" office:currency="AUD" office:value="4559.49536999318" calcext:value-type="currency">
            <text:p>$4,559</text:p>
          </table:table-cell>
          <table:table-cell table:formula="of:=[.D63]-[.E63]" office:value-type="currency" office:currency="AUD" office:value="1445.13697600257" calcext:value-type="currency">
            <text:p>$1,445</text:p>
          </table:table-cell>
          <table:table-cell table:formula="of:=[.C63]-[.F63]" office:value-type="currency" office:currency="AUD" office:value="953423.003336706" calcext:value-type="currency">
            <text:p>$953,423</text:p>
          </table:table-cell>
          <table:table-cell table:formula="of:=[.H62]+[.E63]" office:value-type="currency" office:currency="AUD" office:value="294523.208788442" calcext:value-type="currency">
            <text:p>$294,5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EDATE([.B63];1)" office:value-type="date" office:date-value="2029-03-01" calcext:value-type="date">
            <text:p>1 Mar 2029</text:p>
          </table:table-cell>
          <table:table-cell table:formula="of:=[.G63]" office:value-type="currency" office:currency="AUD" office:value="953423.003336706" calcext:value-type="currency">
            <text:p>$953,42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4]*(['Base Case'.$C$15]/12)" office:value-type="currency" office:currency="AUD" office:value="4552.59484093277" calcext:value-type="currency">
            <text:p>$4,553</text:p>
          </table:table-cell>
          <table:table-cell table:formula="of:=[.D64]-[.E64]" office:value-type="currency" office:currency="AUD" office:value="1452.03750506298" calcext:value-type="currency">
            <text:p>$1,452</text:p>
          </table:table-cell>
          <table:table-cell table:formula="of:=[.C64]-[.F64]" office:value-type="currency" office:currency="AUD" office:value="951970.965831643" calcext:value-type="currency">
            <text:p>$951,971</text:p>
          </table:table-cell>
          <table:table-cell table:formula="of:=[.H63]+[.E64]" office:value-type="currency" office:currency="AUD" office:value="299075.803629375" calcext:value-type="currency">
            <text:p>$299,0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EDATE([.B64];1)" office:value-type="date" office:date-value="2029-04-01" calcext:value-type="date">
            <text:p>1 Apr 2029</text:p>
          </table:table-cell>
          <table:table-cell table:formula="of:=[.G64]" office:value-type="currency" office:currency="AUD" office:value="951970.965831643" calcext:value-type="currency">
            <text:p>$951,97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5]*(['Base Case'.$C$15]/12)" office:value-type="currency" office:currency="AUD" office:value="4545.66136184609" calcext:value-type="currency">
            <text:p>$4,546</text:p>
          </table:table-cell>
          <table:table-cell table:formula="of:=[.D65]-[.E65]" office:value-type="currency" office:currency="AUD" office:value="1458.97098414966" calcext:value-type="currency">
            <text:p>$1,459</text:p>
          </table:table-cell>
          <table:table-cell table:formula="of:=[.C65]-[.F65]" office:value-type="currency" office:currency="AUD" office:value="950511.994847493" calcext:value-type="currency">
            <text:p>$950,512</text:p>
          </table:table-cell>
          <table:table-cell table:formula="of:=[.H64]+[.E65]" office:value-type="currency" office:currency="AUD" office:value="303621.464991221" calcext:value-type="currency">
            <text:p>$303,6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EDATE([.B65];1)" office:value-type="date" office:date-value="2029-05-01" calcext:value-type="date">
            <text:p>1 May 2029</text:p>
          </table:table-cell>
          <table:table-cell table:formula="of:=[.G65]" office:value-type="currency" office:currency="AUD" office:value="950511.994847493" calcext:value-type="currency">
            <text:p>$950,51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6]*(['Base Case'.$C$15]/12)" office:value-type="currency" office:currency="AUD" office:value="4538.69477539678" calcext:value-type="currency">
            <text:p>$4,539</text:p>
          </table:table-cell>
          <table:table-cell table:formula="of:=[.D66]-[.E66]" office:value-type="currency" office:currency="AUD" office:value="1465.93757059897" calcext:value-type="currency">
            <text:p>$1,466</text:p>
          </table:table-cell>
          <table:table-cell table:formula="of:=[.C66]-[.F66]" office:value-type="currency" office:currency="AUD" office:value="949046.057276894" calcext:value-type="currency">
            <text:p>$949,046</text:p>
          </table:table-cell>
          <table:table-cell table:formula="of:=[.H65]+[.E66]" office:value-type="currency" office:currency="AUD" office:value="308160.159766618" calcext:value-type="currency">
            <text:p>$308,1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EDATE([.B66];1)" office:value-type="date" office:date-value="2029-06-01" calcext:value-type="date">
            <text:p>1 Jun 2029</text:p>
          </table:table-cell>
          <table:table-cell table:formula="of:=[.G66]" office:value-type="currency" office:currency="AUD" office:value="949046.057276894" calcext:value-type="currency">
            <text:p>$949,04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7]*(['Base Case'.$C$15]/12)" office:value-type="currency" office:currency="AUD" office:value="4531.69492349717" calcext:value-type="currency">
            <text:p>$4,532</text:p>
          </table:table-cell>
          <table:table-cell table:formula="of:=[.D67]-[.E67]" office:value-type="currency" office:currency="AUD" office:value="1472.93742249858" calcext:value-type="currency">
            <text:p>$1,473</text:p>
          </table:table-cell>
          <table:table-cell table:formula="of:=[.C67]-[.F67]" office:value-type="currency" office:currency="AUD" office:value="947573.119854396" calcext:value-type="currency">
            <text:p>$947,573</text:p>
          </table:table-cell>
          <table:table-cell table:formula="of:=[.H66]+[.E67]" office:value-type="currency" office:currency="AUD" office:value="312691.854690115" calcext:value-type="currency">
            <text:p>$312,6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EDATE([.B67];1)" office:value-type="date" office:date-value="2029-07-01" calcext:value-type="date">
            <text:p>1 Jul 2029</text:p>
          </table:table-cell>
          <table:table-cell table:formula="of:=[.G67]" office:value-type="currency" office:currency="AUD" office:value="947573.119854396" calcext:value-type="currency">
            <text:p>$947,57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8]*(['Base Case'.$C$15]/12)" office:value-type="currency" office:currency="AUD" office:value="4524.66164730474" calcext:value-type="currency">
            <text:p>$4,525</text:p>
          </table:table-cell>
          <table:table-cell table:formula="of:=[.D68]-[.E68]" office:value-type="currency" office:currency="AUD" office:value="1479.97069869101" calcext:value-type="currency">
            <text:p>$1,480</text:p>
          </table:table-cell>
          <table:table-cell table:formula="of:=[.C68]-[.F68]" office:value-type="currency" office:currency="AUD" office:value="946093.149155705" calcext:value-type="currency">
            <text:p>$946,093</text:p>
          </table:table-cell>
          <table:table-cell table:formula="of:=[.H67]+[.E68]" office:value-type="currency" office:currency="AUD" office:value="317216.51633742" calcext:value-type="currency">
            <text:p>$317,2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EDATE([.B68];1)" office:value-type="date" office:date-value="2029-08-01" calcext:value-type="date">
            <text:p>1 Aug 2029</text:p>
          </table:table-cell>
          <table:table-cell table:formula="of:=[.G68]" office:value-type="currency" office:currency="AUD" office:value="946093.149155705" calcext:value-type="currency">
            <text:p>$946,09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69]*(['Base Case'.$C$15]/12)" office:value-type="currency" office:currency="AUD" office:value="4517.59478721849" calcext:value-type="currency">
            <text:p>$4,518</text:p>
          </table:table-cell>
          <table:table-cell table:formula="of:=[.D69]-[.E69]" office:value-type="currency" office:currency="AUD" office:value="1487.03755877726" calcext:value-type="currency">
            <text:p>$1,487</text:p>
          </table:table-cell>
          <table:table-cell table:formula="of:=[.C69]-[.F69]" office:value-type="currency" office:currency="AUD" office:value="944606.111596927" calcext:value-type="currency">
            <text:p>$944,606</text:p>
          </table:table-cell>
          <table:table-cell table:formula="of:=[.H68]+[.E69]" office:value-type="currency" office:currency="AUD" office:value="321734.111124638" calcext:value-type="currency">
            <text:p>$321,7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EDATE([.B69];1)" office:value-type="date" office:date-value="2029-09-01" calcext:value-type="date">
            <text:p>1 Sep 2029</text:p>
          </table:table-cell>
          <table:table-cell table:formula="of:=[.G69]" office:value-type="currency" office:currency="AUD" office:value="944606.111596927" calcext:value-type="currency">
            <text:p>$944,60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0]*(['Base Case'.$C$15]/12)" office:value-type="currency" office:currency="AUD" office:value="4510.49418287533" calcext:value-type="currency">
            <text:p>$4,510</text:p>
          </table:table-cell>
          <table:table-cell table:formula="of:=[.D70]-[.E70]" office:value-type="currency" office:currency="AUD" office:value="1494.13816312042" calcext:value-type="currency">
            <text:p>$1,494</text:p>
          </table:table-cell>
          <table:table-cell table:formula="of:=[.C70]-[.F70]" office:value-type="currency" office:currency="AUD" office:value="943111.973433807" calcext:value-type="currency">
            <text:p>$943,112</text:p>
          </table:table-cell>
          <table:table-cell table:formula="of:=[.H69]+[.E70]" office:value-type="currency" office:currency="AUD" office:value="326244.605307514" calcext:value-type="currency">
            <text:p>$326,2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EDATE([.B70];1)" office:value-type="date" office:date-value="2029-10-01" calcext:value-type="date">
            <text:p>1 Oct 2029</text:p>
          </table:table-cell>
          <table:table-cell table:formula="of:=[.G70]" office:value-type="currency" office:currency="AUD" office:value="943111.973433807" calcext:value-type="currency">
            <text:p>$943,11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1]*(['Base Case'.$C$15]/12)" office:value-type="currency" office:currency="AUD" office:value="4503.35967314643" calcext:value-type="currency">
            <text:p>$4,503</text:p>
          </table:table-cell>
          <table:table-cell table:formula="of:=[.D71]-[.E71]" office:value-type="currency" office:currency="AUD" office:value="1501.27267284932" calcext:value-type="currency">
            <text:p>$1,501</text:p>
          </table:table-cell>
          <table:table-cell table:formula="of:=[.C71]-[.F71]" office:value-type="currency" office:currency="AUD" office:value="941610.700760958" calcext:value-type="currency">
            <text:p>$941,611</text:p>
          </table:table-cell>
          <table:table-cell table:formula="of:=[.H70]+[.E71]" office:value-type="currency" office:currency="AUD" office:value="330747.96498066" calcext:value-type="currency">
            <text:p>$330,7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EDATE([.B71];1)" office:value-type="date" office:date-value="2029-11-01" calcext:value-type="date">
            <text:p>1 Nov 2029</text:p>
          </table:table-cell>
          <table:table-cell table:formula="of:=[.G71]" office:value-type="currency" office:currency="AUD" office:value="941610.700760958" calcext:value-type="currency">
            <text:p>$941,61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2]*(['Base Case'.$C$15]/12)" office:value-type="currency" office:currency="AUD" office:value="4496.19109613357" calcext:value-type="currency">
            <text:p>$4,496</text:p>
          </table:table-cell>
          <table:table-cell table:formula="of:=[.D72]-[.E72]" office:value-type="currency" office:currency="AUD" office:value="1508.44124986218" calcext:value-type="currency">
            <text:p>$1,508</text:p>
          </table:table-cell>
          <table:table-cell table:formula="of:=[.C72]-[.F72]" office:value-type="currency" office:currency="AUD" office:value="940102.259511096" calcext:value-type="currency">
            <text:p>$940,102</text:p>
          </table:table-cell>
          <table:table-cell table:formula="of:=[.H71]+[.E72]" office:value-type="currency" office:currency="AUD" office:value="335244.156076794" calcext:value-type="currency">
            <text:p>$335,2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EDATE([.B72];1)" office:value-type="date" office:date-value="2029-12-01" calcext:value-type="date">
            <text:p>1 Dec 2029</text:p>
          </table:table-cell>
          <table:table-cell table:formula="of:=[.G72]" office:value-type="currency" office:currency="AUD" office:value="940102.259511096" calcext:value-type="currency">
            <text:p>$940,10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3]*(['Base Case'.$C$15]/12)" office:value-type="currency" office:currency="AUD" office:value="4488.98828916548" calcext:value-type="currency">
            <text:p>$4,489</text:p>
          </table:table-cell>
          <table:table-cell table:formula="of:=[.D73]-[.E73]" office:value-type="currency" office:currency="AUD" office:value="1515.64405683027" calcext:value-type="currency">
            <text:p>$1,516</text:p>
          </table:table-cell>
          <table:table-cell table:formula="of:=[.C73]-[.F73]" office:value-type="currency" office:currency="AUD" office:value="938586.615454265" calcext:value-type="currency">
            <text:p>$938,587</text:p>
          </table:table-cell>
          <table:table-cell table:formula="of:=[.H72]+[.E73]" office:value-type="currency" office:currency="AUD" office:value="339733.144365959" calcext:value-type="currency">
            <text:p>$339,7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EDATE([.B73];1)" office:value-type="date" office:date-value="2030-01-01" calcext:value-type="date">
            <text:p>1 Jan 2030</text:p>
          </table:table-cell>
          <table:table-cell table:formula="of:=[.G73]" office:value-type="currency" office:currency="AUD" office:value="938586.615454265" calcext:value-type="currency">
            <text:p>$938,58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4]*(['Base Case'.$C$15]/12)" office:value-type="currency" office:currency="AUD" office:value="4481.75108879412" calcext:value-type="currency">
            <text:p>$4,482</text:p>
          </table:table-cell>
          <table:table-cell table:formula="of:=[.D74]-[.E74]" office:value-type="currency" office:currency="AUD" office:value="1522.88125720163" calcext:value-type="currency">
            <text:p>$1,523</text:p>
          </table:table-cell>
          <table:table-cell table:formula="of:=[.C74]-[.F74]" office:value-type="currency" office:currency="AUD" office:value="937063.734197064" calcext:value-type="currency">
            <text:p>$937,064</text:p>
          </table:table-cell>
          <table:table-cell table:formula="of:=[.H73]+[.E74]" office:value-type="currency" office:currency="AUD" office:value="344214.895454753" calcext:value-type="currency">
            <text:p>$344,2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EDATE([.B74];1)" office:value-type="date" office:date-value="2030-02-01" calcext:value-type="date">
            <text:p>1 Feb 2030</text:p>
          </table:table-cell>
          <table:table-cell table:formula="of:=[.G74]" office:value-type="currency" office:currency="AUD" office:value="937063.734197064" calcext:value-type="currency">
            <text:p>$937,06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5]*(['Base Case'.$C$15]/12)" office:value-type="currency" office:currency="AUD" office:value="4474.47933079098" calcext:value-type="currency">
            <text:p>$4,474</text:p>
          </table:table-cell>
          <table:table-cell table:formula="of:=[.D75]-[.E75]" office:value-type="currency" office:currency="AUD" office:value="1530.15301520477" calcext:value-type="currency">
            <text:p>$1,530</text:p>
          </table:table-cell>
          <table:table-cell table:formula="of:=[.C75]-[.F75]" office:value-type="currency" office:currency="AUD" office:value="935533.581181859" calcext:value-type="currency">
            <text:p>$935,534</text:p>
          </table:table-cell>
          <table:table-cell table:formula="of:=[.H74]+[.E75]" office:value-type="currency" office:currency="AUD" office:value="348689.374785544" calcext:value-type="currency">
            <text:p>$348,6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EDATE([.B75];1)" office:value-type="date" office:date-value="2030-03-01" calcext:value-type="date">
            <text:p>1 Mar 2030</text:p>
          </table:table-cell>
          <table:table-cell table:formula="of:=[.G75]" office:value-type="currency" office:currency="AUD" office:value="935533.581181859" calcext:value-type="currency">
            <text:p>$935,53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6]*(['Base Case'.$C$15]/12)" office:value-type="currency" office:currency="AUD" office:value="4467.17285014337" calcext:value-type="currency">
            <text:p>$4,467</text:p>
          </table:table-cell>
          <table:table-cell table:formula="of:=[.D76]-[.E76]" office:value-type="currency" office:currency="AUD" office:value="1537.45949585237" calcext:value-type="currency">
            <text:p>$1,537</text:p>
          </table:table-cell>
          <table:table-cell table:formula="of:=[.C76]-[.F76]" office:value-type="currency" office:currency="AUD" office:value="933996.121686006" calcext:value-type="currency">
            <text:p>$933,996</text:p>
          </table:table-cell>
          <table:table-cell table:formula="of:=[.H75]+[.E76]" office:value-type="currency" office:currency="AUD" office:value="353156.547635688" calcext:value-type="currency">
            <text:p>$353,1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EDATE([.B76];1)" office:value-type="date" office:date-value="2030-04-01" calcext:value-type="date">
            <text:p>1 Apr 2030</text:p>
          </table:table-cell>
          <table:table-cell table:formula="of:=[.G76]" office:value-type="currency" office:currency="AUD" office:value="933996.121686006" calcext:value-type="currency">
            <text:p>$933,99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7]*(['Base Case'.$C$15]/12)" office:value-type="currency" office:currency="AUD" office:value="4459.83148105068" calcext:value-type="currency">
            <text:p>$4,460</text:p>
          </table:table-cell>
          <table:table-cell table:formula="of:=[.D77]-[.E77]" office:value-type="currency" office:currency="AUD" office:value="1544.80086494507" calcext:value-type="currency">
            <text:p>$1,545</text:p>
          </table:table-cell>
          <table:table-cell table:formula="of:=[.C77]-[.F77]" office:value-type="currency" office:currency="AUD" office:value="932451.320821061" calcext:value-type="currency">
            <text:p>$932,451</text:p>
          </table:table-cell>
          <table:table-cell table:formula="of:=[.H76]+[.E77]" office:value-type="currency" office:currency="AUD" office:value="357616.379116738" calcext:value-type="currency">
            <text:p>$357,6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EDATE([.B77];1)" office:value-type="date" office:date-value="2030-05-01" calcext:value-type="date">
            <text:p>1 May 2030</text:p>
          </table:table-cell>
          <table:table-cell table:formula="of:=[.G77]" office:value-type="currency" office:currency="AUD" office:value="932451.320821061" calcext:value-type="currency">
            <text:p>$932,45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8]*(['Base Case'.$C$15]/12)" office:value-type="currency" office:currency="AUD" office:value="4452.45505692057" calcext:value-type="currency">
            <text:p>$4,452</text:p>
          </table:table-cell>
          <table:table-cell table:formula="of:=[.D78]-[.E78]" office:value-type="currency" office:currency="AUD" office:value="1552.17728907518" calcext:value-type="currency">
            <text:p>$1,552</text:p>
          </table:table-cell>
          <table:table-cell table:formula="of:=[.C78]-[.F78]" office:value-type="currency" office:currency="AUD" office:value="930899.143531986" calcext:value-type="currency">
            <text:p>$930,899</text:p>
          </table:table-cell>
          <table:table-cell table:formula="of:=[.H77]+[.E78]" office:value-type="currency" office:currency="AUD" office:value="362068.834173659" calcext:value-type="currency">
            <text:p>$362,0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EDATE([.B78];1)" office:value-type="date" office:date-value="2030-06-01" calcext:value-type="date">
            <text:p>1 Jun 2030</text:p>
          </table:table-cell>
          <table:table-cell table:formula="of:=[.G78]" office:value-type="currency" office:currency="AUD" office:value="930899.143531986" calcext:value-type="currency">
            <text:p>$930,89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79]*(['Base Case'.$C$15]/12)" office:value-type="currency" office:currency="AUD" office:value="4445.04341036523" calcext:value-type="currency">
            <text:p>$4,445</text:p>
          </table:table-cell>
          <table:table-cell table:formula="of:=[.D79]-[.E79]" office:value-type="currency" office:currency="AUD" office:value="1559.58893563052" calcext:value-type="currency">
            <text:p>$1,560</text:p>
          </table:table-cell>
          <table:table-cell table:formula="of:=[.C79]-[.F79]" office:value-type="currency" office:currency="AUD" office:value="929339.554596356" calcext:value-type="currency">
            <text:p>$929,340</text:p>
          </table:table-cell>
          <table:table-cell table:formula="of:=[.H78]+[.E79]" office:value-type="currency" office:currency="AUD" office:value="366513.877584024" calcext:value-type="currency">
            <text:p>$366,5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EDATE([.B79];1)" office:value-type="date" office:date-value="2030-07-01" calcext:value-type="date">
            <text:p>1 Jul 2030</text:p>
          </table:table-cell>
          <table:table-cell table:formula="of:=[.G79]" office:value-type="currency" office:currency="AUD" office:value="929339.554596356" calcext:value-type="currency">
            <text:p>$929,34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0]*(['Base Case'.$C$15]/12)" office:value-type="currency" office:currency="AUD" office:value="4437.5963731976" calcext:value-type="currency">
            <text:p>$4,438</text:p>
          </table:table-cell>
          <table:table-cell table:formula="of:=[.D80]-[.E80]" office:value-type="currency" office:currency="AUD" office:value="1567.03597279815" calcext:value-type="currency">
            <text:p>$1,567</text:p>
          </table:table-cell>
          <table:table-cell table:formula="of:=[.C80]-[.F80]" office:value-type="currency" office:currency="AUD" office:value="927772.518623557" calcext:value-type="currency">
            <text:p>$927,773</text:p>
          </table:table-cell>
          <table:table-cell table:formula="of:=[.H79]+[.E80]" office:value-type="currency" office:currency="AUD" office:value="370951.473957222" calcext:value-type="currency">
            <text:p>$370,9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EDATE([.B80];1)" office:value-type="date" office:date-value="2030-08-01" calcext:value-type="date">
            <text:p>1 Aug 2030</text:p>
          </table:table-cell>
          <table:table-cell table:formula="of:=[.G80]" office:value-type="currency" office:currency="AUD" office:value="927772.518623557" calcext:value-type="currency">
            <text:p>$927,77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1]*(['Base Case'.$C$15]/12)" office:value-type="currency" office:currency="AUD" office:value="4430.11377642749" calcext:value-type="currency">
            <text:p>$4,430</text:p>
          </table:table-cell>
          <table:table-cell table:formula="of:=[.D81]-[.E81]" office:value-type="currency" office:currency="AUD" office:value="1574.51856956826" calcext:value-type="currency">
            <text:p>$1,575</text:p>
          </table:table-cell>
          <table:table-cell table:formula="of:=[.C81]-[.F81]" office:value-type="currency" office:currency="AUD" office:value="926198.000053989" calcext:value-type="currency">
            <text:p>$926,198</text:p>
          </table:table-cell>
          <table:table-cell table:formula="of:=[.H80]+[.E81]" office:value-type="currency" office:currency="AUD" office:value="375381.587733649" calcext:value-type="currency">
            <text:p>$375,3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EDATE([.B81];1)" office:value-type="date" office:date-value="2030-09-01" calcext:value-type="date">
            <text:p>1 Sep 2030</text:p>
          </table:table-cell>
          <table:table-cell table:formula="of:=[.G81]" office:value-type="currency" office:currency="AUD" office:value="926198.000053989" calcext:value-type="currency">
            <text:p>$926,19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2]*(['Base Case'.$C$15]/12)" office:value-type="currency" office:currency="AUD" office:value="4422.5954502578" calcext:value-type="currency">
            <text:p>$4,423</text:p>
          </table:table-cell>
          <table:table-cell table:formula="of:=[.D82]-[.E82]" office:value-type="currency" office:currency="AUD" office:value="1582.03689573795" calcext:value-type="currency">
            <text:p>$1,582</text:p>
          </table:table-cell>
          <table:table-cell table:formula="of:=[.C82]-[.F82]" office:value-type="currency" office:currency="AUD" office:value="924615.963158251" calcext:value-type="currency">
            <text:p>$924,616</text:p>
          </table:table-cell>
          <table:table-cell table:formula="of:=[.H81]+[.E82]" office:value-type="currency" office:currency="AUD" office:value="379804.183183907" calcext:value-type="currency">
            <text:p>$379,8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EDATE([.B82];1)" office:value-type="date" office:date-value="2030-10-01" calcext:value-type="date">
            <text:p>1 Oct 2030</text:p>
          </table:table-cell>
          <table:table-cell table:formula="of:=[.G82]" office:value-type="currency" office:currency="AUD" office:value="924615.963158251" calcext:value-type="currency">
            <text:p>$924,61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3]*(['Base Case'.$C$15]/12)" office:value-type="currency" office:currency="AUD" office:value="4415.04122408065" calcext:value-type="currency">
            <text:p>$4,415</text:p>
          </table:table-cell>
          <table:table-cell table:formula="of:=[.D83]-[.E83]" office:value-type="currency" office:currency="AUD" office:value="1589.5911219151" calcext:value-type="currency">
            <text:p>$1,590</text:p>
          </table:table-cell>
          <table:table-cell table:formula="of:=[.C83]-[.F83]" office:value-type="currency" office:currency="AUD" office:value="923026.372036336" calcext:value-type="currency">
            <text:p>$923,026</text:p>
          </table:table-cell>
          <table:table-cell table:formula="of:=[.H82]+[.E83]" office:value-type="currency" office:currency="AUD" office:value="384219.224407988" calcext:value-type="currency">
            <text:p>$384,2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EDATE([.B83];1)" office:value-type="date" office:date-value="2030-11-01" calcext:value-type="date">
            <text:p>1 Nov 2030</text:p>
          </table:table-cell>
          <table:table-cell table:formula="of:=[.G83]" office:value-type="currency" office:currency="AUD" office:value="923026.372036336" calcext:value-type="currency">
            <text:p>$923,02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4]*(['Base Case'.$C$15]/12)" office:value-type="currency" office:currency="AUD" office:value="4407.4509264735" calcext:value-type="currency">
            <text:p>$4,407</text:p>
          </table:table-cell>
          <table:table-cell table:formula="of:=[.D84]-[.E84]" office:value-type="currency" office:currency="AUD" office:value="1597.18141952225" calcext:value-type="currency">
            <text:p>$1,597</text:p>
          </table:table-cell>
          <table:table-cell table:formula="of:=[.C84]-[.F84]" office:value-type="currency" office:currency="AUD" office:value="921429.190616814" calcext:value-type="currency">
            <text:p>$921,429</text:p>
          </table:table-cell>
          <table:table-cell table:formula="of:=[.H83]+[.E84]" office:value-type="currency" office:currency="AUD" office:value="388626.675334461" calcext:value-type="currency">
            <text:p>$388,6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EDATE([.B84];1)" office:value-type="date" office:date-value="2030-12-01" calcext:value-type="date">
            <text:p>1 Dec 2030</text:p>
          </table:table-cell>
          <table:table-cell table:formula="of:=[.G84]" office:value-type="currency" office:currency="AUD" office:value="921429.190616814" calcext:value-type="currency">
            <text:p>$921,42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5]*(['Base Case'.$C$15]/12)" office:value-type="currency" office:currency="AUD" office:value="4399.82438519529" calcext:value-type="currency">
            <text:p>$4,400</text:p>
          </table:table-cell>
          <table:table-cell table:formula="of:=[.D85]-[.E85]" office:value-type="currency" office:currency="AUD" office:value="1604.80796080046" calcext:value-type="currency">
            <text:p>$1,605</text:p>
          </table:table-cell>
          <table:table-cell table:formula="of:=[.C85]-[.F85]" office:value-type="currency" office:currency="AUD" office:value="919824.382656013" calcext:value-type="currency">
            <text:p>$919,824</text:p>
          </table:table-cell>
          <table:table-cell table:formula="of:=[.H84]+[.E85]" office:value-type="currency" office:currency="AUD" office:value="393026.499719657" calcext:value-type="currency">
            <text:p>$393,0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EDATE([.B85];1)" office:value-type="date" office:date-value="2031-01-01" calcext:value-type="date">
            <text:p>1 Jan 2031</text:p>
          </table:table-cell>
          <table:table-cell table:formula="of:=[.G85]" office:value-type="currency" office:currency="AUD" office:value="919824.382656013" calcext:value-type="currency">
            <text:p>$919,8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6]*(['Base Case'.$C$15]/12)" office:value-type="currency" office:currency="AUD" office:value="4392.16142718246" calcext:value-type="currency">
            <text:p>$4,392</text:p>
          </table:table-cell>
          <table:table-cell table:formula="of:=[.D86]-[.E86]" office:value-type="currency" office:currency="AUD" office:value="1612.47091881329" calcext:value-type="currency">
            <text:p>$1,612</text:p>
          </table:table-cell>
          <table:table-cell table:formula="of:=[.C86]-[.F86]" office:value-type="currency" office:currency="AUD" office:value="918211.9117372" calcext:value-type="currency">
            <text:p>$918,212</text:p>
          </table:table-cell>
          <table:table-cell table:formula="of:=[.H85]+[.E86]" office:value-type="currency" office:currency="AUD" office:value="397418.661146839" calcext:value-type="currency">
            <text:p>$397,4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EDATE([.B86];1)" office:value-type="date" office:date-value="2031-02-01" calcext:value-type="date">
            <text:p>1 Feb 2031</text:p>
          </table:table-cell>
          <table:table-cell table:formula="of:=[.G86]" office:value-type="currency" office:currency="AUD" office:value="918211.9117372" calcext:value-type="currency">
            <text:p>$918,21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7]*(['Base Case'.$C$15]/12)" office:value-type="currency" office:currency="AUD" office:value="4384.46187854513" calcext:value-type="currency">
            <text:p>$4,384</text:p>
          </table:table-cell>
          <table:table-cell table:formula="of:=[.D87]-[.E87]" office:value-type="currency" office:currency="AUD" office:value="1620.17046745062" calcext:value-type="currency">
            <text:p>$1,620</text:p>
          </table:table-cell>
          <table:table-cell table:formula="of:=[.C87]-[.F87]" office:value-type="currency" office:currency="AUD" office:value="916591.741269749" calcext:value-type="currency">
            <text:p>$916,592</text:p>
          </table:table-cell>
          <table:table-cell table:formula="of:=[.H86]+[.E87]" office:value-type="currency" office:currency="AUD" office:value="401803.123025384" calcext:value-type="currency">
            <text:p>$401,8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EDATE([.B87];1)" office:value-type="date" office:date-value="2031-03-01" calcext:value-type="date">
            <text:p>1 Mar 2031</text:p>
          </table:table-cell>
          <table:table-cell table:formula="of:=[.G87]" office:value-type="currency" office:currency="AUD" office:value="916591.741269749" calcext:value-type="currency">
            <text:p>$916,59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8]*(['Base Case'.$C$15]/12)" office:value-type="currency" office:currency="AUD" office:value="4376.72556456305" calcext:value-type="currency">
            <text:p>$4,377</text:p>
          </table:table-cell>
          <table:table-cell table:formula="of:=[.D88]-[.E88]" office:value-type="currency" office:currency="AUD" office:value="1627.9067814327" calcext:value-type="currency">
            <text:p>$1,628</text:p>
          </table:table-cell>
          <table:table-cell table:formula="of:=[.C88]-[.F88]" office:value-type="currency" office:currency="AUD" office:value="914963.834488317" calcext:value-type="currency">
            <text:p>$914,964</text:p>
          </table:table-cell>
          <table:table-cell table:formula="of:=[.H87]+[.E88]" office:value-type="currency" office:currency="AUD" office:value="406179.848589947" calcext:value-type="currency">
            <text:p>$406,1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EDATE([.B88];1)" office:value-type="date" office:date-value="2031-04-01" calcext:value-type="date">
            <text:p>1 Apr 2031</text:p>
          </table:table-cell>
          <table:table-cell table:formula="of:=[.G88]" office:value-type="currency" office:currency="AUD" office:value="914963.834488317" calcext:value-type="currency">
            <text:p>$914,96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89]*(['Base Case'.$C$15]/12)" office:value-type="currency" office:currency="AUD" office:value="4368.95230968171" calcext:value-type="currency">
            <text:p>$4,369</text:p>
          </table:table-cell>
          <table:table-cell table:formula="of:=[.D89]-[.E89]" office:value-type="currency" office:currency="AUD" office:value="1635.68003631404" calcext:value-type="currency">
            <text:p>$1,636</text:p>
          </table:table-cell>
          <table:table-cell table:formula="of:=[.C89]-[.F89]" office:value-type="currency" office:currency="AUD" office:value="913328.154452003" calcext:value-type="currency">
            <text:p>$913,328</text:p>
          </table:table-cell>
          <table:table-cell table:formula="of:=[.H88]+[.E89]" office:value-type="currency" office:currency="AUD" office:value="410548.800899629" calcext:value-type="currency">
            <text:p>$410,5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EDATE([.B89];1)" office:value-type="date" office:date-value="2031-05-01" calcext:value-type="date">
            <text:p>1 May 2031</text:p>
          </table:table-cell>
          <table:table-cell table:formula="of:=[.G89]" office:value-type="currency" office:currency="AUD" office:value="913328.154452003" calcext:value-type="currency">
            <text:p>$913,32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0]*(['Base Case'.$C$15]/12)" office:value-type="currency" office:currency="AUD" office:value="4361.14193750831" calcext:value-type="currency">
            <text:p>$4,361</text:p>
          </table:table-cell>
          <table:table-cell table:formula="of:=[.D90]-[.E90]" office:value-type="currency" office:currency="AUD" office:value="1643.49040848744" calcext:value-type="currency">
            <text:p>$1,643</text:p>
          </table:table-cell>
          <table:table-cell table:formula="of:=[.C90]-[.F90]" office:value-type="currency" office:currency="AUD" office:value="911684.664043515" calcext:value-type="currency">
            <text:p>$911,685</text:p>
          </table:table-cell>
          <table:table-cell table:formula="of:=[.H89]+[.E90]" office:value-type="currency" office:currency="AUD" office:value="414909.942837137" calcext:value-type="currency">
            <text:p>$414,9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EDATE([.B90];1)" office:value-type="date" office:date-value="2031-06-01" calcext:value-type="date">
            <text:p>1 Jun 2031</text:p>
          </table:table-cell>
          <table:table-cell table:formula="of:=[.G90]" office:value-type="currency" office:currency="AUD" office:value="911684.664043515" calcext:value-type="currency">
            <text:p>$911,68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1]*(['Base Case'.$C$15]/12)" office:value-type="currency" office:currency="AUD" office:value="4353.29427080779" calcext:value-type="currency">
            <text:p>$4,353</text:p>
          </table:table-cell>
          <table:table-cell table:formula="of:=[.D91]-[.E91]" office:value-type="currency" office:currency="AUD" office:value="1651.33807518796" calcext:value-type="currency">
            <text:p>$1,651</text:p>
          </table:table-cell>
          <table:table-cell table:formula="of:=[.C91]-[.F91]" office:value-type="currency" office:currency="AUD" office:value="910033.325968327" calcext:value-type="currency">
            <text:p>$910,033</text:p>
          </table:table-cell>
          <table:table-cell table:formula="of:=[.H90]+[.E91]" office:value-type="currency" office:currency="AUD" office:value="419263.237107945" calcext:value-type="currency">
            <text:p>$419,2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EDATE([.B91];1)" office:value-type="date" office:date-value="2031-07-01" calcext:value-type="date">
            <text:p>1 Jul 2031</text:p>
          </table:table-cell>
          <table:table-cell table:formula="of:=[.G91]" office:value-type="currency" office:currency="AUD" office:value="910033.325968327" calcext:value-type="currency">
            <text:p>$910,03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2]*(['Base Case'.$C$15]/12)" office:value-type="currency" office:currency="AUD" office:value="4345.40913149876" calcext:value-type="currency">
            <text:p>$4,345</text:p>
          </table:table-cell>
          <table:table-cell table:formula="of:=[.D92]-[.E92]" office:value-type="currency" office:currency="AUD" office:value="1659.22321449699" calcext:value-type="currency">
            <text:p>$1,659</text:p>
          </table:table-cell>
          <table:table-cell table:formula="of:=[.C92]-[.F92]" office:value-type="currency" office:currency="AUD" office:value="908374.10275383" calcext:value-type="currency">
            <text:p>$908,374</text:p>
          </table:table-cell>
          <table:table-cell table:formula="of:=[.H91]+[.E92]" office:value-type="currency" office:currency="AUD" office:value="423608.646239444" calcext:value-type="currency">
            <text:p>$423,6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EDATE([.B92];1)" office:value-type="date" office:date-value="2031-08-01" calcext:value-type="date">
            <text:p>1 Aug 2031</text:p>
          </table:table-cell>
          <table:table-cell table:formula="of:=[.G92]" office:value-type="currency" office:currency="AUD" office:value="908374.10275383" calcext:value-type="currency">
            <text:p>$908,37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3]*(['Base Case'.$C$15]/12)" office:value-type="currency" office:currency="AUD" office:value="4337.48634064954" calcext:value-type="currency">
            <text:p>$4,337</text:p>
          </table:table-cell>
          <table:table-cell table:formula="of:=[.D93]-[.E93]" office:value-type="currency" office:currency="AUD" office:value="1667.14600534621" calcext:value-type="currency">
            <text:p>$1,667</text:p>
          </table:table-cell>
          <table:table-cell table:formula="of:=[.C93]-[.F93]" office:value-type="currency" office:currency="AUD" office:value="906706.956748484" calcext:value-type="currency">
            <text:p>$906,707</text:p>
          </table:table-cell>
          <table:table-cell table:formula="of:=[.H92]+[.E93]" office:value-type="currency" office:currency="AUD" office:value="427946.132580093" calcext:value-type="currency">
            <text:p>$427,9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EDATE([.B93];1)" office:value-type="date" office:date-value="2031-09-01" calcext:value-type="date">
            <text:p>1 Sep 2031</text:p>
          </table:table-cell>
          <table:table-cell table:formula="of:=[.G93]" office:value-type="currency" office:currency="AUD" office:value="906706.956748484" calcext:value-type="currency">
            <text:p>$906,70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4]*(['Base Case'.$C$15]/12)" office:value-type="currency" office:currency="AUD" office:value="4329.52571847401" calcext:value-type="currency">
            <text:p>$4,330</text:p>
          </table:table-cell>
          <table:table-cell table:formula="of:=[.D94]-[.E94]" office:value-type="currency" office:currency="AUD" office:value="1675.10662752174" calcext:value-type="currency">
            <text:p>$1,675</text:p>
          </table:table-cell>
          <table:table-cell table:formula="of:=[.C94]-[.F94]" office:value-type="currency" office:currency="AUD" office:value="905031.850120962" calcext:value-type="currency">
            <text:p>$905,032</text:p>
          </table:table-cell>
          <table:table-cell table:formula="of:=[.H93]+[.E94]" office:value-type="currency" office:currency="AUD" office:value="432275.658298567" calcext:value-type="currency">
            <text:p>$432,2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EDATE([.B94];1)" office:value-type="date" office:date-value="2031-10-01" calcext:value-type="date">
            <text:p>1 Oct 2031</text:p>
          </table:table-cell>
          <table:table-cell table:formula="of:=[.G94]" office:value-type="currency" office:currency="AUD" office:value="905031.850120962" calcext:value-type="currency">
            <text:p>$905,03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5]*(['Base Case'.$C$15]/12)" office:value-type="currency" office:currency="AUD" office:value="4321.5270843276" calcext:value-type="currency">
            <text:p>$4,322</text:p>
          </table:table-cell>
          <table:table-cell table:formula="of:=[.D95]-[.E95]" office:value-type="currency" office:currency="AUD" office:value="1683.10526166815" calcext:value-type="currency">
            <text:p>$1,683</text:p>
          </table:table-cell>
          <table:table-cell table:formula="of:=[.C95]-[.F95]" office:value-type="currency" office:currency="AUD" office:value="903348.744859294" calcext:value-type="currency">
            <text:p>$903,349</text:p>
          </table:table-cell>
          <table:table-cell table:formula="of:=[.H94]+[.E95]" office:value-type="currency" office:currency="AUD" office:value="436597.185382895" calcext:value-type="currency">
            <text:p>$436,5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EDATE([.B95];1)" office:value-type="date" office:date-value="2031-11-01" calcext:value-type="date">
            <text:p>1 Nov 2031</text:p>
          </table:table-cell>
          <table:table-cell table:formula="of:=[.G95]" office:value-type="currency" office:currency="AUD" office:value="903348.744859294" calcext:value-type="currency">
            <text:p>$903,34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6]*(['Base Case'.$C$15]/12)" office:value-type="currency" office:currency="AUD" office:value="4313.49025670313" calcext:value-type="currency">
            <text:p>$4,313</text:p>
          </table:table-cell>
          <table:table-cell table:formula="of:=[.D96]-[.E96]" office:value-type="currency" office:currency="AUD" office:value="1691.14208929262" calcext:value-type="currency">
            <text:p>$1,691</text:p>
          </table:table-cell>
          <table:table-cell table:formula="of:=[.C96]-[.F96]" office:value-type="currency" office:currency="AUD" office:value="901657.602770002" calcext:value-type="currency">
            <text:p>$901,658</text:p>
          </table:table-cell>
          <table:table-cell table:formula="of:=[.H95]+[.E96]" office:value-type="currency" office:currency="AUD" office:value="440910.675639598" calcext:value-type="currency">
            <text:p>$440,9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EDATE([.B96];1)" office:value-type="date" office:date-value="2031-12-01" calcext:value-type="date">
            <text:p>1 Dec 2031</text:p>
          </table:table-cell>
          <table:table-cell table:formula="of:=[.G96]" office:value-type="currency" office:currency="AUD" office:value="901657.602770002" calcext:value-type="currency">
            <text:p>$901,65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7]*(['Base Case'.$C$15]/12)" office:value-type="currency" office:currency="AUD" office:value="4305.41505322676" calcext:value-type="currency">
            <text:p>$4,305</text:p>
          </table:table-cell>
          <table:table-cell table:formula="of:=[.D97]-[.E97]" office:value-type="currency" office:currency="AUD" office:value="1699.21729276899" calcext:value-type="currency">
            <text:p>$1,699</text:p>
          </table:table-cell>
          <table:table-cell table:formula="of:=[.C97]-[.F97]" office:value-type="currency" office:currency="AUD" office:value="899958.385477233" calcext:value-type="currency">
            <text:p>$899,958</text:p>
          </table:table-cell>
          <table:table-cell table:formula="of:=[.H96]+[.E97]" office:value-type="currency" office:currency="AUD" office:value="445216.090692825" calcext:value-type="currency">
            <text:p>$445,2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EDATE([.B97];1)" office:value-type="date" office:date-value="2032-01-01" calcext:value-type="date">
            <text:p>1 Jan 2032</text:p>
          </table:table-cell>
          <table:table-cell table:formula="of:=[.G97]" office:value-type="currency" office:currency="AUD" office:value="899958.385477233" calcext:value-type="currency">
            <text:p>$899,95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8]*(['Base Case'.$C$15]/12)" office:value-type="currency" office:currency="AUD" office:value="4297.30129065379" calcext:value-type="currency">
            <text:p>$4,297</text:p>
          </table:table-cell>
          <table:table-cell table:formula="of:=[.D98]-[.E98]" office:value-type="currency" office:currency="AUD" office:value="1707.33105534196" calcext:value-type="currency">
            <text:p>$1,707</text:p>
          </table:table-cell>
          <table:table-cell table:formula="of:=[.C98]-[.F98]" office:value-type="currency" office:currency="AUD" office:value="898251.054421891" calcext:value-type="currency">
            <text:p>$898,251</text:p>
          </table:table-cell>
          <table:table-cell table:formula="of:=[.H97]+[.E98]" office:value-type="currency" office:currency="AUD" office:value="449513.391983478" calcext:value-type="currency">
            <text:p>$449,5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EDATE([.B98];1)" office:value-type="date" office:date-value="2032-02-01" calcext:value-type="date">
            <text:p>1 Feb 2032</text:p>
          </table:table-cell>
          <table:table-cell table:formula="of:=[.G98]" office:value-type="currency" office:currency="AUD" office:value="898251.054421891" calcext:value-type="currency">
            <text:p>$898,25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99]*(['Base Case'.$C$15]/12)" office:value-type="currency" office:currency="AUD" office:value="4289.14878486453" calcext:value-type="currency">
            <text:p>$4,289</text:p>
          </table:table-cell>
          <table:table-cell table:formula="of:=[.D99]-[.E99]" office:value-type="currency" office:currency="AUD" office:value="1715.48356113122" calcext:value-type="currency">
            <text:p>$1,715</text:p>
          </table:table-cell>
          <table:table-cell table:formula="of:=[.C99]-[.F99]" office:value-type="currency" office:currency="AUD" office:value="896535.57086076" calcext:value-type="currency">
            <text:p>$896,536</text:p>
          </table:table-cell>
          <table:table-cell table:formula="of:=[.H98]+[.E99]" office:value-type="currency" office:currency="AUD" office:value="453802.540768343" calcext:value-type="currency">
            <text:p>$453,8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EDATE([.B99];1)" office:value-type="date" office:date-value="2032-03-01" calcext:value-type="date">
            <text:p>1 Mar 2032</text:p>
          </table:table-cell>
          <table:table-cell table:formula="of:=[.G99]" office:value-type="currency" office:currency="AUD" office:value="896535.57086076" calcext:value-type="currency">
            <text:p>$896,53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0]*(['Base Case'.$C$15]/12)" office:value-type="currency" office:currency="AUD" office:value="4280.95735086013" calcext:value-type="currency">
            <text:p>$4,281</text:p>
          </table:table-cell>
          <table:table-cell table:formula="of:=[.D100]-[.E100]" office:value-type="currency" office:currency="AUD" office:value="1723.67499513562" calcext:value-type="currency">
            <text:p>$1,724</text:p>
          </table:table-cell>
          <table:table-cell table:formula="of:=[.C100]-[.F100]" office:value-type="currency" office:currency="AUD" office:value="894811.895865624" calcext:value-type="currency">
            <text:p>$894,812</text:p>
          </table:table-cell>
          <table:table-cell table:formula="of:=[.H99]+[.E100]" office:value-type="currency" office:currency="AUD" office:value="458083.498119203" calcext:value-type="currency">
            <text:p>$458,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EDATE([.B100];1)" office:value-type="date" office:date-value="2032-04-01" calcext:value-type="date">
            <text:p>1 Apr 2032</text:p>
          </table:table-cell>
          <table:table-cell table:formula="of:=[.G100]" office:value-type="currency" office:currency="AUD" office:value="894811.895865624" calcext:value-type="currency">
            <text:p>$894,81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1]*(['Base Case'.$C$15]/12)" office:value-type="currency" office:currency="AUD" office:value="4272.72680275835" calcext:value-type="currency">
            <text:p>$4,273</text:p>
          </table:table-cell>
          <table:table-cell table:formula="of:=[.D101]-[.E101]" office:value-type="currency" office:currency="AUD" office:value="1731.9055432374" calcext:value-type="currency">
            <text:p>$1,732</text:p>
          </table:table-cell>
          <table:table-cell table:formula="of:=[.C101]-[.F101]" office:value-type="currency" office:currency="AUD" office:value="893079.990322387" calcext:value-type="currency">
            <text:p>$893,080</text:p>
          </table:table-cell>
          <table:table-cell table:formula="of:=[.H100]+[.E101]" office:value-type="currency" office:currency="AUD" office:value="462356.224921961" calcext:value-type="currency">
            <text:p>$462,3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EDATE([.B101];1)" office:value-type="date" office:date-value="2032-05-01" calcext:value-type="date">
            <text:p>1 May 2032</text:p>
          </table:table-cell>
          <table:table-cell table:formula="of:=[.G101]" office:value-type="currency" office:currency="AUD" office:value="893079.990322387" calcext:value-type="currency">
            <text:p>$893,0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2]*(['Base Case'.$C$15]/12)" office:value-type="currency" office:currency="AUD" office:value="4264.4569537894" calcext:value-type="currency">
            <text:p>$4,264</text:p>
          </table:table-cell>
          <table:table-cell table:formula="of:=[.D102]-[.E102]" office:value-type="currency" office:currency="AUD" office:value="1740.17539220635" calcext:value-type="currency">
            <text:p>$1,740</text:p>
          </table:table-cell>
          <table:table-cell table:formula="of:=[.C102]-[.F102]" office:value-type="currency" office:currency="AUD" office:value="891339.81493018" calcext:value-type="currency">
            <text:p>$891,340</text:p>
          </table:table-cell>
          <table:table-cell table:formula="of:=[.H101]+[.E102]" office:value-type="currency" office:currency="AUD" office:value="466620.681875751" calcext:value-type="currency">
            <text:p>$466,6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EDATE([.B102];1)" office:value-type="date" office:date-value="2032-06-01" calcext:value-type="date">
            <text:p>1 Jun 2032</text:p>
          </table:table-cell>
          <table:table-cell table:formula="of:=[.G102]" office:value-type="currency" office:currency="AUD" office:value="891339.81493018" calcext:value-type="currency">
            <text:p>$891,34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3]*(['Base Case'.$C$15]/12)" office:value-type="currency" office:currency="AUD" office:value="4256.14761629161" calcext:value-type="currency">
            <text:p>$4,256</text:p>
          </table:table-cell>
          <table:table-cell table:formula="of:=[.D103]-[.E103]" office:value-type="currency" office:currency="AUD" office:value="1748.48472970414" calcext:value-type="currency">
            <text:p>$1,748</text:p>
          </table:table-cell>
          <table:table-cell table:formula="of:=[.C103]-[.F103]" office:value-type="currency" office:currency="AUD" office:value="889591.330200476" calcext:value-type="currency">
            <text:p>$889,591</text:p>
          </table:table-cell>
          <table:table-cell table:formula="of:=[.H102]+[.E103]" office:value-type="currency" office:currency="AUD" office:value="470876.829492042" calcext:value-type="currency">
            <text:p>$470,8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EDATE([.B103];1)" office:value-type="date" office:date-value="2032-07-01" calcext:value-type="date">
            <text:p>1 Jul 2032</text:p>
          </table:table-cell>
          <table:table-cell table:formula="of:=[.G103]" office:value-type="currency" office:currency="AUD" office:value="889591.330200476" calcext:value-type="currency">
            <text:p>$889,59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4]*(['Base Case'.$C$15]/12)" office:value-type="currency" office:currency="AUD" office:value="4247.79860170727" calcext:value-type="currency">
            <text:p>$4,248</text:p>
          </table:table-cell>
          <table:table-cell table:formula="of:=[.D104]-[.E104]" office:value-type="currency" office:currency="AUD" office:value="1756.83374428848" calcext:value-type="currency">
            <text:p>$1,757</text:p>
          </table:table-cell>
          <table:table-cell table:formula="of:=[.C104]-[.F104]" office:value-type="currency" office:currency="AUD" office:value="887834.496456188" calcext:value-type="currency">
            <text:p>$887,834</text:p>
          </table:table-cell>
          <table:table-cell table:formula="of:=[.H103]+[.E104]" office:value-type="currency" office:currency="AUD" office:value="475124.62809375" calcext:value-type="currency">
            <text:p>$475,1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EDATE([.B104];1)" office:value-type="date" office:date-value="2032-08-01" calcext:value-type="date">
            <text:p>1 Aug 2032</text:p>
          </table:table-cell>
          <table:table-cell table:formula="of:=[.G104]" office:value-type="currency" office:currency="AUD" office:value="887834.496456188" calcext:value-type="currency">
            <text:p>$887,83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5]*(['Base Case'.$C$15]/12)" office:value-type="currency" office:currency="AUD" office:value="4239.4097205783" calcext:value-type="currency">
            <text:p>$4,239</text:p>
          </table:table-cell>
          <table:table-cell table:formula="of:=[.D105]-[.E105]" office:value-type="currency" office:currency="AUD" office:value="1765.22262541745" calcext:value-type="currency">
            <text:p>$1,765</text:p>
          </table:table-cell>
          <table:table-cell table:formula="of:=[.C105]-[.F105]" office:value-type="currency" office:currency="AUD" office:value="886069.27383077" calcext:value-type="currency">
            <text:p>$886,069</text:p>
          </table:table-cell>
          <table:table-cell table:formula="of:=[.H104]+[.E105]" office:value-type="currency" office:currency="AUD" office:value="479364.037814328" calcext:value-type="currency">
            <text:p>$479,3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EDATE([.B105];1)" office:value-type="date" office:date-value="2032-09-01" calcext:value-type="date">
            <text:p>1 Sep 2032</text:p>
          </table:table-cell>
          <table:table-cell table:formula="of:=[.G105]" office:value-type="currency" office:currency="AUD" office:value="886069.27383077" calcext:value-type="currency">
            <text:p>$886,06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6]*(['Base Case'.$C$15]/12)" office:value-type="currency" office:currency="AUD" office:value="4230.98078254193" calcext:value-type="currency">
            <text:p>$4,231</text:p>
          </table:table-cell>
          <table:table-cell table:formula="of:=[.D106]-[.E106]" office:value-type="currency" office:currency="AUD" office:value="1773.65156345382" calcext:value-type="currency">
            <text:p>$1,774</text:p>
          </table:table-cell>
          <table:table-cell table:formula="of:=[.C106]-[.F106]" office:value-type="currency" office:currency="AUD" office:value="884295.622267316" calcext:value-type="currency">
            <text:p>$884,296</text:p>
          </table:table-cell>
          <table:table-cell table:formula="of:=[.H105]+[.E106]" office:value-type="currency" office:currency="AUD" office:value="483595.01859687" calcext:value-type="currency">
            <text:p>$483,5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EDATE([.B106];1)" office:value-type="date" office:date-value="2032-10-01" calcext:value-type="date">
            <text:p>1 Oct 2032</text:p>
          </table:table-cell>
          <table:table-cell table:formula="of:=[.G106]" office:value-type="currency" office:currency="AUD" office:value="884295.622267316" calcext:value-type="currency">
            <text:p>$884,29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7]*(['Base Case'.$C$15]/12)" office:value-type="currency" office:currency="AUD" office:value="4222.51159632644" calcext:value-type="currency">
            <text:p>$4,223</text:p>
          </table:table-cell>
          <table:table-cell table:formula="of:=[.D107]-[.E107]" office:value-type="currency" office:currency="AUD" office:value="1782.12074966931" calcext:value-type="currency">
            <text:p>$1,782</text:p>
          </table:table-cell>
          <table:table-cell table:formula="of:=[.C107]-[.F107]" office:value-type="currency" office:currency="AUD" office:value="882513.501517647" calcext:value-type="currency">
            <text:p>$882,514</text:p>
          </table:table-cell>
          <table:table-cell table:formula="of:=[.H106]+[.E107]" office:value-type="currency" office:currency="AUD" office:value="487817.530193196" calcext:value-type="currency">
            <text:p>$487,8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EDATE([.B107];1)" office:value-type="date" office:date-value="2032-11-01" calcext:value-type="date">
            <text:p>1 Nov 2032</text:p>
          </table:table-cell>
          <table:table-cell table:formula="of:=[.G107]" office:value-type="currency" office:currency="AUD" office:value="882513.501517647" calcext:value-type="currency">
            <text:p>$882,51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8]*(['Base Case'.$C$15]/12)" office:value-type="currency" office:currency="AUD" office:value="4214.00196974676" calcext:value-type="currency">
            <text:p>$4,214</text:p>
          </table:table-cell>
          <table:table-cell table:formula="of:=[.D108]-[.E108]" office:value-type="currency" office:currency="AUD" office:value="1790.63037624899" calcext:value-type="currency">
            <text:p>$1,791</text:p>
          </table:table-cell>
          <table:table-cell table:formula="of:=[.C108]-[.F108]" office:value-type="currency" office:currency="AUD" office:value="880722.871141398" calcext:value-type="currency">
            <text:p>$880,723</text:p>
          </table:table-cell>
          <table:table-cell table:formula="of:=[.H107]+[.E108]" office:value-type="currency" office:currency="AUD" office:value="492031.532162943" calcext:value-type="currency">
            <text:p>$492,0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EDATE([.B108];1)" office:value-type="date" office:date-value="2032-12-01" calcext:value-type="date">
            <text:p>1 Dec 2032</text:p>
          </table:table-cell>
          <table:table-cell table:formula="of:=[.G108]" office:value-type="currency" office:currency="AUD" office:value="880722.871141398" calcext:value-type="currency">
            <text:p>$880,72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09]*(['Base Case'.$C$15]/12)" office:value-type="currency" office:currency="AUD" office:value="4205.45170970018" calcext:value-type="currency">
            <text:p>$4,205</text:p>
          </table:table-cell>
          <table:table-cell table:formula="of:=[.D109]-[.E109]" office:value-type="currency" office:currency="AUD" office:value="1799.18063629557" calcext:value-type="currency">
            <text:p>$1,799</text:p>
          </table:table-cell>
          <table:table-cell table:formula="of:=[.C109]-[.F109]" office:value-type="currency" office:currency="AUD" office:value="878923.690505103" calcext:value-type="currency">
            <text:p>$878,924</text:p>
          </table:table-cell>
          <table:table-cell table:formula="of:=[.H108]+[.E109]" office:value-type="currency" office:currency="AUD" office:value="496236.983872643" calcext:value-type="currency">
            <text:p>$496,2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EDATE([.B109];1)" office:value-type="date" office:date-value="2033-01-01" calcext:value-type="date">
            <text:p>1 Jan 2033</text:p>
          </table:table-cell>
          <table:table-cell table:formula="of:=[.G109]" office:value-type="currency" office:currency="AUD" office:value="878923.690505103" calcext:value-type="currency">
            <text:p>$878,9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0]*(['Base Case'.$C$15]/12)" office:value-type="currency" office:currency="AUD" office:value="4196.86062216186" calcext:value-type="currency">
            <text:p>$4,197</text:p>
          </table:table-cell>
          <table:table-cell table:formula="of:=[.D110]-[.E110]" office:value-type="currency" office:currency="AUD" office:value="1807.77172383389" calcext:value-type="currency">
            <text:p>$1,808</text:p>
          </table:table-cell>
          <table:table-cell table:formula="of:=[.C110]-[.F110]" office:value-type="currency" office:currency="AUD" office:value="877115.918781269" calcext:value-type="currency">
            <text:p>$877,116</text:p>
          </table:table-cell>
          <table:table-cell table:formula="of:=[.H109]+[.E110]" office:value-type="currency" office:currency="AUD" office:value="500433.844494805" calcext:value-type="currency">
            <text:p>$500,4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EDATE([.B110];1)" office:value-type="date" office:date-value="2033-02-01" calcext:value-type="date">
            <text:p>1 Feb 2033</text:p>
          </table:table-cell>
          <table:table-cell table:formula="of:=[.G110]" office:value-type="currency" office:currency="AUD" office:value="877115.918781269" calcext:value-type="currency">
            <text:p>$877,11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1]*(['Base Case'.$C$15]/12)" office:value-type="currency" office:currency="AUD" office:value="4188.22851218056" calcext:value-type="currency">
            <text:p>$4,188</text:p>
          </table:table-cell>
          <table:table-cell table:formula="of:=[.D111]-[.E111]" office:value-type="currency" office:currency="AUD" office:value="1816.40383381519" calcext:value-type="currency">
            <text:p>$1,816</text:p>
          </table:table-cell>
          <table:table-cell table:formula="of:=[.C111]-[.F111]" office:value-type="currency" office:currency="AUD" office:value="875299.514947453" calcext:value-type="currency">
            <text:p>$875,300</text:p>
          </table:table-cell>
          <table:table-cell table:formula="of:=[.H110]+[.E111]" office:value-type="currency" office:currency="AUD" office:value="504622.073006986" calcext:value-type="currency">
            <text:p>$504,6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EDATE([.B111];1)" office:value-type="date" office:date-value="2033-03-01" calcext:value-type="date">
            <text:p>1 Mar 2033</text:p>
          </table:table-cell>
          <table:table-cell table:formula="of:=[.G111]" office:value-type="currency" office:currency="AUD" office:value="875299.514947453" calcext:value-type="currency">
            <text:p>$875,30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2]*(['Base Case'.$C$15]/12)" office:value-type="currency" office:currency="AUD" office:value="4179.55518387409" calcext:value-type="currency">
            <text:p>$4,180</text:p>
          </table:table-cell>
          <table:table-cell table:formula="of:=[.D112]-[.E112]" office:value-type="currency" office:currency="AUD" office:value="1825.07716212166" calcext:value-type="currency">
            <text:p>$1,825</text:p>
          </table:table-cell>
          <table:table-cell table:formula="of:=[.C112]-[.F112]" office:value-type="currency" office:currency="AUD" office:value="873474.437785332" calcext:value-type="currency">
            <text:p>$873,474</text:p>
          </table:table-cell>
          <table:table-cell table:formula="of:=[.H111]+[.E112]" office:value-type="currency" office:currency="AUD" office:value="508801.62819086" calcext:value-type="currency">
            <text:p>$508,8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EDATE([.B112];1)" office:value-type="date" office:date-value="2033-04-01" calcext:value-type="date">
            <text:p>1 Apr 2033</text:p>
          </table:table-cell>
          <table:table-cell table:formula="of:=[.G112]" office:value-type="currency" office:currency="AUD" office:value="873474.437785332" calcext:value-type="currency">
            <text:p>$873,47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3]*(['Base Case'.$C$15]/12)" office:value-type="currency" office:currency="AUD" office:value="4170.84044042496" calcext:value-type="currency">
            <text:p>$4,171</text:p>
          </table:table-cell>
          <table:table-cell table:formula="of:=[.D113]-[.E113]" office:value-type="currency" office:currency="AUD" office:value="1833.79190557079" calcext:value-type="currency">
            <text:p>$1,834</text:p>
          </table:table-cell>
          <table:table-cell table:formula="of:=[.C113]-[.F113]" office:value-type="currency" office:currency="AUD" office:value="871640.645879761" calcext:value-type="currency">
            <text:p>$871,641</text:p>
          </table:table-cell>
          <table:table-cell table:formula="of:=[.H112]+[.E113]" office:value-type="currency" office:currency="AUD" office:value="512972.468631285" calcext:value-type="currency">
            <text:p>$512,9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EDATE([.B113];1)" office:value-type="date" office:date-value="2033-05-01" calcext:value-type="date">
            <text:p>1 May 2033</text:p>
          </table:table-cell>
          <table:table-cell table:formula="of:=[.G113]" office:value-type="currency" office:currency="AUD" office:value="871640.645879761" calcext:value-type="currency">
            <text:p>$871,64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4]*(['Base Case'.$C$15]/12)" office:value-type="currency" office:currency="AUD" office:value="4162.08408407586" calcext:value-type="currency">
            <text:p>$4,162</text:p>
          </table:table-cell>
          <table:table-cell table:formula="of:=[.D114]-[.E114]" office:value-type="currency" office:currency="AUD" office:value="1842.54826191989" calcext:value-type="currency">
            <text:p>$1,843</text:p>
          </table:table-cell>
          <table:table-cell table:formula="of:=[.C114]-[.F114]" office:value-type="currency" office:currency="AUD" office:value="869798.097617841" calcext:value-type="currency">
            <text:p>$869,798</text:p>
          </table:table-cell>
          <table:table-cell table:formula="of:=[.H113]+[.E114]" office:value-type="currency" office:currency="AUD" office:value="517134.552715361" calcext:value-type="currency">
            <text:p>$517,1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EDATE([.B114];1)" office:value-type="date" office:date-value="2033-06-01" calcext:value-type="date">
            <text:p>1 Jun 2033</text:p>
          </table:table-cell>
          <table:table-cell table:formula="of:=[.G114]" office:value-type="currency" office:currency="AUD" office:value="869798.097617841" calcext:value-type="currency">
            <text:p>$869,79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5]*(['Base Case'.$C$15]/12)" office:value-type="currency" office:currency="AUD" office:value="4153.28591612519" calcext:value-type="currency">
            <text:p>$4,153</text:p>
          </table:table-cell>
          <table:table-cell table:formula="of:=[.D115]-[.E115]" office:value-type="currency" office:currency="AUD" office:value="1851.34642987056" calcext:value-type="currency">
            <text:p>$1,851</text:p>
          </table:table-cell>
          <table:table-cell table:formula="of:=[.C115]-[.F115]" office:value-type="currency" office:currency="AUD" office:value="867946.751187971" calcext:value-type="currency">
            <text:p>$867,947</text:p>
          </table:table-cell>
          <table:table-cell table:formula="of:=[.H114]+[.E115]" office:value-type="currency" office:currency="AUD" office:value="521287.838631486" calcext:value-type="currency">
            <text:p>$521,2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EDATE([.B115];1)" office:value-type="date" office:date-value="2033-07-01" calcext:value-type="date">
            <text:p>1 Jul 2033</text:p>
          </table:table-cell>
          <table:table-cell table:formula="of:=[.G115]" office:value-type="currency" office:currency="AUD" office:value="867946.751187971" calcext:value-type="currency">
            <text:p>$867,94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6]*(['Base Case'.$C$15]/12)" office:value-type="currency" office:currency="AUD" office:value="4144.44573692256" calcext:value-type="currency">
            <text:p>$4,144</text:p>
          </table:table-cell>
          <table:table-cell table:formula="of:=[.D116]-[.E116]" office:value-type="currency" office:currency="AUD" office:value="1860.18660907319" calcext:value-type="currency">
            <text:p>$1,860</text:p>
          </table:table-cell>
          <table:table-cell table:formula="of:=[.C116]-[.F116]" office:value-type="currency" office:currency="AUD" office:value="866086.564578897" calcext:value-type="currency">
            <text:p>$866,087</text:p>
          </table:table-cell>
          <table:table-cell table:formula="of:=[.H115]+[.E116]" office:value-type="currency" office:currency="AUD" office:value="525432.284368408" calcext:value-type="currency">
            <text:p>$525,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EDATE([.B116];1)" office:value-type="date" office:date-value="2033-08-01" calcext:value-type="date">
            <text:p>1 Aug 2033</text:p>
          </table:table-cell>
          <table:table-cell table:formula="of:=[.G116]" office:value-type="currency" office:currency="AUD" office:value="866086.564578897" calcext:value-type="currency">
            <text:p>$866,08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7]*(['Base Case'.$C$15]/12)" office:value-type="currency" office:currency="AUD" office:value="4135.56334586423" calcext:value-type="currency">
            <text:p>$4,136</text:p>
          </table:table-cell>
          <table:table-cell table:formula="of:=[.D117]-[.E117]" office:value-type="currency" office:currency="AUD" office:value="1869.06900013152" calcext:value-type="currency">
            <text:p>$1,869</text:p>
          </table:table-cell>
          <table:table-cell table:formula="of:=[.C117]-[.F117]" office:value-type="currency" office:currency="AUD" office:value="864217.495578766" calcext:value-type="currency">
            <text:p>$864,217</text:p>
          </table:table-cell>
          <table:table-cell table:formula="of:=[.H116]+[.E117]" office:value-type="currency" office:currency="AUD" office:value="529567.847714273" calcext:value-type="currency">
            <text:p>$529,5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EDATE([.B117];1)" office:value-type="date" office:date-value="2033-09-01" calcext:value-type="date">
            <text:p>1 Sep 2033</text:p>
          </table:table-cell>
          <table:table-cell table:formula="of:=[.G117]" office:value-type="currency" office:currency="AUD" office:value="864217.495578766" calcext:value-type="currency">
            <text:p>$864,21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8]*(['Base Case'.$C$15]/12)" office:value-type="currency" office:currency="AUD" office:value="4126.63854138861" calcext:value-type="currency">
            <text:p>$4,127</text:p>
          </table:table-cell>
          <table:table-cell table:formula="of:=[.D118]-[.E118]" office:value-type="currency" office:currency="AUD" office:value="1877.99380460714" calcext:value-type="currency">
            <text:p>$1,878</text:p>
          </table:table-cell>
          <table:table-cell table:formula="of:=[.C118]-[.F118]" office:value-type="currency" office:currency="AUD" office:value="862339.501774159" calcext:value-type="currency">
            <text:p>$862,340</text:p>
          </table:table-cell>
          <table:table-cell table:formula="of:=[.H117]+[.E118]" office:value-type="currency" office:currency="AUD" office:value="533694.486255661" calcext:value-type="currency">
            <text:p>$533,6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EDATE([.B118];1)" office:value-type="date" office:date-value="2033-10-01" calcext:value-type="date">
            <text:p>1 Oct 2033</text:p>
          </table:table-cell>
          <table:table-cell table:formula="of:=[.G118]" office:value-type="currency" office:currency="AUD" office:value="862339.501774159" calcext:value-type="currency">
            <text:p>$862,34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19]*(['Base Case'.$C$15]/12)" office:value-type="currency" office:currency="AUD" office:value="4117.67112097161" calcext:value-type="currency">
            <text:p>$4,118</text:p>
          </table:table-cell>
          <table:table-cell table:formula="of:=[.D119]-[.E119]" office:value-type="currency" office:currency="AUD" office:value="1886.96122502414" calcext:value-type="currency">
            <text:p>$1,887</text:p>
          </table:table-cell>
          <table:table-cell table:formula="of:=[.C119]-[.F119]" office:value-type="currency" office:currency="AUD" office:value="860452.540549134" calcext:value-type="currency">
            <text:p>$860,453</text:p>
          </table:table-cell>
          <table:table-cell table:formula="of:=[.H118]+[.E119]" office:value-type="currency" office:currency="AUD" office:value="537812.157376633" calcext:value-type="currency">
            <text:p>$537,8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EDATE([.B119];1)" office:value-type="date" office:date-value="2033-11-01" calcext:value-type="date">
            <text:p>1 Nov 2033</text:p>
          </table:table-cell>
          <table:table-cell table:formula="of:=[.G119]" office:value-type="currency" office:currency="AUD" office:value="860452.540549134" calcext:value-type="currency">
            <text:p>$860,45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0]*(['Base Case'.$C$15]/12)" office:value-type="currency" office:currency="AUD" office:value="4108.66088112212" calcext:value-type="currency">
            <text:p>$4,109</text:p>
          </table:table-cell>
          <table:table-cell table:formula="of:=[.D120]-[.E120]" office:value-type="currency" office:currency="AUD" office:value="1895.97146487363" calcext:value-type="currency">
            <text:p>$1,896</text:p>
          </table:table-cell>
          <table:table-cell table:formula="of:=[.C120]-[.F120]" office:value-type="currency" office:currency="AUD" office:value="858556.569084261" calcext:value-type="currency">
            <text:p>$858,557</text:p>
          </table:table-cell>
          <table:table-cell table:formula="of:=[.H119]+[.E120]" office:value-type="currency" office:currency="AUD" office:value="541920.818257755" calcext:value-type="currency">
            <text:p>$541,9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EDATE([.B120];1)" office:value-type="date" office:date-value="2033-12-01" calcext:value-type="date">
            <text:p>1 Dec 2033</text:p>
          </table:table-cell>
          <table:table-cell table:formula="of:=[.G120]" office:value-type="currency" office:currency="AUD" office:value="858556.569084261" calcext:value-type="currency">
            <text:p>$858,55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1]*(['Base Case'.$C$15]/12)" office:value-type="currency" office:currency="AUD" office:value="4099.60761737734" calcext:value-type="currency">
            <text:p>$4,100</text:p>
          </table:table-cell>
          <table:table-cell table:formula="of:=[.D121]-[.E121]" office:value-type="currency" office:currency="AUD" office:value="1905.0247286184" calcext:value-type="currency">
            <text:p>$1,905</text:p>
          </table:table-cell>
          <table:table-cell table:formula="of:=[.C121]-[.F121]" office:value-type="currency" office:currency="AUD" office:value="856651.544355642" calcext:value-type="currency">
            <text:p>$856,652</text:p>
          </table:table-cell>
          <table:table-cell table:formula="of:=[.H120]+[.E121]" office:value-type="currency" office:currency="AUD" office:value="546020.425875132" calcext:value-type="currency">
            <text:p>$546,0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EDATE([.B121];1)" office:value-type="date" office:date-value="2034-01-01" calcext:value-type="date">
            <text:p>1 Jan 2034</text:p>
          </table:table-cell>
          <table:table-cell table:formula="of:=[.G121]" office:value-type="currency" office:currency="AUD" office:value="856651.544355642" calcext:value-type="currency">
            <text:p>$856,65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2]*(['Base Case'.$C$15]/12)" office:value-type="currency" office:currency="AUD" office:value="4090.51112429819" calcext:value-type="currency">
            <text:p>$4,091</text:p>
          </table:table-cell>
          <table:table-cell table:formula="of:=[.D122]-[.E122]" office:value-type="currency" office:currency="AUD" office:value="1914.12122169756" calcext:value-type="currency">
            <text:p>$1,914</text:p>
          </table:table-cell>
          <table:table-cell table:formula="of:=[.C122]-[.F122]" office:value-type="currency" office:currency="AUD" office:value="854737.423133945" calcext:value-type="currency">
            <text:p>$854,737</text:p>
          </table:table-cell>
          <table:table-cell table:formula="of:=[.H121]+[.E122]" office:value-type="currency" office:currency="AUD" office:value="550110.93699943" calcext:value-type="currency">
            <text:p>$550,1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EDATE([.B122];1)" office:value-type="date" office:date-value="2034-02-01" calcext:value-type="date">
            <text:p>1 Feb 2034</text:p>
          </table:table-cell>
          <table:table-cell table:formula="of:=[.G122]" office:value-type="currency" office:currency="AUD" office:value="854737.423133945" calcext:value-type="currency">
            <text:p>$854,73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3]*(['Base Case'.$C$15]/12)" office:value-type="currency" office:currency="AUD" office:value="4081.37119546459" calcext:value-type="currency">
            <text:p>$4,081</text:p>
          </table:table-cell>
          <table:table-cell table:formula="of:=[.D123]-[.E123]" office:value-type="currency" office:currency="AUD" office:value="1923.26115053116" calcext:value-type="currency">
            <text:p>$1,923</text:p>
          </table:table-cell>
          <table:table-cell table:formula="of:=[.C123]-[.F123]" office:value-type="currency" office:currency="AUD" office:value="852814.161983414" calcext:value-type="currency">
            <text:p>$852,814</text:p>
          </table:table-cell>
          <table:table-cell table:formula="of:=[.H122]+[.E123]" office:value-type="currency" office:currency="AUD" office:value="554192.308194895" calcext:value-type="currency">
            <text:p>$554,1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EDATE([.B123];1)" office:value-type="date" office:date-value="2034-03-01" calcext:value-type="date">
            <text:p>1 Mar 2034</text:p>
          </table:table-cell>
          <table:table-cell table:formula="of:=[.G123]" office:value-type="currency" office:currency="AUD" office:value="852814.161983414" calcext:value-type="currency">
            <text:p>$852,81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4]*(['Base Case'.$C$15]/12)" office:value-type="currency" office:currency="AUD" office:value="4072.1876234708" calcext:value-type="currency">
            <text:p>$4,072</text:p>
          </table:table-cell>
          <table:table-cell table:formula="of:=[.D124]-[.E124]" office:value-type="currency" office:currency="AUD" office:value="1932.44472252495" calcext:value-type="currency">
            <text:p>$1,932</text:p>
          </table:table-cell>
          <table:table-cell table:formula="of:=[.C124]-[.F124]" office:value-type="currency" office:currency="AUD" office:value="850881.717260889" calcext:value-type="currency">
            <text:p>$850,882</text:p>
          </table:table-cell>
          <table:table-cell table:formula="of:=[.H123]+[.E124]" office:value-type="currency" office:currency="AUD" office:value="558264.495818366" calcext:value-type="currency">
            <text:p>$558,2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EDATE([.B124];1)" office:value-type="date" office:date-value="2034-04-01" calcext:value-type="date">
            <text:p>1 Apr 2034</text:p>
          </table:table-cell>
          <table:table-cell table:formula="of:=[.G124]" office:value-type="currency" office:currency="AUD" office:value="850881.717260889" calcext:value-type="currency">
            <text:p>$850,88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5]*(['Base Case'.$C$15]/12)" office:value-type="currency" office:currency="AUD" office:value="4062.96019992074" calcext:value-type="currency">
            <text:p>$4,063</text:p>
          </table:table-cell>
          <table:table-cell table:formula="of:=[.D125]-[.E125]" office:value-type="currency" office:currency="AUD" office:value="1941.67214607501" calcext:value-type="currency">
            <text:p>$1,942</text:p>
          </table:table-cell>
          <table:table-cell table:formula="of:=[.C125]-[.F125]" office:value-type="currency" office:currency="AUD" office:value="848940.045114814" calcext:value-type="currency">
            <text:p>$848,940</text:p>
          </table:table-cell>
          <table:table-cell table:formula="of:=[.H124]+[.E125]" office:value-type="currency" office:currency="AUD" office:value="562327.456018286" calcext:value-type="currency">
            <text:p>$562,3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EDATE([.B125];1)" office:value-type="date" office:date-value="2034-05-01" calcext:value-type="date">
            <text:p>1 May 2034</text:p>
          </table:table-cell>
          <table:table-cell table:formula="of:=[.G125]" office:value-type="currency" office:currency="AUD" office:value="848940.045114814" calcext:value-type="currency">
            <text:p>$848,94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6]*(['Base Case'.$C$15]/12)" office:value-type="currency" office:currency="AUD" office:value="4053.68871542324" calcext:value-type="currency">
            <text:p>$4,054</text:p>
          </table:table-cell>
          <table:table-cell table:formula="of:=[.D126]-[.E126]" office:value-type="currency" office:currency="AUD" office:value="1950.94363057251" calcext:value-type="currency">
            <text:p>$1,951</text:p>
          </table:table-cell>
          <table:table-cell table:formula="of:=[.C126]-[.F126]" office:value-type="currency" office:currency="AUD" office:value="846989.101484241" calcext:value-type="currency">
            <text:p>$846,989</text:p>
          </table:table-cell>
          <table:table-cell table:formula="of:=[.H125]+[.E126]" office:value-type="currency" office:currency="AUD" office:value="566381.14473371" calcext:value-type="currency">
            <text:p>$566,3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EDATE([.B126];1)" office:value-type="date" office:date-value="2034-06-01" calcext:value-type="date">
            <text:p>1 Jun 2034</text:p>
          </table:table-cell>
          <table:table-cell table:formula="of:=[.G126]" office:value-type="currency" office:currency="AUD" office:value="846989.101484241" calcext:value-type="currency">
            <text:p>$846,98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7]*(['Base Case'.$C$15]/12)" office:value-type="currency" office:currency="AUD" office:value="4044.37295958725" calcext:value-type="currency">
            <text:p>$4,044</text:p>
          </table:table-cell>
          <table:table-cell table:formula="of:=[.D127]-[.E127]" office:value-type="currency" office:currency="AUD" office:value="1960.2593864085" calcext:value-type="currency">
            <text:p>$1,960</text:p>
          </table:table-cell>
          <table:table-cell table:formula="of:=[.C127]-[.F127]" office:value-type="currency" office:currency="AUD" office:value="845028.842097833" calcext:value-type="currency">
            <text:p>$845,029</text:p>
          </table:table-cell>
          <table:table-cell table:formula="of:=[.H126]+[.E127]" office:value-type="currency" office:currency="AUD" office:value="570425.517693297" calcext:value-type="currency">
            <text:p>$570,4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EDATE([.B127];1)" office:value-type="date" office:date-value="2034-07-01" calcext:value-type="date">
            <text:p>1 Jul 2034</text:p>
          </table:table-cell>
          <table:table-cell table:formula="of:=[.G127]" office:value-type="currency" office:currency="AUD" office:value="845028.842097833" calcext:value-type="currency">
            <text:p>$845,02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8]*(['Base Case'.$C$15]/12)" office:value-type="currency" office:currency="AUD" office:value="4035.01272101715" calcext:value-type="currency">
            <text:p>$4,035</text:p>
          </table:table-cell>
          <table:table-cell table:formula="of:=[.D128]-[.E128]" office:value-type="currency" office:currency="AUD" office:value="1969.6196249786" calcext:value-type="currency">
            <text:p>$1,970</text:p>
          </table:table-cell>
          <table:table-cell table:formula="of:=[.C128]-[.F128]" office:value-type="currency" office:currency="AUD" office:value="843059.222472854" calcext:value-type="currency">
            <text:p>$843,059</text:p>
          </table:table-cell>
          <table:table-cell table:formula="of:=[.H127]+[.E128]" office:value-type="currency" office:currency="AUD" office:value="574460.530414314" calcext:value-type="currency">
            <text:p>$574,4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EDATE([.B128];1)" office:value-type="date" office:date-value="2034-08-01" calcext:value-type="date">
            <text:p>1 Aug 2034</text:p>
          </table:table-cell>
          <table:table-cell table:formula="of:=[.G128]" office:value-type="currency" office:currency="AUD" office:value="843059.222472854" calcext:value-type="currency">
            <text:p>$843,05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29]*(['Base Case'.$C$15]/12)" office:value-type="currency" office:currency="AUD" office:value="4025.60778730788" calcext:value-type="currency">
            <text:p>$4,026</text:p>
          </table:table-cell>
          <table:table-cell table:formula="of:=[.D129]-[.E129]" office:value-type="currency" office:currency="AUD" office:value="1979.02455868787" calcext:value-type="currency">
            <text:p>$1,979</text:p>
          </table:table-cell>
          <table:table-cell table:formula="of:=[.C129]-[.F129]" office:value-type="currency" office:currency="AUD" office:value="841080.197914166" calcext:value-type="currency">
            <text:p>$841,080</text:p>
          </table:table-cell>
          <table:table-cell table:formula="of:=[.H128]+[.E129]" office:value-type="currency" office:currency="AUD" office:value="578486.138201622" calcext:value-type="currency">
            <text:p>$578,48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EDATE([.B129];1)" office:value-type="date" office:date-value="2034-09-01" calcext:value-type="date">
            <text:p>1 Sep 2034</text:p>
          </table:table-cell>
          <table:table-cell table:formula="of:=[.G129]" office:value-type="currency" office:currency="AUD" office:value="841080.197914166" calcext:value-type="currency">
            <text:p>$841,0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0]*(['Base Case'.$C$15]/12)" office:value-type="currency" office:currency="AUD" office:value="4016.15794504014" calcext:value-type="currency">
            <text:p>$4,016</text:p>
          </table:table-cell>
          <table:table-cell table:formula="of:=[.D130]-[.E130]" office:value-type="currency" office:currency="AUD" office:value="1988.47440095561" calcext:value-type="currency">
            <text:p>$1,988</text:p>
          </table:table-cell>
          <table:table-cell table:formula="of:=[.C130]-[.F130]" office:value-type="currency" office:currency="AUD" office:value="839091.723513211" calcext:value-type="currency">
            <text:p>$839,092</text:p>
          </table:table-cell>
          <table:table-cell table:formula="of:=[.H129]+[.E130]" office:value-type="currency" office:currency="AUD" office:value="582502.296146662" calcext:value-type="currency">
            <text:p>$582,5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EDATE([.B130];1)" office:value-type="date" office:date-value="2034-10-01" calcext:value-type="date">
            <text:p>1 Oct 2034</text:p>
          </table:table-cell>
          <table:table-cell table:formula="of:=[.G130]" office:value-type="currency" office:currency="AUD" office:value="839091.723513211" calcext:value-type="currency">
            <text:p>$839,09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1]*(['Base Case'.$C$15]/12)" office:value-type="currency" office:currency="AUD" office:value="4006.66297977558" calcext:value-type="currency">
            <text:p>$4,007</text:p>
          </table:table-cell>
          <table:table-cell table:formula="of:=[.D131]-[.E131]" office:value-type="currency" office:currency="AUD" office:value="1997.96936622017" calcext:value-type="currency">
            <text:p>$1,998</text:p>
          </table:table-cell>
          <table:table-cell table:formula="of:=[.C131]-[.F131]" office:value-type="currency" office:currency="AUD" office:value="837093.75414699" calcext:value-type="currency">
            <text:p>$837,094</text:p>
          </table:table-cell>
          <table:table-cell table:formula="of:=[.H130]+[.E131]" office:value-type="currency" office:currency="AUD" office:value="586508.959126438" calcext:value-type="currency">
            <text:p>$586,5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EDATE([.B131];1)" office:value-type="date" office:date-value="2034-11-01" calcext:value-type="date">
            <text:p>1 Nov 2034</text:p>
          </table:table-cell>
          <table:table-cell table:formula="of:=[.G131]" office:value-type="currency" office:currency="AUD" office:value="837093.75414699" calcext:value-type="currency">
            <text:p>$837,09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2]*(['Base Case'.$C$15]/12)" office:value-type="currency" office:currency="AUD" office:value="3997.12267605188" calcext:value-type="currency">
            <text:p>$3,997</text:p>
          </table:table-cell>
          <table:table-cell table:formula="of:=[.D132]-[.E132]" office:value-type="currency" office:currency="AUD" office:value="2007.50966994387" calcext:value-type="currency">
            <text:p>$2,008</text:p>
          </table:table-cell>
          <table:table-cell table:formula="of:=[.C132]-[.F132]" office:value-type="currency" office:currency="AUD" office:value="835086.244477047" calcext:value-type="currency">
            <text:p>$835,086</text:p>
          </table:table-cell>
          <table:table-cell table:formula="of:=[.H131]+[.E132]" office:value-type="currency" office:currency="AUD" office:value="590506.08180249" calcext:value-type="currency">
            <text:p>$590,5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EDATE([.B132];1)" office:value-type="date" office:date-value="2034-12-01" calcext:value-type="date">
            <text:p>1 Dec 2034</text:p>
          </table:table-cell>
          <table:table-cell table:formula="of:=[.G132]" office:value-type="currency" office:currency="AUD" office:value="835086.244477047" calcext:value-type="currency">
            <text:p>$835,08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3]*(['Base Case'.$C$15]/12)" office:value-type="currency" office:currency="AUD" office:value="3987.5368173779" calcext:value-type="currency">
            <text:p>$3,988</text:p>
          </table:table-cell>
          <table:table-cell table:formula="of:=[.D133]-[.E133]" office:value-type="currency" office:currency="AUD" office:value="2017.09552861785" calcext:value-type="currency">
            <text:p>$2,017</text:p>
          </table:table-cell>
          <table:table-cell table:formula="of:=[.C133]-[.F133]" office:value-type="currency" office:currency="AUD" office:value="833069.148948429" calcext:value-type="currency">
            <text:p>$833,069</text:p>
          </table:table-cell>
          <table:table-cell table:formula="of:=[.H132]+[.E133]" office:value-type="currency" office:currency="AUD" office:value="594493.618619868" calcext:value-type="currency">
            <text:p>$594,4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EDATE([.B133];1)" office:value-type="date" office:date-value="2035-01-01" calcext:value-type="date">
            <text:p>1 Jan 2035</text:p>
          </table:table-cell>
          <table:table-cell table:formula="of:=[.G133]" office:value-type="currency" office:currency="AUD" office:value="833069.148948429" calcext:value-type="currency">
            <text:p>$833,06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4]*(['Base Case'.$C$15]/12)" office:value-type="currency" office:currency="AUD" office:value="3977.90518622875" calcext:value-type="currency">
            <text:p>$3,978</text:p>
          </table:table-cell>
          <table:table-cell table:formula="of:=[.D134]-[.E134]" office:value-type="currency" office:currency="AUD" office:value="2026.727159767" calcext:value-type="currency">
            <text:p>$2,027</text:p>
          </table:table-cell>
          <table:table-cell table:formula="of:=[.C134]-[.F134]" office:value-type="currency" office:currency="AUD" office:value="831042.421788662" calcext:value-type="currency">
            <text:p>$831,042</text:p>
          </table:table-cell>
          <table:table-cell table:formula="of:=[.H133]+[.E134]" office:value-type="currency" office:currency="AUD" office:value="598471.523806096" calcext:value-type="currency">
            <text:p>$598,4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EDATE([.B134];1)" office:value-type="date" office:date-value="2035-02-01" calcext:value-type="date">
            <text:p>1 Feb 2035</text:p>
          </table:table-cell>
          <table:table-cell table:formula="of:=[.G134]" office:value-type="currency" office:currency="AUD" office:value="831042.421788662" calcext:value-type="currency">
            <text:p>$831,04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5]*(['Base Case'.$C$15]/12)" office:value-type="currency" office:currency="AUD" office:value="3968.22756404086" calcext:value-type="currency">
            <text:p>$3,968</text:p>
          </table:table-cell>
          <table:table-cell table:formula="of:=[.D135]-[.E135]" office:value-type="currency" office:currency="AUD" office:value="2036.40478195489" calcext:value-type="currency">
            <text:p>$2,036</text:p>
          </table:table-cell>
          <table:table-cell table:formula="of:=[.C135]-[.F135]" office:value-type="currency" office:currency="AUD" office:value="829006.017006707" calcext:value-type="currency">
            <text:p>$829,006</text:p>
          </table:table-cell>
          <table:table-cell table:formula="of:=[.H134]+[.E135]" office:value-type="currency" office:currency="AUD" office:value="602439.751370137" calcext:value-type="currency">
            <text:p>$602,4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EDATE([.B135];1)" office:value-type="date" office:date-value="2035-03-01" calcext:value-type="date">
            <text:p>1 Mar 2035</text:p>
          </table:table-cell>
          <table:table-cell table:formula="of:=[.G135]" office:value-type="currency" office:currency="AUD" office:value="829006.017006707" calcext:value-type="currency">
            <text:p>$829,00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6]*(['Base Case'.$C$15]/12)" office:value-type="currency" office:currency="AUD" office:value="3958.50373120703" calcext:value-type="currency">
            <text:p>$3,959</text:p>
          </table:table-cell>
          <table:table-cell table:formula="of:=[.D136]-[.E136]" office:value-type="currency" office:currency="AUD" office:value="2046.12861478872" calcext:value-type="currency">
            <text:p>$2,046</text:p>
          </table:table-cell>
          <table:table-cell table:formula="of:=[.C136]-[.F136]" office:value-type="currency" office:currency="AUD" office:value="826959.888391918" calcext:value-type="currency">
            <text:p>$826,960</text:p>
          </table:table-cell>
          <table:table-cell table:formula="of:=[.H135]+[.E136]" office:value-type="currency" office:currency="AUD" office:value="606398.255101344" calcext:value-type="currency">
            <text:p>$606,3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EDATE([.B136];1)" office:value-type="date" office:date-value="2035-04-01" calcext:value-type="date">
            <text:p>1 Apr 2035</text:p>
          </table:table-cell>
          <table:table-cell table:formula="of:=[.G136]" office:value-type="currency" office:currency="AUD" office:value="826959.888391918" calcext:value-type="currency">
            <text:p>$826,96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7]*(['Base Case'.$C$15]/12)" office:value-type="currency" office:currency="AUD" office:value="3948.73346707141" calcext:value-type="currency">
            <text:p>$3,949</text:p>
          </table:table-cell>
          <table:table-cell table:formula="of:=[.D137]-[.E137]" office:value-type="currency" office:currency="AUD" office:value="2055.89887892434" calcext:value-type="currency">
            <text:p>$2,056</text:p>
          </table:table-cell>
          <table:table-cell table:formula="of:=[.C137]-[.F137]" office:value-type="currency" office:currency="AUD" office:value="824903.989512994" calcext:value-type="currency">
            <text:p>$824,904</text:p>
          </table:table-cell>
          <table:table-cell table:formula="of:=[.H136]+[.E137]" office:value-type="currency" office:currency="AUD" office:value="610346.988568416" calcext:value-type="currency">
            <text:p>$610,3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EDATE([.B137];1)" office:value-type="date" office:date-value="2035-05-01" calcext:value-type="date">
            <text:p>1 May 2035</text:p>
          </table:table-cell>
          <table:table-cell table:formula="of:=[.G137]" office:value-type="currency" office:currency="AUD" office:value="824903.989512994" calcext:value-type="currency">
            <text:p>$824,90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8]*(['Base Case'.$C$15]/12)" office:value-type="currency" office:currency="AUD" office:value="3938.91654992454" calcext:value-type="currency">
            <text:p>$3,939</text:p>
          </table:table-cell>
          <table:table-cell table:formula="of:=[.D138]-[.E138]" office:value-type="currency" office:currency="AUD" office:value="2065.7157960712" calcext:value-type="currency">
            <text:p>$2,066</text:p>
          </table:table-cell>
          <table:table-cell table:formula="of:=[.C138]-[.F138]" office:value-type="currency" office:currency="AUD" office:value="822838.273716923" calcext:value-type="currency">
            <text:p>$822,838</text:p>
          </table:table-cell>
          <table:table-cell table:formula="of:=[.H137]+[.E138]" office:value-type="currency" office:currency="AUD" office:value="614285.90511834" calcext:value-type="currency">
            <text:p>$614,2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EDATE([.B138];1)" office:value-type="date" office:date-value="2035-06-01" calcext:value-type="date">
            <text:p>1 Jun 2035</text:p>
          </table:table-cell>
          <table:table-cell table:formula="of:=[.G138]" office:value-type="currency" office:currency="AUD" office:value="822838.273716923" calcext:value-type="currency">
            <text:p>$822,83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39]*(['Base Case'.$C$15]/12)" office:value-type="currency" office:currency="AUD" office:value="3929.0527569983" calcext:value-type="currency">
            <text:p>$3,929</text:p>
          </table:table-cell>
          <table:table-cell table:formula="of:=[.D139]-[.E139]" office:value-type="currency" office:currency="AUD" office:value="2075.57958899744" calcext:value-type="currency">
            <text:p>$2,076</text:p>
          </table:table-cell>
          <table:table-cell table:formula="of:=[.C139]-[.F139]" office:value-type="currency" office:currency="AUD" office:value="820762.694127925" calcext:value-type="currency">
            <text:p>$820,763</text:p>
          </table:table-cell>
          <table:table-cell table:formula="of:=[.H138]+[.E139]" office:value-type="currency" office:currency="AUD" office:value="618214.957875338" calcext:value-type="currency">
            <text:p>$618,2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EDATE([.B139];1)" office:value-type="date" office:date-value="2035-07-01" calcext:value-type="date">
            <text:p>1 Jul 2035</text:p>
          </table:table-cell>
          <table:table-cell table:formula="of:=[.G139]" office:value-type="currency" office:currency="AUD" office:value="820762.694127925" calcext:value-type="currency">
            <text:p>$820,7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0]*(['Base Case'.$C$15]/12)" office:value-type="currency" office:currency="AUD" office:value="3919.14186446084" calcext:value-type="currency">
            <text:p>$3,919</text:p>
          </table:table-cell>
          <table:table-cell table:formula="of:=[.D140]-[.E140]" office:value-type="currency" office:currency="AUD" office:value="2085.49048153491" calcext:value-type="currency">
            <text:p>$2,085</text:p>
          </table:table-cell>
          <table:table-cell table:formula="of:=[.C140]-[.F140]" office:value-type="currency" office:currency="AUD" office:value="818677.20364639" calcext:value-type="currency">
            <text:p>$818,677</text:p>
          </table:table-cell>
          <table:table-cell table:formula="of:=[.H139]+[.E140]" office:value-type="currency" office:currency="AUD" office:value="622134.099739799" calcext:value-type="currency">
            <text:p>$622,1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EDATE([.B140];1)" office:value-type="date" office:date-value="2035-08-01" calcext:value-type="date">
            <text:p>1 Aug 2035</text:p>
          </table:table-cell>
          <table:table-cell table:formula="of:=[.G140]" office:value-type="currency" office:currency="AUD" office:value="818677.20364639" calcext:value-type="currency">
            <text:p>$818,67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1]*(['Base Case'.$C$15]/12)" office:value-type="currency" office:currency="AUD" office:value="3909.18364741151" calcext:value-type="currency">
            <text:p>$3,909</text:p>
          </table:table-cell>
          <table:table-cell table:formula="of:=[.D141]-[.E141]" office:value-type="currency" office:currency="AUD" office:value="2095.44869858424" calcext:value-type="currency">
            <text:p>$2,095</text:p>
          </table:table-cell>
          <table:table-cell table:formula="of:=[.C141]-[.F141]" office:value-type="currency" office:currency="AUD" office:value="816581.754947806" calcext:value-type="currency">
            <text:p>$816,582</text:p>
          </table:table-cell>
          <table:table-cell table:formula="of:=[.H140]+[.E141]" office:value-type="currency" office:currency="AUD" office:value="626043.283387211" calcext:value-type="currency">
            <text:p>$626,0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EDATE([.B141];1)" office:value-type="date" office:date-value="2035-09-01" calcext:value-type="date">
            <text:p>1 Sep 2035</text:p>
          </table:table-cell>
          <table:table-cell table:formula="of:=[.G141]" office:value-type="currency" office:currency="AUD" office:value="816581.754947806" calcext:value-type="currency">
            <text:p>$816,58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2]*(['Base Case'.$C$15]/12)" office:value-type="currency" office:currency="AUD" office:value="3899.17787987577" calcext:value-type="currency">
            <text:p>$3,899</text:p>
          </table:table-cell>
          <table:table-cell table:formula="of:=[.D142]-[.E142]" office:value-type="currency" office:currency="AUD" office:value="2105.45446611998" calcext:value-type="currency">
            <text:p>$2,105</text:p>
          </table:table-cell>
          <table:table-cell table:formula="of:=[.C142]-[.F142]" office:value-type="currency" office:currency="AUD" office:value="814476.300481686" calcext:value-type="currency">
            <text:p>$814,476</text:p>
          </table:table-cell>
          <table:table-cell table:formula="of:=[.H141]+[.E142]" office:value-type="currency" office:currency="AUD" office:value="629942.461267087" calcext:value-type="currency">
            <text:p>$629,9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EDATE([.B142];1)" office:value-type="date" office:date-value="2035-10-01" calcext:value-type="date">
            <text:p>1 Oct 2035</text:p>
          </table:table-cell>
          <table:table-cell table:formula="of:=[.G142]" office:value-type="currency" office:currency="AUD" office:value="814476.300481686" calcext:value-type="currency">
            <text:p>$814,47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3]*(['Base Case'.$C$15]/12)" office:value-type="currency" office:currency="AUD" office:value="3889.12433480005" calcext:value-type="currency">
            <text:p>$3,889</text:p>
          </table:table-cell>
          <table:table-cell table:formula="of:=[.D143]-[.E143]" office:value-type="currency" office:currency="AUD" office:value="2115.5080111957" calcext:value-type="currency">
            <text:p>$2,116</text:p>
          </table:table-cell>
          <table:table-cell table:formula="of:=[.C143]-[.F143]" office:value-type="currency" office:currency="AUD" office:value="812360.79247049" calcext:value-type="currency">
            <text:p>$812,361</text:p>
          </table:table-cell>
          <table:table-cell table:formula="of:=[.H142]+[.E143]" office:value-type="currency" office:currency="AUD" office:value="633831.585601887" calcext:value-type="currency">
            <text:p>$633,8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EDATE([.B143];1)" office:value-type="date" office:date-value="2035-11-01" calcext:value-type="date">
            <text:p>1 Nov 2035</text:p>
          </table:table-cell>
          <table:table-cell table:formula="of:=[.G143]" office:value-type="currency" office:currency="AUD" office:value="812360.79247049" calcext:value-type="currency">
            <text:p>$812,3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4]*(['Base Case'.$C$15]/12)" office:value-type="currency" office:currency="AUD" office:value="3879.02278404659" calcext:value-type="currency">
            <text:p>$3,879</text:p>
          </table:table-cell>
          <table:table-cell table:formula="of:=[.D144]-[.E144]" office:value-type="currency" office:currency="AUD" office:value="2125.60956194916" calcext:value-type="currency">
            <text:p>$2,126</text:p>
          </table:table-cell>
          <table:table-cell table:formula="of:=[.C144]-[.F144]" office:value-type="currency" office:currency="AUD" office:value="810235.182908541" calcext:value-type="currency">
            <text:p>$810,235</text:p>
          </table:table-cell>
          <table:table-cell table:formula="of:=[.H143]+[.E144]" office:value-type="currency" office:currency="AUD" office:value="637710.608385933" calcext:value-type="currency">
            <text:p>$637,7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EDATE([.B144];1)" office:value-type="date" office:date-value="2035-12-01" calcext:value-type="date">
            <text:p>1 Dec 2035</text:p>
          </table:table-cell>
          <table:table-cell table:formula="of:=[.G144]" office:value-type="currency" office:currency="AUD" office:value="810235.182908541" calcext:value-type="currency">
            <text:p>$810,23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5]*(['Base Case'.$C$15]/12)" office:value-type="currency" office:currency="AUD" office:value="3868.87299838828" calcext:value-type="currency">
            <text:p>$3,869</text:p>
          </table:table-cell>
          <table:table-cell table:formula="of:=[.D145]-[.E145]" office:value-type="currency" office:currency="AUD" office:value="2135.75934760747" calcext:value-type="currency">
            <text:p>$2,136</text:p>
          </table:table-cell>
          <table:table-cell table:formula="of:=[.C145]-[.F145]" office:value-type="currency" office:currency="AUD" office:value="808099.423560934" calcext:value-type="currency">
            <text:p>$808,099</text:p>
          </table:table-cell>
          <table:table-cell table:formula="of:=[.H144]+[.E145]" office:value-type="currency" office:currency="AUD" office:value="641579.481384322" calcext:value-type="currency">
            <text:p>$641,5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EDATE([.B145];1)" office:value-type="date" office:date-value="2036-01-01" calcext:value-type="date">
            <text:p>1 Jan 2036</text:p>
          </table:table-cell>
          <table:table-cell table:formula="of:=[.G145]" office:value-type="currency" office:currency="AUD" office:value="808099.423560934" calcext:value-type="currency">
            <text:p>$808,09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6]*(['Base Case'.$C$15]/12)" office:value-type="currency" office:currency="AUD" office:value="3858.67474750346" calcext:value-type="currency">
            <text:p>$3,859</text:p>
          </table:table-cell>
          <table:table-cell table:formula="of:=[.D146]-[.E146]" office:value-type="currency" office:currency="AUD" office:value="2145.95759849229" calcext:value-type="currency">
            <text:p>$2,146</text:p>
          </table:table-cell>
          <table:table-cell table:formula="of:=[.C146]-[.F146]" office:value-type="currency" office:currency="AUD" office:value="805953.465962441" calcext:value-type="currency">
            <text:p>$805,953</text:p>
          </table:table-cell>
          <table:table-cell table:formula="of:=[.H145]+[.E146]" office:value-type="currency" office:currency="AUD" office:value="645438.156131825" calcext:value-type="currency">
            <text:p>$645,4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EDATE([.B146];1)" office:value-type="date" office:date-value="2036-02-01" calcext:value-type="date">
            <text:p>1 Feb 2036</text:p>
          </table:table-cell>
          <table:table-cell table:formula="of:=[.G146]" office:value-type="currency" office:currency="AUD" office:value="805953.465962441" calcext:value-type="currency">
            <text:p>$805,95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7]*(['Base Case'.$C$15]/12)" office:value-type="currency" office:currency="AUD" office:value="3848.42779997066" calcext:value-type="currency">
            <text:p>$3,848</text:p>
          </table:table-cell>
          <table:table-cell table:formula="of:=[.D147]-[.E147]" office:value-type="currency" office:currency="AUD" office:value="2156.20454602509" calcext:value-type="currency">
            <text:p>$2,156</text:p>
          </table:table-cell>
          <table:table-cell table:formula="of:=[.C147]-[.F147]" office:value-type="currency" office:currency="AUD" office:value="803797.261416416" calcext:value-type="currency">
            <text:p>$803,797</text:p>
          </table:table-cell>
          <table:table-cell table:formula="of:=[.H146]+[.E147]" office:value-type="currency" office:currency="AUD" office:value="649286.583931796" calcext:value-type="currency">
            <text:p>$649,2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EDATE([.B147];1)" office:value-type="date" office:date-value="2036-03-01" calcext:value-type="date">
            <text:p>1 Mar 2036</text:p>
          </table:table-cell>
          <table:table-cell table:formula="of:=[.G147]" office:value-type="currency" office:currency="AUD" office:value="803797.261416416" calcext:value-type="currency">
            <text:p>$803,79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8]*(['Base Case'.$C$15]/12)" office:value-type="currency" office:currency="AUD" office:value="3838.13192326339" calcext:value-type="currency">
            <text:p>$3,838</text:p>
          </table:table-cell>
          <table:table-cell table:formula="of:=[.D148]-[.E148]" office:value-type="currency" office:currency="AUD" office:value="2166.50042273236" calcext:value-type="currency">
            <text:p>$2,167</text:p>
          </table:table-cell>
          <table:table-cell table:formula="of:=[.C148]-[.F148]" office:value-type="currency" office:currency="AUD" office:value="801630.760993684" calcext:value-type="currency">
            <text:p>$801,631</text:p>
          </table:table-cell>
          <table:table-cell table:formula="of:=[.H147]+[.E148]" office:value-type="currency" office:currency="AUD" office:value="653124.715855059" calcext:value-type="currency">
            <text:p>$653,1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EDATE([.B148];1)" office:value-type="date" office:date-value="2036-04-01" calcext:value-type="date">
            <text:p>1 Apr 2036</text:p>
          </table:table-cell>
          <table:table-cell table:formula="of:=[.G148]" office:value-type="currency" office:currency="AUD" office:value="801630.760993684" calcext:value-type="currency">
            <text:p>$801,63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49]*(['Base Case'.$C$15]/12)" office:value-type="currency" office:currency="AUD" office:value="3827.78688374484" calcext:value-type="currency">
            <text:p>$3,828</text:p>
          </table:table-cell>
          <table:table-cell table:formula="of:=[.D149]-[.E149]" office:value-type="currency" office:currency="AUD" office:value="2176.84546225091" calcext:value-type="currency">
            <text:p>$2,177</text:p>
          </table:table-cell>
          <table:table-cell table:formula="of:=[.C149]-[.F149]" office:value-type="currency" office:currency="AUD" office:value="799453.915531433" calcext:value-type="currency">
            <text:p>$799,454</text:p>
          </table:table-cell>
          <table:table-cell table:formula="of:=[.H148]+[.E149]" office:value-type="currency" office:currency="AUD" office:value="656952.502738804" calcext:value-type="currency">
            <text:p>$656,9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EDATE([.B149];1)" office:value-type="date" office:date-value="2036-05-01" calcext:value-type="date">
            <text:p>1 May 2036</text:p>
          </table:table-cell>
          <table:table-cell table:formula="of:=[.G149]" office:value-type="currency" office:currency="AUD" office:value="799453.915531433" calcext:value-type="currency">
            <text:p>$799,45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0]*(['Base Case'.$C$15]/12)" office:value-type="currency" office:currency="AUD" office:value="3817.39244666259" calcext:value-type="currency">
            <text:p>$3,817</text:p>
          </table:table-cell>
          <table:table-cell table:formula="of:=[.D150]-[.E150]" office:value-type="currency" office:currency="AUD" office:value="2187.23989933316" calcext:value-type="currency">
            <text:p>$2,187</text:p>
          </table:table-cell>
          <table:table-cell table:formula="of:=[.C150]-[.F150]" office:value-type="currency" office:currency="AUD" office:value="797266.6756321" calcext:value-type="currency">
            <text:p>$797,267</text:p>
          </table:table-cell>
          <table:table-cell table:formula="of:=[.H149]+[.E150]" office:value-type="currency" office:currency="AUD" office:value="660769.895185467" calcext:value-type="currency">
            <text:p>$660,7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EDATE([.B150];1)" office:value-type="date" office:date-value="2036-06-01" calcext:value-type="date">
            <text:p>1 Jun 2036</text:p>
          </table:table-cell>
          <table:table-cell table:formula="of:=[.G150]" office:value-type="currency" office:currency="AUD" office:value="797266.6756321" calcext:value-type="currency">
            <text:p>$797,26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1]*(['Base Case'.$C$15]/12)" office:value-type="currency" office:currency="AUD" office:value="3806.94837614328" calcext:value-type="currency">
            <text:p>$3,807</text:p>
          </table:table-cell>
          <table:table-cell table:formula="of:=[.D151]-[.E151]" office:value-type="currency" office:currency="AUD" office:value="2197.68396985247" calcext:value-type="currency">
            <text:p>$2,198</text:p>
          </table:table-cell>
          <table:table-cell table:formula="of:=[.C151]-[.F151]" office:value-type="currency" office:currency="AUD" office:value="795068.991662248" calcext:value-type="currency">
            <text:p>$795,069</text:p>
          </table:table-cell>
          <table:table-cell table:formula="of:=[.H150]+[.E151]" office:value-type="currency" office:currency="AUD" office:value="664576.84356161" calcext:value-type="currency">
            <text:p>$664,5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EDATE([.B151];1)" office:value-type="date" office:date-value="2036-07-01" calcext:value-type="date">
            <text:p>1 Jul 2036</text:p>
          </table:table-cell>
          <table:table-cell table:formula="of:=[.G151]" office:value-type="currency" office:currency="AUD" office:value="795068.991662248" calcext:value-type="currency">
            <text:p>$795,06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2]*(['Base Case'.$C$15]/12)" office:value-type="currency" office:currency="AUD" office:value="3796.45443518723" calcext:value-type="currency">
            <text:p>$3,796</text:p>
          </table:table-cell>
          <table:table-cell table:formula="of:=[.D152]-[.E152]" office:value-type="currency" office:currency="AUD" office:value="2208.17791080852" calcext:value-type="currency">
            <text:p>$2,208</text:p>
          </table:table-cell>
          <table:table-cell table:formula="of:=[.C152]-[.F152]" office:value-type="currency" office:currency="AUD" office:value="792860.813751439" calcext:value-type="currency">
            <text:p>$792,861</text:p>
          </table:table-cell>
          <table:table-cell table:formula="of:=[.H151]+[.E152]" office:value-type="currency" office:currency="AUD" office:value="668373.297996797" calcext:value-type="currency">
            <text:p>$668,3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EDATE([.B152];1)" office:value-type="date" office:date-value="2036-08-01" calcext:value-type="date">
            <text:p>1 Aug 2036</text:p>
          </table:table-cell>
          <table:table-cell table:formula="of:=[.G152]" office:value-type="currency" office:currency="AUD" office:value="792860.813751439" calcext:value-type="currency">
            <text:p>$792,8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3]*(['Base Case'.$C$15]/12)" office:value-type="currency" office:currency="AUD" office:value="3785.91038566312" calcext:value-type="currency">
            <text:p>$3,786</text:p>
          </table:table-cell>
          <table:table-cell table:formula="of:=[.D153]-[.E153]" office:value-type="currency" office:currency="AUD" office:value="2218.72196033263" calcext:value-type="currency">
            <text:p>$2,219</text:p>
          </table:table-cell>
          <table:table-cell table:formula="of:=[.C153]-[.F153]" office:value-type="currency" office:currency="AUD" office:value="790642.091791106" calcext:value-type="currency">
            <text:p>$790,642</text:p>
          </table:table-cell>
          <table:table-cell table:formula="of:=[.H152]+[.E153]" office:value-type="currency" office:currency="AUD" office:value="672159.20838246" calcext:value-type="currency">
            <text:p>$672,1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EDATE([.B153];1)" office:value-type="date" office:date-value="2036-09-01" calcext:value-type="date">
            <text:p>1 Sep 2036</text:p>
          </table:table-cell>
          <table:table-cell table:formula="of:=[.G153]" office:value-type="currency" office:currency="AUD" office:value="790642.091791106" calcext:value-type="currency">
            <text:p>$790,64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4]*(['Base Case'.$C$15]/12)" office:value-type="currency" office:currency="AUD" office:value="3775.31598830253" calcext:value-type="currency">
            <text:p>$3,775</text:p>
          </table:table-cell>
          <table:table-cell table:formula="of:=[.D154]-[.E154]" office:value-type="currency" office:currency="AUD" office:value="2229.31635769322" calcext:value-type="currency">
            <text:p>$2,229</text:p>
          </table:table-cell>
          <table:table-cell table:formula="of:=[.C154]-[.F154]" office:value-type="currency" office:currency="AUD" office:value="788412.775433413" calcext:value-type="currency">
            <text:p>$788,413</text:p>
          </table:table-cell>
          <table:table-cell table:formula="of:=[.H153]+[.E154]" office:value-type="currency" office:currency="AUD" office:value="675934.524370763" calcext:value-type="currency">
            <text:p>$675,9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EDATE([.B154];1)" office:value-type="date" office:date-value="2036-10-01" calcext:value-type="date">
            <text:p>1 Oct 2036</text:p>
          </table:table-cell>
          <table:table-cell table:formula="of:=[.G154]" office:value-type="currency" office:currency="AUD" office:value="788412.775433413" calcext:value-type="currency">
            <text:p>$788,41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5]*(['Base Case'.$C$15]/12)" office:value-type="currency" office:currency="AUD" office:value="3764.67100269455" calcext:value-type="currency">
            <text:p>$3,765</text:p>
          </table:table-cell>
          <table:table-cell table:formula="of:=[.D155]-[.E155]" office:value-type="currency" office:currency="AUD" office:value="2239.9613433012" calcext:value-type="currency">
            <text:p>$2,240</text:p>
          </table:table-cell>
          <table:table-cell table:formula="of:=[.C155]-[.F155]" office:value-type="currency" office:currency="AUD" office:value="786172.814090112" calcext:value-type="currency">
            <text:p>$786,173</text:p>
          </table:table-cell>
          <table:table-cell table:formula="of:=[.H154]+[.E155]" office:value-type="currency" office:currency="AUD" office:value="679699.195373457" calcext:value-type="currency">
            <text:p>$679,6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EDATE([.B155];1)" office:value-type="date" office:date-value="2036-11-01" calcext:value-type="date">
            <text:p>1 Nov 2036</text:p>
          </table:table-cell>
          <table:table-cell table:formula="of:=[.G155]" office:value-type="currency" office:currency="AUD" office:value="786172.814090112" calcext:value-type="currency">
            <text:p>$786,17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6]*(['Base Case'.$C$15]/12)" office:value-type="currency" office:currency="AUD" office:value="3753.97518728028" calcext:value-type="currency">
            <text:p>$3,754</text:p>
          </table:table-cell>
          <table:table-cell table:formula="of:=[.D156]-[.E156]" office:value-type="currency" office:currency="AUD" office:value="2250.65715871547" calcext:value-type="currency">
            <text:p>$2,251</text:p>
          </table:table-cell>
          <table:table-cell table:formula="of:=[.C156]-[.F156]" office:value-type="currency" office:currency="AUD" office:value="783922.156931397" calcext:value-type="currency">
            <text:p>$783,922</text:p>
          </table:table-cell>
          <table:table-cell table:formula="of:=[.H155]+[.E156]" office:value-type="currency" office:currency="AUD" office:value="683453.170560738" calcext:value-type="currency">
            <text:p>$683,4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EDATE([.B156];1)" office:value-type="date" office:date-value="2036-12-01" calcext:value-type="date">
            <text:p>1 Dec 2036</text:p>
          </table:table-cell>
          <table:table-cell table:formula="of:=[.G156]" office:value-type="currency" office:currency="AUD" office:value="783922.156931397" calcext:value-type="currency">
            <text:p>$783,92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7]*(['Base Case'.$C$15]/12)" office:value-type="currency" office:currency="AUD" office:value="3743.22829934742" calcext:value-type="currency">
            <text:p>$3,743</text:p>
          </table:table-cell>
          <table:table-cell table:formula="of:=[.D157]-[.E157]" office:value-type="currency" office:currency="AUD" office:value="2261.40404664833" calcext:value-type="currency">
            <text:p>$2,261</text:p>
          </table:table-cell>
          <table:table-cell table:formula="of:=[.C157]-[.F157]" office:value-type="currency" office:currency="AUD" office:value="781660.752884748" calcext:value-type="currency">
            <text:p>$781,661</text:p>
          </table:table-cell>
          <table:table-cell table:formula="of:=[.H156]+[.E157]" office:value-type="currency" office:currency="AUD" office:value="687196.398860085" calcext:value-type="currency">
            <text:p>$687,1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EDATE([.B157];1)" office:value-type="date" office:date-value="2037-01-01" calcext:value-type="date">
            <text:p>1 Jan 2037</text:p>
          </table:table-cell>
          <table:table-cell table:formula="of:=[.G157]" office:value-type="currency" office:currency="AUD" office:value="781660.752884748" calcext:value-type="currency">
            <text:p>$781,6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8]*(['Base Case'.$C$15]/12)" office:value-type="currency" office:currency="AUD" office:value="3732.43009502467" calcext:value-type="currency">
            <text:p>$3,732</text:p>
          </table:table-cell>
          <table:table-cell table:formula="of:=[.D158]-[.E158]" office:value-type="currency" office:currency="AUD" office:value="2272.20225097108" calcext:value-type="currency">
            <text:p>$2,272</text:p>
          </table:table-cell>
          <table:table-cell table:formula="of:=[.C158]-[.F158]" office:value-type="currency" office:currency="AUD" office:value="779388.550633777" calcext:value-type="currency">
            <text:p>$779,389</text:p>
          </table:table-cell>
          <table:table-cell table:formula="of:=[.H157]+[.E158]" office:value-type="currency" office:currency="AUD" office:value="690928.82895511" calcext:value-type="currency">
            <text:p>$690,9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EDATE([.B158];1)" office:value-type="date" office:date-value="2037-02-01" calcext:value-type="date">
            <text:p>1 Feb 2037</text:p>
          </table:table-cell>
          <table:table-cell table:formula="of:=[.G158]" office:value-type="currency" office:currency="AUD" office:value="779388.550633777" calcext:value-type="currency">
            <text:p>$779,38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59]*(['Base Case'.$C$15]/12)" office:value-type="currency" office:currency="AUD" office:value="3721.58032927629" calcext:value-type="currency">
            <text:p>$3,722</text:p>
          </table:table-cell>
          <table:table-cell table:formula="of:=[.D159]-[.E159]" office:value-type="currency" office:currency="AUD" office:value="2283.05201671946" calcext:value-type="currency">
            <text:p>$2,283</text:p>
          </table:table-cell>
          <table:table-cell table:formula="of:=[.C159]-[.F159]" office:value-type="currency" office:currency="AUD" office:value="777105.498617058" calcext:value-type="currency">
            <text:p>$777,105</text:p>
          </table:table-cell>
          <table:table-cell table:formula="of:=[.H158]+[.E159]" office:value-type="currency" office:currency="AUD" office:value="694650.409284386" calcext:value-type="currency">
            <text:p>$694,6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EDATE([.B159];1)" office:value-type="date" office:date-value="2037-03-01" calcext:value-type="date">
            <text:p>1 Mar 2037</text:p>
          </table:table-cell>
          <table:table-cell table:formula="of:=[.G159]" office:value-type="currency" office:currency="AUD" office:value="777105.498617058" calcext:value-type="currency">
            <text:p>$777,10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0]*(['Base Case'.$C$15]/12)" office:value-type="currency" office:currency="AUD" office:value="3710.67875589645" calcext:value-type="currency">
            <text:p>$3,711</text:p>
          </table:table-cell>
          <table:table-cell table:formula="of:=[.D160]-[.E160]" office:value-type="currency" office:currency="AUD" office:value="2293.9535900993" calcext:value-type="currency">
            <text:p>$2,294</text:p>
          </table:table-cell>
          <table:table-cell table:formula="of:=[.C160]-[.F160]" office:value-type="currency" office:currency="AUD" office:value="774811.545026958" calcext:value-type="currency">
            <text:p>$774,812</text:p>
          </table:table-cell>
          <table:table-cell table:formula="of:=[.H159]+[.E160]" office:value-type="currency" office:currency="AUD" office:value="698361.088040282" calcext:value-type="currency">
            <text:p>$698,3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EDATE([.B160];1)" office:value-type="date" office:date-value="2037-04-01" calcext:value-type="date">
            <text:p>1 Apr 2037</text:p>
          </table:table-cell>
          <table:table-cell table:formula="of:=[.G160]" office:value-type="currency" office:currency="AUD" office:value="774811.545026958" calcext:value-type="currency">
            <text:p>$774,81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1]*(['Base Case'.$C$15]/12)" office:value-type="currency" office:currency="AUD" office:value="3699.72512750373" calcext:value-type="currency">
            <text:p>$3,700</text:p>
          </table:table-cell>
          <table:table-cell table:formula="of:=[.D161]-[.E161]" office:value-type="currency" office:currency="AUD" office:value="2304.90721849202" calcext:value-type="currency">
            <text:p>$2,305</text:p>
          </table:table-cell>
          <table:table-cell table:formula="of:=[.C161]-[.F161]" office:value-type="currency" office:currency="AUD" office:value="772506.637808466" calcext:value-type="currency">
            <text:p>$772,507</text:p>
          </table:table-cell>
          <table:table-cell table:formula="of:=[.H160]+[.E161]" office:value-type="currency" office:currency="AUD" office:value="702060.813167786" calcext:value-type="currency">
            <text:p>$702,0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EDATE([.B161];1)" office:value-type="date" office:date-value="2037-05-01" calcext:value-type="date">
            <text:p>1 May 2037</text:p>
          </table:table-cell>
          <table:table-cell table:formula="of:=[.G161]" office:value-type="currency" office:currency="AUD" office:value="772506.637808466" calcext:value-type="currency">
            <text:p>$772,50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2]*(['Base Case'.$C$15]/12)" office:value-type="currency" office:currency="AUD" office:value="3688.71919553543" calcext:value-type="currency">
            <text:p>$3,689</text:p>
          </table:table-cell>
          <table:table-cell table:formula="of:=[.D162]-[.E162]" office:value-type="currency" office:currency="AUD" office:value="2315.91315046032" calcext:value-type="currency">
            <text:p>$2,316</text:p>
          </table:table-cell>
          <table:table-cell table:formula="of:=[.C162]-[.F162]" office:value-type="currency" office:currency="AUD" office:value="770190.724658006" calcext:value-type="currency">
            <text:p>$770,191</text:p>
          </table:table-cell>
          <table:table-cell table:formula="of:=[.H161]+[.E162]" office:value-type="currency" office:currency="AUD" office:value="705749.532363322" calcext:value-type="currency">
            <text:p>$705,75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EDATE([.B162];1)" office:value-type="date" office:date-value="2037-06-01" calcext:value-type="date">
            <text:p>1 Jun 2037</text:p>
          </table:table-cell>
          <table:table-cell table:formula="of:=[.G162]" office:value-type="currency" office:currency="AUD" office:value="770190.724658006" calcext:value-type="currency">
            <text:p>$770,19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3]*(['Base Case'.$C$15]/12)" office:value-type="currency" office:currency="AUD" office:value="3677.66071024198" calcext:value-type="currency">
            <text:p>$3,678</text:p>
          </table:table-cell>
          <table:table-cell table:formula="of:=[.D163]-[.E163]" office:value-type="currency" office:currency="AUD" office:value="2326.97163575377" calcext:value-type="currency">
            <text:p>$2,327</text:p>
          </table:table-cell>
          <table:table-cell table:formula="of:=[.C163]-[.F163]" office:value-type="currency" office:currency="AUD" office:value="767863.753022252" calcext:value-type="currency">
            <text:p>$767,864</text:p>
          </table:table-cell>
          <table:table-cell table:formula="of:=[.H162]+[.E163]" office:value-type="currency" office:currency="AUD" office:value="709427.193073564" calcext:value-type="currency">
            <text:p>$709,4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EDATE([.B163];1)" office:value-type="date" office:date-value="2037-07-01" calcext:value-type="date">
            <text:p>1 Jul 2037</text:p>
          </table:table-cell>
          <table:table-cell table:formula="of:=[.G163]" office:value-type="currency" office:currency="AUD" office:value="767863.753022252" calcext:value-type="currency">
            <text:p>$767,86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4]*(['Base Case'.$C$15]/12)" office:value-type="currency" office:currency="AUD" office:value="3666.54942068125" calcext:value-type="currency">
            <text:p>$3,667</text:p>
          </table:table-cell>
          <table:table-cell table:formula="of:=[.D164]-[.E164]" office:value-type="currency" office:currency="AUD" office:value="2338.0829253145" calcext:value-type="currency">
            <text:p>$2,338</text:p>
          </table:table-cell>
          <table:table-cell table:formula="of:=[.C164]-[.F164]" office:value-type="currency" office:currency="AUD" office:value="765525.670096938" calcext:value-type="currency">
            <text:p>$765,526</text:p>
          </table:table-cell>
          <table:table-cell table:formula="of:=[.H163]+[.E164]" office:value-type="currency" office:currency="AUD" office:value="713093.742494245" calcext:value-type="currency">
            <text:p>$713,0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EDATE([.B164];1)" office:value-type="date" office:date-value="2037-08-01" calcext:value-type="date">
            <text:p>1 Aug 2037</text:p>
          </table:table-cell>
          <table:table-cell table:formula="of:=[.G164]" office:value-type="currency" office:currency="AUD" office:value="765525.670096938" calcext:value-type="currency">
            <text:p>$765,52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5]*(['Base Case'.$C$15]/12)" office:value-type="currency" office:currency="AUD" office:value="3655.38507471288" calcext:value-type="currency">
            <text:p>$3,655</text:p>
          </table:table-cell>
          <table:table-cell table:formula="of:=[.D165]-[.E165]" office:value-type="currency" office:currency="AUD" office:value="2349.24727128287" calcext:value-type="currency">
            <text:p>$2,349</text:p>
          </table:table-cell>
          <table:table-cell table:formula="of:=[.C165]-[.F165]" office:value-type="currency" office:currency="AUD" office:value="763176.422825655" calcext:value-type="currency">
            <text:p>$763,176</text:p>
          </table:table-cell>
          <table:table-cell table:formula="of:=[.H164]+[.E165]" office:value-type="currency" office:currency="AUD" office:value="716749.127568958" calcext:value-type="currency">
            <text:p>$716,7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EDATE([.B165];1)" office:value-type="date" office:date-value="2037-09-01" calcext:value-type="date">
            <text:p>1 Sep 2037</text:p>
          </table:table-cell>
          <table:table-cell table:formula="of:=[.G165]" office:value-type="currency" office:currency="AUD" office:value="763176.422825655" calcext:value-type="currency">
            <text:p>$763,17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6]*(['Base Case'.$C$15]/12)" office:value-type="currency" office:currency="AUD" office:value="3644.1674189925" calcext:value-type="currency">
            <text:p>$3,644</text:p>
          </table:table-cell>
          <table:table-cell table:formula="of:=[.D166]-[.E166]" office:value-type="currency" office:currency="AUD" office:value="2360.46492700325" calcext:value-type="currency">
            <text:p>$2,360</text:p>
          </table:table-cell>
          <table:table-cell table:formula="of:=[.C166]-[.F166]" office:value-type="currency" office:currency="AUD" office:value="760815.957898652" calcext:value-type="currency">
            <text:p>$760,816</text:p>
          </table:table-cell>
          <table:table-cell table:formula="of:=[.H165]+[.E166]" office:value-type="currency" office:currency="AUD" office:value="720393.29498795" calcext:value-type="currency">
            <text:p>$720,3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EDATE([.B166];1)" office:value-type="date" office:date-value="2037-10-01" calcext:value-type="date">
            <text:p>1 Oct 2037</text:p>
          </table:table-cell>
          <table:table-cell table:formula="of:=[.G166]" office:value-type="currency" office:currency="AUD" office:value="760815.957898652" calcext:value-type="currency">
            <text:p>$760,81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7]*(['Base Case'.$C$15]/12)" office:value-type="currency" office:currency="AUD" office:value="3632.89619896606" calcext:value-type="currency">
            <text:p>$3,633</text:p>
          </table:table-cell>
          <table:table-cell table:formula="of:=[.D167]-[.E167]" office:value-type="currency" office:currency="AUD" office:value="2371.73614702969" calcext:value-type="currency">
            <text:p>$2,372</text:p>
          </table:table-cell>
          <table:table-cell table:formula="of:=[.C167]-[.F167]" office:value-type="currency" office:currency="AUD" office:value="758444.221751622" calcext:value-type="currency">
            <text:p>$758,444</text:p>
          </table:table-cell>
          <table:table-cell table:formula="of:=[.H166]+[.E167]" office:value-type="currency" office:currency="AUD" office:value="724026.191186916" calcext:value-type="currency">
            <text:p>$724,0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EDATE([.B167];1)" office:value-type="date" office:date-value="2037-11-01" calcext:value-type="date">
            <text:p>1 Nov 2037</text:p>
          </table:table-cell>
          <table:table-cell table:formula="of:=[.G167]" office:value-type="currency" office:currency="AUD" office:value="758444.221751622" calcext:value-type="currency">
            <text:p>$758,44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8]*(['Base Case'.$C$15]/12)" office:value-type="currency" office:currency="AUD" office:value="3621.57115886399" calcext:value-type="currency">
            <text:p>$3,622</text:p>
          </table:table-cell>
          <table:table-cell table:formula="of:=[.D168]-[.E168]" office:value-type="currency" office:currency="AUD" office:value="2383.06118713175" calcext:value-type="currency">
            <text:p>$2,383</text:p>
          </table:table-cell>
          <table:table-cell table:formula="of:=[.C168]-[.F168]" office:value-type="currency" office:currency="AUD" office:value="756061.16056449" calcext:value-type="currency">
            <text:p>$756,061</text:p>
          </table:table-cell>
          <table:table-cell table:formula="of:=[.H167]+[.E168]" office:value-type="currency" office:currency="AUD" office:value="727647.76234578" calcext:value-type="currency">
            <text:p>$727,6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EDATE([.B168];1)" office:value-type="date" office:date-value="2037-12-01" calcext:value-type="date">
            <text:p>1 Dec 2037</text:p>
          </table:table-cell>
          <table:table-cell table:formula="of:=[.G168]" office:value-type="currency" office:currency="AUD" office:value="756061.16056449" calcext:value-type="currency">
            <text:p>$756,0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69]*(['Base Case'.$C$15]/12)" office:value-type="currency" office:currency="AUD" office:value="3610.19204169544" calcext:value-type="currency">
            <text:p>$3,610</text:p>
          </table:table-cell>
          <table:table-cell table:formula="of:=[.D169]-[.E169]" office:value-type="currency" office:currency="AUD" office:value="2394.44030430031" calcext:value-type="currency">
            <text:p>$2,394</text:p>
          </table:table-cell>
          <table:table-cell table:formula="of:=[.C169]-[.F169]" office:value-type="currency" office:currency="AUD" office:value="753666.72026019" calcext:value-type="currency">
            <text:p>$753,667</text:p>
          </table:table-cell>
          <table:table-cell table:formula="of:=[.H168]+[.E169]" office:value-type="currency" office:currency="AUD" office:value="731257.954387476" calcext:value-type="currency">
            <text:p>$731,2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EDATE([.B169];1)" office:value-type="date" office:date-value="2038-01-01" calcext:value-type="date">
            <text:p>1 Jan 2038</text:p>
          </table:table-cell>
          <table:table-cell table:formula="of:=[.G169]" office:value-type="currency" office:currency="AUD" office:value="753666.72026019" calcext:value-type="currency">
            <text:p>$753,66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0]*(['Base Case'.$C$15]/12)" office:value-type="currency" office:currency="AUD" office:value="3598.75858924241" calcext:value-type="currency">
            <text:p>$3,599</text:p>
          </table:table-cell>
          <table:table-cell table:formula="of:=[.D170]-[.E170]" office:value-type="currency" office:currency="AUD" office:value="2405.87375675334" calcext:value-type="currency">
            <text:p>$2,406</text:p>
          </table:table-cell>
          <table:table-cell table:formula="of:=[.C170]-[.F170]" office:value-type="currency" office:currency="AUD" office:value="751260.846503436" calcext:value-type="currency">
            <text:p>$751,261</text:p>
          </table:table-cell>
          <table:table-cell table:formula="of:=[.H169]+[.E170]" office:value-type="currency" office:currency="AUD" office:value="734856.712976718" calcext:value-type="currency">
            <text:p>$734,8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EDATE([.B170];1)" office:value-type="date" office:date-value="2038-02-01" calcext:value-type="date">
            <text:p>1 Feb 2038</text:p>
          </table:table-cell>
          <table:table-cell table:formula="of:=[.G170]" office:value-type="currency" office:currency="AUD" office:value="751260.846503436" calcext:value-type="currency">
            <text:p>$751,2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1]*(['Base Case'.$C$15]/12)" office:value-type="currency" office:currency="AUD" office:value="3587.27054205391" calcext:value-type="currency">
            <text:p>$3,587</text:p>
          </table:table-cell>
          <table:table-cell table:formula="of:=[.D171]-[.E171]" office:value-type="currency" office:currency="AUD" office:value="2417.36180394184" calcext:value-type="currency">
            <text:p>$2,417</text:p>
          </table:table-cell>
          <table:table-cell table:formula="of:=[.C171]-[.F171]" office:value-type="currency" office:currency="AUD" office:value="748843.484699495" calcext:value-type="currency">
            <text:p>$748,843</text:p>
          </table:table-cell>
          <table:table-cell table:formula="of:=[.H170]+[.E171]" office:value-type="currency" office:currency="AUD" office:value="738443.983518772" calcext:value-type="currency">
            <text:p>$738,44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EDATE([.B171];1)" office:value-type="date" office:date-value="2038-03-01" calcext:value-type="date">
            <text:p>1 Mar 2038</text:p>
          </table:table-cell>
          <table:table-cell table:formula="of:=[.G171]" office:value-type="currency" office:currency="AUD" office:value="748843.484699495" calcext:value-type="currency">
            <text:p>$748,84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2]*(['Base Case'.$C$15]/12)" office:value-type="currency" office:currency="AUD" office:value="3575.72763944009" calcext:value-type="currency">
            <text:p>$3,576</text:p>
          </table:table-cell>
          <table:table-cell table:formula="of:=[.D172]-[.E172]" office:value-type="currency" office:currency="AUD" office:value="2428.90470655566" calcext:value-type="currency">
            <text:p>$2,429</text:p>
          </table:table-cell>
          <table:table-cell table:formula="of:=[.C172]-[.F172]" office:value-type="currency" office:currency="AUD" office:value="746414.579992939" calcext:value-type="currency">
            <text:p>$746,415</text:p>
          </table:table-cell>
          <table:table-cell table:formula="of:=[.H171]+[.E172]" office:value-type="currency" office:currency="AUD" office:value="742019.711158212" calcext:value-type="currency">
            <text:p>$742,0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EDATE([.B172];1)" office:value-type="date" office:date-value="2038-04-01" calcext:value-type="date">
            <text:p>1 Apr 2038</text:p>
          </table:table-cell>
          <table:table-cell table:formula="of:=[.G172]" office:value-type="currency" office:currency="AUD" office:value="746414.579992939" calcext:value-type="currency">
            <text:p>$746,41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3]*(['Base Case'.$C$15]/12)" office:value-type="currency" office:currency="AUD" office:value="3564.12961946628" calcext:value-type="currency">
            <text:p>$3,564</text:p>
          </table:table-cell>
          <table:table-cell table:formula="of:=[.D173]-[.E173]" office:value-type="currency" office:currency="AUD" office:value="2440.50272652947" calcext:value-type="currency">
            <text:p>$2,441</text:p>
          </table:table-cell>
          <table:table-cell table:formula="of:=[.C173]-[.F173]" office:value-type="currency" office:currency="AUD" office:value="743974.077266409" calcext:value-type="currency">
            <text:p>$743,974</text:p>
          </table:table-cell>
          <table:table-cell table:formula="of:=[.H172]+[.E173]" office:value-type="currency" office:currency="AUD" office:value="745583.840777678" calcext:value-type="currency">
            <text:p>$745,5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EDATE([.B173];1)" office:value-type="date" office:date-value="2038-05-01" calcext:value-type="date">
            <text:p>1 May 2038</text:p>
          </table:table-cell>
          <table:table-cell table:formula="of:=[.G173]" office:value-type="currency" office:currency="AUD" office:value="743974.077266409" calcext:value-type="currency">
            <text:p>$743,97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4]*(['Base Case'.$C$15]/12)" office:value-type="currency" office:currency="AUD" office:value="3552.47621894711" calcext:value-type="currency">
            <text:p>$3,552</text:p>
          </table:table-cell>
          <table:table-cell table:formula="of:=[.D174]-[.E174]" office:value-type="currency" office:currency="AUD" office:value="2452.15612704864" calcext:value-type="currency">
            <text:p>$2,452</text:p>
          </table:table-cell>
          <table:table-cell table:formula="of:=[.C174]-[.F174]" office:value-type="currency" office:currency="AUD" office:value="741521.921139361" calcext:value-type="currency">
            <text:p>$741,522</text:p>
          </table:table-cell>
          <table:table-cell table:formula="of:=[.H173]+[.E174]" office:value-type="currency" office:currency="AUD" office:value="749136.316996625" calcext:value-type="currency">
            <text:p>$749,1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EDATE([.B174];1)" office:value-type="date" office:date-value="2038-06-01" calcext:value-type="date">
            <text:p>1 Jun 2038</text:p>
          </table:table-cell>
          <table:table-cell table:formula="of:=[.G174]" office:value-type="currency" office:currency="AUD" office:value="741521.921139361" calcext:value-type="currency">
            <text:p>$741,52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5]*(['Base Case'.$C$15]/12)" office:value-type="currency" office:currency="AUD" office:value="3540.76717344045" calcext:value-type="currency">
            <text:p>$3,541</text:p>
          </table:table-cell>
          <table:table-cell table:formula="of:=[.D175]-[.E175]" office:value-type="currency" office:currency="AUD" office:value="2463.8651725553" calcext:value-type="currency">
            <text:p>$2,464</text:p>
          </table:table-cell>
          <table:table-cell table:formula="of:=[.C175]-[.F175]" office:value-type="currency" office:currency="AUD" office:value="739058.055966805" calcext:value-type="currency">
            <text:p>$739,058</text:p>
          </table:table-cell>
          <table:table-cell table:formula="of:=[.H174]+[.E175]" office:value-type="currency" office:currency="AUD" office:value="752677.084170066" calcext:value-type="currency">
            <text:p>$752,6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EDATE([.B175];1)" office:value-type="date" office:date-value="2038-07-01" calcext:value-type="date">
            <text:p>1 Jul 2038</text:p>
          </table:table-cell>
          <table:table-cell table:formula="of:=[.G175]" office:value-type="currency" office:currency="AUD" office:value="739058.055966805" calcext:value-type="currency">
            <text:p>$739,05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6]*(['Base Case'.$C$15]/12)" office:value-type="currency" office:currency="AUD" office:value="3529.0022172415" calcext:value-type="currency">
            <text:p>$3,529</text:p>
          </table:table-cell>
          <table:table-cell table:formula="of:=[.D176]-[.E176]" office:value-type="currency" office:currency="AUD" office:value="2475.63012875425" calcext:value-type="currency">
            <text:p>$2,476</text:p>
          </table:table-cell>
          <table:table-cell table:formula="of:=[.C176]-[.F176]" office:value-type="currency" office:currency="AUD" office:value="736582.425838051" calcext:value-type="currency">
            <text:p>$736,582</text:p>
          </table:table-cell>
          <table:table-cell table:formula="of:=[.H175]+[.E176]" office:value-type="currency" office:currency="AUD" office:value="756206.086387307" calcext:value-type="currency">
            <text:p>$756,2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EDATE([.B176];1)" office:value-type="date" office:date-value="2038-08-01" calcext:value-type="date">
            <text:p>1 Aug 2038</text:p>
          </table:table-cell>
          <table:table-cell table:formula="of:=[.G176]" office:value-type="currency" office:currency="AUD" office:value="736582.425838051" calcext:value-type="currency">
            <text:p>$736,58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7]*(['Base Case'.$C$15]/12)" office:value-type="currency" office:currency="AUD" office:value="3517.18108337669" calcext:value-type="currency">
            <text:p>$3,517</text:p>
          </table:table-cell>
          <table:table-cell table:formula="of:=[.D177]-[.E177]" office:value-type="currency" office:currency="AUD" office:value="2487.45126261906" calcext:value-type="currency">
            <text:p>$2,487</text:p>
          </table:table-cell>
          <table:table-cell table:formula="of:=[.C177]-[.F177]" office:value-type="currency" office:currency="AUD" office:value="734094.974575432" calcext:value-type="currency">
            <text:p>$734,095</text:p>
          </table:table-cell>
          <table:table-cell table:formula="of:=[.H176]+[.E177]" office:value-type="currency" office:currency="AUD" office:value="759723.267470684" calcext:value-type="currency">
            <text:p>$759,7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EDATE([.B177];1)" office:value-type="date" office:date-value="2038-09-01" calcext:value-type="date">
            <text:p>1 Sep 2038</text:p>
          </table:table-cell>
          <table:table-cell table:formula="of:=[.G177]" office:value-type="currency" office:currency="AUD" office:value="734094.974575432" calcext:value-type="currency">
            <text:p>$734,09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8]*(['Base Case'.$C$15]/12)" office:value-type="currency" office:currency="AUD" office:value="3505.30350359769" calcext:value-type="currency">
            <text:p>$3,505</text:p>
          </table:table-cell>
          <table:table-cell table:formula="of:=[.D178]-[.E178]" office:value-type="currency" office:currency="AUD" office:value="2499.32884239806" calcext:value-type="currency">
            <text:p>$2,499</text:p>
          </table:table-cell>
          <table:table-cell table:formula="of:=[.C178]-[.F178]" office:value-type="currency" office:currency="AUD" office:value="731595.645733034" calcext:value-type="currency">
            <text:p>$731,596</text:p>
          </table:table-cell>
          <table:table-cell table:formula="of:=[.H177]+[.E178]" office:value-type="currency" office:currency="AUD" office:value="763228.570974282" calcext:value-type="currency">
            <text:p>$763,2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EDATE([.B178];1)" office:value-type="date" office:date-value="2038-10-01" calcext:value-type="date">
            <text:p>1 Oct 2038</text:p>
          </table:table-cell>
          <table:table-cell table:formula="of:=[.G178]" office:value-type="currency" office:currency="AUD" office:value="731595.645733034" calcext:value-type="currency">
            <text:p>$731,59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79]*(['Base Case'.$C$15]/12)" office:value-type="currency" office:currency="AUD" office:value="3493.36920837524" calcext:value-type="currency">
            <text:p>$3,493</text:p>
          </table:table-cell>
          <table:table-cell table:formula="of:=[.D179]-[.E179]" office:value-type="currency" office:currency="AUD" office:value="2511.26313762051" calcext:value-type="currency">
            <text:p>$2,511</text:p>
          </table:table-cell>
          <table:table-cell table:formula="of:=[.C179]-[.F179]" office:value-type="currency" office:currency="AUD" office:value="729084.382595414" calcext:value-type="currency">
            <text:p>$729,084</text:p>
          </table:table-cell>
          <table:table-cell table:formula="of:=[.H178]+[.E179]" office:value-type="currency" office:currency="AUD" office:value="766721.940182657" calcext:value-type="currency">
            <text:p>$766,7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EDATE([.B179];1)" office:value-type="date" office:date-value="2038-11-01" calcext:value-type="date">
            <text:p>1 Nov 2038</text:p>
          </table:table-cell>
          <table:table-cell table:formula="of:=[.G179]" office:value-type="currency" office:currency="AUD" office:value="729084.382595414" calcext:value-type="currency">
            <text:p>$729,08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0]*(['Base Case'.$C$15]/12)" office:value-type="currency" office:currency="AUD" office:value="3481.3779268931" calcext:value-type="currency">
            <text:p>$3,481</text:p>
          </table:table-cell>
          <table:table-cell table:formula="of:=[.D180]-[.E180]" office:value-type="currency" office:currency="AUD" office:value="2523.25441910265" calcext:value-type="currency">
            <text:p>$2,523</text:p>
          </table:table-cell>
          <table:table-cell table:formula="of:=[.C180]-[.F180]" office:value-type="currency" office:currency="AUD" office:value="726561.128176311" calcext:value-type="currency">
            <text:p>$726,561</text:p>
          </table:table-cell>
          <table:table-cell table:formula="of:=[.H179]+[.E180]" office:value-type="currency" office:currency="AUD" office:value="770203.31810955" calcext:value-type="currency">
            <text:p>$770,2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EDATE([.B180];1)" office:value-type="date" office:date-value="2038-12-01" calcext:value-type="date">
            <text:p>1 Dec 2038</text:p>
          </table:table-cell>
          <table:table-cell table:formula="of:=[.G180]" office:value-type="currency" office:currency="AUD" office:value="726561.128176311" calcext:value-type="currency">
            <text:p>$726,5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1]*(['Base Case'.$C$15]/12)" office:value-type="currency" office:currency="AUD" office:value="3469.32938704188" calcext:value-type="currency">
            <text:p>$3,469</text:p>
          </table:table-cell>
          <table:table-cell table:formula="of:=[.D181]-[.E181]" office:value-type="currency" office:currency="AUD" office:value="2535.30295895387" calcext:value-type="currency">
            <text:p>$2,535</text:p>
          </table:table-cell>
          <table:table-cell table:formula="of:=[.C181]-[.F181]" office:value-type="currency" office:currency="AUD" office:value="724025.825217357" calcext:value-type="currency">
            <text:p>$724,026</text:p>
          </table:table-cell>
          <table:table-cell table:formula="of:=[.H180]+[.E181]" office:value-type="currency" office:currency="AUD" office:value="773672.647496592" calcext:value-type="currency">
            <text:p>$773,67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EDATE([.B181];1)" office:value-type="date" office:date-value="2039-01-01" calcext:value-type="date">
            <text:p>1 Jan 2039</text:p>
          </table:table-cell>
          <table:table-cell table:formula="of:=[.G181]" office:value-type="currency" office:currency="AUD" office:value="724025.825217357" calcext:value-type="currency">
            <text:p>$724,02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2]*(['Base Case'.$C$15]/12)" office:value-type="currency" office:currency="AUD" office:value="3457.22331541288" calcext:value-type="currency">
            <text:p>$3,457</text:p>
          </table:table-cell>
          <table:table-cell table:formula="of:=[.D182]-[.E182]" office:value-type="currency" office:currency="AUD" office:value="2547.40903058287" calcext:value-type="currency">
            <text:p>$2,547</text:p>
          </table:table-cell>
          <table:table-cell table:formula="of:=[.C182]-[.F182]" office:value-type="currency" office:currency="AUD" office:value="721478.416186774" calcext:value-type="currency">
            <text:p>$721,478</text:p>
          </table:table-cell>
          <table:table-cell table:formula="of:=[.H181]+[.E182]" office:value-type="currency" office:currency="AUD" office:value="777129.870812005" calcext:value-type="currency">
            <text:p>$777,1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EDATE([.B182];1)" office:value-type="date" office:date-value="2039-02-01" calcext:value-type="date">
            <text:p>1 Feb 2039</text:p>
          </table:table-cell>
          <table:table-cell table:formula="of:=[.G182]" office:value-type="currency" office:currency="AUD" office:value="721478.416186774" calcext:value-type="currency">
            <text:p>$721,47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3]*(['Base Case'.$C$15]/12)" office:value-type="currency" office:currency="AUD" office:value="3445.05943729185" calcext:value-type="currency">
            <text:p>$3,445</text:p>
          </table:table-cell>
          <table:table-cell table:formula="of:=[.D183]-[.E183]" office:value-type="currency" office:currency="AUD" office:value="2559.5729087039" calcext:value-type="currency">
            <text:p>$2,560</text:p>
          </table:table-cell>
          <table:table-cell table:formula="of:=[.C183]-[.F183]" office:value-type="currency" office:currency="AUD" office:value="718918.84327807" calcext:value-type="currency">
            <text:p>$718,919</text:p>
          </table:table-cell>
          <table:table-cell table:formula="of:=[.H182]+[.E183]" office:value-type="currency" office:currency="AUD" office:value="780574.930249297" calcext:value-type="currency">
            <text:p>$780,5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EDATE([.B183];1)" office:value-type="date" office:date-value="2039-03-01" calcext:value-type="date">
            <text:p>1 Mar 2039</text:p>
          </table:table-cell>
          <table:table-cell table:formula="of:=[.G183]" office:value-type="currency" office:currency="AUD" office:value="718918.84327807" calcext:value-type="currency">
            <text:p>$718,91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4]*(['Base Case'.$C$15]/12)" office:value-type="currency" office:currency="AUD" office:value="3432.83747665278" calcext:value-type="currency">
            <text:p>$3,433</text:p>
          </table:table-cell>
          <table:table-cell table:formula="of:=[.D184]-[.E184]" office:value-type="currency" office:currency="AUD" office:value="2571.79486934297" calcext:value-type="currency">
            <text:p>$2,572</text:p>
          </table:table-cell>
          <table:table-cell table:formula="of:=[.C184]-[.F184]" office:value-type="currency" office:currency="AUD" office:value="716347.048408727" calcext:value-type="currency">
            <text:p>$716,347</text:p>
          </table:table-cell>
          <table:table-cell table:formula="of:=[.H183]+[.E184]" office:value-type="currency" office:currency="AUD" office:value="784007.767725949" calcext:value-type="currency">
            <text:p>$784,0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EDATE([.B184];1)" office:value-type="date" office:date-value="2039-04-01" calcext:value-type="date">
            <text:p>1 Apr 2039</text:p>
          </table:table-cell>
          <table:table-cell table:formula="of:=[.G184]" office:value-type="currency" office:currency="AUD" office:value="716347.048408727" calcext:value-type="currency">
            <text:p>$716,34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5]*(['Base Case'.$C$15]/12)" office:value-type="currency" office:currency="AUD" office:value="3420.55715615167" calcext:value-type="currency">
            <text:p>$3,421</text:p>
          </table:table-cell>
          <table:table-cell table:formula="of:=[.D185]-[.E185]" office:value-type="currency" office:currency="AUD" office:value="2584.07518984408" calcext:value-type="currency">
            <text:p>$2,584</text:p>
          </table:table-cell>
          <table:table-cell table:formula="of:=[.C185]-[.F185]" office:value-type="currency" office:currency="AUD" office:value="713762.973218883" calcext:value-type="currency">
            <text:p>$713,763</text:p>
          </table:table-cell>
          <table:table-cell table:formula="of:=[.H184]+[.E185]" office:value-type="currency" office:currency="AUD" office:value="787428.324882101" calcext:value-type="currency">
            <text:p>$787,4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EDATE([.B185];1)" office:value-type="date" office:date-value="2039-05-01" calcext:value-type="date">
            <text:p>1 May 2039</text:p>
          </table:table-cell>
          <table:table-cell table:formula="of:=[.G185]" office:value-type="currency" office:currency="AUD" office:value="713762.973218883" calcext:value-type="currency">
            <text:p>$713,7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6]*(['Base Case'.$C$15]/12)" office:value-type="currency" office:currency="AUD" office:value="3408.21819712017" calcext:value-type="currency">
            <text:p>$3,408</text:p>
          </table:table-cell>
          <table:table-cell table:formula="of:=[.D186]-[.E186]" office:value-type="currency" office:currency="AUD" office:value="2596.41414887558" calcext:value-type="currency">
            <text:p>$2,596</text:p>
          </table:table-cell>
          <table:table-cell table:formula="of:=[.C186]-[.F186]" office:value-type="currency" office:currency="AUD" office:value="711166.559070007" calcext:value-type="currency">
            <text:p>$711,167</text:p>
          </table:table-cell>
          <table:table-cell table:formula="of:=[.H185]+[.E186]" office:value-type="currency" office:currency="AUD" office:value="790836.543079221" calcext:value-type="currency">
            <text:p>$790,8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EDATE([.B186];1)" office:value-type="date" office:date-value="2039-06-01" calcext:value-type="date">
            <text:p>1 Jun 2039</text:p>
          </table:table-cell>
          <table:table-cell table:formula="of:=[.G186]" office:value-type="currency" office:currency="AUD" office:value="711166.559070007" calcext:value-type="currency">
            <text:p>$711,16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7]*(['Base Case'.$C$15]/12)" office:value-type="currency" office:currency="AUD" office:value="3395.82031955929" calcext:value-type="currency">
            <text:p>$3,396</text:p>
          </table:table-cell>
          <table:table-cell table:formula="of:=[.D187]-[.E187]" office:value-type="currency" office:currency="AUD" office:value="2608.81202643646" calcext:value-type="currency">
            <text:p>$2,609</text:p>
          </table:table-cell>
          <table:table-cell table:formula="of:=[.C187]-[.F187]" office:value-type="currency" office:currency="AUD" office:value="708557.747043571" calcext:value-type="currency">
            <text:p>$708,558</text:p>
          </table:table-cell>
          <table:table-cell table:formula="of:=[.H186]+[.E187]" office:value-type="currency" office:currency="AUD" office:value="794232.36339878" calcext:value-type="currency">
            <text:p>$794,2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EDATE([.B187];1)" office:value-type="date" office:date-value="2039-07-01" calcext:value-type="date">
            <text:p>1 Jul 2039</text:p>
          </table:table-cell>
          <table:table-cell table:formula="of:=[.G187]" office:value-type="currency" office:currency="AUD" office:value="708557.747043571" calcext:value-type="currency">
            <text:p>$708,55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8]*(['Base Case'.$C$15]/12)" office:value-type="currency" office:currency="AUD" office:value="3383.36324213305" calcext:value-type="currency">
            <text:p>$3,383</text:p>
          </table:table-cell>
          <table:table-cell table:formula="of:=[.D188]-[.E188]" office:value-type="currency" office:currency="AUD" office:value="2621.2691038627" calcext:value-type="currency">
            <text:p>$2,621</text:p>
          </table:table-cell>
          <table:table-cell table:formula="of:=[.C188]-[.F188]" office:value-type="currency" office:currency="AUD" office:value="705936.477939708" calcext:value-type="currency">
            <text:p>$705,936</text:p>
          </table:table-cell>
          <table:table-cell table:formula="of:=[.H187]+[.E188]" office:value-type="currency" office:currency="AUD" office:value="797615.726640913" calcext:value-type="currency">
            <text:p>$797,6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EDATE([.B188];1)" office:value-type="date" office:date-value="2039-08-01" calcext:value-type="date">
            <text:p>1 Aug 2039</text:p>
          </table:table-cell>
          <table:table-cell table:formula="of:=[.G188]" office:value-type="currency" office:currency="AUD" office:value="705936.477939708" calcext:value-type="currency">
            <text:p>$705,93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89]*(['Base Case'.$C$15]/12)" office:value-type="currency" office:currency="AUD" office:value="3370.84668216211" calcext:value-type="currency">
            <text:p>$3,371</text:p>
          </table:table-cell>
          <table:table-cell table:formula="of:=[.D189]-[.E189]" office:value-type="currency" office:currency="AUD" office:value="2633.78566383364" calcext:value-type="currency">
            <text:p>$2,634</text:p>
          </table:table-cell>
          <table:table-cell table:formula="of:=[.C189]-[.F189]" office:value-type="currency" office:currency="AUD" office:value="703302.692275875" calcext:value-type="currency">
            <text:p>$703,303</text:p>
          </table:table-cell>
          <table:table-cell table:formula="of:=[.H188]+[.E189]" office:value-type="currency" office:currency="AUD" office:value="800986.573323076" calcext:value-type="currency">
            <text:p>$800,9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EDATE([.B189];1)" office:value-type="date" office:date-value="2039-09-01" calcext:value-type="date">
            <text:p>1 Sep 2039</text:p>
          </table:table-cell>
          <table:table-cell table:formula="of:=[.G189]" office:value-type="currency" office:currency="AUD" office:value="703302.692275875" calcext:value-type="currency">
            <text:p>$703,30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0]*(['Base Case'.$C$15]/12)" office:value-type="currency" office:currency="AUD" office:value="3358.2703556173" calcext:value-type="currency">
            <text:p>$3,358</text:p>
          </table:table-cell>
          <table:table-cell table:formula="of:=[.D190]-[.E190]" office:value-type="currency" office:currency="AUD" office:value="2646.36199037845" calcext:value-type="currency">
            <text:p>$2,646</text:p>
          </table:table-cell>
          <table:table-cell table:formula="of:=[.C190]-[.F190]" office:value-type="currency" office:currency="AUD" office:value="700656.330285496" calcext:value-type="currency">
            <text:p>$700,656</text:p>
          </table:table-cell>
          <table:table-cell table:formula="of:=[.H189]+[.E190]" office:value-type="currency" office:currency="AUD" office:value="804344.843678693" calcext:value-type="currency">
            <text:p>$804,3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EDATE([.B190];1)" office:value-type="date" office:date-value="2039-10-01" calcext:value-type="date">
            <text:p>1 Oct 2039</text:p>
          </table:table-cell>
          <table:table-cell table:formula="of:=[.G190]" office:value-type="currency" office:currency="AUD" office:value="700656.330285496" calcext:value-type="currency">
            <text:p>$700,65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1]*(['Base Case'.$C$15]/12)" office:value-type="currency" office:currency="AUD" office:value="3345.63397711324" calcext:value-type="currency">
            <text:p>$3,346</text:p>
          </table:table-cell>
          <table:table-cell table:formula="of:=[.D191]-[.E191]" office:value-type="currency" office:currency="AUD" office:value="2658.99836888251" calcext:value-type="currency">
            <text:p>$2,659</text:p>
          </table:table-cell>
          <table:table-cell table:formula="of:=[.C191]-[.F191]" office:value-type="currency" office:currency="AUD" office:value="697997.331916614" calcext:value-type="currency">
            <text:p>$697,997</text:p>
          </table:table-cell>
          <table:table-cell table:formula="of:=[.H190]+[.E191]" office:value-type="currency" office:currency="AUD" office:value="807690.477655806" calcext:value-type="currency">
            <text:p>$807,6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EDATE([.B191];1)" office:value-type="date" office:date-value="2039-11-01" calcext:value-type="date">
            <text:p>1 Nov 2039</text:p>
          </table:table-cell>
          <table:table-cell table:formula="of:=[.G191]" office:value-type="currency" office:currency="AUD" office:value="697997.331916614" calcext:value-type="currency">
            <text:p>$697,99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2]*(['Base Case'.$C$15]/12)" office:value-type="currency" office:currency="AUD" office:value="3332.93725990183" calcext:value-type="currency">
            <text:p>$3,333</text:p>
          </table:table-cell>
          <table:table-cell table:formula="of:=[.D192]-[.E192]" office:value-type="currency" office:currency="AUD" office:value="2671.69508609392" calcext:value-type="currency">
            <text:p>$2,672</text:p>
          </table:table-cell>
          <table:table-cell table:formula="of:=[.C192]-[.F192]" office:value-type="currency" office:currency="AUD" office:value="695325.63683052" calcext:value-type="currency">
            <text:p>$695,326</text:p>
          </table:table-cell>
          <table:table-cell table:formula="of:=[.H191]+[.E192]" office:value-type="currency" office:currency="AUD" office:value="811023.414915708" calcext:value-type="currency">
            <text:p>$811,0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EDATE([.B192];1)" office:value-type="date" office:date-value="2039-12-01" calcext:value-type="date">
            <text:p>1 Dec 2039</text:p>
          </table:table-cell>
          <table:table-cell table:formula="of:=[.G192]" office:value-type="currency" office:currency="AUD" office:value="695325.63683052" calcext:value-type="currency">
            <text:p>$695,32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3]*(['Base Case'.$C$15]/12)" office:value-type="currency" office:currency="AUD" office:value="3320.17991586573" calcext:value-type="currency">
            <text:p>$3,320</text:p>
          </table:table-cell>
          <table:table-cell table:formula="of:=[.D193]-[.E193]" office:value-type="currency" office:currency="AUD" office:value="2684.45243013002" calcext:value-type="currency">
            <text:p>$2,684</text:p>
          </table:table-cell>
          <table:table-cell table:formula="of:=[.C193]-[.F193]" office:value-type="currency" office:currency="AUD" office:value="692641.18440039" calcext:value-type="currency">
            <text:p>$692,641</text:p>
          </table:table-cell>
          <table:table-cell table:formula="of:=[.H192]+[.E193]" office:value-type="currency" office:currency="AUD" office:value="814343.594831574" calcext:value-type="currency">
            <text:p>$814,3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EDATE([.B193];1)" office:value-type="date" office:date-value="2040-01-01" calcext:value-type="date">
            <text:p>1 Jan 2040</text:p>
          </table:table-cell>
          <table:table-cell table:formula="of:=[.G193]" office:value-type="currency" office:currency="AUD" office:value="692641.18440039" calcext:value-type="currency">
            <text:p>$692,64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4]*(['Base Case'.$C$15]/12)" office:value-type="currency" office:currency="AUD" office:value="3307.36165551186" calcext:value-type="currency">
            <text:p>$3,307</text:p>
          </table:table-cell>
          <table:table-cell table:formula="of:=[.D194]-[.E194]" office:value-type="currency" office:currency="AUD" office:value="2697.27069048389" calcext:value-type="currency">
            <text:p>$2,697</text:p>
          </table:table-cell>
          <table:table-cell table:formula="of:=[.C194]-[.F194]" office:value-type="currency" office:currency="AUD" office:value="689943.913709906" calcext:value-type="currency">
            <text:p>$689,944</text:p>
          </table:table-cell>
          <table:table-cell table:formula="of:=[.H193]+[.E194]" office:value-type="currency" office:currency="AUD" office:value="817650.956487086" calcext:value-type="currency">
            <text:p>$817,6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EDATE([.B194];1)" office:value-type="date" office:date-value="2040-02-01" calcext:value-type="date">
            <text:p>1 Feb 2040</text:p>
          </table:table-cell>
          <table:table-cell table:formula="of:=[.G194]" office:value-type="currency" office:currency="AUD" office:value="689943.913709906" calcext:value-type="currency">
            <text:p>$689,94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5]*(['Base Case'.$C$15]/12)" office:value-type="currency" office:currency="AUD" office:value="3294.4821879648" calcext:value-type="currency">
            <text:p>$3,294</text:p>
          </table:table-cell>
          <table:table-cell table:formula="of:=[.D195]-[.E195]" office:value-type="currency" office:currency="AUD" office:value="2710.15015803095" calcext:value-type="currency">
            <text:p>$2,710</text:p>
          </table:table-cell>
          <table:table-cell table:formula="of:=[.C195]-[.F195]" office:value-type="currency" office:currency="AUD" office:value="687233.763551875" calcext:value-type="currency">
            <text:p>$687,234</text:p>
          </table:table-cell>
          <table:table-cell table:formula="of:=[.H194]+[.E195]" office:value-type="currency" office:currency="AUD" office:value="820945.43867505" calcext:value-type="currency">
            <text:p>$820,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EDATE([.B195];1)" office:value-type="date" office:date-value="2040-03-01" calcext:value-type="date">
            <text:p>1 Mar 2040</text:p>
          </table:table-cell>
          <table:table-cell table:formula="of:=[.G195]" office:value-type="currency" office:currency="AUD" office:value="687233.763551875" calcext:value-type="currency">
            <text:p>$687,23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6]*(['Base Case'.$C$15]/12)" office:value-type="currency" office:currency="AUD" office:value="3281.5412209602" calcext:value-type="currency">
            <text:p>$3,282</text:p>
          </table:table-cell>
          <table:table-cell table:formula="of:=[.D196]-[.E196]" office:value-type="currency" office:currency="AUD" office:value="2723.09112503555" calcext:value-type="currency">
            <text:p>$2,723</text:p>
          </table:table-cell>
          <table:table-cell table:formula="of:=[.C196]-[.F196]" office:value-type="currency" office:currency="AUD" office:value="684510.67242684" calcext:value-type="currency">
            <text:p>$684,511</text:p>
          </table:table-cell>
          <table:table-cell table:formula="of:=[.H195]+[.E196]" office:value-type="currency" office:currency="AUD" office:value="824226.979896011" calcext:value-type="currency">
            <text:p>$824,2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EDATE([.B196];1)" office:value-type="date" office:date-value="2040-04-01" calcext:value-type="date">
            <text:p>1 Apr 2040</text:p>
          </table:table-cell>
          <table:table-cell table:formula="of:=[.G196]" office:value-type="currency" office:currency="AUD" office:value="684510.67242684" calcext:value-type="currency">
            <text:p>$684,51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7]*(['Base Case'.$C$15]/12)" office:value-type="currency" office:currency="AUD" office:value="3268.53846083816" calcext:value-type="currency">
            <text:p>$3,269</text:p>
          </table:table-cell>
          <table:table-cell table:formula="of:=[.D197]-[.E197]" office:value-type="currency" office:currency="AUD" office:value="2736.09388515759" calcext:value-type="currency">
            <text:p>$2,736</text:p>
          </table:table-cell>
          <table:table-cell table:formula="of:=[.C197]-[.F197]" office:value-type="currency" office:currency="AUD" office:value="681774.578541682" calcext:value-type="currency">
            <text:p>$681,775</text:p>
          </table:table-cell>
          <table:table-cell table:formula="of:=[.H196]+[.E197]" office:value-type="currency" office:currency="AUD" office:value="827495.518356849" calcext:value-type="currency">
            <text:p>$827,4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EDATE([.B197];1)" office:value-type="date" office:date-value="2040-05-01" calcext:value-type="date">
            <text:p>1 May 2040</text:p>
          </table:table-cell>
          <table:table-cell table:formula="of:=[.G197]" office:value-type="currency" office:currency="AUD" office:value="681774.578541682" calcext:value-type="currency">
            <text:p>$681,77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8]*(['Base Case'.$C$15]/12)" office:value-type="currency" office:currency="AUD" office:value="3255.47361253653" calcext:value-type="currency">
            <text:p>$3,255</text:p>
          </table:table-cell>
          <table:table-cell table:formula="of:=[.D198]-[.E198]" office:value-type="currency" office:currency="AUD" office:value="2749.15873345922" calcext:value-type="currency">
            <text:p>$2,749</text:p>
          </table:table-cell>
          <table:table-cell table:formula="of:=[.C198]-[.F198]" office:value-type="currency" office:currency="AUD" office:value="679025.419808223" calcext:value-type="currency">
            <text:p>$679,025</text:p>
          </table:table-cell>
          <table:table-cell table:formula="of:=[.H197]+[.E198]" office:value-type="currency" office:currency="AUD" office:value="830750.991969385" calcext:value-type="currency">
            <text:p>$830,7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EDATE([.B198];1)" office:value-type="date" office:date-value="2040-06-01" calcext:value-type="date">
            <text:p>1 Jun 2040</text:p>
          </table:table-cell>
          <table:table-cell table:formula="of:=[.G198]" office:value-type="currency" office:currency="AUD" office:value="679025.419808223" calcext:value-type="currency">
            <text:p>$679,02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199]*(['Base Case'.$C$15]/12)" office:value-type="currency" office:currency="AUD" office:value="3242.34637958426" calcext:value-type="currency">
            <text:p>$3,242</text:p>
          </table:table-cell>
          <table:table-cell table:formula="of:=[.D199]-[.E199]" office:value-type="currency" office:currency="AUD" office:value="2762.28596641149" calcext:value-type="currency">
            <text:p>$2,762</text:p>
          </table:table-cell>
          <table:table-cell table:formula="of:=[.C199]-[.F199]" office:value-type="currency" office:currency="AUD" office:value="676263.133841811" calcext:value-type="currency">
            <text:p>$676,263</text:p>
          </table:table-cell>
          <table:table-cell table:formula="of:=[.H198]+[.E199]" office:value-type="currency" office:currency="AUD" office:value="833993.33834897" calcext:value-type="currency">
            <text:p>$833,9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EDATE([.B199];1)" office:value-type="date" office:date-value="2040-07-01" calcext:value-type="date">
            <text:p>1 Jul 2040</text:p>
          </table:table-cell>
          <table:table-cell table:formula="of:=[.G199]" office:value-type="currency" office:currency="AUD" office:value="676263.133841811" calcext:value-type="currency">
            <text:p>$676,2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0]*(['Base Case'.$C$15]/12)" office:value-type="currency" office:currency="AUD" office:value="3229.15646409465" calcext:value-type="currency">
            <text:p>$3,229</text:p>
          </table:table-cell>
          <table:table-cell table:formula="of:=[.D200]-[.E200]" office:value-type="currency" office:currency="AUD" office:value="2775.4758819011" calcext:value-type="currency">
            <text:p>$2,775</text:p>
          </table:table-cell>
          <table:table-cell table:formula="of:=[.C200]-[.F200]" office:value-type="currency" office:currency="AUD" office:value="673487.65795991" calcext:value-type="currency">
            <text:p>$673,488</text:p>
          </table:table-cell>
          <table:table-cell table:formula="of:=[.H199]+[.E200]" office:value-type="currency" office:currency="AUD" office:value="837222.494813064" calcext:value-type="currency">
            <text:p>$837,2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EDATE([.B200];1)" office:value-type="date" office:date-value="2040-08-01" calcext:value-type="date">
            <text:p>1 Aug 2040</text:p>
          </table:table-cell>
          <table:table-cell table:formula="of:=[.G200]" office:value-type="currency" office:currency="AUD" office:value="673487.65795991" calcext:value-type="currency">
            <text:p>$673,48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1]*(['Base Case'.$C$15]/12)" office:value-type="currency" office:currency="AUD" office:value="3215.90356675857" calcext:value-type="currency">
            <text:p>$3,216</text:p>
          </table:table-cell>
          <table:table-cell table:formula="of:=[.D201]-[.E201]" office:value-type="currency" office:currency="AUD" office:value="2788.72877923718" calcext:value-type="currency">
            <text:p>$2,789</text:p>
          </table:table-cell>
          <table:table-cell table:formula="of:=[.C201]-[.F201]" office:value-type="currency" office:currency="AUD" office:value="670698.929180673" calcext:value-type="currency">
            <text:p>$670,699</text:p>
          </table:table-cell>
          <table:table-cell table:formula="of:=[.H200]+[.E201]" office:value-type="currency" office:currency="AUD" office:value="840438.398379823" calcext:value-type="currency">
            <text:p>$840,4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EDATE([.B201];1)" office:value-type="date" office:date-value="2040-09-01" calcext:value-type="date">
            <text:p>1 Sep 2040</text:p>
          </table:table-cell>
          <table:table-cell table:formula="of:=[.G201]" office:value-type="currency" office:currency="AUD" office:value="670698.929180673" calcext:value-type="currency">
            <text:p>$670,69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2]*(['Base Case'.$C$15]/12)" office:value-type="currency" office:currency="AUD" office:value="3202.58738683771" calcext:value-type="currency">
            <text:p>$3,203</text:p>
          </table:table-cell>
          <table:table-cell table:formula="of:=[.D202]-[.E202]" office:value-type="currency" office:currency="AUD" office:value="2802.04495915804" calcext:value-type="currency">
            <text:p>$2,802</text:p>
          </table:table-cell>
          <table:table-cell table:formula="of:=[.C202]-[.F202]" office:value-type="currency" office:currency="AUD" office:value="667896.884221515" calcext:value-type="currency">
            <text:p>$667,897</text:p>
          </table:table-cell>
          <table:table-cell table:formula="of:=[.H201]+[.E202]" office:value-type="currency" office:currency="AUD" office:value="843640.985766661" calcext:value-type="currency">
            <text:p>$843,6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EDATE([.B202];1)" office:value-type="date" office:date-value="2040-10-01" calcext:value-type="date">
            <text:p>1 Oct 2040</text:p>
          </table:table-cell>
          <table:table-cell table:formula="of:=[.G202]" office:value-type="currency" office:currency="AUD" office:value="667896.884221515" calcext:value-type="currency">
            <text:p>$667,89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3]*(['Base Case'.$C$15]/12)" office:value-type="currency" office:currency="AUD" office:value="3189.20762215773" calcext:value-type="currency">
            <text:p>$3,189</text:p>
          </table:table-cell>
          <table:table-cell table:formula="of:=[.D203]-[.E203]" office:value-type="currency" office:currency="AUD" office:value="2815.42472383802" calcext:value-type="currency">
            <text:p>$2,815</text:p>
          </table:table-cell>
          <table:table-cell table:formula="of:=[.C203]-[.F203]" office:value-type="currency" office:currency="AUD" office:value="665081.459497677" calcext:value-type="currency">
            <text:p>$665,081</text:p>
          </table:table-cell>
          <table:table-cell table:formula="of:=[.H202]+[.E203]" office:value-type="currency" office:currency="AUD" office:value="846830.193388818" calcext:value-type="currency">
            <text:p>$846,8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EDATE([.B203];1)" office:value-type="date" office:date-value="2040-11-01" calcext:value-type="date">
            <text:p>1 Nov 2040</text:p>
          </table:table-cell>
          <table:table-cell table:formula="of:=[.G203]" office:value-type="currency" office:currency="AUD" office:value="665081.459497677" calcext:value-type="currency">
            <text:p>$665,08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4]*(['Base Case'.$C$15]/12)" office:value-type="currency" office:currency="AUD" office:value="3175.76396910141" calcext:value-type="currency">
            <text:p>$3,176</text:p>
          </table:table-cell>
          <table:table-cell table:formula="of:=[.D204]-[.E204]" office:value-type="currency" office:currency="AUD" office:value="2828.86837689434" calcext:value-type="currency">
            <text:p>$2,829</text:p>
          </table:table-cell>
          <table:table-cell table:formula="of:=[.C204]-[.F204]" office:value-type="currency" office:currency="AUD" office:value="662252.591120783" calcext:value-type="currency">
            <text:p>$662,253</text:p>
          </table:table-cell>
          <table:table-cell table:formula="of:=[.H203]+[.E204]" office:value-type="currency" office:currency="AUD" office:value="850005.95735792" calcext:value-type="currency">
            <text:p>$850,0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EDATE([.B204];1)" office:value-type="date" office:date-value="2040-12-01" calcext:value-type="date">
            <text:p>1 Dec 2040</text:p>
          </table:table-cell>
          <table:table-cell table:formula="of:=[.G204]" office:value-type="currency" office:currency="AUD" office:value="662252.591120783" calcext:value-type="currency">
            <text:p>$662,25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5]*(['Base Case'.$C$15]/12)" office:value-type="currency" office:currency="AUD" office:value="3162.25612260174" calcext:value-type="currency">
            <text:p>$3,162</text:p>
          </table:table-cell>
          <table:table-cell table:formula="of:=[.D205]-[.E205]" office:value-type="currency" office:currency="AUD" office:value="2842.37622339401" calcext:value-type="currency">
            <text:p>$2,842</text:p>
          </table:table-cell>
          <table:table-cell table:formula="of:=[.C205]-[.F205]" office:value-type="currency" office:currency="AUD" office:value="659410.214897389" calcext:value-type="currency">
            <text:p>$659,410</text:p>
          </table:table-cell>
          <table:table-cell table:formula="of:=[.H204]+[.E205]" office:value-type="currency" office:currency="AUD" office:value="853168.213480521" calcext:value-type="currency">
            <text:p>$853,1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EDATE([.B205];1)" office:value-type="date" office:date-value="2041-01-01" calcext:value-type="date">
            <text:p>1 Jan 2041</text:p>
          </table:table-cell>
          <table:table-cell table:formula="of:=[.G205]" office:value-type="currency" office:currency="AUD" office:value="659410.214897389" calcext:value-type="currency">
            <text:p>$659,41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6]*(['Base Case'.$C$15]/12)" office:value-type="currency" office:currency="AUD" office:value="3148.68377613503" calcext:value-type="currency">
            <text:p>$3,149</text:p>
          </table:table-cell>
          <table:table-cell table:formula="of:=[.D206]-[.E206]" office:value-type="currency" office:currency="AUD" office:value="2855.94856986072" calcext:value-type="currency">
            <text:p>$2,856</text:p>
          </table:table-cell>
          <table:table-cell table:formula="of:=[.C206]-[.F206]" office:value-type="currency" office:currency="AUD" office:value="656554.266327528" calcext:value-type="currency">
            <text:p>$656,554</text:p>
          </table:table-cell>
          <table:table-cell table:formula="of:=[.H205]+[.E206]" office:value-type="currency" office:currency="AUD" office:value="856316.897256656" calcext:value-type="currency">
            <text:p>$856,3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EDATE([.B206];1)" office:value-type="date" office:date-value="2041-02-01" calcext:value-type="date">
            <text:p>1 Feb 2041</text:p>
          </table:table-cell>
          <table:table-cell table:formula="of:=[.G206]" office:value-type="currency" office:currency="AUD" office:value="656554.266327528" calcext:value-type="currency">
            <text:p>$656,55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7]*(['Base Case'.$C$15]/12)" office:value-type="currency" office:currency="AUD" office:value="3135.04662171394" calcext:value-type="currency">
            <text:p>$3,135</text:p>
          </table:table-cell>
          <table:table-cell table:formula="of:=[.D207]-[.E207]" office:value-type="currency" office:currency="AUD" office:value="2869.5857242818" calcext:value-type="currency">
            <text:p>$2,870</text:p>
          </table:table-cell>
          <table:table-cell table:formula="of:=[.C207]-[.F207]" office:value-type="currency" office:currency="AUD" office:value="653684.680603246" calcext:value-type="currency">
            <text:p>$653,685</text:p>
          </table:table-cell>
          <table:table-cell table:formula="of:=[.H206]+[.E207]" office:value-type="currency" office:currency="AUD" office:value="859451.94387837" calcext:value-type="currency">
            <text:p>$859,4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EDATE([.B207];1)" office:value-type="date" office:date-value="2041-03-01" calcext:value-type="date">
            <text:p>1 Mar 2041</text:p>
          </table:table-cell>
          <table:table-cell table:formula="of:=[.G207]" office:value-type="currency" office:currency="AUD" office:value="653684.680603246" calcext:value-type="currency">
            <text:p>$653,68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8]*(['Base Case'.$C$15]/12)" office:value-type="currency" office:currency="AUD" office:value="3121.3443498805" calcext:value-type="currency">
            <text:p>$3,121</text:p>
          </table:table-cell>
          <table:table-cell table:formula="of:=[.D208]-[.E208]" office:value-type="currency" office:currency="AUD" office:value="2883.28799611525" calcext:value-type="currency">
            <text:p>$2,883</text:p>
          </table:table-cell>
          <table:table-cell table:formula="of:=[.C208]-[.F208]" office:value-type="currency" office:currency="AUD" office:value="650801.392607131" calcext:value-type="currency">
            <text:p>$650,801</text:p>
          </table:table-cell>
          <table:table-cell table:formula="of:=[.H207]+[.E208]" office:value-type="currency" office:currency="AUD" office:value="862573.288228251" calcext:value-type="currency">
            <text:p>$862,5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EDATE([.B208];1)" office:value-type="date" office:date-value="2041-04-01" calcext:value-type="date">
            <text:p>1 Apr 2041</text:p>
          </table:table-cell>
          <table:table-cell table:formula="of:=[.G208]" office:value-type="currency" office:currency="AUD" office:value="650801.392607131" calcext:value-type="currency">
            <text:p>$650,80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09]*(['Base Case'.$C$15]/12)" office:value-type="currency" office:currency="AUD" office:value="3107.57664969905" calcext:value-type="currency">
            <text:p>$3,108</text:p>
          </table:table-cell>
          <table:table-cell table:formula="of:=[.D209]-[.E209]" office:value-type="currency" office:currency="AUD" office:value="2897.0556962967" calcext:value-type="currency">
            <text:p>$2,897</text:p>
          </table:table-cell>
          <table:table-cell table:formula="of:=[.C209]-[.F209]" office:value-type="currency" office:currency="AUD" office:value="647904.336910834" calcext:value-type="currency">
            <text:p>$647,904</text:p>
          </table:table-cell>
          <table:table-cell table:formula="of:=[.H208]+[.E209]" office:value-type="currency" office:currency="AUD" office:value="865680.86487795" calcext:value-type="currency">
            <text:p>$865,6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EDATE([.B209];1)" office:value-type="date" office:date-value="2041-05-01" calcext:value-type="date">
            <text:p>1 May 2041</text:p>
          </table:table-cell>
          <table:table-cell table:formula="of:=[.G209]" office:value-type="currency" office:currency="AUD" office:value="647904.336910834" calcext:value-type="currency">
            <text:p>$647,90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0]*(['Base Case'.$C$15]/12)" office:value-type="currency" office:currency="AUD" office:value="3093.74320874923" calcext:value-type="currency">
            <text:p>$3,094</text:p>
          </table:table-cell>
          <table:table-cell table:formula="of:=[.D210]-[.E210]" office:value-type="currency" office:currency="AUD" office:value="2910.88913724652" calcext:value-type="currency">
            <text:p>$2,911</text:p>
          </table:table-cell>
          <table:table-cell table:formula="of:=[.C210]-[.F210]" office:value-type="currency" office:currency="AUD" office:value="644993.447773587" calcext:value-type="currency">
            <text:p>$644,993</text:p>
          </table:table-cell>
          <table:table-cell table:formula="of:=[.H209]+[.E210]" office:value-type="currency" office:currency="AUD" office:value="868774.608086699" calcext:value-type="currency">
            <text:p>$868,7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EDATE([.B210];1)" office:value-type="date" office:date-value="2041-06-01" calcext:value-type="date">
            <text:p>1 Jun 2041</text:p>
          </table:table-cell>
          <table:table-cell table:formula="of:=[.G210]" office:value-type="currency" office:currency="AUD" office:value="644993.447773587" calcext:value-type="currency">
            <text:p>$644,99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1]*(['Base Case'.$C$15]/12)" office:value-type="currency" office:currency="AUD" office:value="3079.84371311888" calcext:value-type="currency">
            <text:p>$3,080</text:p>
          </table:table-cell>
          <table:table-cell table:formula="of:=[.D211]-[.E211]" office:value-type="currency" office:currency="AUD" office:value="2924.78863287687" calcext:value-type="currency">
            <text:p>$2,925</text:p>
          </table:table-cell>
          <table:table-cell table:formula="of:=[.C211]-[.F211]" office:value-type="currency" office:currency="AUD" office:value="642068.659140711" calcext:value-type="currency">
            <text:p>$642,069</text:p>
          </table:table-cell>
          <table:table-cell table:formula="of:=[.H210]+[.E211]" office:value-type="currency" office:currency="AUD" office:value="871854.451799818" calcext:value-type="currency">
            <text:p>$871,8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EDATE([.B211];1)" office:value-type="date" office:date-value="2041-07-01" calcext:value-type="date">
            <text:p>1 Jul 2041</text:p>
          </table:table-cell>
          <table:table-cell table:formula="of:=[.G211]" office:value-type="currency" office:currency="AUD" office:value="642068.659140711" calcext:value-type="currency">
            <text:p>$642,06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2]*(['Base Case'.$C$15]/12)" office:value-type="currency" office:currency="AUD" office:value="3065.87784739689" calcext:value-type="currency">
            <text:p>$3,066</text:p>
          </table:table-cell>
          <table:table-cell table:formula="of:=[.D212]-[.E212]" office:value-type="currency" office:currency="AUD" office:value="2938.75449859886" calcext:value-type="currency">
            <text:p>$2,939</text:p>
          </table:table-cell>
          <table:table-cell table:formula="of:=[.C212]-[.F212]" office:value-type="currency" office:currency="AUD" office:value="639129.904642112" calcext:value-type="currency">
            <text:p>$639,130</text:p>
          </table:table-cell>
          <table:table-cell table:formula="of:=[.H211]+[.E212]" office:value-type="currency" office:currency="AUD" office:value="874920.329647215" calcext:value-type="currency">
            <text:p>$874,9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EDATE([.B212];1)" office:value-type="date" office:date-value="2041-08-01" calcext:value-type="date">
            <text:p>1 Aug 2041</text:p>
          </table:table-cell>
          <table:table-cell table:formula="of:=[.G212]" office:value-type="currency" office:currency="AUD" office:value="639129.904642112" calcext:value-type="currency">
            <text:p>$639,13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3]*(['Base Case'.$C$15]/12)" office:value-type="currency" office:currency="AUD" office:value="3051.84529466608" calcext:value-type="currency">
            <text:p>$3,052</text:p>
          </table:table-cell>
          <table:table-cell table:formula="of:=[.D213]-[.E213]" office:value-type="currency" office:currency="AUD" office:value="2952.78705132967" calcext:value-type="currency">
            <text:p>$2,953</text:p>
          </table:table-cell>
          <table:table-cell table:formula="of:=[.C213]-[.F213]" office:value-type="currency" office:currency="AUD" office:value="636177.117590782" calcext:value-type="currency">
            <text:p>$636,177</text:p>
          </table:table-cell>
          <table:table-cell table:formula="of:=[.H212]+[.E213]" office:value-type="currency" office:currency="AUD" office:value="877972.174941881" calcext:value-type="currency">
            <text:p>$877,9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EDATE([.B213];1)" office:value-type="date" office:date-value="2041-09-01" calcext:value-type="date">
            <text:p>1 Sep 2041</text:p>
          </table:table-cell>
          <table:table-cell table:formula="of:=[.G213]" office:value-type="currency" office:currency="AUD" office:value="636177.117590782" calcext:value-type="currency">
            <text:p>$636,17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4]*(['Base Case'.$C$15]/12)" office:value-type="currency" office:currency="AUD" office:value="3037.74573649598" calcext:value-type="currency">
            <text:p>$3,038</text:p>
          </table:table-cell>
          <table:table-cell table:formula="of:=[.D214]-[.E214]" office:value-type="currency" office:currency="AUD" office:value="2966.88660949977" calcext:value-type="currency">
            <text:p>$2,967</text:p>
          </table:table-cell>
          <table:table-cell table:formula="of:=[.C214]-[.F214]" office:value-type="currency" office:currency="AUD" office:value="633210.230981282" calcext:value-type="currency">
            <text:p>$633,210</text:p>
          </table:table-cell>
          <table:table-cell table:formula="of:=[.H213]+[.E214]" office:value-type="currency" office:currency="AUD" office:value="881009.920678377" calcext:value-type="currency">
            <text:p>$881,0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EDATE([.B214];1)" office:value-type="date" office:date-value="2041-10-01" calcext:value-type="date">
            <text:p>1 Oct 2041</text:p>
          </table:table-cell>
          <table:table-cell table:formula="of:=[.G214]" office:value-type="currency" office:currency="AUD" office:value="633210.230981282" calcext:value-type="currency">
            <text:p>$633,21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5]*(['Base Case'.$C$15]/12)" office:value-type="currency" office:currency="AUD" office:value="3023.57885293562" calcext:value-type="currency">
            <text:p>$3,024</text:p>
          </table:table-cell>
          <table:table-cell table:formula="of:=[.D215]-[.E215]" office:value-type="currency" office:currency="AUD" office:value="2981.05349306013" calcext:value-type="currency">
            <text:p>$2,981</text:p>
          </table:table-cell>
          <table:table-cell table:formula="of:=[.C215]-[.F215]" office:value-type="currency" office:currency="AUD" office:value="630229.177488222" calcext:value-type="currency">
            <text:p>$630,229</text:p>
          </table:table-cell>
          <table:table-cell table:formula="of:=[.H214]+[.E215]" office:value-type="currency" office:currency="AUD" office:value="884033.499531312" calcext:value-type="currency">
            <text:p>$884,0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EDATE([.B215];1)" office:value-type="date" office:date-value="2041-11-01" calcext:value-type="date">
            <text:p>1 Nov 2041</text:p>
          </table:table-cell>
          <table:table-cell table:formula="of:=[.G215]" office:value-type="currency" office:currency="AUD" office:value="630229.177488222" calcext:value-type="currency">
            <text:p>$630,22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6]*(['Base Case'.$C$15]/12)" office:value-type="currency" office:currency="AUD" office:value="3009.34432250626" calcext:value-type="currency">
            <text:p>$3,009</text:p>
          </table:table-cell>
          <table:table-cell table:formula="of:=[.D216]-[.E216]" office:value-type="currency" office:currency="AUD" office:value="2995.28802348949" calcext:value-type="currency">
            <text:p>$2,995</text:p>
          </table:table-cell>
          <table:table-cell table:formula="of:=[.C216]-[.F216]" office:value-type="currency" office:currency="AUD" office:value="627233.889464733" calcext:value-type="currency">
            <text:p>$627,234</text:p>
          </table:table-cell>
          <table:table-cell table:formula="of:=[.H215]+[.E216]" office:value-type="currency" office:currency="AUD" office:value="887042.843853819" calcext:value-type="currency">
            <text:p>$887,0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EDATE([.B216];1)" office:value-type="date" office:date-value="2041-12-01" calcext:value-type="date">
            <text:p>1 Dec 2041</text:p>
          </table:table-cell>
          <table:table-cell table:formula="of:=[.G216]" office:value-type="currency" office:currency="AUD" office:value="627233.889464733" calcext:value-type="currency">
            <text:p>$627,23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7]*(['Base Case'.$C$15]/12)" office:value-type="currency" office:currency="AUD" office:value="2995.0418221941" calcext:value-type="currency">
            <text:p>$2,995</text:p>
          </table:table-cell>
          <table:table-cell table:formula="of:=[.D217]-[.E217]" office:value-type="currency" office:currency="AUD" office:value="3009.59052380165" calcext:value-type="currency">
            <text:p>$3,010</text:p>
          </table:table-cell>
          <table:table-cell table:formula="of:=[.C217]-[.F217]" office:value-type="currency" office:currency="AUD" office:value="624224.298940931" calcext:value-type="currency">
            <text:p>$624,224</text:p>
          </table:table-cell>
          <table:table-cell table:formula="of:=[.H216]+[.E217]" office:value-type="currency" office:currency="AUD" office:value="890037.885676013" calcext:value-type="currency">
            <text:p>$890,0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EDATE([.B217];1)" office:value-type="date" office:date-value="2042-01-01" calcext:value-type="date">
            <text:p>1 Jan 2042</text:p>
          </table:table-cell>
          <table:table-cell table:formula="of:=[.G217]" office:value-type="currency" office:currency="AUD" office:value="624224.298940931" calcext:value-type="currency">
            <text:p>$624,2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8]*(['Base Case'.$C$15]/12)" office:value-type="currency" office:currency="AUD" office:value="2980.67102744294" calcext:value-type="currency">
            <text:p>$2,981</text:p>
          </table:table-cell>
          <table:table-cell table:formula="of:=[.D218]-[.E218]" office:value-type="currency" office:currency="AUD" office:value="3023.9613185528" calcext:value-type="currency">
            <text:p>$3,024</text:p>
          </table:table-cell>
          <table:table-cell table:formula="of:=[.C218]-[.F218]" office:value-type="currency" office:currency="AUD" office:value="621200.337622378" calcext:value-type="currency">
            <text:p>$621,200</text:p>
          </table:table-cell>
          <table:table-cell table:formula="of:=[.H217]+[.E218]" office:value-type="currency" office:currency="AUD" office:value="893018.556703456" calcext:value-type="currency">
            <text:p>$893,0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EDATE([.B218];1)" office:value-type="date" office:date-value="2042-02-01" calcext:value-type="date">
            <text:p>1 Feb 2042</text:p>
          </table:table-cell>
          <table:table-cell table:formula="of:=[.G218]" office:value-type="currency" office:currency="AUD" office:value="621200.337622378" calcext:value-type="currency">
            <text:p>$621,20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19]*(['Base Case'.$C$15]/12)" office:value-type="currency" office:currency="AUD" office:value="2966.23161214686" calcext:value-type="currency">
            <text:p>$2,966</text:p>
          </table:table-cell>
          <table:table-cell table:formula="of:=[.D219]-[.E219]" office:value-type="currency" office:currency="AUD" office:value="3038.40073384889" calcext:value-type="currency">
            <text:p>$3,038</text:p>
          </table:table-cell>
          <table:table-cell table:formula="of:=[.C219]-[.F219]" office:value-type="currency" office:currency="AUD" office:value="618161.936888529" calcext:value-type="currency">
            <text:p>$618,162</text:p>
          </table:table-cell>
          <table:table-cell table:formula="of:=[.H218]+[.E219]" office:value-type="currency" office:currency="AUD" office:value="895984.788315603" calcext:value-type="currency">
            <text:p>$895,9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EDATE([.B219];1)" office:value-type="date" office:date-value="2042-03-01" calcext:value-type="date">
            <text:p>1 Mar 2042</text:p>
          </table:table-cell>
          <table:table-cell table:formula="of:=[.G219]" office:value-type="currency" office:currency="AUD" office:value="618161.936888529" calcext:value-type="currency">
            <text:p>$618,16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0]*(['Base Case'.$C$15]/12)" office:value-type="currency" office:currency="AUD" office:value="2951.72324864273" calcext:value-type="currency">
            <text:p>$2,952</text:p>
          </table:table-cell>
          <table:table-cell table:formula="of:=[.D220]-[.E220]" office:value-type="currency" office:currency="AUD" office:value="3052.90909735302" calcext:value-type="currency">
            <text:p>$3,053</text:p>
          </table:table-cell>
          <table:table-cell table:formula="of:=[.C220]-[.F220]" office:value-type="currency" office:currency="AUD" office:value="615109.027791176" calcext:value-type="currency">
            <text:p>$615,109</text:p>
          </table:table-cell>
          <table:table-cell table:formula="of:=[.H219]+[.E220]" office:value-type="currency" office:currency="AUD" office:value="898936.511564245" calcext:value-type="currency">
            <text:p>$898,9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EDATE([.B220];1)" office:value-type="date" office:date-value="2042-04-01" calcext:value-type="date">
            <text:p>1 Apr 2042</text:p>
          </table:table-cell>
          <table:table-cell table:formula="of:=[.G220]" office:value-type="currency" office:currency="AUD" office:value="615109.027791176" calcext:value-type="currency">
            <text:p>$615,10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1]*(['Base Case'.$C$15]/12)" office:value-type="currency" office:currency="AUD" office:value="2937.14560770287" calcext:value-type="currency">
            <text:p>$2,937</text:p>
          </table:table-cell>
          <table:table-cell table:formula="of:=[.D221]-[.E221]" office:value-type="currency" office:currency="AUD" office:value="3067.48673829288" calcext:value-type="currency">
            <text:p>$3,067</text:p>
          </table:table-cell>
          <table:table-cell table:formula="of:=[.C221]-[.F221]" office:value-type="currency" office:currency="AUD" office:value="612041.541052883" calcext:value-type="currency">
            <text:p>$612,042</text:p>
          </table:table-cell>
          <table:table-cell table:formula="of:=[.H220]+[.E221]" office:value-type="currency" office:currency="AUD" office:value="901873.657171948" calcext:value-type="currency">
            <text:p>$901,87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EDATE([.B221];1)" office:value-type="date" office:date-value="2042-05-01" calcext:value-type="date">
            <text:p>1 May 2042</text:p>
          </table:table-cell>
          <table:table-cell table:formula="of:=[.G221]" office:value-type="currency" office:currency="AUD" office:value="612041.541052883" calcext:value-type="currency">
            <text:p>$612,04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2]*(['Base Case'.$C$15]/12)" office:value-type="currency" office:currency="AUD" office:value="2922.49835852752" calcext:value-type="currency">
            <text:p>$2,922</text:p>
          </table:table-cell>
          <table:table-cell table:formula="of:=[.D222]-[.E222]" office:value-type="currency" office:currency="AUD" office:value="3082.13398746823" calcext:value-type="currency">
            <text:p>$3,082</text:p>
          </table:table-cell>
          <table:table-cell table:formula="of:=[.C222]-[.F222]" office:value-type="currency" office:currency="AUD" office:value="608959.407065415" calcext:value-type="currency">
            <text:p>$608,959</text:p>
          </table:table-cell>
          <table:table-cell table:formula="of:=[.H221]+[.E222]" office:value-type="currency" office:currency="AUD" office:value="904796.155530476" calcext:value-type="currency">
            <text:p>$904,7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EDATE([.B222];1)" office:value-type="date" office:date-value="2042-06-01" calcext:value-type="date">
            <text:p>1 Jun 2042</text:p>
          </table:table-cell>
          <table:table-cell table:formula="of:=[.G222]" office:value-type="currency" office:currency="AUD" office:value="608959.407065415" calcext:value-type="currency">
            <text:p>$608,95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3]*(['Base Case'.$C$15]/12)" office:value-type="currency" office:currency="AUD" office:value="2907.78116873736" calcext:value-type="currency">
            <text:p>$2,908</text:p>
          </table:table-cell>
          <table:table-cell table:formula="of:=[.D223]-[.E223]" office:value-type="currency" office:currency="AUD" office:value="3096.85117725839" calcext:value-type="currency">
            <text:p>$3,097</text:p>
          </table:table-cell>
          <table:table-cell table:formula="of:=[.C223]-[.F223]" office:value-type="currency" office:currency="AUD" office:value="605862.555888157" calcext:value-type="currency">
            <text:p>$605,863</text:p>
          </table:table-cell>
          <table:table-cell table:formula="of:=[.H222]+[.E223]" office:value-type="currency" office:currency="AUD" office:value="907703.936699213" calcext:value-type="currency">
            <text:p>$907,7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EDATE([.B223];1)" office:value-type="date" office:date-value="2042-07-01" calcext:value-type="date">
            <text:p>1 Jul 2042</text:p>
          </table:table-cell>
          <table:table-cell table:formula="of:=[.G223]" office:value-type="currency" office:currency="AUD" office:value="605862.555888157" calcext:value-type="currency">
            <text:p>$605,8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4]*(['Base Case'.$C$15]/12)" office:value-type="currency" office:currency="AUD" office:value="2892.99370436595" calcext:value-type="currency">
            <text:p>$2,893</text:p>
          </table:table-cell>
          <table:table-cell table:formula="of:=[.D224]-[.E224]" office:value-type="currency" office:currency="AUD" office:value="3111.6386416298" calcext:value-type="currency">
            <text:p>$3,112</text:p>
          </table:table-cell>
          <table:table-cell table:formula="of:=[.C224]-[.F224]" office:value-type="currency" office:currency="AUD" office:value="602750.917246527" calcext:value-type="currency">
            <text:p>$602,751</text:p>
          </table:table-cell>
          <table:table-cell table:formula="of:=[.H223]+[.E224]" office:value-type="currency" office:currency="AUD" office:value="910596.930403579" calcext:value-type="currency">
            <text:p>$910,5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EDATE([.B224];1)" office:value-type="date" office:date-value="2042-08-01" calcext:value-type="date">
            <text:p>1 Aug 2042</text:p>
          </table:table-cell>
          <table:table-cell table:formula="of:=[.G224]" office:value-type="currency" office:currency="AUD" office:value="602750.917246527" calcext:value-type="currency">
            <text:p>$602,75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5]*(['Base Case'.$C$15]/12)" office:value-type="currency" office:currency="AUD" office:value="2878.13562985217" calcext:value-type="currency">
            <text:p>$2,878</text:p>
          </table:table-cell>
          <table:table-cell table:formula="of:=[.D225]-[.E225]" office:value-type="currency" office:currency="AUD" office:value="3126.49671614358" calcext:value-type="currency">
            <text:p>$3,126</text:p>
          </table:table-cell>
          <table:table-cell table:formula="of:=[.C225]-[.F225]" office:value-type="currency" office:currency="AUD" office:value="599624.420530383" calcext:value-type="currency">
            <text:p>$599,624</text:p>
          </table:table-cell>
          <table:table-cell table:formula="of:=[.H224]+[.E225]" office:value-type="currency" office:currency="AUD" office:value="913475.066033431" calcext:value-type="currency">
            <text:p>$913,4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EDATE([.B225];1)" office:value-type="date" office:date-value="2042-09-01" calcext:value-type="date">
            <text:p>1 Sep 2042</text:p>
          </table:table-cell>
          <table:table-cell table:formula="of:=[.G225]" office:value-type="currency" office:currency="AUD" office:value="599624.420530383" calcext:value-type="currency">
            <text:p>$599,6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6]*(['Base Case'.$C$15]/12)" office:value-type="currency" office:currency="AUD" office:value="2863.20660803258" calcext:value-type="currency">
            <text:p>$2,863</text:p>
          </table:table-cell>
          <table:table-cell table:formula="of:=[.D226]-[.E226]" office:value-type="currency" office:currency="AUD" office:value="3141.42573796317" calcext:value-type="currency">
            <text:p>$3,141</text:p>
          </table:table-cell>
          <table:table-cell table:formula="of:=[.C226]-[.F226]" office:value-type="currency" office:currency="AUD" office:value="596482.99479242" calcext:value-type="currency">
            <text:p>$596,483</text:p>
          </table:table-cell>
          <table:table-cell table:formula="of:=[.H225]+[.E226]" office:value-type="currency" office:currency="AUD" office:value="916338.272641464" calcext:value-type="currency">
            <text:p>$916,3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EDATE([.B226];1)" office:value-type="date" office:date-value="2042-10-01" calcext:value-type="date">
            <text:p>1 Oct 2042</text:p>
          </table:table-cell>
          <table:table-cell table:formula="of:=[.G226]" office:value-type="currency" office:currency="AUD" office:value="596482.99479242" calcext:value-type="currency">
            <text:p>$596,48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7]*(['Base Case'.$C$15]/12)" office:value-type="currency" office:currency="AUD" office:value="2848.20630013381" calcext:value-type="currency">
            <text:p>$2,848</text:p>
          </table:table-cell>
          <table:table-cell table:formula="of:=[.D227]-[.E227]" office:value-type="currency" office:currency="AUD" office:value="3156.42604586194" calcext:value-type="currency">
            <text:p>$3,156</text:p>
          </table:table-cell>
          <table:table-cell table:formula="of:=[.C227]-[.F227]" office:value-type="currency" office:currency="AUD" office:value="593326.568746558" calcext:value-type="currency">
            <text:p>$593,327</text:p>
          </table:table-cell>
          <table:table-cell table:formula="of:=[.H226]+[.E227]" office:value-type="currency" office:currency="AUD" office:value="919186.478941598" calcext:value-type="currency">
            <text:p>$919,1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EDATE([.B227];1)" office:value-type="date" office:date-value="2042-11-01" calcext:value-type="date">
            <text:p>1 Nov 2042</text:p>
          </table:table-cell>
          <table:table-cell table:formula="of:=[.G227]" office:value-type="currency" office:currency="AUD" office:value="593326.568746558" calcext:value-type="currency">
            <text:p>$593,32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8]*(['Base Case'.$C$15]/12)" office:value-type="currency" office:currency="AUD" office:value="2833.13436576482" calcext:value-type="currency">
            <text:p>$2,833</text:p>
          </table:table-cell>
          <table:table-cell table:formula="of:=[.D228]-[.E228]" office:value-type="currency" office:currency="AUD" office:value="3171.49798023093" calcext:value-type="currency">
            <text:p>$3,171</text:p>
          </table:table-cell>
          <table:table-cell table:formula="of:=[.C228]-[.F228]" office:value-type="currency" office:currency="AUD" office:value="590155.070766327" calcext:value-type="currency">
            <text:p>$590,155</text:p>
          </table:table-cell>
          <table:table-cell table:formula="of:=[.H227]+[.E228]" office:value-type="currency" office:currency="AUD" office:value="922019.613307362" calcext:value-type="currency">
            <text:p>$922,0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EDATE([.B228];1)" office:value-type="date" office:date-value="2042-12-01" calcext:value-type="date">
            <text:p>1 Dec 2042</text:p>
          </table:table-cell>
          <table:table-cell table:formula="of:=[.G228]" office:value-type="currency" office:currency="AUD" office:value="590155.070766327" calcext:value-type="currency">
            <text:p>$590,15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29]*(['Base Case'.$C$15]/12)" office:value-type="currency" office:currency="AUD" office:value="2817.99046290921" calcext:value-type="currency">
            <text:p>$2,818</text:p>
          </table:table-cell>
          <table:table-cell table:formula="of:=[.D229]-[.E229]" office:value-type="currency" office:currency="AUD" office:value="3186.64188308654" calcext:value-type="currency">
            <text:p>$3,187</text:p>
          </table:table-cell>
          <table:table-cell table:formula="of:=[.C229]-[.F229]" office:value-type="currency" office:currency="AUD" office:value="586968.428883241" calcext:value-type="currency">
            <text:p>$586,968</text:p>
          </table:table-cell>
          <table:table-cell table:formula="of:=[.H228]+[.E229]" office:value-type="currency" office:currency="AUD" office:value="924837.603770272" calcext:value-type="currency">
            <text:p>$924,8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EDATE([.B229];1)" office:value-type="date" office:date-value="2043-01-01" calcext:value-type="date">
            <text:p>1 Jan 2043</text:p>
          </table:table-cell>
          <table:table-cell table:formula="of:=[.G229]" office:value-type="currency" office:currency="AUD" office:value="586968.428883241" calcext:value-type="currency">
            <text:p>$586,96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0]*(['Base Case'.$C$15]/12)" office:value-type="currency" office:currency="AUD" office:value="2802.77424791747" calcext:value-type="currency">
            <text:p>$2,803</text:p>
          </table:table-cell>
          <table:table-cell table:formula="of:=[.D230]-[.E230]" office:value-type="currency" office:currency="AUD" office:value="3201.85809807828" calcext:value-type="currency">
            <text:p>$3,202</text:p>
          </table:table-cell>
          <table:table-cell table:formula="of:=[.C230]-[.F230]" office:value-type="currency" office:currency="AUD" office:value="583766.570785162" calcext:value-type="currency">
            <text:p>$583,767</text:p>
          </table:table-cell>
          <table:table-cell table:formula="of:=[.H229]+[.E230]" office:value-type="currency" office:currency="AUD" office:value="927640.378018189" calcext:value-type="currency">
            <text:p>$927,6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EDATE([.B230];1)" office:value-type="date" office:date-value="2043-02-01" calcext:value-type="date">
            <text:p>1 Feb 2043</text:p>
          </table:table-cell>
          <table:table-cell table:formula="of:=[.G230]" office:value-type="currency" office:currency="AUD" office:value="583766.570785162" calcext:value-type="currency">
            <text:p>$583,76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1]*(['Base Case'.$C$15]/12)" office:value-type="currency" office:currency="AUD" office:value="2787.48537549915" calcext:value-type="currency">
            <text:p>$2,787</text:p>
          </table:table-cell>
          <table:table-cell table:formula="of:=[.D231]-[.E231]" office:value-type="currency" office:currency="AUD" office:value="3217.1469704966" calcext:value-type="currency">
            <text:p>$3,217</text:p>
          </table:table-cell>
          <table:table-cell table:formula="of:=[.C231]-[.F231]" office:value-type="currency" office:currency="AUD" office:value="580549.423814666" calcext:value-type="currency">
            <text:p>$580,549</text:p>
          </table:table-cell>
          <table:table-cell table:formula="of:=[.H230]+[.E231]" office:value-type="currency" office:currency="AUD" office:value="930427.863393688" calcext:value-type="currency">
            <text:p>$930,4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EDATE([.B231];1)" office:value-type="date" office:date-value="2043-03-01" calcext:value-type="date">
            <text:p>1 Mar 2043</text:p>
          </table:table-cell>
          <table:table-cell table:formula="of:=[.G231]" office:value-type="currency" office:currency="AUD" office:value="580549.423814666" calcext:value-type="currency">
            <text:p>$580,54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2]*(['Base Case'.$C$15]/12)" office:value-type="currency" office:currency="AUD" office:value="2772.12349871503" calcext:value-type="currency">
            <text:p>$2,772</text:p>
          </table:table-cell>
          <table:table-cell table:formula="of:=[.D232]-[.E232]" office:value-type="currency" office:currency="AUD" office:value="3232.50884728072" calcext:value-type="currency">
            <text:p>$3,233</text:p>
          </table:table-cell>
          <table:table-cell table:formula="of:=[.C232]-[.F232]" office:value-type="currency" office:currency="AUD" office:value="577316.914967385" calcext:value-type="currency">
            <text:p>$577,317</text:p>
          </table:table-cell>
          <table:table-cell table:formula="of:=[.H231]+[.E232]" office:value-type="currency" office:currency="AUD" office:value="933199.986892403" calcext:value-type="currency">
            <text:p>$933,2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EDATE([.B232];1)" office:value-type="date" office:date-value="2043-04-01" calcext:value-type="date">
            <text:p>1 Apr 2043</text:p>
          </table:table-cell>
          <table:table-cell table:formula="of:=[.G232]" office:value-type="currency" office:currency="AUD" office:value="577316.914967385" calcext:value-type="currency">
            <text:p>$577,31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3]*(['Base Case'.$C$15]/12)" office:value-type="currency" office:currency="AUD" office:value="2756.68826896926" calcext:value-type="currency">
            <text:p>$2,757</text:p>
          </table:table-cell>
          <table:table-cell table:formula="of:=[.D233]-[.E233]" office:value-type="currency" office:currency="AUD" office:value="3247.94407702649" calcext:value-type="currency">
            <text:p>$3,248</text:p>
          </table:table-cell>
          <table:table-cell table:formula="of:=[.C233]-[.F233]" office:value-type="currency" office:currency="AUD" office:value="574068.970890359" calcext:value-type="currency">
            <text:p>$574,069</text:p>
          </table:table-cell>
          <table:table-cell table:formula="of:=[.H232]+[.E233]" office:value-type="currency" office:currency="AUD" office:value="935956.675161372" calcext:value-type="currency">
            <text:p>$935,9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EDATE([.B233];1)" office:value-type="date" office:date-value="2043-05-01" calcext:value-type="date">
            <text:p>1 May 2043</text:p>
          </table:table-cell>
          <table:table-cell table:formula="of:=[.G233]" office:value-type="currency" office:currency="AUD" office:value="574068.970890359" calcext:value-type="currency">
            <text:p>$574,06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4]*(['Base Case'.$C$15]/12)" office:value-type="currency" office:currency="AUD" office:value="2741.17933600146" calcext:value-type="currency">
            <text:p>$2,741</text:p>
          </table:table-cell>
          <table:table-cell table:formula="of:=[.D234]-[.E234]" office:value-type="currency" office:currency="AUD" office:value="3263.45300999429" calcext:value-type="currency">
            <text:p>$3,263</text:p>
          </table:table-cell>
          <table:table-cell table:formula="of:=[.C234]-[.F234]" office:value-type="currency" office:currency="AUD" office:value="570805.517880364" calcext:value-type="currency">
            <text:p>$570,806</text:p>
          </table:table-cell>
          <table:table-cell table:formula="of:=[.H233]+[.E234]" office:value-type="currency" office:currency="AUD" office:value="938697.854497374" calcext:value-type="currency">
            <text:p>$938,6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EDATE([.B234];1)" office:value-type="date" office:date-value="2043-06-01" calcext:value-type="date">
            <text:p>1 Jun 2043</text:p>
          </table:table-cell>
          <table:table-cell table:formula="of:=[.G234]" office:value-type="currency" office:currency="AUD" office:value="570805.517880364" calcext:value-type="currency">
            <text:p>$570,80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5]*(['Base Case'.$C$15]/12)" office:value-type="currency" office:currency="AUD" office:value="2725.59634787874" calcext:value-type="currency">
            <text:p>$2,726</text:p>
          </table:table-cell>
          <table:table-cell table:formula="of:=[.D235]-[.E235]" office:value-type="currency" office:currency="AUD" office:value="3279.03599811701" calcext:value-type="currency">
            <text:p>$3,279</text:p>
          </table:table-cell>
          <table:table-cell table:formula="of:=[.C235]-[.F235]" office:value-type="currency" office:currency="AUD" office:value="567526.481882247" calcext:value-type="currency">
            <text:p>$567,526</text:p>
          </table:table-cell>
          <table:table-cell table:formula="of:=[.H234]+[.E235]" office:value-type="currency" office:currency="AUD" office:value="941423.450845253" calcext:value-type="currency">
            <text:p>$941,4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EDATE([.B235];1)" office:value-type="date" office:date-value="2043-07-01" calcext:value-type="date">
            <text:p>1 Jul 2043</text:p>
          </table:table-cell>
          <table:table-cell table:formula="of:=[.G235]" office:value-type="currency" office:currency="AUD" office:value="567526.481882247" calcext:value-type="currency">
            <text:p>$567,52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6]*(['Base Case'.$C$15]/12)" office:value-type="currency" office:currency="AUD" office:value="2709.93895098773" calcext:value-type="currency">
            <text:p>$2,710</text:p>
          </table:table-cell>
          <table:table-cell table:formula="of:=[.D236]-[.E236]" office:value-type="currency" office:currency="AUD" office:value="3294.69339500802" calcext:value-type="currency">
            <text:p>$3,295</text:p>
          </table:table-cell>
          <table:table-cell table:formula="of:=[.C236]-[.F236]" office:value-type="currency" office:currency="AUD" office:value="564231.788487239" calcext:value-type="currency">
            <text:p>$564,232</text:p>
          </table:table-cell>
          <table:table-cell table:formula="of:=[.H235]+[.E236]" office:value-type="currency" office:currency="AUD" office:value="944133.38979624" calcext:value-type="currency">
            <text:p>$944,1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EDATE([.B236];1)" office:value-type="date" office:date-value="2043-08-01" calcext:value-type="date">
            <text:p>1 Aug 2043</text:p>
          </table:table-cell>
          <table:table-cell table:formula="of:=[.G236]" office:value-type="currency" office:currency="AUD" office:value="564231.788487239" calcext:value-type="currency">
            <text:p>$564,23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7]*(['Base Case'.$C$15]/12)" office:value-type="currency" office:currency="AUD" office:value="2694.20679002657" calcext:value-type="currency">
            <text:p>$2,694</text:p>
          </table:table-cell>
          <table:table-cell table:formula="of:=[.D237]-[.E237]" office:value-type="currency" office:currency="AUD" office:value="3310.42555596918" calcext:value-type="currency">
            <text:p>$3,310</text:p>
          </table:table-cell>
          <table:table-cell table:formula="of:=[.C237]-[.F237]" office:value-type="currency" office:currency="AUD" office:value="560921.36293127" calcext:value-type="currency">
            <text:p>$560,921</text:p>
          </table:table-cell>
          <table:table-cell table:formula="of:=[.H236]+[.E237]" office:value-type="currency" office:currency="AUD" office:value="946827.596586267" calcext:value-type="currency">
            <text:p>$946,8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EDATE([.B237];1)" office:value-type="date" office:date-value="2043-09-01" calcext:value-type="date">
            <text:p>1 Sep 2043</text:p>
          </table:table-cell>
          <table:table-cell table:formula="of:=[.G237]" office:value-type="currency" office:currency="AUD" office:value="560921.36293127" calcext:value-type="currency">
            <text:p>$560,92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8]*(['Base Case'.$C$15]/12)" office:value-type="currency" office:currency="AUD" office:value="2678.39950799681" calcext:value-type="currency">
            <text:p>$2,678</text:p>
          </table:table-cell>
          <table:table-cell table:formula="of:=[.D238]-[.E238]" office:value-type="currency" office:currency="AUD" office:value="3326.23283799894" calcext:value-type="currency">
            <text:p>$3,326</text:p>
          </table:table-cell>
          <table:table-cell table:formula="of:=[.C238]-[.F238]" office:value-type="currency" office:currency="AUD" office:value="557595.130093271" calcext:value-type="currency">
            <text:p>$557,595</text:p>
          </table:table-cell>
          <table:table-cell table:formula="of:=[.H237]+[.E238]" office:value-type="currency" office:currency="AUD" office:value="949505.996094264" calcext:value-type="currency">
            <text:p>$949,5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EDATE([.B238];1)" office:value-type="date" office:date-value="2043-10-01" calcext:value-type="date">
            <text:p>1 Oct 2043</text:p>
          </table:table-cell>
          <table:table-cell table:formula="of:=[.G238]" office:value-type="currency" office:currency="AUD" office:value="557595.130093271" calcext:value-type="currency">
            <text:p>$557,59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39]*(['Base Case'.$C$15]/12)" office:value-type="currency" office:currency="AUD" office:value="2662.51674619537" calcext:value-type="currency">
            <text:p>$2,663</text:p>
          </table:table-cell>
          <table:table-cell table:formula="of:=[.D239]-[.E239]" office:value-type="currency" office:currency="AUD" office:value="3342.11559980038" calcext:value-type="currency">
            <text:p>$3,342</text:p>
          </table:table-cell>
          <table:table-cell table:formula="of:=[.C239]-[.F239]" office:value-type="currency" office:currency="AUD" office:value="554253.014493471" calcext:value-type="currency">
            <text:p>$554,253</text:p>
          </table:table-cell>
          <table:table-cell table:formula="of:=[.H238]+[.E239]" office:value-type="currency" office:currency="AUD" office:value="952168.512840459" calcext:value-type="currency">
            <text:p>$952,16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EDATE([.B239];1)" office:value-type="date" office:date-value="2043-11-01" calcext:value-type="date">
            <text:p>1 Nov 2043</text:p>
          </table:table-cell>
          <table:table-cell table:formula="of:=[.G239]" office:value-type="currency" office:currency="AUD" office:value="554253.014493471" calcext:value-type="currency">
            <text:p>$554,25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0]*(['Base Case'.$C$15]/12)" office:value-type="currency" office:currency="AUD" office:value="2646.55814420632" calcext:value-type="currency">
            <text:p>$2,647</text:p>
          </table:table-cell>
          <table:table-cell table:formula="of:=[.D240]-[.E240]" office:value-type="currency" office:currency="AUD" office:value="3358.07420178943" calcext:value-type="currency">
            <text:p>$3,358</text:p>
          </table:table-cell>
          <table:table-cell table:formula="of:=[.C240]-[.F240]" office:value-type="currency" office:currency="AUD" office:value="550894.940291681" calcext:value-type="currency">
            <text:p>$550,895</text:p>
          </table:table-cell>
          <table:table-cell table:formula="of:=[.H239]+[.E240]" office:value-type="currency" office:currency="AUD" office:value="954815.070984665" calcext:value-type="currency">
            <text:p>$954,8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EDATE([.B240];1)" office:value-type="date" office:date-value="2043-12-01" calcext:value-type="date">
            <text:p>1 Dec 2043</text:p>
          </table:table-cell>
          <table:table-cell table:formula="of:=[.G240]" office:value-type="currency" office:currency="AUD" office:value="550894.940291681" calcext:value-type="currency">
            <text:p>$550,89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1]*(['Base Case'.$C$15]/12)" office:value-type="currency" office:currency="AUD" office:value="2630.52333989278" calcext:value-type="currency">
            <text:p>$2,631</text:p>
          </table:table-cell>
          <table:table-cell table:formula="of:=[.D241]-[.E241]" office:value-type="currency" office:currency="AUD" office:value="3374.10900610297" calcext:value-type="currency">
            <text:p>$3,374</text:p>
          </table:table-cell>
          <table:table-cell table:formula="of:=[.C241]-[.F241]" office:value-type="currency" office:currency="AUD" office:value="547520.831285578" calcext:value-type="currency">
            <text:p>$547,521</text:p>
          </table:table-cell>
          <table:table-cell table:formula="of:=[.H240]+[.E241]" office:value-type="currency" office:currency="AUD" office:value="957445.594324558" calcext:value-type="currency">
            <text:p>$957,4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EDATE([.B241];1)" office:value-type="date" office:date-value="2044-01-01" calcext:value-type="date">
            <text:p>1 Jan 2044</text:p>
          </table:table-cell>
          <table:table-cell table:formula="of:=[.G241]" office:value-type="currency" office:currency="AUD" office:value="547520.831285578" calcext:value-type="currency">
            <text:p>$547,52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2]*(['Base Case'.$C$15]/12)" office:value-type="currency" office:currency="AUD" office:value="2614.41196938864" calcext:value-type="currency">
            <text:p>$2,614</text:p>
          </table:table-cell>
          <table:table-cell table:formula="of:=[.D242]-[.E242]" office:value-type="currency" office:currency="AUD" office:value="3390.22037660711" calcext:value-type="currency">
            <text:p>$3,390</text:p>
          </table:table-cell>
          <table:table-cell table:formula="of:=[.C242]-[.F242]" office:value-type="currency" office:currency="AUD" office:value="544130.610908971" calcext:value-type="currency">
            <text:p>$544,131</text:p>
          </table:table-cell>
          <table:table-cell table:formula="of:=[.H241]+[.E242]" office:value-type="currency" office:currency="AUD" office:value="960060.006293947" calcext:value-type="currency">
            <text:p>$960,0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EDATE([.B242];1)" office:value-type="date" office:date-value="2044-02-01" calcext:value-type="date">
            <text:p>1 Feb 2044</text:p>
          </table:table-cell>
          <table:table-cell table:formula="of:=[.G242]" office:value-type="currency" office:currency="AUD" office:value="544130.610908971" calcext:value-type="currency">
            <text:p>$544,13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3]*(['Base Case'.$C$15]/12)" office:value-type="currency" office:currency="AUD" office:value="2598.22366709034" calcext:value-type="currency">
            <text:p>$2,598</text:p>
          </table:table-cell>
          <table:table-cell table:formula="of:=[.D243]-[.E243]" office:value-type="currency" office:currency="AUD" office:value="3406.40867890541" calcext:value-type="currency">
            <text:p>$3,406</text:p>
          </table:table-cell>
          <table:table-cell table:formula="of:=[.C243]-[.F243]" office:value-type="currency" office:currency="AUD" office:value="540724.202230066" calcext:value-type="currency">
            <text:p>$540,724</text:p>
          </table:table-cell>
          <table:table-cell table:formula="of:=[.H242]+[.E243]" office:value-type="currency" office:currency="AUD" office:value="962658.229961037" calcext:value-type="currency">
            <text:p>$962,6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EDATE([.B243];1)" office:value-type="date" office:date-value="2044-03-01" calcext:value-type="date">
            <text:p>1 Mar 2044</text:p>
          </table:table-cell>
          <table:table-cell table:formula="of:=[.G243]" office:value-type="currency" office:currency="AUD" office:value="540724.202230066" calcext:value-type="currency">
            <text:p>$540,7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4]*(['Base Case'.$C$15]/12)" office:value-type="currency" office:currency="AUD" office:value="2581.95806564856" calcext:value-type="currency">
            <text:p>$2,582</text:p>
          </table:table-cell>
          <table:table-cell table:formula="of:=[.D244]-[.E244]" office:value-type="currency" office:currency="AUD" office:value="3422.67428034719" calcext:value-type="currency">
            <text:p>$3,423</text:p>
          </table:table-cell>
          <table:table-cell table:formula="of:=[.C244]-[.F244]" office:value-type="currency" office:currency="AUD" office:value="537301.527949719" calcext:value-type="currency">
            <text:p>$537,302</text:p>
          </table:table-cell>
          <table:table-cell table:formula="of:=[.H243]+[.E244]" office:value-type="currency" office:currency="AUD" office:value="965240.188026686" calcext:value-type="currency">
            <text:p>$965,2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EDATE([.B244];1)" office:value-type="date" office:date-value="2044-04-01" calcext:value-type="date">
            <text:p>1 Apr 2044</text:p>
          </table:table-cell>
          <table:table-cell table:formula="of:=[.G244]" office:value-type="currency" office:currency="AUD" office:value="537301.527949719" calcext:value-type="currency">
            <text:p>$537,30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5]*(['Base Case'.$C$15]/12)" office:value-type="currency" office:currency="AUD" office:value="2565.61479595991" calcext:value-type="currency">
            <text:p>$2,566</text:p>
          </table:table-cell>
          <table:table-cell table:formula="of:=[.D245]-[.E245]" office:value-type="currency" office:currency="AUD" office:value="3439.01755003584" calcext:value-type="currency">
            <text:p>$3,439</text:p>
          </table:table-cell>
          <table:table-cell table:formula="of:=[.C245]-[.F245]" office:value-type="currency" office:currency="AUD" office:value="533862.510399683" calcext:value-type="currency">
            <text:p>$533,863</text:p>
          </table:table-cell>
          <table:table-cell table:formula="of:=[.H244]+[.E245]" office:value-type="currency" office:currency="AUD" office:value="967805.802822646" calcext:value-type="currency">
            <text:p>$967,8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EDATE([.B245];1)" office:value-type="date" office:date-value="2044-05-01" calcext:value-type="date">
            <text:p>1 May 2044</text:p>
          </table:table-cell>
          <table:table-cell table:formula="of:=[.G245]" office:value-type="currency" office:currency="AUD" office:value="533862.510399683" calcext:value-type="currency">
            <text:p>$533,8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6]*(['Base Case'.$C$15]/12)" office:value-type="currency" office:currency="AUD" office:value="2549.19348715848" calcext:value-type="currency">
            <text:p>$2,549</text:p>
          </table:table-cell>
          <table:table-cell table:formula="of:=[.D246]-[.E246]" office:value-type="currency" office:currency="AUD" office:value="3455.43885883727" calcext:value-type="currency">
            <text:p>$3,455</text:p>
          </table:table-cell>
          <table:table-cell table:formula="of:=[.C246]-[.F246]" office:value-type="currency" office:currency="AUD" office:value="530407.071540845" calcext:value-type="currency">
            <text:p>$530,407</text:p>
          </table:table-cell>
          <table:table-cell table:formula="of:=[.H245]+[.E246]" office:value-type="currency" office:currency="AUD" office:value="970354.996309804" calcext:value-type="currency">
            <text:p>$970,3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EDATE([.B246];1)" office:value-type="date" office:date-value="2044-06-01" calcext:value-type="date">
            <text:p>1 Jun 2044</text:p>
          </table:table-cell>
          <table:table-cell table:formula="of:=[.G246]" office:value-type="currency" office:currency="AUD" office:value="530407.071540845" calcext:value-type="currency">
            <text:p>$530,40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7]*(['Base Case'.$C$15]/12)" office:value-type="currency" office:currency="AUD" office:value="2532.69376660754" calcext:value-type="currency">
            <text:p>$2,533</text:p>
          </table:table-cell>
          <table:table-cell table:formula="of:=[.D247]-[.E247]" office:value-type="currency" office:currency="AUD" office:value="3471.93857938821" calcext:value-type="currency">
            <text:p>$3,472</text:p>
          </table:table-cell>
          <table:table-cell table:formula="of:=[.C247]-[.F247]" office:value-type="currency" office:currency="AUD" office:value="526935.132961457" calcext:value-type="currency">
            <text:p>$526,935</text:p>
          </table:table-cell>
          <table:table-cell table:formula="of:=[.H246]+[.E247]" office:value-type="currency" office:currency="AUD" office:value="972887.690076412" calcext:value-type="currency">
            <text:p>$972,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EDATE([.B247];1)" office:value-type="date" office:date-value="2044-07-01" calcext:value-type="date">
            <text:p>1 Jul 2044</text:p>
          </table:table-cell>
          <table:table-cell table:formula="of:=[.G247]" office:value-type="currency" office:currency="AUD" office:value="526935.132961457" calcext:value-type="currency">
            <text:p>$526,93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8]*(['Base Case'.$C$15]/12)" office:value-type="currency" office:currency="AUD" office:value="2516.11525989096" calcext:value-type="currency">
            <text:p>$2,516</text:p>
          </table:table-cell>
          <table:table-cell table:formula="of:=[.D248]-[.E248]" office:value-type="currency" office:currency="AUD" office:value="3488.51708610479" calcext:value-type="currency">
            <text:p>$3,489</text:p>
          </table:table-cell>
          <table:table-cell table:formula="of:=[.C248]-[.F248]" office:value-type="currency" office:currency="AUD" office:value="523446.615875352" calcext:value-type="currency">
            <text:p>$523,447</text:p>
          </table:table-cell>
          <table:table-cell table:formula="of:=[.H247]+[.E248]" office:value-type="currency" office:currency="AUD" office:value="975403.805336303" calcext:value-type="currency">
            <text:p>$975,4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EDATE([.B248];1)" office:value-type="date" office:date-value="2044-08-01" calcext:value-type="date">
            <text:p>1 Aug 2044</text:p>
          </table:table-cell>
          <table:table-cell table:formula="of:=[.G248]" office:value-type="currency" office:currency="AUD" office:value="523446.615875352" calcext:value-type="currency">
            <text:p>$523,44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49]*(['Base Case'.$C$15]/12)" office:value-type="currency" office:currency="AUD" office:value="2499.45759080481" calcext:value-type="currency">
            <text:p>$2,499</text:p>
          </table:table-cell>
          <table:table-cell table:formula="of:=[.D249]-[.E249]" office:value-type="currency" office:currency="AUD" office:value="3505.17475519094" calcext:value-type="currency">
            <text:p>$3,505</text:p>
          </table:table-cell>
          <table:table-cell table:formula="of:=[.C249]-[.F249]" office:value-type="currency" office:currency="AUD" office:value="519941.441120162" calcext:value-type="currency">
            <text:p>$519,941</text:p>
          </table:table-cell>
          <table:table-cell table:formula="of:=[.H248]+[.E249]" office:value-type="currency" office:currency="AUD" office:value="977903.262927107" calcext:value-type="currency">
            <text:p>$977,9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EDATE([.B249];1)" office:value-type="date" office:date-value="2044-09-01" calcext:value-type="date">
            <text:p>1 Sep 2044</text:p>
          </table:table-cell>
          <table:table-cell table:formula="of:=[.G249]" office:value-type="currency" office:currency="AUD" office:value="519941.441120162" calcext:value-type="currency">
            <text:p>$519,94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0]*(['Base Case'.$C$15]/12)" office:value-type="currency" office:currency="AUD" office:value="2482.72038134877" calcext:value-type="currency">
            <text:p>$2,483</text:p>
          </table:table-cell>
          <table:table-cell table:formula="of:=[.D250]-[.E250]" office:value-type="currency" office:currency="AUD" office:value="3521.91196464698" calcext:value-type="currency">
            <text:p>$3,522</text:p>
          </table:table-cell>
          <table:table-cell table:formula="of:=[.C250]-[.F250]" office:value-type="currency" office:currency="AUD" office:value="516419.529155515" calcext:value-type="currency">
            <text:p>$516,420</text:p>
          </table:table-cell>
          <table:table-cell table:formula="of:=[.H249]+[.E250]" office:value-type="currency" office:currency="AUD" office:value="980385.983308456" calcext:value-type="currency">
            <text:p>$980,3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EDATE([.B250];1)" office:value-type="date" office:date-value="2044-10-01" calcext:value-type="date">
            <text:p>1 Oct 2044</text:p>
          </table:table-cell>
          <table:table-cell table:formula="of:=[.G250]" office:value-type="currency" office:currency="AUD" office:value="516419.529155515" calcext:value-type="currency">
            <text:p>$516,42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1]*(['Base Case'.$C$15]/12)" office:value-type="currency" office:currency="AUD" office:value="2465.90325171758" calcext:value-type="currency">
            <text:p>$2,466</text:p>
          </table:table-cell>
          <table:table-cell table:formula="of:=[.D251]-[.E251]" office:value-type="currency" office:currency="AUD" office:value="3538.72909427817" calcext:value-type="currency">
            <text:p>$3,539</text:p>
          </table:table-cell>
          <table:table-cell table:formula="of:=[.C251]-[.F251]" office:value-type="currency" office:currency="AUD" office:value="512880.800061236" calcext:value-type="currency">
            <text:p>$512,881</text:p>
          </table:table-cell>
          <table:table-cell table:formula="of:=[.H250]+[.E251]" office:value-type="currency" office:currency="AUD" office:value="982851.886560174" calcext:value-type="currency">
            <text:p>$982,8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EDATE([.B251];1)" office:value-type="date" office:date-value="2044-11-01" calcext:value-type="date">
            <text:p>1 Nov 2044</text:p>
          </table:table-cell>
          <table:table-cell table:formula="of:=[.G251]" office:value-type="currency" office:currency="AUD" office:value="512880.800061236" calcext:value-type="currency">
            <text:p>$512,88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2]*(['Base Case'.$C$15]/12)" office:value-type="currency" office:currency="AUD" office:value="2449.0058202924" calcext:value-type="currency">
            <text:p>$2,449</text:p>
          </table:table-cell>
          <table:table-cell table:formula="of:=[.D252]-[.E252]" office:value-type="currency" office:currency="AUD" office:value="3555.62652570335" calcext:value-type="currency">
            <text:p>$3,556</text:p>
          </table:table-cell>
          <table:table-cell table:formula="of:=[.C252]-[.F252]" office:value-type="currency" office:currency="AUD" office:value="509325.173535533" calcext:value-type="currency">
            <text:p>$509,325</text:p>
          </table:table-cell>
          <table:table-cell table:formula="of:=[.H251]+[.E252]" office:value-type="currency" office:currency="AUD" office:value="985300.892380466" calcext:value-type="currency">
            <text:p>$985,3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EDATE([.B252];1)" office:value-type="date" office:date-value="2044-12-01" calcext:value-type="date">
            <text:p>1 Dec 2044</text:p>
          </table:table-cell>
          <table:table-cell table:formula="of:=[.G252]" office:value-type="currency" office:currency="AUD" office:value="509325.173535533" calcext:value-type="currency">
            <text:p>$509,32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3]*(['Base Case'.$C$15]/12)" office:value-type="currency" office:currency="AUD" office:value="2432.02770363217" calcext:value-type="currency">
            <text:p>$2,432</text:p>
          </table:table-cell>
          <table:table-cell table:formula="of:=[.D253]-[.E253]" office:value-type="currency" office:currency="AUD" office:value="3572.60464236358" calcext:value-type="currency">
            <text:p>$3,573</text:p>
          </table:table-cell>
          <table:table-cell table:formula="of:=[.C253]-[.F253]" office:value-type="currency" office:currency="AUD" office:value="505752.568893169" calcext:value-type="currency">
            <text:p>$505,753</text:p>
          </table:table-cell>
          <table:table-cell table:formula="of:=[.H252]+[.E253]" office:value-type="currency" office:currency="AUD" office:value="987732.920084098" calcext:value-type="currency">
            <text:p>$987,7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EDATE([.B253];1)" office:value-type="date" office:date-value="2045-01-01" calcext:value-type="date">
            <text:p>1 Jan 2045</text:p>
          </table:table-cell>
          <table:table-cell table:formula="of:=[.G253]" office:value-type="currency" office:currency="AUD" office:value="505752.568893169" calcext:value-type="currency">
            <text:p>$505,75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4]*(['Base Case'.$C$15]/12)" office:value-type="currency" office:currency="AUD" office:value="2414.96851646488" calcext:value-type="currency">
            <text:p>$2,415</text:p>
          </table:table-cell>
          <table:table-cell table:formula="of:=[.D254]-[.E254]" office:value-type="currency" office:currency="AUD" office:value="3589.66382953087" calcext:value-type="currency">
            <text:p>$3,590</text:p>
          </table:table-cell>
          <table:table-cell table:formula="of:=[.C254]-[.F254]" office:value-type="currency" office:currency="AUD" office:value="502162.905063639" calcext:value-type="currency">
            <text:p>$502,163</text:p>
          </table:table-cell>
          <table:table-cell table:formula="of:=[.H253]+[.E254]" office:value-type="currency" office:currency="AUD" office:value="990147.888600563" calcext:value-type="currency">
            <text:p>$990,1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EDATE([.B254];1)" office:value-type="date" office:date-value="2045-02-01" calcext:value-type="date">
            <text:p>1 Feb 2045</text:p>
          </table:table-cell>
          <table:table-cell table:formula="of:=[.G254]" office:value-type="currency" office:currency="AUD" office:value="502162.905063639" calcext:value-type="currency">
            <text:p>$502,1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5]*(['Base Case'.$C$15]/12)" office:value-type="currency" office:currency="AUD" office:value="2397.82787167887" calcext:value-type="currency">
            <text:p>$2,398</text:p>
          </table:table-cell>
          <table:table-cell table:formula="of:=[.D255]-[.E255]" office:value-type="currency" office:currency="AUD" office:value="3606.80447431688" calcext:value-type="currency">
            <text:p>$3,607</text:p>
          </table:table-cell>
          <table:table-cell table:formula="of:=[.C255]-[.F255]" office:value-type="currency" office:currency="AUD" office:value="498556.100589322" calcext:value-type="currency">
            <text:p>$498,556</text:p>
          </table:table-cell>
          <table:table-cell table:formula="of:=[.H254]+[.E255]" office:value-type="currency" office:currency="AUD" office:value="992545.716472242" calcext:value-type="currency">
            <text:p>$992,5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EDATE([.B255];1)" office:value-type="date" office:date-value="2045-03-01" calcext:value-type="date">
            <text:p>1 Mar 2045</text:p>
          </table:table-cell>
          <table:table-cell table:formula="of:=[.G255]" office:value-type="currency" office:currency="AUD" office:value="498556.100589322" calcext:value-type="currency">
            <text:p>$498,55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6]*(['Base Case'.$C$15]/12)" office:value-type="currency" office:currency="AUD" office:value="2380.60538031401" calcext:value-type="currency">
            <text:p>$2,381</text:p>
          </table:table-cell>
          <table:table-cell table:formula="of:=[.D256]-[.E256]" office:value-type="currency" office:currency="AUD" office:value="3624.02696568174" calcext:value-type="currency">
            <text:p>$3,624</text:p>
          </table:table-cell>
          <table:table-cell table:formula="of:=[.C256]-[.F256]" office:value-type="currency" office:currency="AUD" office:value="494932.07362364" calcext:value-type="currency">
            <text:p>$494,932</text:p>
          </table:table-cell>
          <table:table-cell table:formula="of:=[.H255]+[.E256]" office:value-type="currency" office:currency="AUD" office:value="994926.321852556" calcext:value-type="currency">
            <text:p>$994,9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EDATE([.B256];1)" office:value-type="date" office:date-value="2045-04-01" calcext:value-type="date">
            <text:p>1 Apr 2045</text:p>
          </table:table-cell>
          <table:table-cell table:formula="of:=[.G256]" office:value-type="currency" office:currency="AUD" office:value="494932.07362364" calcext:value-type="currency">
            <text:p>$494,93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7]*(['Base Case'.$C$15]/12)" office:value-type="currency" office:currency="AUD" office:value="2363.30065155288" calcext:value-type="currency">
            <text:p>$2,363</text:p>
          </table:table-cell>
          <table:table-cell table:formula="of:=[.D257]-[.E257]" office:value-type="currency" office:currency="AUD" office:value="3641.33169444287" calcext:value-type="currency">
            <text:p>$3,641</text:p>
          </table:table-cell>
          <table:table-cell table:formula="of:=[.C257]-[.F257]" office:value-type="currency" office:currency="AUD" office:value="491290.741929197" calcext:value-type="currency">
            <text:p>$491,291</text:p>
          </table:table-cell>
          <table:table-cell table:formula="of:=[.H256]+[.E257]" office:value-type="currency" office:currency="AUD" office:value="997289.622504109" calcext:value-type="currency">
            <text:p>$997,29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EDATE([.B257];1)" office:value-type="date" office:date-value="2045-05-01" calcext:value-type="date">
            <text:p>1 May 2045</text:p>
          </table:table-cell>
          <table:table-cell table:formula="of:=[.G257]" office:value-type="currency" office:currency="AUD" office:value="491290.741929197" calcext:value-type="currency">
            <text:p>$491,29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8]*(['Base Case'.$C$15]/12)" office:value-type="currency" office:currency="AUD" office:value="2345.91329271192" calcext:value-type="currency">
            <text:p>$2,346</text:p>
          </table:table-cell>
          <table:table-cell table:formula="of:=[.D258]-[.E258]" office:value-type="currency" office:currency="AUD" office:value="3658.71905328383" calcext:value-type="currency">
            <text:p>$3,659</text:p>
          </table:table-cell>
          <table:table-cell table:formula="of:=[.C258]-[.F258]" office:value-type="currency" office:currency="AUD" office:value="487632.022875913" calcext:value-type="currency">
            <text:p>$487,632</text:p>
          </table:table-cell>
          <table:table-cell table:formula="of:=[.H257]+[.E258]" office:value-type="currency" office:currency="AUD" office:value="999635.535796821" calcext:value-type="currency">
            <text:p>$999,6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EDATE([.B258];1)" office:value-type="date" office:date-value="2045-06-01" calcext:value-type="date">
            <text:p>1 Jun 2045</text:p>
          </table:table-cell>
          <table:table-cell table:formula="of:=[.G258]" office:value-type="currency" office:currency="AUD" office:value="487632.022875913" calcext:value-type="currency">
            <text:p>$487,63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59]*(['Base Case'.$C$15]/12)" office:value-type="currency" office:currency="AUD" office:value="2328.44290923249" calcext:value-type="currency">
            <text:p>$2,328</text:p>
          </table:table-cell>
          <table:table-cell table:formula="of:=[.D259]-[.E259]" office:value-type="currency" office:currency="AUD" office:value="3676.18943676326" calcext:value-type="currency">
            <text:p>$3,676</text:p>
          </table:table-cell>
          <table:table-cell table:formula="of:=[.C259]-[.F259]" office:value-type="currency" office:currency="AUD" office:value="483955.83343915" calcext:value-type="currency">
            <text:p>$483,956</text:p>
          </table:table-cell>
          <table:table-cell table:formula="of:=[.H258]+[.E259]" office:value-type="currency" office:currency="AUD" office:value="1001963.97870605" calcext:value-type="currency">
            <text:p>$1,001,9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EDATE([.B259];1)" office:value-type="date" office:date-value="2045-07-01" calcext:value-type="date">
            <text:p>1 Jul 2045</text:p>
          </table:table-cell>
          <table:table-cell table:formula="of:=[.G259]" office:value-type="currency" office:currency="AUD" office:value="483955.83343915" calcext:value-type="currency">
            <text:p>$483,95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0]*(['Base Case'.$C$15]/12)" office:value-type="currency" office:currency="AUD" office:value="2310.88910467194" calcext:value-type="currency">
            <text:p>$2,311</text:p>
          </table:table-cell>
          <table:table-cell table:formula="of:=[.D260]-[.E260]" office:value-type="currency" office:currency="AUD" office:value="3693.74324132381" calcext:value-type="currency">
            <text:p>$3,694</text:p>
          </table:table-cell>
          <table:table-cell table:formula="of:=[.C260]-[.F260]" office:value-type="currency" office:currency="AUD" office:value="480262.090197826" calcext:value-type="currency">
            <text:p>$480,262</text:p>
          </table:table-cell>
          <table:table-cell table:formula="of:=[.H259]+[.E260]" office:value-type="currency" office:currency="AUD" office:value="1004274.86781073" calcext:value-type="currency">
            <text:p>$1,004,2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EDATE([.B260];1)" office:value-type="date" office:date-value="2045-08-01" calcext:value-type="date">
            <text:p>1 Aug 2045</text:p>
          </table:table-cell>
          <table:table-cell table:formula="of:=[.G260]" office:value-type="currency" office:currency="AUD" office:value="480262.090197826" calcext:value-type="currency">
            <text:p>$480,26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1]*(['Base Case'.$C$15]/12)" office:value-type="currency" office:currency="AUD" office:value="2293.25148069462" calcext:value-type="currency">
            <text:p>$2,293</text:p>
          </table:table-cell>
          <table:table-cell table:formula="of:=[.D261]-[.E261]" office:value-type="currency" office:currency="AUD" office:value="3711.38086530113" calcext:value-type="currency">
            <text:p>$3,711</text:p>
          </table:table-cell>
          <table:table-cell table:formula="of:=[.C261]-[.F261]" office:value-type="currency" office:currency="AUD" office:value="476550.709332525" calcext:value-type="currency">
            <text:p>$476,551</text:p>
          </table:table-cell>
          <table:table-cell table:formula="of:=[.H260]+[.E261]" office:value-type="currency" office:currency="AUD" office:value="1006568.11929142" calcext:value-type="currency">
            <text:p>$1,006,5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EDATE([.B261];1)" office:value-type="date" office:date-value="2045-09-01" calcext:value-type="date">
            <text:p>1 Sep 2045</text:p>
          </table:table-cell>
          <table:table-cell table:formula="of:=[.G261]" office:value-type="currency" office:currency="AUD" office:value="476550.709332525" calcext:value-type="currency">
            <text:p>$476,55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2]*(['Base Case'.$C$15]/12)" office:value-type="currency" office:currency="AUD" office:value="2275.52963706281" calcext:value-type="currency">
            <text:p>$2,276</text:p>
          </table:table-cell>
          <table:table-cell table:formula="of:=[.D262]-[.E262]" office:value-type="currency" office:currency="AUD" office:value="3729.10270893294" calcext:value-type="currency">
            <text:p>$3,729</text:p>
          </table:table-cell>
          <table:table-cell table:formula="of:=[.C262]-[.F262]" office:value-type="currency" office:currency="AUD" office:value="472821.606623592" calcext:value-type="currency">
            <text:p>$472,822</text:p>
          </table:table-cell>
          <table:table-cell table:formula="of:=[.H261]+[.E262]" office:value-type="currency" office:currency="AUD" office:value="1008843.64892848" calcext:value-type="currency">
            <text:p>$1,008,8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EDATE([.B262];1)" office:value-type="date" office:date-value="2045-10-01" calcext:value-type="date">
            <text:p>1 Oct 2045</text:p>
          </table:table-cell>
          <table:table-cell table:formula="of:=[.G262]" office:value-type="currency" office:currency="AUD" office:value="472821.606623592" calcext:value-type="currency">
            <text:p>$472,82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3]*(['Base Case'.$C$15]/12)" office:value-type="currency" office:currency="AUD" office:value="2257.72317162765" calcext:value-type="currency">
            <text:p>$2,258</text:p>
          </table:table-cell>
          <table:table-cell table:formula="of:=[.D263]-[.E263]" office:value-type="currency" office:currency="AUD" office:value="3746.9091743681" calcext:value-type="currency">
            <text:p>$3,747</text:p>
          </table:table-cell>
          <table:table-cell table:formula="of:=[.C263]-[.F263]" office:value-type="currency" office:currency="AUD" office:value="469074.697449224" calcext:value-type="currency">
            <text:p>$469,075</text:p>
          </table:table-cell>
          <table:table-cell table:formula="of:=[.H262]+[.E263]" office:value-type="currency" office:currency="AUD" office:value="1011101.37210011" calcext:value-type="currency">
            <text:p>$1,011,1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EDATE([.B263];1)" office:value-type="date" office:date-value="2045-11-01" calcext:value-type="date">
            <text:p>1 Nov 2045</text:p>
          </table:table-cell>
          <table:table-cell table:formula="of:=[.G263]" office:value-type="currency" office:currency="AUD" office:value="469074.697449224" calcext:value-type="currency">
            <text:p>$469,07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4]*(['Base Case'.$C$15]/12)" office:value-type="currency" office:currency="AUD" office:value="2239.83168032004" calcext:value-type="currency">
            <text:p>$2,240</text:p>
          </table:table-cell>
          <table:table-cell table:formula="of:=[.D264]-[.E264]" office:value-type="currency" office:currency="AUD" office:value="3764.80066567571" calcext:value-type="currency">
            <text:p>$3,765</text:p>
          </table:table-cell>
          <table:table-cell table:formula="of:=[.C264]-[.F264]" office:value-type="currency" office:currency="AUD" office:value="465309.896783548" calcext:value-type="currency">
            <text:p>$465,310</text:p>
          </table:table-cell>
          <table:table-cell table:formula="of:=[.H263]+[.E264]" office:value-type="currency" office:currency="AUD" office:value="1013341.20378043" calcext:value-type="currency">
            <text:p>$1,013,3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EDATE([.B264];1)" office:value-type="date" office:date-value="2045-12-01" calcext:value-type="date">
            <text:p>1 Dec 2045</text:p>
          </table:table-cell>
          <table:table-cell table:formula="of:=[.G264]" office:value-type="currency" office:currency="AUD" office:value="465309.896783548" calcext:value-type="currency">
            <text:p>$465,31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5]*(['Base Case'.$C$15]/12)" office:value-type="currency" office:currency="AUD" office:value="2221.85475714144" calcext:value-type="currency">
            <text:p>$2,222</text:p>
          </table:table-cell>
          <table:table-cell table:formula="of:=[.D265]-[.E265]" office:value-type="currency" office:currency="AUD" office:value="3782.77758885431" calcext:value-type="currency">
            <text:p>$3,783</text:p>
          </table:table-cell>
          <table:table-cell table:formula="of:=[.C265]-[.F265]" office:value-type="currency" office:currency="AUD" office:value="461527.119194694" calcext:value-type="currency">
            <text:p>$461,527</text:p>
          </table:table-cell>
          <table:table-cell table:formula="of:=[.H264]+[.E265]" office:value-type="currency" office:currency="AUD" office:value="1015563.05853757" calcext:value-type="currency">
            <text:p>$1,015,5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EDATE([.B265];1)" office:value-type="date" office:date-value="2046-01-01" calcext:value-type="date">
            <text:p>1 Jan 2046</text:p>
          </table:table-cell>
          <table:table-cell table:formula="of:=[.G265]" office:value-type="currency" office:currency="AUD" office:value="461527.119194694" calcext:value-type="currency">
            <text:p>$461,52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6]*(['Base Case'.$C$15]/12)" office:value-type="currency" office:currency="AUD" office:value="2203.79199415466" calcext:value-type="currency">
            <text:p>$2,204</text:p>
          </table:table-cell>
          <table:table-cell table:formula="of:=[.D266]-[.E266]" office:value-type="currency" office:currency="AUD" office:value="3800.84035184109" calcext:value-type="currency">
            <text:p>$3,801</text:p>
          </table:table-cell>
          <table:table-cell table:formula="of:=[.C266]-[.F266]" office:value-type="currency" office:currency="AUD" office:value="457726.278842853" calcext:value-type="currency">
            <text:p>$457,726</text:p>
          </table:table-cell>
          <table:table-cell table:formula="of:=[.H265]+[.E266]" office:value-type="currency" office:currency="AUD" office:value="1017766.85053173" calcext:value-type="currency">
            <text:p>$1,017,7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EDATE([.B266];1)" office:value-type="date" office:date-value="2046-02-01" calcext:value-type="date">
            <text:p>1 Feb 2046</text:p>
          </table:table-cell>
          <table:table-cell table:formula="of:=[.G266]" office:value-type="currency" office:currency="AUD" office:value="457726.278842853" calcext:value-type="currency">
            <text:p>$457,72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7]*(['Base Case'.$C$15]/12)" office:value-type="currency" office:currency="AUD" office:value="2185.64298147462" calcext:value-type="currency">
            <text:p>$2,186</text:p>
          </table:table-cell>
          <table:table-cell table:formula="of:=[.D267]-[.E267]" office:value-type="currency" office:currency="AUD" office:value="3818.98936452113" calcext:value-type="currency">
            <text:p>$3,819</text:p>
          </table:table-cell>
          <table:table-cell table:formula="of:=[.C267]-[.F267]" office:value-type="currency" office:currency="AUD" office:value="453907.289478332" calcext:value-type="currency">
            <text:p>$453,907</text:p>
          </table:table-cell>
          <table:table-cell table:formula="of:=[.H266]+[.E267]" office:value-type="currency" office:currency="AUD" office:value="1019952.4935132" calcext:value-type="currency">
            <text:p>$1,019,9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EDATE([.B267];1)" office:value-type="date" office:date-value="2046-03-01" calcext:value-type="date">
            <text:p>1 Mar 2046</text:p>
          </table:table-cell>
          <table:table-cell table:formula="of:=[.G267]" office:value-type="currency" office:currency="AUD" office:value="453907.289478332" calcext:value-type="currency">
            <text:p>$453,90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8]*(['Base Case'.$C$15]/12)" office:value-type="currency" office:currency="AUD" office:value="2167.40730725903" calcext:value-type="currency">
            <text:p>$2,167</text:p>
          </table:table-cell>
          <table:table-cell table:formula="of:=[.D268]-[.E268]" office:value-type="currency" office:currency="AUD" office:value="3837.22503873672" calcext:value-type="currency">
            <text:p>$3,837</text:p>
          </table:table-cell>
          <table:table-cell table:formula="of:=[.C268]-[.F268]" office:value-type="currency" office:currency="AUD" office:value="450070.064439595" calcext:value-type="currency">
            <text:p>$450,070</text:p>
          </table:table-cell>
          <table:table-cell table:formula="of:=[.H267]+[.E268]" office:value-type="currency" office:currency="AUD" office:value="1022119.90082046" calcext:value-type="currency">
            <text:p>$1,022,1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EDATE([.B268];1)" office:value-type="date" office:date-value="2046-04-01" calcext:value-type="date">
            <text:p>1 Apr 2046</text:p>
          </table:table-cell>
          <table:table-cell table:formula="of:=[.G268]" office:value-type="currency" office:currency="AUD" office:value="450070.064439595" calcext:value-type="currency">
            <text:p>$450,07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69]*(['Base Case'.$C$15]/12)" office:value-type="currency" office:currency="AUD" office:value="2149.08455769907" calcext:value-type="currency">
            <text:p>$2,149</text:p>
          </table:table-cell>
          <table:table-cell table:formula="of:=[.D269]-[.E269]" office:value-type="currency" office:currency="AUD" office:value="3855.54778829668" calcext:value-type="currency">
            <text:p>$3,856</text:p>
          </table:table-cell>
          <table:table-cell table:formula="of:=[.C269]-[.F269]" office:value-type="currency" office:currency="AUD" office:value="446214.516651298" calcext:value-type="currency">
            <text:p>$446,215</text:p>
          </table:table-cell>
          <table:table-cell table:formula="of:=[.H268]+[.E269]" office:value-type="currency" office:currency="AUD" office:value="1024268.98537816" calcext:value-type="currency">
            <text:p>$1,024,2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EDATE([.B269];1)" office:value-type="date" office:date-value="2046-05-01" calcext:value-type="date">
            <text:p>1 May 2046</text:p>
          </table:table-cell>
          <table:table-cell table:formula="of:=[.G269]" office:value-type="currency" office:currency="AUD" office:value="446214.516651298" calcext:value-type="currency">
            <text:p>$446,21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0]*(['Base Case'.$C$15]/12)" office:value-type="currency" office:currency="AUD" office:value="2130.67431700995" calcext:value-type="currency">
            <text:p>$2,131</text:p>
          </table:table-cell>
          <table:table-cell table:formula="of:=[.D270]-[.E270]" office:value-type="currency" office:currency="AUD" office:value="3873.9580289858" calcext:value-type="currency">
            <text:p>$3,874</text:p>
          </table:table-cell>
          <table:table-cell table:formula="of:=[.C270]-[.F270]" office:value-type="currency" office:currency="AUD" office:value="442340.558622312" calcext:value-type="currency">
            <text:p>$442,341</text:p>
          </table:table-cell>
          <table:table-cell table:formula="of:=[.H269]+[.E270]" office:value-type="currency" office:currency="AUD" office:value="1026399.65969517" calcext:value-type="currency">
            <text:p>$1,026,4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EDATE([.B270];1)" office:value-type="date" office:date-value="2046-06-01" calcext:value-type="date">
            <text:p>1 Jun 2046</text:p>
          </table:table-cell>
          <table:table-cell table:formula="of:=[.G270]" office:value-type="currency" office:currency="AUD" office:value="442340.558622312" calcext:value-type="currency">
            <text:p>$442,34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1]*(['Base Case'.$C$15]/12)" office:value-type="currency" office:currency="AUD" office:value="2112.17616742154" calcext:value-type="currency">
            <text:p>$2,112</text:p>
          </table:table-cell>
          <table:table-cell table:formula="of:=[.D271]-[.E271]" office:value-type="currency" office:currency="AUD" office:value="3892.45617857421" calcext:value-type="currency">
            <text:p>$3,892</text:p>
          </table:table-cell>
          <table:table-cell table:formula="of:=[.C271]-[.F271]" office:value-type="currency" office:currency="AUD" office:value="438448.102443738" calcext:value-type="currency">
            <text:p>$438,448</text:p>
          </table:table-cell>
          <table:table-cell table:formula="of:=[.H270]+[.E271]" office:value-type="currency" office:currency="AUD" office:value="1028511.83586259" calcext:value-type="currency">
            <text:p>$1,028,5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EDATE([.B271];1)" office:value-type="date" office:date-value="2046-07-01" calcext:value-type="date">
            <text:p>1 Jul 2046</text:p>
          </table:table-cell>
          <table:table-cell table:formula="of:=[.G271]" office:value-type="currency" office:currency="AUD" office:value="438448.102443738" calcext:value-type="currency">
            <text:p>$438,44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2]*(['Base Case'.$C$15]/12)" office:value-type="currency" office:currency="AUD" office:value="2093.58968916885" calcext:value-type="currency">
            <text:p>$2,094</text:p>
          </table:table-cell>
          <table:table-cell table:formula="of:=[.D272]-[.E272]" office:value-type="currency" office:currency="AUD" office:value="3911.0426568269" calcext:value-type="currency">
            <text:p>$3,911</text:p>
          </table:table-cell>
          <table:table-cell table:formula="of:=[.C272]-[.F272]" office:value-type="currency" office:currency="AUD" office:value="434537.059786911" calcext:value-type="currency">
            <text:p>$434,537</text:p>
          </table:table-cell>
          <table:table-cell table:formula="of:=[.H271]+[.E272]" office:value-type="currency" office:currency="AUD" office:value="1030605.42555176" calcext:value-type="currency">
            <text:p>$1,030,6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EDATE([.B272];1)" office:value-type="date" office:date-value="2046-08-01" calcext:value-type="date">
            <text:p>1 Aug 2046</text:p>
          </table:table-cell>
          <table:table-cell table:formula="of:=[.G272]" office:value-type="currency" office:currency="AUD" office:value="434537.059786911" calcext:value-type="currency">
            <text:p>$434,53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3]*(['Base Case'.$C$15]/12)" office:value-type="currency" office:currency="AUD" office:value="2074.9144604825" calcext:value-type="currency">
            <text:p>$2,075</text:p>
          </table:table-cell>
          <table:table-cell table:formula="of:=[.D273]-[.E273]" office:value-type="currency" office:currency="AUD" office:value="3929.71788551325" calcext:value-type="currency">
            <text:p>$3,930</text:p>
          </table:table-cell>
          <table:table-cell table:formula="of:=[.C273]-[.F273]" office:value-type="currency" office:currency="AUD" office:value="430607.341901398" calcext:value-type="currency">
            <text:p>$430,607</text:p>
          </table:table-cell>
          <table:table-cell table:formula="of:=[.H272]+[.E273]" office:value-type="currency" office:currency="AUD" office:value="1032680.34001224" calcext:value-type="currency">
            <text:p>$1,032,68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EDATE([.B273];1)" office:value-type="date" office:date-value="2046-09-01" calcext:value-type="date">
            <text:p>1 Sep 2046</text:p>
          </table:table-cell>
          <table:table-cell table:formula="of:=[.G273]" office:value-type="currency" office:currency="AUD" office:value="430607.341901398" calcext:value-type="currency">
            <text:p>$430,60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4]*(['Base Case'.$C$15]/12)" office:value-type="currency" office:currency="AUD" office:value="2056.15005757918" calcext:value-type="currency">
            <text:p>$2,056</text:p>
          </table:table-cell>
          <table:table-cell table:formula="of:=[.D274]-[.E274]" office:value-type="currency" office:currency="AUD" office:value="3948.48228841657" calcext:value-type="currency">
            <text:p>$3,948</text:p>
          </table:table-cell>
          <table:table-cell table:formula="of:=[.C274]-[.F274]" office:value-type="currency" office:currency="AUD" office:value="426658.859612982" calcext:value-type="currency">
            <text:p>$426,659</text:p>
          </table:table-cell>
          <table:table-cell table:formula="of:=[.H273]+[.E274]" office:value-type="currency" office:currency="AUD" office:value="1034736.49006982" calcext:value-type="currency">
            <text:p>$1,034,7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EDATE([.B274];1)" office:value-type="date" office:date-value="2046-10-01" calcext:value-type="date">
            <text:p>1 Oct 2046</text:p>
          </table:table-cell>
          <table:table-cell table:formula="of:=[.G274]" office:value-type="currency" office:currency="AUD" office:value="426658.859612982" calcext:value-type="currency">
            <text:p>$426,65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5]*(['Base Case'.$C$15]/12)" office:value-type="currency" office:currency="AUD" office:value="2037.29605465199" calcext:value-type="currency">
            <text:p>$2,037</text:p>
          </table:table-cell>
          <table:table-cell table:formula="of:=[.D275]-[.E275]" office:value-type="currency" office:currency="AUD" office:value="3967.33629134376" calcext:value-type="currency">
            <text:p>$3,967</text:p>
          </table:table-cell>
          <table:table-cell table:formula="of:=[.C275]-[.F275]" office:value-type="currency" office:currency="AUD" office:value="422691.523321638" calcext:value-type="currency">
            <text:p>$422,692</text:p>
          </table:table-cell>
          <table:table-cell table:formula="of:=[.H274]+[.E275]" office:value-type="currency" office:currency="AUD" office:value="1036773.78612447" calcext:value-type="currency">
            <text:p>$1,036,7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EDATE([.B275];1)" office:value-type="date" office:date-value="2046-11-01" calcext:value-type="date">
            <text:p>1 Nov 2046</text:p>
          </table:table-cell>
          <table:table-cell table:formula="of:=[.G275]" office:value-type="currency" office:currency="AUD" office:value="422691.523321638" calcext:value-type="currency">
            <text:p>$422,69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6]*(['Base Case'.$C$15]/12)" office:value-type="currency" office:currency="AUD" office:value="2018.35202386082" calcext:value-type="currency">
            <text:p>$2,018</text:p>
          </table:table-cell>
          <table:table-cell table:formula="of:=[.D276]-[.E276]" office:value-type="currency" office:currency="AUD" office:value="3986.28032213493" calcext:value-type="currency">
            <text:p>$3,986</text:p>
          </table:table-cell>
          <table:table-cell table:formula="of:=[.C276]-[.F276]" office:value-type="currency" office:currency="AUD" office:value="418705.242999503" calcext:value-type="currency">
            <text:p>$418,705</text:p>
          </table:table-cell>
          <table:table-cell table:formula="of:=[.H275]+[.E276]" office:value-type="currency" office:currency="AUD" office:value="1038792.13814833" calcext:value-type="currency">
            <text:p>$1,038,7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EDATE([.B276];1)" office:value-type="date" office:date-value="2046-12-01" calcext:value-type="date">
            <text:p>1 Dec 2046</text:p>
          </table:table-cell>
          <table:table-cell table:formula="of:=[.G276]" office:value-type="currency" office:currency="AUD" office:value="418705.242999503" calcext:value-type="currency">
            <text:p>$418,70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7]*(['Base Case'.$C$15]/12)" office:value-type="currency" office:currency="AUD" office:value="1999.31753532263" calcext:value-type="currency">
            <text:p>$1,999</text:p>
          </table:table-cell>
          <table:table-cell table:formula="of:=[.D277]-[.E277]" office:value-type="currency" office:currency="AUD" office:value="4005.31481067312" calcext:value-type="currency">
            <text:p>$4,005</text:p>
          </table:table-cell>
          <table:table-cell table:formula="of:=[.C277]-[.F277]" office:value-type="currency" office:currency="AUD" office:value="414699.92818883" calcext:value-type="currency">
            <text:p>$414,700</text:p>
          </table:table-cell>
          <table:table-cell table:formula="of:=[.H276]+[.E277]" office:value-type="currency" office:currency="AUD" office:value="1040791.45568366" calcext:value-type="currency">
            <text:p>$1,040,79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EDATE([.B277];1)" office:value-type="date" office:date-value="2047-01-01" calcext:value-type="date">
            <text:p>1 Jan 2047</text:p>
          </table:table-cell>
          <table:table-cell table:formula="of:=[.G277]" office:value-type="currency" office:currency="AUD" office:value="414699.92818883" calcext:value-type="currency">
            <text:p>$414,70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8]*(['Base Case'.$C$15]/12)" office:value-type="currency" office:currency="AUD" office:value="1980.19215710166" calcext:value-type="currency">
            <text:p>$1,980</text:p>
          </table:table-cell>
          <table:table-cell table:formula="of:=[.D278]-[.E278]" office:value-type="currency" office:currency="AUD" office:value="4024.44018889409" calcext:value-type="currency">
            <text:p>$4,024</text:p>
          </table:table-cell>
          <table:table-cell table:formula="of:=[.C278]-[.F278]" office:value-type="currency" office:currency="AUD" office:value="410675.487999936" calcext:value-type="currency">
            <text:p>$410,675</text:p>
          </table:table-cell>
          <table:table-cell table:formula="of:=[.H277]+[.E278]" office:value-type="currency" office:currency="AUD" office:value="1042771.64784076" calcext:value-type="currency">
            <text:p>$1,042,7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EDATE([.B278];1)" office:value-type="date" office:date-value="2047-02-01" calcext:value-type="date">
            <text:p>1 Feb 2047</text:p>
          </table:table-cell>
          <table:table-cell table:formula="of:=[.G278]" office:value-type="currency" office:currency="AUD" office:value="410675.487999936" calcext:value-type="currency">
            <text:p>$410,67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79]*(['Base Case'.$C$15]/12)" office:value-type="currency" office:currency="AUD" office:value="1960.97545519969" calcext:value-type="currency">
            <text:p>$1,961</text:p>
          </table:table-cell>
          <table:table-cell table:formula="of:=[.D279]-[.E279]" office:value-type="currency" office:currency="AUD" office:value="4043.65689079606" calcext:value-type="currency">
            <text:p>$4,044</text:p>
          </table:table-cell>
          <table:table-cell table:formula="of:=[.C279]-[.F279]" office:value-type="currency" office:currency="AUD" office:value="406631.83110914" calcext:value-type="currency">
            <text:p>$406,632</text:p>
          </table:table-cell>
          <table:table-cell table:formula="of:=[.H278]+[.E279]" office:value-type="currency" office:currency="AUD" office:value="1044732.62329596" calcext:value-type="currency">
            <text:p>$1,044,73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EDATE([.B279];1)" office:value-type="date" office:date-value="2047-03-01" calcext:value-type="date">
            <text:p>1 Mar 2047</text:p>
          </table:table-cell>
          <table:table-cell table:formula="of:=[.G279]" office:value-type="currency" office:currency="AUD" office:value="406631.83110914" calcext:value-type="currency">
            <text:p>$406,63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0]*(['Base Case'.$C$15]/12)" office:value-type="currency" office:currency="AUD" office:value="1941.66699354614" calcext:value-type="currency">
            <text:p>$1,942</text:p>
          </table:table-cell>
          <table:table-cell table:formula="of:=[.D280]-[.E280]" office:value-type="currency" office:currency="AUD" office:value="4062.96535244961" calcext:value-type="currency">
            <text:p>$4,063</text:p>
          </table:table-cell>
          <table:table-cell table:formula="of:=[.C280]-[.F280]" office:value-type="currency" office:currency="AUD" office:value="402568.86575669" calcext:value-type="currency">
            <text:p>$402,569</text:p>
          </table:table-cell>
          <table:table-cell table:formula="of:=[.H279]+[.E280]" office:value-type="currency" office:currency="AUD" office:value="1046674.2902895" calcext:value-type="currency">
            <text:p>$1,046,6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EDATE([.B280];1)" office:value-type="date" office:date-value="2047-04-01" calcext:value-type="date">
            <text:p>1 Apr 2047</text:p>
          </table:table-cell>
          <table:table-cell table:formula="of:=[.G280]" office:value-type="currency" office:currency="AUD" office:value="402568.86575669" calcext:value-type="currency">
            <text:p>$402,56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1]*(['Base Case'.$C$15]/12)" office:value-type="currency" office:currency="AUD" office:value="1922.26633398819" calcext:value-type="currency">
            <text:p>$1,922</text:p>
          </table:table-cell>
          <table:table-cell table:formula="of:=[.D281]-[.E281]" office:value-type="currency" office:currency="AUD" office:value="4082.36601200756" calcext:value-type="currency">
            <text:p>$4,082</text:p>
          </table:table-cell>
          <table:table-cell table:formula="of:=[.C281]-[.F281]" office:value-type="currency" office:currency="AUD" office:value="398486.499744682" calcext:value-type="currency">
            <text:p>$398,486</text:p>
          </table:table-cell>
          <table:table-cell table:formula="of:=[.H280]+[.E281]" office:value-type="currency" office:currency="AUD" office:value="1048596.55662349" calcext:value-type="currency">
            <text:p>$1,048,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EDATE([.B281];1)" office:value-type="date" office:date-value="2047-05-01" calcext:value-type="date">
            <text:p>1 May 2047</text:p>
          </table:table-cell>
          <table:table-cell table:formula="of:=[.G281]" office:value-type="currency" office:currency="AUD" office:value="398486.499744682" calcext:value-type="currency">
            <text:p>$398,48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2]*(['Base Case'.$C$15]/12)" office:value-type="currency" office:currency="AUD" office:value="1902.77303628086" calcext:value-type="currency">
            <text:p>$1,903</text:p>
          </table:table-cell>
          <table:table-cell table:formula="of:=[.D282]-[.E282]" office:value-type="currency" office:currency="AUD" office:value="4101.85930971489" calcext:value-type="currency">
            <text:p>$4,102</text:p>
          </table:table-cell>
          <table:table-cell table:formula="of:=[.C282]-[.F282]" office:value-type="currency" office:currency="AUD" office:value="394384.640434967" calcext:value-type="currency">
            <text:p>$394,385</text:p>
          </table:table-cell>
          <table:table-cell table:formula="of:=[.H281]+[.E282]" office:value-type="currency" office:currency="AUD" office:value="1050499.32965977" calcext:value-type="currency">
            <text:p>$1,050,4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EDATE([.B282];1)" office:value-type="date" office:date-value="2047-06-01" calcext:value-type="date">
            <text:p>1 Jun 2047</text:p>
          </table:table-cell>
          <table:table-cell table:formula="of:=[.G282]" office:value-type="currency" office:currency="AUD" office:value="394384.640434967" calcext:value-type="currency">
            <text:p>$394,38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3]*(['Base Case'.$C$15]/12)" office:value-type="currency" office:currency="AUD" office:value="1883.18665807697" calcext:value-type="currency">
            <text:p>$1,883</text:p>
          </table:table-cell>
          <table:table-cell table:formula="of:=[.D283]-[.E283]" office:value-type="currency" office:currency="AUD" office:value="4121.44568791878" calcext:value-type="currency">
            <text:p>$4,121</text:p>
          </table:table-cell>
          <table:table-cell table:formula="of:=[.C283]-[.F283]" office:value-type="currency" office:currency="AUD" office:value="390263.194747049" calcext:value-type="currency">
            <text:p>$390,263</text:p>
          </table:table-cell>
          <table:table-cell table:formula="of:=[.H282]+[.E283]" office:value-type="currency" office:currency="AUD" office:value="1052382.51631785" calcext:value-type="currency">
            <text:p>$1,052,3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EDATE([.B283];1)" office:value-type="date" office:date-value="2047-07-01" calcext:value-type="date">
            <text:p>1 Jul 2047</text:p>
          </table:table-cell>
          <table:table-cell table:formula="of:=[.G283]" office:value-type="currency" office:currency="AUD" office:value="390263.194747049" calcext:value-type="currency">
            <text:p>$390,26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4]*(['Base Case'.$C$15]/12)" office:value-type="currency" office:currency="AUD" office:value="1863.50675491716" calcext:value-type="currency">
            <text:p>$1,864</text:p>
          </table:table-cell>
          <table:table-cell table:formula="of:=[.D284]-[.E284]" office:value-type="currency" office:currency="AUD" office:value="4141.12559107859" calcext:value-type="currency">
            <text:p>$4,141</text:p>
          </table:table-cell>
          <table:table-cell table:formula="of:=[.C284]-[.F284]" office:value-type="currency" office:currency="AUD" office:value="386122.06915597" calcext:value-type="currency">
            <text:p>$386,122</text:p>
          </table:table-cell>
          <table:table-cell table:formula="of:=[.H283]+[.E284]" office:value-type="currency" office:currency="AUD" office:value="1054246.02307277" calcext:value-type="currency">
            <text:p>$1,054,2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EDATE([.B284];1)" office:value-type="date" office:date-value="2047-08-01" calcext:value-type="date">
            <text:p>1 Aug 2047</text:p>
          </table:table-cell>
          <table:table-cell table:formula="of:=[.G284]" office:value-type="currency" office:currency="AUD" office:value="386122.06915597" calcext:value-type="currency">
            <text:p>$386,12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5]*(['Base Case'.$C$15]/12)" office:value-type="currency" office:currency="AUD" office:value="1843.73288021976" calcext:value-type="currency">
            <text:p>$1,844</text:p>
          </table:table-cell>
          <table:table-cell table:formula="of:=[.D285]-[.E285]" office:value-type="currency" office:currency="AUD" office:value="4160.89946577599" calcext:value-type="currency">
            <text:p>$4,161</text:p>
          </table:table-cell>
          <table:table-cell table:formula="of:=[.C285]-[.F285]" office:value-type="currency" office:currency="AUD" office:value="381961.169690194" calcext:value-type="currency">
            <text:p>$381,961</text:p>
          </table:table-cell>
          <table:table-cell table:formula="of:=[.H284]+[.E285]" office:value-type="currency" office:currency="AUD" office:value="1056089.75595299" calcext:value-type="currency">
            <text:p>$1,056,09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EDATE([.B285];1)" office:value-type="date" office:date-value="2047-09-01" calcext:value-type="date">
            <text:p>1 Sep 2047</text:p>
          </table:table-cell>
          <table:table-cell table:formula="of:=[.G285]" office:value-type="currency" office:currency="AUD" office:value="381961.169690194" calcext:value-type="currency">
            <text:p>$381,9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6]*(['Base Case'.$C$15]/12)" office:value-type="currency" office:currency="AUD" office:value="1823.86458527068" calcext:value-type="currency">
            <text:p>$1,824</text:p>
          </table:table-cell>
          <table:table-cell table:formula="of:=[.D286]-[.E286]" office:value-type="currency" office:currency="AUD" office:value="4180.76776072507" calcext:value-type="currency">
            <text:p>$4,181</text:p>
          </table:table-cell>
          <table:table-cell table:formula="of:=[.C286]-[.F286]" office:value-type="currency" office:currency="AUD" office:value="377780.401929469" calcext:value-type="currency">
            <text:p>$377,780</text:p>
          </table:table-cell>
          <table:table-cell table:formula="of:=[.H285]+[.E286]" office:value-type="currency" office:currency="AUD" office:value="1057913.62053826" calcext:value-type="currency">
            <text:p>$1,057,9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EDATE([.B286];1)" office:value-type="date" office:date-value="2047-10-01" calcext:value-type="date">
            <text:p>1 Oct 2047</text:p>
          </table:table-cell>
          <table:table-cell table:formula="of:=[.G286]" office:value-type="currency" office:currency="AUD" office:value="377780.401929469" calcext:value-type="currency">
            <text:p>$377,7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7]*(['Base Case'.$C$15]/12)" office:value-type="currency" office:currency="AUD" office:value="1803.90141921321" calcext:value-type="currency">
            <text:p>$1,804</text:p>
          </table:table-cell>
          <table:table-cell table:formula="of:=[.D287]-[.E287]" office:value-type="currency" office:currency="AUD" office:value="4200.73092678254" calcext:value-type="currency">
            <text:p>$4,201</text:p>
          </table:table-cell>
          <table:table-cell table:formula="of:=[.C287]-[.F287]" office:value-type="currency" office:currency="AUD" office:value="373579.671002687" calcext:value-type="currency">
            <text:p>$373,580</text:p>
          </table:table-cell>
          <table:table-cell table:formula="of:=[.H286]+[.E287]" office:value-type="currency" office:currency="AUD" office:value="1059717.52195747" calcext:value-type="currency">
            <text:p>$1,059,7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EDATE([.B287];1)" office:value-type="date" office:date-value="2047-11-01" calcext:value-type="date">
            <text:p>1 Nov 2047</text:p>
          </table:table-cell>
          <table:table-cell table:formula="of:=[.G287]" office:value-type="currency" office:currency="AUD" office:value="373579.671002687" calcext:value-type="currency">
            <text:p>$373,5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8]*(['Base Case'.$C$15]/12)" office:value-type="currency" office:currency="AUD" office:value="1783.84292903783" calcext:value-type="currency">
            <text:p>$1,784</text:p>
          </table:table-cell>
          <table:table-cell table:formula="of:=[.D288]-[.E288]" office:value-type="currency" office:currency="AUD" office:value="4220.78941695792" calcext:value-type="currency">
            <text:p>$4,221</text:p>
          </table:table-cell>
          <table:table-cell table:formula="of:=[.C288]-[.F288]" office:value-type="currency" office:currency="AUD" office:value="369358.881585729" calcext:value-type="currency">
            <text:p>$369,359</text:p>
          </table:table-cell>
          <table:table-cell table:formula="of:=[.H287]+[.E288]" office:value-type="currency" office:currency="AUD" office:value="1061501.36488651" calcext:value-type="currency">
            <text:p>$1,061,5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EDATE([.B288];1)" office:value-type="date" office:date-value="2047-12-01" calcext:value-type="date">
            <text:p>1 Dec 2047</text:p>
          </table:table-cell>
          <table:table-cell table:formula="of:=[.G288]" office:value-type="currency" office:currency="AUD" office:value="369358.881585729" calcext:value-type="currency">
            <text:p>$369,35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89]*(['Base Case'.$C$15]/12)" office:value-type="currency" office:currency="AUD" office:value="1763.68865957185" calcext:value-type="currency">
            <text:p>$1,764</text:p>
          </table:table-cell>
          <table:table-cell table:formula="of:=[.D289]-[.E289]" office:value-type="currency" office:currency="AUD" office:value="4240.9436864239" calcext:value-type="currency">
            <text:p>$4,241</text:p>
          </table:table-cell>
          <table:table-cell table:formula="of:=[.C289]-[.F289]" office:value-type="currency" office:currency="AUD" office:value="365117.937899305" calcext:value-type="currency">
            <text:p>$365,118</text:p>
          </table:table-cell>
          <table:table-cell table:formula="of:=[.H288]+[.E289]" office:value-type="currency" office:currency="AUD" office:value="1063265.05354608" calcext:value-type="currency">
            <text:p>$1,063,26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EDATE([.B289];1)" office:value-type="date" office:date-value="2048-01-01" calcext:value-type="date">
            <text:p>1 Jan 2048</text:p>
          </table:table-cell>
          <table:table-cell table:formula="of:=[.G289]" office:value-type="currency" office:currency="AUD" office:value="365117.937899305" calcext:value-type="currency">
            <text:p>$365,11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0]*(['Base Case'.$C$15]/12)" office:value-type="currency" office:currency="AUD" office:value="1743.43815346918" calcext:value-type="currency">
            <text:p>$1,743</text:p>
          </table:table-cell>
          <table:table-cell table:formula="of:=[.D290]-[.E290]" office:value-type="currency" office:currency="AUD" office:value="4261.19419252657" calcext:value-type="currency">
            <text:p>$4,261</text:p>
          </table:table-cell>
          <table:table-cell table:formula="of:=[.C290]-[.F290]" office:value-type="currency" office:currency="AUD" office:value="360856.743706778" calcext:value-type="currency">
            <text:p>$360,857</text:p>
          </table:table-cell>
          <table:table-cell table:formula="of:=[.H289]+[.E290]" office:value-type="currency" office:currency="AUD" office:value="1065008.49169955" calcext:value-type="currency">
            <text:p>$1,065,0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EDATE([.B290];1)" office:value-type="date" office:date-value="2048-02-01" calcext:value-type="date">
            <text:p>1 Feb 2048</text:p>
          </table:table-cell>
          <table:table-cell table:formula="of:=[.G290]" office:value-type="currency" office:currency="AUD" office:value="360856.743706778" calcext:value-type="currency">
            <text:p>$360,85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1]*(['Base Case'.$C$15]/12)" office:value-type="currency" office:currency="AUD" office:value="1723.09095119987" calcext:value-type="currency">
            <text:p>$1,723</text:p>
          </table:table-cell>
          <table:table-cell table:formula="of:=[.D291]-[.E291]" office:value-type="currency" office:currency="AUD" office:value="4281.54139479588" calcext:value-type="currency">
            <text:p>$4,282</text:p>
          </table:table-cell>
          <table:table-cell table:formula="of:=[.C291]-[.F291]" office:value-type="currency" office:currency="AUD" office:value="356575.202311982" calcext:value-type="currency">
            <text:p>$356,575</text:p>
          </table:table-cell>
          <table:table-cell table:formula="of:=[.H290]+[.E291]" office:value-type="currency" office:currency="AUD" office:value="1066731.58265075" calcext:value-type="currency">
            <text:p>$1,066,7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EDATE([.B291];1)" office:value-type="date" office:date-value="2048-03-01" calcext:value-type="date">
            <text:p>1 Mar 2048</text:p>
          </table:table-cell>
          <table:table-cell table:formula="of:=[.G291]" office:value-type="currency" office:currency="AUD" office:value="356575.202311982" calcext:value-type="currency">
            <text:p>$356,57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2]*(['Base Case'.$C$15]/12)" office:value-type="currency" office:currency="AUD" office:value="1702.64659103972" calcext:value-type="currency">
            <text:p>$1,703</text:p>
          </table:table-cell>
          <table:table-cell table:formula="of:=[.D292]-[.E292]" office:value-type="currency" office:currency="AUD" office:value="4301.98575495604" calcext:value-type="currency">
            <text:p>$4,302</text:p>
          </table:table-cell>
          <table:table-cell table:formula="of:=[.C292]-[.F292]" office:value-type="currency" office:currency="AUD" office:value="352273.216557026" calcext:value-type="currency">
            <text:p>$352,273</text:p>
          </table:table-cell>
          <table:table-cell table:formula="of:=[.H291]+[.E292]" office:value-type="currency" office:currency="AUD" office:value="1068434.22924179" calcext:value-type="currency">
            <text:p>$1,068,4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EDATE([.B292];1)" office:value-type="date" office:date-value="2048-04-01" calcext:value-type="date">
            <text:p>1 Apr 2048</text:p>
          </table:table-cell>
          <table:table-cell table:formula="of:=[.G292]" office:value-type="currency" office:currency="AUD" office:value="352273.216557026" calcext:value-type="currency">
            <text:p>$352,27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3]*(['Base Case'.$C$15]/12)" office:value-type="currency" office:currency="AUD" office:value="1682.1046090598" calcext:value-type="currency">
            <text:p>$1,682</text:p>
          </table:table-cell>
          <table:table-cell table:formula="of:=[.D293]-[.E293]" office:value-type="currency" office:currency="AUD" office:value="4322.52773693595" calcext:value-type="currency">
            <text:p>$4,323</text:p>
          </table:table-cell>
          <table:table-cell table:formula="of:=[.C293]-[.F293]" office:value-type="currency" office:currency="AUD" office:value="347950.68882009" calcext:value-type="currency">
            <text:p>$347,951</text:p>
          </table:table-cell>
          <table:table-cell table:formula="of:=[.H292]+[.E293]" office:value-type="currency" office:currency="AUD" office:value="1070116.33385085" calcext:value-type="currency">
            <text:p>$1,070,1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EDATE([.B293];1)" office:value-type="date" office:date-value="2048-05-01" calcext:value-type="date">
            <text:p>1 May 2048</text:p>
          </table:table-cell>
          <table:table-cell table:formula="of:=[.G293]" office:value-type="currency" office:currency="AUD" office:value="347950.68882009" calcext:value-type="currency">
            <text:p>$347,95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4]*(['Base Case'.$C$15]/12)" office:value-type="currency" office:currency="AUD" office:value="1661.46453911593" calcext:value-type="currency">
            <text:p>$1,661</text:p>
          </table:table-cell>
          <table:table-cell table:formula="of:=[.D294]-[.E294]" office:value-type="currency" office:currency="AUD" office:value="4343.16780687982" calcext:value-type="currency">
            <text:p>$4,343</text:p>
          </table:table-cell>
          <table:table-cell table:formula="of:=[.C294]-[.F294]" office:value-type="currency" office:currency="AUD" office:value="343607.52101321" calcext:value-type="currency">
            <text:p>$343,608</text:p>
          </table:table-cell>
          <table:table-cell table:formula="of:=[.H293]+[.E294]" office:value-type="currency" office:currency="AUD" office:value="1071777.79838997" calcext:value-type="currency">
            <text:p>$1,071,7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EDATE([.B294];1)" office:value-type="date" office:date-value="2048-06-01" calcext:value-type="date">
            <text:p>1 Jun 2048</text:p>
          </table:table-cell>
          <table:table-cell table:formula="of:=[.G294]" office:value-type="currency" office:currency="AUD" office:value="343607.52101321" calcext:value-type="currency">
            <text:p>$343,60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5]*(['Base Case'.$C$15]/12)" office:value-type="currency" office:currency="AUD" office:value="1640.72591283808" calcext:value-type="currency">
            <text:p>$1,641</text:p>
          </table:table-cell>
          <table:table-cell table:formula="of:=[.D295]-[.E295]" office:value-type="currency" office:currency="AUD" office:value="4363.90643315767" calcext:value-type="currency">
            <text:p>$4,364</text:p>
          </table:table-cell>
          <table:table-cell table:formula="of:=[.C295]-[.F295]" office:value-type="currency" office:currency="AUD" office:value="339243.614580053" calcext:value-type="currency">
            <text:p>$339,244</text:p>
          </table:table-cell>
          <table:table-cell table:formula="of:=[.H294]+[.E295]" office:value-type="currency" office:currency="AUD" office:value="1073418.5243028" calcext:value-type="currency">
            <text:p>$1,073,4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EDATE([.B295];1)" office:value-type="date" office:date-value="2048-07-01" calcext:value-type="date">
            <text:p>1 Jul 2048</text:p>
          </table:table-cell>
          <table:table-cell table:formula="of:=[.G295]" office:value-type="currency" office:currency="AUD" office:value="339243.614580053" calcext:value-type="currency">
            <text:p>$339,24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6]*(['Base Case'.$C$15]/12)" office:value-type="currency" office:currency="AUD" office:value="1619.88825961975" calcext:value-type="currency">
            <text:p>$1,620</text:p>
          </table:table-cell>
          <table:table-cell table:formula="of:=[.D296]-[.E296]" office:value-type="currency" office:currency="AUD" office:value="4384.744086376" calcext:value-type="currency">
            <text:p>$4,385</text:p>
          </table:table-cell>
          <table:table-cell table:formula="of:=[.C296]-[.F296]" office:value-type="currency" office:currency="AUD" office:value="334858.870493677" calcext:value-type="currency">
            <text:p>$334,859</text:p>
          </table:table-cell>
          <table:table-cell table:formula="of:=[.H295]+[.E296]" office:value-type="currency" office:currency="AUD" office:value="1075038.41256242" calcext:value-type="currency">
            <text:p>$1,075,0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EDATE([.B296];1)" office:value-type="date" office:date-value="2048-08-01" calcext:value-type="date">
            <text:p>1 Aug 2048</text:p>
          </table:table-cell>
          <table:table-cell table:formula="of:=[.G296]" office:value-type="currency" office:currency="AUD" office:value="334858.870493677" calcext:value-type="currency">
            <text:p>$334,85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7]*(['Base Case'.$C$15]/12)" office:value-type="currency" office:currency="AUD" office:value="1598.95110660731" calcext:value-type="currency">
            <text:p>$1,599</text:p>
          </table:table-cell>
          <table:table-cell table:formula="of:=[.D297]-[.E297]" office:value-type="currency" office:currency="AUD" office:value="4405.68123938844" calcext:value-type="currency">
            <text:p>$4,406</text:p>
          </table:table-cell>
          <table:table-cell table:formula="of:=[.C297]-[.F297]" office:value-type="currency" office:currency="AUD" office:value="330453.189254288" calcext:value-type="currency">
            <text:p>$330,453</text:p>
          </table:table-cell>
          <table:table-cell table:formula="of:=[.H296]+[.E297]" office:value-type="currency" office:currency="AUD" office:value="1076637.36366903" calcext:value-type="currency">
            <text:p>$1,076,63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EDATE([.B297];1)" office:value-type="date" office:date-value="2048-09-01" calcext:value-type="date">
            <text:p>1 Sep 2048</text:p>
          </table:table-cell>
          <table:table-cell table:formula="of:=[.G297]" office:value-type="currency" office:currency="AUD" office:value="330453.189254288" calcext:value-type="currency">
            <text:p>$330,45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8]*(['Base Case'.$C$15]/12)" office:value-type="currency" office:currency="AUD" office:value="1577.91397868923" calcext:value-type="currency">
            <text:p>$1,578</text:p>
          </table:table-cell>
          <table:table-cell table:formula="of:=[.D298]-[.E298]" office:value-type="currency" office:currency="AUD" office:value="4426.71836730652" calcext:value-type="currency">
            <text:p>$4,427</text:p>
          </table:table-cell>
          <table:table-cell table:formula="of:=[.C298]-[.F298]" office:value-type="currency" office:currency="AUD" office:value="326026.470886982" calcext:value-type="currency">
            <text:p>$326,026</text:p>
          </table:table-cell>
          <table:table-cell table:formula="of:=[.H297]+[.E298]" office:value-type="currency" office:currency="AUD" office:value="1078215.27764772" calcext:value-type="currency">
            <text:p>$1,078,2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EDATE([.B298];1)" office:value-type="date" office:date-value="2048-10-01" calcext:value-type="date">
            <text:p>1 Oct 2048</text:p>
          </table:table-cell>
          <table:table-cell table:formula="of:=[.G298]" office:value-type="currency" office:currency="AUD" office:value="326026.470886982" calcext:value-type="currency">
            <text:p>$326,02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299]*(['Base Case'.$C$15]/12)" office:value-type="currency" office:currency="AUD" office:value="1556.77639848534" calcext:value-type="currency">
            <text:p>$1,557</text:p>
          </table:table-cell>
          <table:table-cell table:formula="of:=[.D299]-[.E299]" office:value-type="currency" office:currency="AUD" office:value="4447.85594751041" calcext:value-type="currency">
            <text:p>$4,448</text:p>
          </table:table-cell>
          <table:table-cell table:formula="of:=[.C299]-[.F299]" office:value-type="currency" office:currency="AUD" office:value="321578.614939472" calcext:value-type="currency">
            <text:p>$321,579</text:p>
          </table:table-cell>
          <table:table-cell table:formula="of:=[.H298]+[.E299]" office:value-type="currency" office:currency="AUD" office:value="1079772.0540462" calcext:value-type="currency">
            <text:p>$1,079,7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EDATE([.B299];1)" office:value-type="date" office:date-value="2048-11-01" calcext:value-type="date">
            <text:p>1 Nov 2048</text:p>
          </table:table-cell>
          <table:table-cell table:formula="of:=[.G299]" office:value-type="currency" office:currency="AUD" office:value="321578.614939472" calcext:value-type="currency">
            <text:p>$321,57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0]*(['Base Case'.$C$15]/12)" office:value-type="currency" office:currency="AUD" office:value="1535.53788633598" calcext:value-type="currency">
            <text:p>$1,536</text:p>
          </table:table-cell>
          <table:table-cell table:formula="of:=[.D300]-[.E300]" office:value-type="currency" office:currency="AUD" office:value="4469.09445965977" calcext:value-type="currency">
            <text:p>$4,469</text:p>
          </table:table-cell>
          <table:table-cell table:formula="of:=[.C300]-[.F300]" office:value-type="currency" office:currency="AUD" office:value="317109.520479812" calcext:value-type="currency">
            <text:p>$317,110</text:p>
          </table:table-cell>
          <table:table-cell table:formula="of:=[.H299]+[.E300]" office:value-type="currency" office:currency="AUD" office:value="1081307.59193254" calcext:value-type="currency">
            <text:p>$1,081,3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EDATE([.B300];1)" office:value-type="date" office:date-value="2048-12-01" calcext:value-type="date">
            <text:p>1 Dec 2048</text:p>
          </table:table-cell>
          <table:table-cell table:formula="of:=[.G300]" office:value-type="currency" office:currency="AUD" office:value="317109.520479812" calcext:value-type="currency">
            <text:p>$317,11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1]*(['Base Case'.$C$15]/12)" office:value-type="currency" office:currency="AUD" office:value="1514.1979602911" calcext:value-type="currency">
            <text:p>$1,514</text:p>
          </table:table-cell>
          <table:table-cell table:formula="of:=[.D301]-[.E301]" office:value-type="currency" office:currency="AUD" office:value="4490.43438570465" calcext:value-type="currency">
            <text:p>$4,490</text:p>
          </table:table-cell>
          <table:table-cell table:formula="of:=[.C301]-[.F301]" office:value-type="currency" office:currency="AUD" office:value="312619.086094107" calcext:value-type="currency">
            <text:p>$312,619</text:p>
          </table:table-cell>
          <table:table-cell table:formula="of:=[.H300]+[.E301]" office:value-type="currency" office:currency="AUD" office:value="1082821.78989283" calcext:value-type="currency">
            <text:p>$1,082,8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EDATE([.B301];1)" office:value-type="date" office:date-value="2049-01-01" calcext:value-type="date">
            <text:p>1 Jan 2049</text:p>
          </table:table-cell>
          <table:table-cell table:formula="of:=[.G301]" office:value-type="currency" office:currency="AUD" office:value="312619.086094107" calcext:value-type="currency">
            <text:p>$312,61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2]*(['Base Case'.$C$15]/12)" office:value-type="currency" office:currency="AUD" office:value="1492.75613609936" calcext:value-type="currency">
            <text:p>$1,493</text:p>
          </table:table-cell>
          <table:table-cell table:formula="of:=[.D302]-[.E302]" office:value-type="currency" office:currency="AUD" office:value="4511.87620989639" calcext:value-type="currency">
            <text:p>$4,512</text:p>
          </table:table-cell>
          <table:table-cell table:formula="of:=[.C302]-[.F302]" office:value-type="currency" office:currency="AUD" office:value="308107.209884211" calcext:value-type="currency">
            <text:p>$308,107</text:p>
          </table:table-cell>
          <table:table-cell table:formula="of:=[.H301]+[.E302]" office:value-type="currency" office:currency="AUD" office:value="1084314.54602893" calcext:value-type="currency">
            <text:p>$1,084,3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EDATE([.B302];1)" office:value-type="date" office:date-value="2049-02-01" calcext:value-type="date">
            <text:p>1 Feb 2049</text:p>
          </table:table-cell>
          <table:table-cell table:formula="of:=[.G302]" office:value-type="currency" office:currency="AUD" office:value="308107.209884211" calcext:value-type="currency">
            <text:p>$308,10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3]*(['Base Case'.$C$15]/12)" office:value-type="currency" office:currency="AUD" office:value="1471.21192719711" calcext:value-type="currency">
            <text:p>$1,471</text:p>
          </table:table-cell>
          <table:table-cell table:formula="of:=[.D303]-[.E303]" office:value-type="currency" office:currency="AUD" office:value="4533.42041879864" calcext:value-type="currency">
            <text:p>$4,533</text:p>
          </table:table-cell>
          <table:table-cell table:formula="of:=[.C303]-[.F303]" office:value-type="currency" office:currency="AUD" office:value="303573.789465412" calcext:value-type="currency">
            <text:p>$303,574</text:p>
          </table:table-cell>
          <table:table-cell table:formula="of:=[.H302]+[.E303]" office:value-type="currency" office:currency="AUD" office:value="1085785.75795613" calcext:value-type="currency">
            <text:p>$1,085,78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EDATE([.B303];1)" office:value-type="date" office:date-value="2049-03-01" calcext:value-type="date">
            <text:p>1 Mar 2049</text:p>
          </table:table-cell>
          <table:table-cell table:formula="of:=[.G303]" office:value-type="currency" office:currency="AUD" office:value="303573.789465412" calcext:value-type="currency">
            <text:p>$303,57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4]*(['Base Case'.$C$15]/12)" office:value-type="currency" office:currency="AUD" office:value="1449.56484469734" calcext:value-type="currency">
            <text:p>$1,450</text:p>
          </table:table-cell>
          <table:table-cell table:formula="of:=[.D304]-[.E304]" office:value-type="currency" office:currency="AUD" office:value="4555.06750129841" calcext:value-type="currency">
            <text:p>$4,555</text:p>
          </table:table-cell>
          <table:table-cell table:formula="of:=[.C304]-[.F304]" office:value-type="currency" office:currency="AUD" office:value="299018.721964114" calcext:value-type="currency">
            <text:p>$299,019</text:p>
          </table:table-cell>
          <table:table-cell table:formula="of:=[.H303]+[.E304]" office:value-type="currency" office:currency="AUD" office:value="1087235.32280083" calcext:value-type="currency">
            <text:p>$1,087,2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EDATE([.B304];1)" office:value-type="date" office:date-value="2049-04-01" calcext:value-type="date">
            <text:p>1 Apr 2049</text:p>
          </table:table-cell>
          <table:table-cell table:formula="of:=[.G304]" office:value-type="currency" office:currency="AUD" office:value="299018.721964114" calcext:value-type="currency">
            <text:p>$299,01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5]*(['Base Case'.$C$15]/12)" office:value-type="currency" office:currency="AUD" office:value="1427.81439737864" calcext:value-type="currency">
            <text:p>$1,428</text:p>
          </table:table-cell>
          <table:table-cell table:formula="of:=[.D305]-[.E305]" office:value-type="currency" office:currency="AUD" office:value="4576.81794861711" calcext:value-type="currency">
            <text:p>$4,577</text:p>
          </table:table-cell>
          <table:table-cell table:formula="of:=[.C305]-[.F305]" office:value-type="currency" office:currency="AUD" office:value="294441.904015497" calcext:value-type="currency">
            <text:p>$294,442</text:p>
          </table:table-cell>
          <table:table-cell table:formula="of:=[.H304]+[.E305]" office:value-type="currency" office:currency="AUD" office:value="1088663.1371982" calcext:value-type="currency">
            <text:p>$1,088,6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EDATE([.B305];1)" office:value-type="date" office:date-value="2049-05-01" calcext:value-type="date">
            <text:p>1 May 2049</text:p>
          </table:table-cell>
          <table:table-cell table:formula="of:=[.G305]" office:value-type="currency" office:currency="AUD" office:value="294441.904015497" calcext:value-type="currency">
            <text:p>$294,44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6]*(['Base Case'.$C$15]/12)" office:value-type="currency" office:currency="AUD" office:value="1405.960091674" calcext:value-type="currency">
            <text:p>$1,406</text:p>
          </table:table-cell>
          <table:table-cell table:formula="of:=[.D306]-[.E306]" office:value-type="currency" office:currency="AUD" office:value="4598.67225432175" calcext:value-type="currency">
            <text:p>$4,599</text:p>
          </table:table-cell>
          <table:table-cell table:formula="of:=[.C306]-[.F306]" office:value-type="currency" office:currency="AUD" office:value="289843.231761175" calcext:value-type="currency">
            <text:p>$289,843</text:p>
          </table:table-cell>
          <table:table-cell table:formula="of:=[.H305]+[.E306]" office:value-type="currency" office:currency="AUD" office:value="1090069.09728988" calcext:value-type="currency">
            <text:p>$1,090,06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EDATE([.B306];1)" office:value-type="date" office:date-value="2049-06-01" calcext:value-type="date">
            <text:p>1 Jun 2049</text:p>
          </table:table-cell>
          <table:table-cell table:formula="of:=[.G306]" office:value-type="currency" office:currency="AUD" office:value="289843.231761175" calcext:value-type="currency">
            <text:p>$289,84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7]*(['Base Case'.$C$15]/12)" office:value-type="currency" office:currency="AUD" office:value="1384.00143165961" calcext:value-type="currency">
            <text:p>$1,384</text:p>
          </table:table-cell>
          <table:table-cell table:formula="of:=[.D307]-[.E307]" office:value-type="currency" office:currency="AUD" office:value="4620.63091433614" calcext:value-type="currency">
            <text:p>$4,621</text:p>
          </table:table-cell>
          <table:table-cell table:formula="of:=[.C307]-[.F307]" office:value-type="currency" office:currency="AUD" office:value="285222.600846839" calcext:value-type="currency">
            <text:p>$285,223</text:p>
          </table:table-cell>
          <table:table-cell table:formula="of:=[.H306]+[.E307]" office:value-type="currency" office:currency="AUD" office:value="1091453.09872154" calcext:value-type="currency">
            <text:p>$1,091,45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EDATE([.B307];1)" office:value-type="date" office:date-value="2049-07-01" calcext:value-type="date">
            <text:p>1 Jul 2049</text:p>
          </table:table-cell>
          <table:table-cell table:formula="of:=[.G307]" office:value-type="currency" office:currency="AUD" office:value="285222.600846839" calcext:value-type="currency">
            <text:p>$285,22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8]*(['Base Case'.$C$15]/12)" office:value-type="currency" office:currency="AUD" office:value="1361.93791904365" calcext:value-type="currency">
            <text:p>$1,362</text:p>
          </table:table-cell>
          <table:table-cell table:formula="of:=[.D308]-[.E308]" office:value-type="currency" office:currency="AUD" office:value="4642.6944269521" calcext:value-type="currency">
            <text:p>$4,643</text:p>
          </table:table-cell>
          <table:table-cell table:formula="of:=[.C308]-[.F308]" office:value-type="currency" office:currency="AUD" office:value="280579.906419887" calcext:value-type="currency">
            <text:p>$280,580</text:p>
          </table:table-cell>
          <table:table-cell table:formula="of:=[.H307]+[.E308]" office:value-type="currency" office:currency="AUD" office:value="1092815.03664058" calcext:value-type="currency">
            <text:p>$1,092,8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EDATE([.B308];1)" office:value-type="date" office:date-value="2049-08-01" calcext:value-type="date">
            <text:p>1 Aug 2049</text:p>
          </table:table-cell>
          <table:table-cell table:formula="of:=[.G308]" office:value-type="currency" office:currency="AUD" office:value="280579.906419887" calcext:value-type="currency">
            <text:p>$280,58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09]*(['Base Case'.$C$15]/12)" office:value-type="currency" office:currency="AUD" office:value="1339.76905315496" calcext:value-type="currency">
            <text:p>$1,340</text:p>
          </table:table-cell>
          <table:table-cell table:formula="of:=[.D309]-[.E309]" office:value-type="currency" office:currency="AUD" office:value="4664.86329284079" calcext:value-type="currency">
            <text:p>$4,665</text:p>
          </table:table-cell>
          <table:table-cell table:formula="of:=[.C309]-[.F309]" office:value-type="currency" office:currency="AUD" office:value="275915.043127046" calcext:value-type="currency">
            <text:p>$275,915</text:p>
          </table:table-cell>
          <table:table-cell table:formula="of:=[.H308]+[.E309]" office:value-type="currency" office:currency="AUD" office:value="1094154.80569374" calcext:value-type="currency">
            <text:p>$1,094,1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EDATE([.B309];1)" office:value-type="date" office:date-value="2049-09-01" calcext:value-type="date">
            <text:p>1 Sep 2049</text:p>
          </table:table-cell>
          <table:table-cell table:formula="of:=[.G309]" office:value-type="currency" office:currency="AUD" office:value="275915.043127046" calcext:value-type="currency">
            <text:p>$275,91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0]*(['Base Case'.$C$15]/12)" office:value-type="currency" office:currency="AUD" office:value="1317.49433093164" calcext:value-type="currency">
            <text:p>$1,317</text:p>
          </table:table-cell>
          <table:table-cell table:formula="of:=[.D310]-[.E310]" office:value-type="currency" office:currency="AUD" office:value="4687.13801506411" calcext:value-type="currency">
            <text:p>$4,687</text:p>
          </table:table-cell>
          <table:table-cell table:formula="of:=[.C310]-[.F310]" office:value-type="currency" office:currency="AUD" office:value="271227.905111982" calcext:value-type="currency">
            <text:p>$271,228</text:p>
          </table:table-cell>
          <table:table-cell table:formula="of:=[.H309]+[.E310]" office:value-type="currency" office:currency="AUD" office:value="1095472.30002467" calcext:value-type="currency">
            <text:p>$1,095,4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EDATE([.B310];1)" office:value-type="date" office:date-value="2049-10-01" calcext:value-type="date">
            <text:p>1 Oct 2049</text:p>
          </table:table-cell>
          <table:table-cell table:formula="of:=[.G310]" office:value-type="currency" office:currency="AUD" office:value="271227.905111982" calcext:value-type="currency">
            <text:p>$271,22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1]*(['Base Case'.$C$15]/12)" office:value-type="currency" office:currency="AUD" office:value="1295.11324690971" calcext:value-type="currency">
            <text:p>$1,295</text:p>
          </table:table-cell>
          <table:table-cell table:formula="of:=[.D311]-[.E311]" office:value-type="currency" office:currency="AUD" office:value="4709.51909908604" calcext:value-type="currency">
            <text:p>$4,710</text:p>
          </table:table-cell>
          <table:table-cell table:formula="of:=[.C311]-[.F311]" office:value-type="currency" office:currency="AUD" office:value="266518.386012896" calcext:value-type="currency">
            <text:p>$266,518</text:p>
          </table:table-cell>
          <table:table-cell table:formula="of:=[.H310]+[.E311]" office:value-type="currency" office:currency="AUD" office:value="1096767.41327158" calcext:value-type="currency">
            <text:p>$1,096,76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EDATE([.B311];1)" office:value-type="date" office:date-value="2049-11-01" calcext:value-type="date">
            <text:p>1 Nov 2049</text:p>
          </table:table-cell>
          <table:table-cell table:formula="of:=[.G311]" office:value-type="currency" office:currency="AUD" office:value="266518.386012896" calcext:value-type="currency">
            <text:p>$266,51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2]*(['Base Case'.$C$15]/12)" office:value-type="currency" office:currency="AUD" office:value="1272.62529321158" calcext:value-type="currency">
            <text:p>$1,273</text:p>
          </table:table-cell>
          <table:table-cell table:formula="of:=[.D312]-[.E312]" office:value-type="currency" office:currency="AUD" office:value="4732.00705278417" calcext:value-type="currency">
            <text:p>$4,732</text:p>
          </table:table-cell>
          <table:table-cell table:formula="of:=[.C312]-[.F312]" office:value-type="currency" office:currency="AUD" office:value="261786.378960111" calcext:value-type="currency">
            <text:p>$261,786</text:p>
          </table:table-cell>
          <table:table-cell table:formula="of:=[.H311]+[.E312]" office:value-type="currency" office:currency="AUD" office:value="1098040.03856479" calcext:value-type="currency">
            <text:p>$1,098,04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EDATE([.B312];1)" office:value-type="date" office:date-value="2049-12-01" calcext:value-type="date">
            <text:p>1 Dec 2049</text:p>
          </table:table-cell>
          <table:table-cell table:formula="of:=[.G312]" office:value-type="currency" office:currency="AUD" office:value="261786.378960111" calcext:value-type="currency">
            <text:p>$261,78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3]*(['Base Case'.$C$15]/12)" office:value-type="currency" office:currency="AUD" office:value="1250.02995953453" calcext:value-type="currency">
            <text:p>$1,250</text:p>
          </table:table-cell>
          <table:table-cell table:formula="of:=[.D313]-[.E313]" office:value-type="currency" office:currency="AUD" office:value="4754.60238646122" calcext:value-type="currency">
            <text:p>$4,755</text:p>
          </table:table-cell>
          <table:table-cell table:formula="of:=[.C313]-[.F313]" office:value-type="currency" office:currency="AUD" office:value="257031.77657365" calcext:value-type="currency">
            <text:p>$257,032</text:p>
          </table:table-cell>
          <table:table-cell table:formula="of:=[.H312]+[.E313]" office:value-type="currency" office:currency="AUD" office:value="1099290.06852432" calcext:value-type="currency">
            <text:p>$1,099,29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EDATE([.B313];1)" office:value-type="date" office:date-value="2050-01-01" calcext:value-type="date">
            <text:p>1 Jan 2050</text:p>
          </table:table-cell>
          <table:table-cell table:formula="of:=[.G313]" office:value-type="currency" office:currency="AUD" office:value="257031.77657365" calcext:value-type="currency">
            <text:p>$257,03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4]*(['Base Case'.$C$15]/12)" office:value-type="currency" office:currency="AUD" office:value="1227.32673313918" calcext:value-type="currency">
            <text:p>$1,227</text:p>
          </table:table-cell>
          <table:table-cell table:formula="of:=[.D314]-[.E314]" office:value-type="currency" office:currency="AUD" office:value="4777.30561285657" calcext:value-type="currency">
            <text:p>$4,777</text:p>
          </table:table-cell>
          <table:table-cell table:formula="of:=[.C314]-[.F314]" office:value-type="currency" office:currency="AUD" office:value="252254.470960794" calcext:value-type="currency">
            <text:p>$252,254</text:p>
          </table:table-cell>
          <table:table-cell table:formula="of:=[.H313]+[.E314]" office:value-type="currency" office:currency="AUD" office:value="1100517.39525746" calcext:value-type="currency">
            <text:p>$1,100,5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EDATE([.B314];1)" office:value-type="date" office:date-value="2050-02-01" calcext:value-type="date">
            <text:p>1 Feb 2050</text:p>
          </table:table-cell>
          <table:table-cell table:formula="of:=[.G314]" office:value-type="currency" office:currency="AUD" office:value="252254.470960794" calcext:value-type="currency">
            <text:p>$252,25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5]*(['Base Case'.$C$15]/12)" office:value-type="currency" office:currency="AUD" office:value="1204.51509883779" calcext:value-type="currency">
            <text:p>$1,205</text:p>
          </table:table-cell>
          <table:table-cell table:formula="of:=[.D315]-[.E315]" office:value-type="currency" office:currency="AUD" office:value="4800.11724715796" calcext:value-type="currency">
            <text:p>$4,800</text:p>
          </table:table-cell>
          <table:table-cell table:formula="of:=[.C315]-[.F315]" office:value-type="currency" office:currency="AUD" office:value="247454.353713636" calcext:value-type="currency">
            <text:p>$247,454</text:p>
          </table:table-cell>
          <table:table-cell table:formula="of:=[.H314]+[.E315]" office:value-type="currency" office:currency="AUD" office:value="1101721.9103563" calcext:value-type="currency">
            <text:p>$1,101,7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EDATE([.B315];1)" office:value-type="date" office:date-value="2050-03-01" calcext:value-type="date">
            <text:p>1 Mar 2050</text:p>
          </table:table-cell>
          <table:table-cell table:formula="of:=[.G315]" office:value-type="currency" office:currency="AUD" office:value="247454.353713636" calcext:value-type="currency">
            <text:p>$247,45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6]*(['Base Case'.$C$15]/12)" office:value-type="currency" office:currency="AUD" office:value="1181.59453898261" calcext:value-type="currency">
            <text:p>$1,182</text:p>
          </table:table-cell>
          <table:table-cell table:formula="of:=[.D316]-[.E316]" office:value-type="currency" office:currency="AUD" office:value="4823.03780701314" calcext:value-type="currency">
            <text:p>$4,823</text:p>
          </table:table-cell>
          <table:table-cell table:formula="of:=[.C316]-[.F316]" office:value-type="currency" office:currency="AUD" office:value="242631.315906623" calcext:value-type="currency">
            <text:p>$242,631</text:p>
          </table:table-cell>
          <table:table-cell table:formula="of:=[.H315]+[.E316]" office:value-type="currency" office:currency="AUD" office:value="1102903.50489528" calcext:value-type="currency">
            <text:p>$1,102,9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EDATE([.B316];1)" office:value-type="date" office:date-value="2050-04-01" calcext:value-type="date">
            <text:p>1 Apr 2050</text:p>
          </table:table-cell>
          <table:table-cell table:formula="of:=[.G316]" office:value-type="currency" office:currency="AUD" office:value="242631.315906623" calcext:value-type="currency">
            <text:p>$242,63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7]*(['Base Case'.$C$15]/12)" office:value-type="currency" office:currency="AUD" office:value="1158.56453345412" calcext:value-type="currency">
            <text:p>$1,159</text:p>
          </table:table-cell>
          <table:table-cell table:formula="of:=[.D317]-[.E317]" office:value-type="currency" office:currency="AUD" office:value="4846.06781254163" calcext:value-type="currency">
            <text:p>$4,846</text:p>
          </table:table-cell>
          <table:table-cell table:formula="of:=[.C317]-[.F317]" office:value-type="currency" office:currency="AUD" office:value="237785.248094081" calcext:value-type="currency">
            <text:p>$237,785</text:p>
          </table:table-cell>
          <table:table-cell table:formula="of:=[.H316]+[.E317]" office:value-type="currency" office:currency="AUD" office:value="1104062.06942874" calcext:value-type="currency">
            <text:p>$1,104,06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EDATE([.B317];1)" office:value-type="date" office:date-value="2050-05-01" calcext:value-type="date">
            <text:p>1 May 2050</text:p>
          </table:table-cell>
          <table:table-cell table:formula="of:=[.G317]" office:value-type="currency" office:currency="AUD" office:value="237785.248094081" calcext:value-type="currency">
            <text:p>$237,78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8]*(['Base Case'.$C$15]/12)" office:value-type="currency" office:currency="AUD" office:value="1135.42455964924" calcext:value-type="currency">
            <text:p>$1,135</text:p>
          </table:table-cell>
          <table:table-cell table:formula="of:=[.D318]-[.E318]" office:value-type="currency" office:currency="AUD" office:value="4869.20778634651" calcext:value-type="currency">
            <text:p>$4,869</text:p>
          </table:table-cell>
          <table:table-cell table:formula="of:=[.C318]-[.F318]" office:value-type="currency" office:currency="AUD" office:value="232916.040307734" calcext:value-type="currency">
            <text:p>$232,916</text:p>
          </table:table-cell>
          <table:table-cell table:formula="of:=[.H317]+[.E318]" office:value-type="currency" office:currency="AUD" office:value="1105197.49398839" calcext:value-type="currency">
            <text:p>$1,105,1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EDATE([.B318];1)" office:value-type="date" office:date-value="2050-06-01" calcext:value-type="date">
            <text:p>1 Jun 2050</text:p>
          </table:table-cell>
          <table:table-cell table:formula="of:=[.G318]" office:value-type="currency" office:currency="AUD" office:value="232916.040307734" calcext:value-type="currency">
            <text:p>$232,91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19]*(['Base Case'.$C$15]/12)" office:value-type="currency" office:currency="AUD" office:value="1112.17409246943" calcext:value-type="currency">
            <text:p>$1,112</text:p>
          </table:table-cell>
          <table:table-cell table:formula="of:=[.D319]-[.E319]" office:value-type="currency" office:currency="AUD" office:value="4892.45825352632" calcext:value-type="currency">
            <text:p>$4,892</text:p>
          </table:table-cell>
          <table:table-cell table:formula="of:=[.C319]-[.F319]" office:value-type="currency" office:currency="AUD" office:value="228023.582054208" calcext:value-type="currency">
            <text:p>$228,024</text:p>
          </table:table-cell>
          <table:table-cell table:formula="of:=[.H318]+[.E319]" office:value-type="currency" office:currency="AUD" office:value="1106309.66808086" calcext:value-type="currency">
            <text:p>$1,106,3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EDATE([.B319];1)" office:value-type="date" office:date-value="2050-07-01" calcext:value-type="date">
            <text:p>1 Jul 2050</text:p>
          </table:table-cell>
          <table:table-cell table:formula="of:=[.G319]" office:value-type="currency" office:currency="AUD" office:value="228023.582054208" calcext:value-type="currency">
            <text:p>$228,0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0]*(['Base Case'.$C$15]/12)" office:value-type="currency" office:currency="AUD" office:value="1088.81260430884" calcext:value-type="currency">
            <text:p>$1,089</text:p>
          </table:table-cell>
          <table:table-cell table:formula="of:=[.D320]-[.E320]" office:value-type="currency" office:currency="AUD" office:value="4915.81974168691" calcext:value-type="currency">
            <text:p>$4,916</text:p>
          </table:table-cell>
          <table:table-cell table:formula="of:=[.C320]-[.F320]" office:value-type="currency" office:currency="AUD" office:value="223107.762312521" calcext:value-type="currency">
            <text:p>$223,108</text:p>
          </table:table-cell>
          <table:table-cell table:formula="of:=[.H319]+[.E320]" office:value-type="currency" office:currency="AUD" office:value="1107398.48068517" calcext:value-type="currency">
            <text:p>$1,107,3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EDATE([.B320];1)" office:value-type="date" office:date-value="2050-08-01" calcext:value-type="date">
            <text:p>1 Aug 2050</text:p>
          </table:table-cell>
          <table:table-cell table:formula="of:=[.G320]" office:value-type="currency" office:currency="AUD" office:value="223107.762312521" calcext:value-type="currency">
            <text:p>$223,10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1]*(['Base Case'.$C$15]/12)" office:value-type="currency" office:currency="AUD" office:value="1065.33956504229" calcext:value-type="currency">
            <text:p>$1,065</text:p>
          </table:table-cell>
          <table:table-cell table:formula="of:=[.D321]-[.E321]" office:value-type="currency" office:currency="AUD" office:value="4939.29278095346" calcext:value-type="currency">
            <text:p>$4,939</text:p>
          </table:table-cell>
          <table:table-cell table:formula="of:=[.C321]-[.F321]" office:value-type="currency" office:currency="AUD" office:value="218168.469531568" calcext:value-type="currency">
            <text:p>$218,168</text:p>
          </table:table-cell>
          <table:table-cell table:formula="of:=[.H320]+[.E321]" office:value-type="currency" office:currency="AUD" office:value="1108463.82025021" calcext:value-type="currency">
            <text:p>$1,108,46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EDATE([.B321];1)" office:value-type="date" office:date-value="2050-09-01" calcext:value-type="date">
            <text:p>1 Sep 2050</text:p>
          </table:table-cell>
          <table:table-cell table:formula="of:=[.G321]" office:value-type="currency" office:currency="AUD" office:value="218168.469531568" calcext:value-type="currency">
            <text:p>$218,16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2]*(['Base Case'.$C$15]/12)" office:value-type="currency" office:currency="AUD" office:value="1041.75444201324" calcext:value-type="currency">
            <text:p>$1,042</text:p>
          </table:table-cell>
          <table:table-cell table:formula="of:=[.D322]-[.E322]" office:value-type="currency" office:currency="AUD" office:value="4962.87790398251" calcext:value-type="currency">
            <text:p>$4,963</text:p>
          </table:table-cell>
          <table:table-cell table:formula="of:=[.C322]-[.F322]" office:value-type="currency" office:currency="AUD" office:value="213205.591627585" calcext:value-type="currency">
            <text:p>$213,206</text:p>
          </table:table-cell>
          <table:table-cell table:formula="of:=[.H321]+[.E322]" office:value-type="currency" office:currency="AUD" office:value="1109505.57469222" calcext:value-type="currency">
            <text:p>$1,109,5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EDATE([.B322];1)" office:value-type="date" office:date-value="2050-10-01" calcext:value-type="date">
            <text:p>1 Oct 2050</text:p>
          </table:table-cell>
          <table:table-cell table:formula="of:=[.G322]" office:value-type="currency" office:currency="AUD" office:value="213205.591627585" calcext:value-type="currency">
            <text:p>$213,20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3]*(['Base Case'.$C$15]/12)" office:value-type="currency" office:currency="AUD" office:value="1018.05670002172" calcext:value-type="currency">
            <text:p>$1,018</text:p>
          </table:table-cell>
          <table:table-cell table:formula="of:=[.D323]-[.E323]" office:value-type="currency" office:currency="AUD" office:value="4986.57564597403" calcext:value-type="currency">
            <text:p>$4,987</text:p>
          </table:table-cell>
          <table:table-cell table:formula="of:=[.C323]-[.F323]" office:value-type="currency" office:currency="AUD" office:value="208219.015981611" calcext:value-type="currency">
            <text:p>$208,219</text:p>
          </table:table-cell>
          <table:table-cell table:formula="of:=[.H322]+[.E323]" office:value-type="currency" office:currency="AUD" office:value="1110523.63139224" calcext:value-type="currency">
            <text:p>$1,110,5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EDATE([.B323];1)" office:value-type="date" office:date-value="2050-11-01" calcext:value-type="date">
            <text:p>1 Nov 2050</text:p>
          </table:table-cell>
          <table:table-cell table:formula="of:=[.G323]" office:value-type="currency" office:currency="AUD" office:value="208219.015981611" calcext:value-type="currency">
            <text:p>$208,21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4]*(['Base Case'.$C$15]/12)" office:value-type="currency" office:currency="AUD" office:value="994.245801312194" calcext:value-type="currency">
            <text:p>$994</text:p>
          </table:table-cell>
          <table:table-cell table:formula="of:=[.D324]-[.E324]" office:value-type="currency" office:currency="AUD" office:value="5010.38654468356" calcext:value-type="currency">
            <text:p>$5,010</text:p>
          </table:table-cell>
          <table:table-cell table:formula="of:=[.C324]-[.F324]" office:value-type="currency" office:currency="AUD" office:value="203208.629436928" calcext:value-type="currency">
            <text:p>$203,209</text:p>
          </table:table-cell>
          <table:table-cell table:formula="of:=[.H323]+[.E324]" office:value-type="currency" office:currency="AUD" office:value="1111517.87719355" calcext:value-type="currency">
            <text:p>$1,111,5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EDATE([.B324];1)" office:value-type="date" office:date-value="2050-12-01" calcext:value-type="date">
            <text:p>1 Dec 2050</text:p>
          </table:table-cell>
          <table:table-cell table:formula="of:=[.G324]" office:value-type="currency" office:currency="AUD" office:value="203208.629436928" calcext:value-type="currency">
            <text:p>$203,20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5]*(['Base Case'.$C$15]/12)" office:value-type="currency" office:currency="AUD" office:value="970.321205561329" calcext:value-type="currency">
            <text:p>$970</text:p>
          </table:table-cell>
          <table:table-cell table:formula="of:=[.D325]-[.E325]" office:value-type="currency" office:currency="AUD" office:value="5034.31114043442" calcext:value-type="currency">
            <text:p>$5,034</text:p>
          </table:table-cell>
          <table:table-cell table:formula="of:=[.C325]-[.F325]" office:value-type="currency" office:currency="AUD" office:value="198174.318296493" calcext:value-type="currency">
            <text:p>$198,174</text:p>
          </table:table-cell>
          <table:table-cell table:formula="of:=[.H324]+[.E325]" office:value-type="currency" office:currency="AUD" office:value="1112488.19839912" calcext:value-type="currency">
            <text:p>$1,112,4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EDATE([.B325];1)" office:value-type="date" office:date-value="2051-01-01" calcext:value-type="date">
            <text:p>1 Jan 2051</text:p>
          </table:table-cell>
          <table:table-cell table:formula="of:=[.G325]" office:value-type="currency" office:currency="AUD" office:value="198174.318296493" calcext:value-type="currency">
            <text:p>$198,17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6]*(['Base Case'.$C$15]/12)" office:value-type="currency" office:currency="AUD" office:value="946.282369865755" calcext:value-type="currency">
            <text:p>$946</text:p>
          </table:table-cell>
          <table:table-cell table:formula="of:=[.D326]-[.E326]" office:value-type="currency" office:currency="AUD" office:value="5058.34997612999" calcext:value-type="currency">
            <text:p>$5,058</text:p>
          </table:table-cell>
          <table:table-cell table:formula="of:=[.C326]-[.F326]" office:value-type="currency" office:currency="AUD" office:value="193115.968320363" calcext:value-type="currency">
            <text:p>$193,116</text:p>
          </table:table-cell>
          <table:table-cell table:formula="of:=[.H325]+[.E326]" office:value-type="currency" office:currency="AUD" office:value="1113434.48076898" calcext:value-type="currency">
            <text:p>$1,113,43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EDATE([.B326];1)" office:value-type="date" office:date-value="2051-02-01" calcext:value-type="date">
            <text:p>1 Feb 2051</text:p>
          </table:table-cell>
          <table:table-cell table:formula="of:=[.G326]" office:value-type="currency" office:currency="AUD" office:value="193115.968320363" calcext:value-type="currency">
            <text:p>$193,11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7]*(['Base Case'.$C$15]/12)" office:value-type="currency" office:currency="AUD" office:value="922.128748729734" calcext:value-type="currency">
            <text:p>$922</text:p>
          </table:table-cell>
          <table:table-cell table:formula="of:=[.D327]-[.E327]" office:value-type="currency" office:currency="AUD" office:value="5082.50359726602" calcext:value-type="currency">
            <text:p>$5,083</text:p>
          </table:table-cell>
          <table:table-cell table:formula="of:=[.C327]-[.F327]" office:value-type="currency" office:currency="AUD" office:value="188033.464723097" calcext:value-type="currency">
            <text:p>$188,033</text:p>
          </table:table-cell>
          <table:table-cell table:formula="of:=[.H326]+[.E327]" office:value-type="currency" office:currency="AUD" office:value="1114356.60951771" calcext:value-type="currency">
            <text:p>$1,114,3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EDATE([.B327];1)" office:value-type="date" office:date-value="2051-03-01" calcext:value-type="date">
            <text:p>1 Mar 2051</text:p>
          </table:table-cell>
          <table:table-cell table:formula="of:=[.G327]" office:value-type="currency" office:currency="AUD" office:value="188033.464723097" calcext:value-type="currency">
            <text:p>$188,03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8]*(['Base Case'.$C$15]/12)" office:value-type="currency" office:currency="AUD" office:value="897.859794052789" calcext:value-type="currency">
            <text:p>$898</text:p>
          </table:table-cell>
          <table:table-cell table:formula="of:=[.D328]-[.E328]" office:value-type="currency" office:currency="AUD" office:value="5106.77255194296" calcext:value-type="currency">
            <text:p>$5,107</text:p>
          </table:table-cell>
          <table:table-cell table:formula="of:=[.C328]-[.F328]" office:value-type="currency" office:currency="AUD" office:value="182926.692171154" calcext:value-type="currency">
            <text:p>$182,927</text:p>
          </table:table-cell>
          <table:table-cell table:formula="of:=[.H327]+[.E328]" office:value-type="currency" office:currency="AUD" office:value="1115254.46931176" calcext:value-type="currency">
            <text:p>$1,115,2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EDATE([.B328];1)" office:value-type="date" office:date-value="2051-04-01" calcext:value-type="date">
            <text:p>1 Apr 2051</text:p>
          </table:table-cell>
          <table:table-cell table:formula="of:=[.G328]" office:value-type="currency" office:currency="AUD" office:value="182926.692171154" calcext:value-type="currency">
            <text:p>$182,92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29]*(['Base Case'.$C$15]/12)" office:value-type="currency" office:currency="AUD" office:value="873.474955117262" calcext:value-type="currency">
            <text:p>$873</text:p>
          </table:table-cell>
          <table:table-cell table:formula="of:=[.D329]-[.E329]" office:value-type="currency" office:currency="AUD" office:value="5131.15739087849" calcext:value-type="currency">
            <text:p>$5,131</text:p>
          </table:table-cell>
          <table:table-cell table:formula="of:=[.C329]-[.F329]" office:value-type="currency" office:currency="AUD" office:value="177795.534780276" calcext:value-type="currency">
            <text:p>$177,796</text:p>
          </table:table-cell>
          <table:table-cell table:formula="of:=[.H328]+[.E329]" office:value-type="currency" office:currency="AUD" office:value="1116127.94426688" calcext:value-type="currency">
            <text:p>$1,116,1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EDATE([.B329];1)" office:value-type="date" office:date-value="2051-05-01" calcext:value-type="date">
            <text:p>1 May 2051</text:p>
          </table:table-cell>
          <table:table-cell table:formula="of:=[.G329]" office:value-type="currency" office:currency="AUD" office:value="177795.534780276" calcext:value-type="currency">
            <text:p>$177,79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0]*(['Base Case'.$C$15]/12)" office:value-type="currency" office:currency="AUD" office:value="848.973678575817" calcext:value-type="currency">
            <text:p>$849</text:p>
          </table:table-cell>
          <table:table-cell table:formula="of:=[.D330]-[.E330]" office:value-type="currency" office:currency="AUD" office:value="5155.65866741993" calcext:value-type="currency">
            <text:p>$5,156</text:p>
          </table:table-cell>
          <table:table-cell table:formula="of:=[.C330]-[.F330]" office:value-type="currency" office:currency="AUD" office:value="172639.876112856" calcext:value-type="currency">
            <text:p>$172,640</text:p>
          </table:table-cell>
          <table:table-cell table:formula="of:=[.H329]+[.E330]" office:value-type="currency" office:currency="AUD" office:value="1116976.91794546" calcext:value-type="currency">
            <text:p>$1,116,9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EDATE([.B330];1)" office:value-type="date" office:date-value="2051-06-01" calcext:value-type="date">
            <text:p>1 Jun 2051</text:p>
          </table:table-cell>
          <table:table-cell table:formula="of:=[.G330]" office:value-type="currency" office:currency="AUD" office:value="172639.876112856" calcext:value-type="currency">
            <text:p>$172,64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1]*(['Base Case'.$C$15]/12)" office:value-type="currency" office:currency="AUD" office:value="824.355408438887" calcext:value-type="currency">
            <text:p>$824</text:p>
          </table:table-cell>
          <table:table-cell table:formula="of:=[.D331]-[.E331]" office:value-type="currency" office:currency="AUD" office:value="5180.27693755686" calcext:value-type="currency">
            <text:p>$5,180</text:p>
          </table:table-cell>
          <table:table-cell table:formula="of:=[.C331]-[.F331]" office:value-type="currency" office:currency="AUD" office:value="167459.599175299" calcext:value-type="currency">
            <text:p>$167,460</text:p>
          </table:table-cell>
          <table:table-cell table:formula="of:=[.H330]+[.E331]" office:value-type="currency" office:currency="AUD" office:value="1117801.2733539" calcext:value-type="currency">
            <text:p>$1,117,8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EDATE([.B331];1)" office:value-type="date" office:date-value="2051-07-01" calcext:value-type="date">
            <text:p>1 Jul 2051</text:p>
          </table:table-cell>
          <table:table-cell table:formula="of:=[.G331]" office:value-type="currency" office:currency="AUD" office:value="167459.599175299" calcext:value-type="currency">
            <text:p>$167,46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2]*(['Base Case'.$C$15]/12)" office:value-type="currency" office:currency="AUD" office:value="799.619586062053" calcext:value-type="currency">
            <text:p>$800</text:p>
          </table:table-cell>
          <table:table-cell table:formula="of:=[.D332]-[.E332]" office:value-type="currency" office:currency="AUD" office:value="5205.0127599337" calcext:value-type="currency">
            <text:p>$5,205</text:p>
          </table:table-cell>
          <table:table-cell table:formula="of:=[.C332]-[.F332]" office:value-type="currency" office:currency="AUD" office:value="162254.586415365" calcext:value-type="currency">
            <text:p>$162,255</text:p>
          </table:table-cell>
          <table:table-cell table:formula="of:=[.H331]+[.E332]" office:value-type="currency" office:currency="AUD" office:value="1118600.89293996" calcext:value-type="currency">
            <text:p>$1,118,6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EDATE([.B332];1)" office:value-type="date" office:date-value="2051-08-01" calcext:value-type="date">
            <text:p>1 Aug 2051</text:p>
          </table:table-cell>
          <table:table-cell table:formula="of:=[.G332]" office:value-type="currency" office:currency="AUD" office:value="162254.586415365" calcext:value-type="currency">
            <text:p>$162,25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3]*(['Base Case'.$C$15]/12)" office:value-type="currency" office:currency="AUD" office:value="774.765650133369" calcext:value-type="currency">
            <text:p>$775</text:p>
          </table:table-cell>
          <table:table-cell table:formula="of:=[.D333]-[.E333]" office:value-type="currency" office:currency="AUD" office:value="5229.86669586238" calcext:value-type="currency">
            <text:p>$5,230</text:p>
          </table:table-cell>
          <table:table-cell table:formula="of:=[.C333]-[.F333]" office:value-type="currency" office:currency="AUD" office:value="157024.719719503" calcext:value-type="currency">
            <text:p>$157,025</text:p>
          </table:table-cell>
          <table:table-cell table:formula="of:=[.H332]+[.E333]" office:value-type="currency" office:currency="AUD" office:value="1119375.65859009" calcext:value-type="currency">
            <text:p>$1,119,37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EDATE([.B333];1)" office:value-type="date" office:date-value="2051-09-01" calcext:value-type="date">
            <text:p>1 Sep 2051</text:p>
          </table:table-cell>
          <table:table-cell table:formula="of:=[.G333]" office:value-type="currency" office:currency="AUD" office:value="157024.719719503" calcext:value-type="currency">
            <text:p>$157,02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4]*(['Base Case'.$C$15]/12)" office:value-type="currency" office:currency="AUD" office:value="749.793036660626" calcext:value-type="currency">
            <text:p>$750</text:p>
          </table:table-cell>
          <table:table-cell table:formula="of:=[.D334]-[.E334]" office:value-type="currency" office:currency="AUD" office:value="5254.83930933512" calcext:value-type="currency">
            <text:p>$5,255</text:p>
          </table:table-cell>
          <table:table-cell table:formula="of:=[.C334]-[.F334]" office:value-type="currency" office:currency="AUD" office:value="151769.880410168" calcext:value-type="currency">
            <text:p>$151,770</text:p>
          </table:table-cell>
          <table:table-cell table:formula="of:=[.H333]+[.E334]" office:value-type="currency" office:currency="AUD" office:value="1120125.45162675" calcext:value-type="currency">
            <text:p>$1,120,1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EDATE([.B334];1)" office:value-type="date" office:date-value="2051-10-01" calcext:value-type="date">
            <text:p>1 Oct 2051</text:p>
          </table:table-cell>
          <table:table-cell table:formula="of:=[.G334]" office:value-type="currency" office:currency="AUD" office:value="151769.880410168" calcext:value-type="currency">
            <text:p>$151,77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5]*(['Base Case'.$C$15]/12)" office:value-type="currency" office:currency="AUD" office:value="724.701178958551" calcext:value-type="currency">
            <text:p>$725</text:p>
          </table:table-cell>
          <table:table-cell table:formula="of:=[.D335]-[.E335]" office:value-type="currency" office:currency="AUD" office:value="5279.9311670372" calcext:value-type="currency">
            <text:p>$5,280</text:p>
          </table:table-cell>
          <table:table-cell table:formula="of:=[.C335]-[.F335]" office:value-type="currency" office:currency="AUD" office:value="146489.949243131" calcext:value-type="currency">
            <text:p>$146,490</text:p>
          </table:table-cell>
          <table:table-cell table:formula="of:=[.H334]+[.E335]" office:value-type="currency" office:currency="AUD" office:value="1120850.15280571" calcext:value-type="currency">
            <text:p>$1,120,85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EDATE([.B335];1)" office:value-type="date" office:date-value="2051-11-01" calcext:value-type="date">
            <text:p>1 Nov 2051</text:p>
          </table:table-cell>
          <table:table-cell table:formula="of:=[.G335]" office:value-type="currency" office:currency="AUD" office:value="146489.949243131" calcext:value-type="currency">
            <text:p>$146,49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6]*(['Base Case'.$C$15]/12)" office:value-type="currency" office:currency="AUD" office:value="699.489507635949" calcext:value-type="currency">
            <text:p>$699</text:p>
          </table:table-cell>
          <table:table-cell table:formula="of:=[.D336]-[.E336]" office:value-type="currency" office:currency="AUD" office:value="5305.1428383598" calcext:value-type="currency">
            <text:p>$5,305</text:p>
          </table:table-cell>
          <table:table-cell table:formula="of:=[.C336]-[.F336]" office:value-type="currency" office:currency="AUD" office:value="141184.806404771" calcext:value-type="currency">
            <text:p>$141,185</text:p>
          </table:table-cell>
          <table:table-cell table:formula="of:=[.H335]+[.E336]" office:value-type="currency" office:currency="AUD" office:value="1121549.64231335" calcext:value-type="currency">
            <text:p>$1,121,5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EDATE([.B336];1)" office:value-type="date" office:date-value="2051-12-01" calcext:value-type="date">
            <text:p>1 Dec 2051</text:p>
          </table:table-cell>
          <table:table-cell table:formula="of:=[.G336]" office:value-type="currency" office:currency="AUD" office:value="141184.806404771" calcext:value-type="currency">
            <text:p>$141,18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7]*(['Base Case'.$C$15]/12)" office:value-type="currency" office:currency="AUD" office:value="674.157450582781" calcext:value-type="currency">
            <text:p>$674</text:p>
          </table:table-cell>
          <table:table-cell table:formula="of:=[.D337]-[.E337]" office:value-type="currency" office:currency="AUD" office:value="5330.47489541297" calcext:value-type="currency">
            <text:p>$5,330</text:p>
          </table:table-cell>
          <table:table-cell table:formula="of:=[.C337]-[.F337]" office:value-type="currency" office:currency="AUD" office:value="135854.331509358" calcext:value-type="currency">
            <text:p>$135,854</text:p>
          </table:table-cell>
          <table:table-cell table:formula="of:=[.H336]+[.E337]" office:value-type="currency" office:currency="AUD" office:value="1122223.79976393" calcext:value-type="currency">
            <text:p>$1,122,2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EDATE([.B337];1)" office:value-type="date" office:date-value="2052-01-01" calcext:value-type="date">
            <text:p>1 Jan 2052</text:p>
          </table:table-cell>
          <table:table-cell table:formula="of:=[.G337]" office:value-type="currency" office:currency="AUD" office:value="135854.331509358" calcext:value-type="currency">
            <text:p>$135,85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8]*(['Base Case'.$C$15]/12)" office:value-type="currency" office:currency="AUD" office:value="648.704432957184" calcext:value-type="currency">
            <text:p>$649</text:p>
          </table:table-cell>
          <table:table-cell table:formula="of:=[.D338]-[.E338]" office:value-type="currency" office:currency="AUD" office:value="5355.92791303857" calcext:value-type="currency">
            <text:p>$5,356</text:p>
          </table:table-cell>
          <table:table-cell table:formula="of:=[.C338]-[.F338]" office:value-type="currency" office:currency="AUD" office:value="130498.403596319" calcext:value-type="currency">
            <text:p>$130,498</text:p>
          </table:table-cell>
          <table:table-cell table:formula="of:=[.H337]+[.E338]" office:value-type="currency" office:currency="AUD" office:value="1122872.50419689" calcext:value-type="currency">
            <text:p>$1,122,87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EDATE([.B338];1)" office:value-type="date" office:date-value="2052-02-01" calcext:value-type="date">
            <text:p>1 Feb 2052</text:p>
          </table:table-cell>
          <table:table-cell table:formula="of:=[.G338]" office:value-type="currency" office:currency="AUD" office:value="130498.403596319" calcext:value-type="currency">
            <text:p>$130,49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39]*(['Base Case'.$C$15]/12)" office:value-type="currency" office:currency="AUD" office:value="623.129877172424" calcext:value-type="currency">
            <text:p>$623</text:p>
          </table:table-cell>
          <table:table-cell table:formula="of:=[.D339]-[.E339]" office:value-type="currency" office:currency="AUD" office:value="5381.50246882333" calcext:value-type="currency">
            <text:p>$5,382</text:p>
          </table:table-cell>
          <table:table-cell table:formula="of:=[.C339]-[.F339]" office:value-type="currency" office:currency="AUD" office:value="125116.901127496" calcext:value-type="currency">
            <text:p>$125,117</text:p>
          </table:table-cell>
          <table:table-cell table:formula="of:=[.H338]+[.E339]" office:value-type="currency" office:currency="AUD" office:value="1123495.63407406" calcext:value-type="currency">
            <text:p>$1,123,4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EDATE([.B339];1)" office:value-type="date" office:date-value="2052-03-01" calcext:value-type="date">
            <text:p>1 Mar 2052</text:p>
          </table:table-cell>
          <table:table-cell table:formula="of:=[.G339]" office:value-type="currency" office:currency="AUD" office:value="125116.901127496" calcext:value-type="currency">
            <text:p>$125,11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0]*(['Base Case'.$C$15]/12)" office:value-type="currency" office:currency="AUD" office:value="597.433202883793" calcext:value-type="currency">
            <text:p>$597</text:p>
          </table:table-cell>
          <table:table-cell table:formula="of:=[.D340]-[.E340]" office:value-type="currency" office:currency="AUD" office:value="5407.19914311196" calcext:value-type="currency">
            <text:p>$5,407</text:p>
          </table:table-cell>
          <table:table-cell table:formula="of:=[.C340]-[.F340]" office:value-type="currency" office:currency="AUD" office:value="119709.701984384" calcext:value-type="currency">
            <text:p>$119,710</text:p>
          </table:table-cell>
          <table:table-cell table:formula="of:=[.H339]+[.E340]" office:value-type="currency" office:currency="AUD" office:value="1124093.06727694" calcext:value-type="currency">
            <text:p>$1,124,09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EDATE([.B340];1)" office:value-type="date" office:date-value="2052-04-01" calcext:value-type="date">
            <text:p>1 Apr 2052</text:p>
          </table:table-cell>
          <table:table-cell table:formula="of:=[.G340]" office:value-type="currency" office:currency="AUD" office:value="119709.701984384" calcext:value-type="currency">
            <text:p>$119,71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1]*(['Base Case'.$C$15]/12)" office:value-type="currency" office:currency="AUD" office:value="571.613826975433" calcext:value-type="currency">
            <text:p>$572</text:p>
          </table:table-cell>
          <table:table-cell table:formula="of:=[.D341]-[.E341]" office:value-type="currency" office:currency="AUD" office:value="5433.01851902032" calcext:value-type="currency">
            <text:p>$5,433</text:p>
          </table:table-cell>
          <table:table-cell table:formula="of:=[.C341]-[.F341]" office:value-type="currency" office:currency="AUD" office:value="114276.683465364" calcext:value-type="currency">
            <text:p>$114,277</text:p>
          </table:table-cell>
          <table:table-cell table:formula="of:=[.H340]+[.E341]" office:value-type="currency" office:currency="AUD" office:value="1124664.68110392" calcext:value-type="currency">
            <text:p>$1,124,66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EDATE([.B341];1)" office:value-type="date" office:date-value="2052-05-01" calcext:value-type="date">
            <text:p>1 May 2052</text:p>
          </table:table-cell>
          <table:table-cell table:formula="of:=[.G341]" office:value-type="currency" office:currency="AUD" office:value="114276.683465364" calcext:value-type="currency">
            <text:p>$114,27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2]*(['Base Case'.$C$15]/12)" office:value-type="currency" office:currency="AUD" office:value="545.671163547111" calcext:value-type="currency">
            <text:p>$546</text:p>
          </table:table-cell>
          <table:table-cell table:formula="of:=[.D342]-[.E342]" office:value-type="currency" office:currency="AUD" office:value="5458.96118244864" calcext:value-type="currency">
            <text:p>$5,459</text:p>
          </table:table-cell>
          <table:table-cell table:formula="of:=[.C342]-[.F342]" office:value-type="currency" office:currency="AUD" office:value="108817.722282915" calcext:value-type="currency">
            <text:p>$108,818</text:p>
          </table:table-cell>
          <table:table-cell table:formula="of:=[.H341]+[.E342]" office:value-type="currency" office:currency="AUD" office:value="1125210.35226747" calcext:value-type="currency">
            <text:p>$1,125,2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EDATE([.B342];1)" office:value-type="date" office:date-value="2052-06-01" calcext:value-type="date">
            <text:p>1 Jun 2052</text:p>
          </table:table-cell>
          <table:table-cell table:formula="of:=[.G342]" office:value-type="currency" office:currency="AUD" office:value="108817.722282915" calcext:value-type="currency">
            <text:p>$108,81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3]*(['Base Case'.$C$15]/12)" office:value-type="currency" office:currency="AUD" office:value="519.604623900919" calcext:value-type="currency">
            <text:p>$520</text:p>
          </table:table-cell>
          <table:table-cell table:formula="of:=[.D343]-[.E343]" office:value-type="currency" office:currency="AUD" office:value="5485.02772209483" calcext:value-type="currency">
            <text:p>$5,485</text:p>
          </table:table-cell>
          <table:table-cell table:formula="of:=[.C343]-[.F343]" office:value-type="currency" office:currency="AUD" office:value="103332.69456082" calcext:value-type="currency">
            <text:p>$103,333</text:p>
          </table:table-cell>
          <table:table-cell table:formula="of:=[.H342]+[.E343]" office:value-type="currency" office:currency="AUD" office:value="1125729.95689137" calcext:value-type="currency">
            <text:p>$1,125,73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EDATE([.B343];1)" office:value-type="date" office:date-value="2052-07-01" calcext:value-type="date">
            <text:p>1 Jul 2052</text:p>
          </table:table-cell>
          <table:table-cell table:formula="of:=[.G343]" office:value-type="currency" office:currency="AUD" office:value="103332.69456082" calcext:value-type="currency">
            <text:p>$103,33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4]*(['Base Case'.$C$15]/12)" office:value-type="currency" office:currency="AUD" office:value="493.413616527916" calcext:value-type="currency">
            <text:p>$493</text:p>
          </table:table-cell>
          <table:table-cell table:formula="of:=[.D344]-[.E344]" office:value-type="currency" office:currency="AUD" office:value="5511.21872946783" calcext:value-type="currency">
            <text:p>$5,511</text:p>
          </table:table-cell>
          <table:table-cell table:formula="of:=[.C344]-[.F344]" office:value-type="currency" office:currency="AUD" office:value="97821.4758313524" calcext:value-type="currency">
            <text:p>$97,821</text:p>
          </table:table-cell>
          <table:table-cell table:formula="of:=[.H343]+[.E344]" office:value-type="currency" office:currency="AUD" office:value="1126223.37050789" calcext:value-type="currency">
            <text:p>$1,126,2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EDATE([.B344];1)" office:value-type="date" office:date-value="2052-08-01" calcext:value-type="date">
            <text:p>1 Aug 2052</text:p>
          </table:table-cell>
          <table:table-cell table:formula="of:=[.G344]" office:value-type="currency" office:currency="AUD" office:value="97821.4758313524" calcext:value-type="currency">
            <text:p>$97,82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5]*(['Base Case'.$C$15]/12)" office:value-type="currency" office:currency="AUD" office:value="467.097547094707" calcext:value-type="currency">
            <text:p>$467</text:p>
          </table:table-cell>
          <table:table-cell table:formula="of:=[.D345]-[.E345]" office:value-type="currency" office:currency="AUD" office:value="5537.53479890104" calcext:value-type="currency">
            <text:p>$5,538</text:p>
          </table:table-cell>
          <table:table-cell table:formula="of:=[.C345]-[.F345]" office:value-type="currency" office:currency="AUD" office:value="92283.9410324513" calcext:value-type="currency">
            <text:p>$92,284</text:p>
          </table:table-cell>
          <table:table-cell table:formula="of:=[.H344]+[.E345]" office:value-type="currency" office:currency="AUD" office:value="1126690.46805499" calcext:value-type="currency">
            <text:p>$1,126,69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EDATE([.B345];1)" office:value-type="date" office:date-value="2052-09-01" calcext:value-type="date">
            <text:p>1 Sep 2052</text:p>
          </table:table-cell>
          <table:table-cell table:formula="of:=[.G345]" office:value-type="currency" office:currency="AUD" office:value="92283.9410324513" calcext:value-type="currency">
            <text:p>$92,28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6]*(['Base Case'.$C$15]/12)" office:value-type="currency" office:currency="AUD" office:value="440.655818429955" calcext:value-type="currency">
            <text:p>$441</text:p>
          </table:table-cell>
          <table:table-cell table:formula="of:=[.D346]-[.E346]" office:value-type="currency" office:currency="AUD" office:value="5563.9765275658" calcext:value-type="currency">
            <text:p>$5,564</text:p>
          </table:table-cell>
          <table:table-cell table:formula="of:=[.C346]-[.F346]" office:value-type="currency" office:currency="AUD" office:value="86719.9645048855" calcext:value-type="currency">
            <text:p>$86,720</text:p>
          </table:table-cell>
          <table:table-cell table:formula="of:=[.H345]+[.E346]" office:value-type="currency" office:currency="AUD" office:value="1127131.12387342" calcext:value-type="currency">
            <text:p>$1,127,13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EDATE([.B346];1)" office:value-type="date" office:date-value="2052-10-01" calcext:value-type="date">
            <text:p>1 Oct 2052</text:p>
          </table:table-cell>
          <table:table-cell table:formula="of:=[.G346]" office:value-type="currency" office:currency="AUD" office:value="86719.9645048855" calcext:value-type="currency">
            <text:p>$86,72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7]*(['Base Case'.$C$15]/12)" office:value-type="currency" office:currency="AUD" office:value="414.087830510828" calcext:value-type="currency">
            <text:p>$414</text:p>
          </table:table-cell>
          <table:table-cell table:formula="of:=[.D347]-[.E347]" office:value-type="currency" office:currency="AUD" office:value="5590.54451548492" calcext:value-type="currency">
            <text:p>$5,591</text:p>
          </table:table-cell>
          <table:table-cell table:formula="of:=[.C347]-[.F347]" office:value-type="currency" office:currency="AUD" office:value="81129.4199894006" calcext:value-type="currency">
            <text:p>$81,129</text:p>
          </table:table-cell>
          <table:table-cell table:formula="of:=[.H346]+[.E347]" office:value-type="currency" office:currency="AUD" office:value="1127545.21170393" calcext:value-type="currency">
            <text:p>$1,127,54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EDATE([.B347];1)" office:value-type="date" office:date-value="2052-11-01" calcext:value-type="date">
            <text:p>1 Nov 2052</text:p>
          </table:table-cell>
          <table:table-cell table:formula="of:=[.G347]" office:value-type="currency" office:currency="AUD" office:value="81129.4199894006" calcext:value-type="currency">
            <text:p>$81,12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8]*(['Base Case'.$C$15]/12)" office:value-type="currency" office:currency="AUD" office:value="387.392980449388" calcext:value-type="currency">
            <text:p>$387</text:p>
          </table:table-cell>
          <table:table-cell table:formula="of:=[.D348]-[.E348]" office:value-type="currency" office:currency="AUD" office:value="5617.23936554636" calcext:value-type="currency">
            <text:p>$5,617</text:p>
          </table:table-cell>
          <table:table-cell table:formula="of:=[.C348]-[.F348]" office:value-type="currency" office:currency="AUD" office:value="75512.1806238542" calcext:value-type="currency">
            <text:p>$75,512</text:p>
          </table:table-cell>
          <table:table-cell table:formula="of:=[.H347]+[.E348]" office:value-type="currency" office:currency="AUD" office:value="1127932.60468438" calcext:value-type="currency">
            <text:p>$1,127,9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EDATE([.B348];1)" office:value-type="date" office:date-value="2052-12-01" calcext:value-type="date">
            <text:p>1 Dec 2052</text:p>
          </table:table-cell>
          <table:table-cell table:formula="of:=[.G348]" office:value-type="currency" office:currency="AUD" office:value="75512.1806238542" calcext:value-type="currency">
            <text:p>$75,512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49]*(['Base Case'.$C$15]/12)" office:value-type="currency" office:currency="AUD" office:value="360.570662478904" calcext:value-type="currency">
            <text:p>$361</text:p>
          </table:table-cell>
          <table:table-cell table:formula="of:=[.D349]-[.E349]" office:value-type="currency" office:currency="AUD" office:value="5644.06168351685" calcext:value-type="currency">
            <text:p>$5,644</text:p>
          </table:table-cell>
          <table:table-cell table:formula="of:=[.C349]-[.F349]" office:value-type="currency" office:currency="AUD" office:value="69868.1189403374" calcext:value-type="currency">
            <text:p>$69,868</text:p>
          </table:table-cell>
          <table:table-cell table:formula="of:=[.H348]+[.E349]" office:value-type="currency" office:currency="AUD" office:value="1128293.17534686" calcext:value-type="currency">
            <text:p>$1,128,29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EDATE([.B349];1)" office:value-type="date" office:date-value="2053-01-01" calcext:value-type="date">
            <text:p>1 Jan 2053</text:p>
          </table:table-cell>
          <table:table-cell table:formula="of:=[.G349]" office:value-type="currency" office:currency="AUD" office:value="69868.1189403374" calcext:value-type="currency">
            <text:p>$69,86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0]*(['Base Case'.$C$15]/12)" office:value-type="currency" office:currency="AUD" office:value="333.620267940111" calcext:value-type="currency">
            <text:p>$334</text:p>
          </table:table-cell>
          <table:table-cell table:formula="of:=[.D350]-[.E350]" office:value-type="currency" office:currency="AUD" office:value="5671.01207805564" calcext:value-type="currency">
            <text:p>$5,671</text:p>
          </table:table-cell>
          <table:table-cell table:formula="of:=[.C350]-[.F350]" office:value-type="currency" office:currency="AUD" office:value="64197.1068622817" calcext:value-type="currency">
            <text:p>$64,197</text:p>
          </table:table-cell>
          <table:table-cell table:formula="of:=[.H349]+[.E350]" office:value-type="currency" office:currency="AUD" office:value="1128626.7956148" calcext:value-type="currency">
            <text:p>$1,128,6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EDATE([.B350];1)" office:value-type="date" office:date-value="2053-02-01" calcext:value-type="date">
            <text:p>1 Feb 2053</text:p>
          </table:table-cell>
          <table:table-cell table:formula="of:=[.G350]" office:value-type="currency" office:currency="AUD" office:value="64197.1068622817" calcext:value-type="currency">
            <text:p>$64,197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1]*(['Base Case'.$C$15]/12)" office:value-type="currency" office:currency="AUD" office:value="306.541185267395" calcext:value-type="currency">
            <text:p>$307</text:p>
          </table:table-cell>
          <table:table-cell table:formula="of:=[.D351]-[.E351]" office:value-type="currency" office:currency="AUD" office:value="5698.09116072835" calcext:value-type="currency">
            <text:p>$5,698</text:p>
          </table:table-cell>
          <table:table-cell table:formula="of:=[.C351]-[.F351]" office:value-type="currency" office:currency="AUD" office:value="58499.0157015534" calcext:value-type="currency">
            <text:p>$58,499</text:p>
          </table:table-cell>
          <table:table-cell table:formula="of:=[.H350]+[.E351]" office:value-type="currency" office:currency="AUD" office:value="1128933.33680007" calcext:value-type="currency">
            <text:p>$1,128,9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EDATE([.B351];1)" office:value-type="date" office:date-value="2053-03-01" calcext:value-type="date">
            <text:p>1 Mar 2053</text:p>
          </table:table-cell>
          <table:table-cell table:formula="of:=[.G351]" office:value-type="currency" office:currency="AUD" office:value="58499.0157015534" calcext:value-type="currency">
            <text:p>$58,49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2]*(['Base Case'.$C$15]/12)" office:value-type="currency" office:currency="AUD" office:value="279.332799974917" calcext:value-type="currency">
            <text:p>$279</text:p>
          </table:table-cell>
          <table:table-cell table:formula="of:=[.D352]-[.E352]" office:value-type="currency" office:currency="AUD" office:value="5725.29954602083" calcext:value-type="currency">
            <text:p>$5,725</text:p>
          </table:table-cell>
          <table:table-cell table:formula="of:=[.C352]-[.F352]" office:value-type="currency" office:currency="AUD" office:value="52773.7161555325" calcext:value-type="currency">
            <text:p>$52,774</text:p>
          </table:table-cell>
          <table:table-cell table:formula="of:=[.H351]+[.E352]" office:value-type="currency" office:currency="AUD" office:value="1129212.66960004" calcext:value-type="currency">
            <text:p>$1,129,2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EDATE([.B352];1)" office:value-type="date" office:date-value="2053-04-01" calcext:value-type="date">
            <text:p>1 Apr 2053</text:p>
          </table:table-cell>
          <table:table-cell table:formula="of:=[.G352]" office:value-type="currency" office:currency="AUD" office:value="52773.7161555325" calcext:value-type="currency">
            <text:p>$52,77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3]*(['Base Case'.$C$15]/12)" office:value-type="currency" office:currency="AUD" office:value="251.994494642668" calcext:value-type="currency">
            <text:p>$252</text:p>
          </table:table-cell>
          <table:table-cell table:formula="of:=[.D353]-[.E353]" office:value-type="currency" office:currency="AUD" office:value="5752.63785135308" calcext:value-type="currency">
            <text:p>$5,753</text:p>
          </table:table-cell>
          <table:table-cell table:formula="of:=[.C353]-[.F353]" office:value-type="currency" office:currency="AUD" office:value="47021.0783041795" calcext:value-type="currency">
            <text:p>$47,021</text:p>
          </table:table-cell>
          <table:table-cell table:formula="of:=[.H352]+[.E353]" office:value-type="currency" office:currency="AUD" office:value="1129464.66409468" calcext:value-type="currency">
            <text:p>$1,129,46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EDATE([.B353];1)" office:value-type="date" office:date-value="2053-05-01" calcext:value-type="date">
            <text:p>1 May 2053</text:p>
          </table:table-cell>
          <table:table-cell table:formula="of:=[.G353]" office:value-type="currency" office:currency="AUD" office:value="47021.0783041795" calcext:value-type="currency">
            <text:p>$47,02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4]*(['Base Case'.$C$15]/12)" office:value-type="currency" office:currency="AUD" office:value="224.525648902457" calcext:value-type="currency">
            <text:p>$225</text:p>
          </table:table-cell>
          <table:table-cell table:formula="of:=[.D354]-[.E354]" office:value-type="currency" office:currency="AUD" office:value="5780.10669709329" calcext:value-type="currency">
            <text:p>$5,780</text:p>
          </table:table-cell>
          <table:table-cell table:formula="of:=[.C354]-[.F354]" office:value-type="currency" office:currency="AUD" office:value="41240.9716070862" calcext:value-type="currency">
            <text:p>$41,241</text:p>
          </table:table-cell>
          <table:table-cell table:formula="of:=[.H353]+[.E354]" office:value-type="currency" office:currency="AUD" office:value="1129689.18974359" calcext:value-type="currency">
            <text:p>$1,129,68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EDATE([.B354];1)" office:value-type="date" office:date-value="2053-06-01" calcext:value-type="date">
            <text:p>1 Jun 2053</text:p>
          </table:table-cell>
          <table:table-cell table:formula="of:=[.G354]" office:value-type="currency" office:currency="AUD" office:value="41240.9716070862" calcext:value-type="currency">
            <text:p>$41,24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5]*(['Base Case'.$C$15]/12)" office:value-type="currency" office:currency="AUD" office:value="196.925639423836" calcext:value-type="currency">
            <text:p>$197</text:p>
          </table:table-cell>
          <table:table-cell table:formula="of:=[.D355]-[.E355]" office:value-type="currency" office:currency="AUD" office:value="5807.70670657191" calcext:value-type="currency">
            <text:p>$5,808</text:p>
          </table:table-cell>
          <table:table-cell table:formula="of:=[.C355]-[.F355]" office:value-type="currency" office:currency="AUD" office:value="35433.2649005143" calcext:value-type="currency">
            <text:p>$35,433</text:p>
          </table:table-cell>
          <table:table-cell table:formula="of:=[.H354]+[.E355]" office:value-type="currency" office:currency="AUD" office:value="1129886.11538301" calcext:value-type="currency">
            <text:p>$1,129,88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EDATE([.B355];1)" office:value-type="date" office:date-value="2053-07-01" calcext:value-type="date">
            <text:p>1 Jul 2053</text:p>
          </table:table-cell>
          <table:table-cell table:formula="of:=[.G355]" office:value-type="currency" office:currency="AUD" office:value="35433.2649005143" calcext:value-type="currency">
            <text:p>$35,43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6]*(['Base Case'.$C$15]/12)" office:value-type="currency" office:currency="AUD" office:value="169.193839899956" calcext:value-type="currency">
            <text:p>$169</text:p>
          </table:table-cell>
          <table:table-cell table:formula="of:=[.D356]-[.E356]" office:value-type="currency" office:currency="AUD" office:value="5835.43850609579" calcext:value-type="currency">
            <text:p>$5,835</text:p>
          </table:table-cell>
          <table:table-cell table:formula="of:=[.C356]-[.F356]" office:value-type="currency" office:currency="AUD" office:value="29597.8263944185" calcext:value-type="currency">
            <text:p>$29,598</text:p>
          </table:table-cell>
          <table:table-cell table:formula="of:=[.H355]+[.E356]" office:value-type="currency" office:currency="AUD" office:value="1130055.30922291" calcext:value-type="currency">
            <text:p>$1,130,0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EDATE([.B356];1)" office:value-type="date" office:date-value="2053-08-01" calcext:value-type="date">
            <text:p>1 Aug 2053</text:p>
          </table:table-cell>
          <table:table-cell table:formula="of:=[.G356]" office:value-type="currency" office:currency="AUD" office:value="29597.8263944185" calcext:value-type="currency">
            <text:p>$29,59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7]*(['Base Case'.$C$15]/12)" office:value-type="currency" office:currency="AUD" office:value="141.329621033348" calcext:value-type="currency">
            <text:p>$141</text:p>
          </table:table-cell>
          <table:table-cell table:formula="of:=[.D357]-[.E357]" office:value-type="currency" office:currency="AUD" office:value="5863.3027249624" calcext:value-type="currency">
            <text:p>$5,863</text:p>
          </table:table-cell>
          <table:table-cell table:formula="of:=[.C357]-[.F357]" office:value-type="currency" office:currency="AUD" office:value="23734.5236694561" calcext:value-type="currency">
            <text:p>$23,735</text:p>
          </table:table-cell>
          <table:table-cell table:formula="of:=[.H356]+[.E357]" office:value-type="currency" office:currency="AUD" office:value="1130196.63884394" calcext:value-type="currency">
            <text:p>$1,130,19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EDATE([.B357];1)" office:value-type="date" office:date-value="2053-09-01" calcext:value-type="date">
            <text:p>1 Sep 2053</text:p>
          </table:table-cell>
          <table:table-cell table:formula="of:=[.G357]" office:value-type="currency" office:currency="AUD" office:value="23734.5236694561" calcext:value-type="currency">
            <text:p>$23,73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8]*(['Base Case'.$C$15]/12)" office:value-type="currency" office:currency="AUD" office:value="113.332350521653" calcext:value-type="currency">
            <text:p>$113</text:p>
          </table:table-cell>
          <table:table-cell table:formula="of:=[.D358]-[.E358]" office:value-type="currency" office:currency="AUD" office:value="5891.2999954741" calcext:value-type="currency">
            <text:p>$5,891</text:p>
          </table:table-cell>
          <table:table-cell table:formula="of:=[.C358]-[.F358]" office:value-type="currency" office:currency="AUD" office:value="17843.223673982" calcext:value-type="currency">
            <text:p>$17,843</text:p>
          </table:table-cell>
          <table:table-cell table:formula="of:=[.H357]+[.E358]" office:value-type="currency" office:currency="AUD" office:value="1130309.97119446" calcext:value-type="currency">
            <text:p>$1,130,3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EDATE([.B358];1)" office:value-type="date" office:date-value="2053-10-01" calcext:value-type="date">
            <text:p>1 Oct 2053</text:p>
          </table:table-cell>
          <table:table-cell table:formula="of:=[.G358]" office:value-type="currency" office:currency="AUD" office:value="17843.223673982" calcext:value-type="currency">
            <text:p>$17,84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59]*(['Base Case'.$C$15]/12)" office:value-type="currency" office:currency="AUD" office:value="85.2013930432639" calcext:value-type="currency">
            <text:p>$85</text:p>
          </table:table-cell>
          <table:table-cell table:formula="of:=[.D359]-[.E359]" office:value-type="currency" office:currency="AUD" office:value="5919.43095295249" calcext:value-type="currency">
            <text:p>$5,919</text:p>
          </table:table-cell>
          <table:table-cell table:formula="of:=[.C359]-[.F359]" office:value-type="currency" office:currency="AUD" office:value="11923.7927210295" calcext:value-type="currency">
            <text:p>$11,924</text:p>
          </table:table-cell>
          <table:table-cell table:formula="of:=[.H358]+[.E359]" office:value-type="currency" office:currency="AUD" office:value="1130395.17258751" calcext:value-type="currency">
            <text:p>$1,130,39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EDATE([.B359];1)" office:value-type="date" office:date-value="2053-11-01" calcext:value-type="date">
            <text:p>1 Nov 2053</text:p>
          </table:table-cell>
          <table:table-cell table:formula="of:=[.G359]" office:value-type="currency" office:currency="AUD" office:value="11923.7927210295" calcext:value-type="currency">
            <text:p>$11,924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0]*(['Base Case'.$C$15]/12)" office:value-type="currency" office:currency="AUD" office:value="56.9361102429158" calcext:value-type="currency">
            <text:p>$57</text:p>
          </table:table-cell>
          <table:table-cell table:formula="of:=[.D360]-[.E360]" office:value-type="currency" office:currency="AUD" office:value="5947.69623575283" calcext:value-type="currency">
            <text:p>$5,948</text:p>
          </table:table-cell>
          <table:table-cell table:formula="of:=[.C360]-[.F360]" office:value-type="currency" office:currency="AUD" office:value="5976.09648527665" calcext:value-type="currency">
            <text:p>$5,976</text:p>
          </table:table-cell>
          <table:table-cell table:formula="of:=[.H359]+[.E360]" office:value-type="currency" office:currency="AUD" office:value="1130452.10869775" calcext:value-type="currency">
            <text:p>$1,130,4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EDATE([.B360];1)" office:value-type="date" office:date-value="2053-12-01" calcext:value-type="date">
            <text:p>1 Dec 2053</text:p>
          </table:table-cell>
          <table:table-cell table:formula="of:=[.G360]" office:value-type="currency" office:currency="AUD" office:value="5976.09648527665" calcext:value-type="currency">
            <text:p>$5,976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1]*(['Base Case'.$C$15]/12)" office:value-type="currency" office:currency="AUD" office:value="28.535860717196" calcext:value-type="currency">
            <text:p>$29</text:p>
          </table:table-cell>
          <table:table-cell table:formula="of:=[.D361]-[.E361]" office:value-type="currency" office:currency="AUD" office:value="5976.09648527855" calcext:value-type="currency">
            <text:p>$5,976</text:p>
          </table:table-cell>
          <table:table-cell table:formula="of:=[.C361]-[.F361]" office:value-type="currency" office:currency="AUD" office:value="-0.00000000190175342141" calcext:value-type="currency">
            <text:p>-$0</text:p>
          </table:table-cell>
          <table:table-cell table:formula="of:=[.H360]+[.E361]" office:value-type="currency" office:currency="AUD" office:value="1130480.64455847" calcext:value-type="currency">
            <text:p>$1,130,4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EDATE([.B361];1)" office:value-type="date" office:date-value="2054-01-01" calcext:value-type="date">
            <text:p>1 Jan 2054</text:p>
          </table:table-cell>
          <table:table-cell table:formula="of:=[.G361]" office:value-type="currency" office:currency="AUD" office:value="-0.00000000190175342141" calcext:value-type="currency">
            <text:p>-$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2]*(['Base Case'.$C$15]/12)" office:value-type="currency" office:currency="AUD" office:value="-0.00000000000908087259" calcext:value-type="currency">
            <text:p>-$0</text:p>
          </table:table-cell>
          <table:table-cell table:formula="of:=[.D362]-[.E362]" office:value-type="currency" office:currency="AUD" office:value="6004.63234599576" calcext:value-type="currency">
            <text:p>$6,005</text:p>
          </table:table-cell>
          <table:table-cell table:formula="of:=[.C362]-[.F362]" office:value-type="currency" office:currency="AUD" office:value="-6004.63234599766" calcext:value-type="currency">
            <text:p>-$6,005</text:p>
          </table:table-cell>
          <table:table-cell table:formula="of:=[.H361]+[.E362]" office:value-type="currency" office:currency="AUD" office:value="1130480.64455847" calcext:value-type="currency">
            <text:p>$1,130,48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EDATE([.B362];1)" office:value-type="date" office:date-value="2054-02-01" calcext:value-type="date">
            <text:p>1 Feb 2054</text:p>
          </table:table-cell>
          <table:table-cell table:formula="of:=[.G362]" office:value-type="currency" office:currency="AUD" office:value="-6004.63234599766" calcext:value-type="currency">
            <text:p>-$6,00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3]*(['Base Case'.$C$15]/12)" office:value-type="currency" office:currency="AUD" office:value="-28.6721194521388" calcext:value-type="currency">
            <text:p>-$29</text:p>
          </table:table-cell>
          <table:table-cell table:formula="of:=[.D363]-[.E363]" office:value-type="currency" office:currency="AUD" office:value="6033.30446544789" calcext:value-type="currency">
            <text:p>$6,033</text:p>
          </table:table-cell>
          <table:table-cell table:formula="of:=[.C363]-[.F363]" office:value-type="currency" office:currency="AUD" office:value="-12037.9368114455" calcext:value-type="currency">
            <text:p>-$12,038</text:p>
          </table:table-cell>
          <table:table-cell table:formula="of:=[.H362]+[.E363]" office:value-type="currency" office:currency="AUD" office:value="1130451.97243902" calcext:value-type="currency">
            <text:p>$1,130,45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EDATE([.B363];1)" office:value-type="date" office:date-value="2054-03-01" calcext:value-type="date">
            <text:p>1 Mar 2054</text:p>
          </table:table-cell>
          <table:table-cell table:formula="of:=[.G363]" office:value-type="currency" office:currency="AUD" office:value="-12037.9368114455" calcext:value-type="currency">
            <text:p>-$12,03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4]*(['Base Case'.$C$15]/12)" office:value-type="currency" office:currency="AUD" office:value="-57.4811482746525" calcext:value-type="currency">
            <text:p>-$57</text:p>
          </table:table-cell>
          <table:table-cell table:formula="of:=[.D364]-[.E364]" office:value-type="currency" office:currency="AUD" office:value="6062.1134942704" calcext:value-type="currency">
            <text:p>$6,062</text:p>
          </table:table-cell>
          <table:table-cell table:formula="of:=[.C364]-[.F364]" office:value-type="currency" office:currency="AUD" office:value="-18100.050305716" calcext:value-type="currency">
            <text:p>-$18,100</text:p>
          </table:table-cell>
          <table:table-cell table:formula="of:=[.H363]+[.E364]" office:value-type="currency" office:currency="AUD" office:value="1130394.49129074" calcext:value-type="currency">
            <text:p>$1,130,3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EDATE([.B364];1)" office:value-type="date" office:date-value="2054-04-01" calcext:value-type="date">
            <text:p>1 Apr 2054</text:p>
          </table:table-cell>
          <table:table-cell table:formula="of:=[.G364]" office:value-type="currency" office:currency="AUD" office:value="-18100.050305716" calcext:value-type="currency">
            <text:p>-$18,100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5]*(['Base Case'.$C$15]/12)" office:value-type="currency" office:currency="AUD" office:value="-86.4277402097937" calcext:value-type="currency">
            <text:p>-$86</text:p>
          </table:table-cell>
          <table:table-cell table:formula="of:=[.D365]-[.E365]" office:value-type="currency" office:currency="AUD" office:value="6091.06008620554" calcext:value-type="currency">
            <text:p>$6,091</text:p>
          </table:table-cell>
          <table:table-cell table:formula="of:=[.C365]-[.F365]" office:value-type="currency" office:currency="AUD" office:value="-24191.1103919215" calcext:value-type="currency">
            <text:p>-$24,191</text:p>
          </table:table-cell>
          <table:table-cell table:formula="of:=[.H364]+[.E365]" office:value-type="currency" office:currency="AUD" office:value="1130308.06355053" calcext:value-type="currency">
            <text:p>$1,130,3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EDATE([.B365];1)" office:value-type="date" office:date-value="2054-05-01" calcext:value-type="date">
            <text:p>1 May 2054</text:p>
          </table:table-cell>
          <table:table-cell table:formula="of:=[.G365]" office:value-type="currency" office:currency="AUD" office:value="-24191.1103919215" calcext:value-type="currency">
            <text:p>-$24,19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6]*(['Base Case'.$C$15]/12)" office:value-type="currency" office:currency="AUD" office:value="-115.512552121425" calcext:value-type="currency">
            <text:p>-$116</text:p>
          </table:table-cell>
          <table:table-cell table:formula="of:=[.D366]-[.E366]" office:value-type="currency" office:currency="AUD" office:value="6120.14489811717" calcext:value-type="currency">
            <text:p>$6,120</text:p>
          </table:table-cell>
          <table:table-cell table:formula="of:=[.C366]-[.F366]" office:value-type="currency" office:currency="AUD" office:value="-30311.2552900387" calcext:value-type="currency">
            <text:p>-$30,311</text:p>
          </table:table-cell>
          <table:table-cell table:formula="of:=[.H365]+[.E366]" office:value-type="currency" office:currency="AUD" office:value="1130192.55099841" calcext:value-type="currency">
            <text:p>$1,130,19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EDATE([.B366];1)" office:value-type="date" office:date-value="2054-06-01" calcext:value-type="date">
            <text:p>1 Jun 2054</text:p>
          </table:table-cell>
          <table:table-cell table:formula="of:=[.G366]" office:value-type="currency" office:currency="AUD" office:value="-30311.2552900387" calcext:value-type="currency">
            <text:p>-$30,31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7]*(['Base Case'.$C$15]/12)" office:value-type="currency" office:currency="AUD" office:value="-144.736244009935" calcext:value-type="currency">
            <text:p>-$145</text:p>
          </table:table-cell>
          <table:table-cell table:formula="of:=[.D367]-[.E367]" office:value-type="currency" office:currency="AUD" office:value="6149.36859000568" calcext:value-type="currency">
            <text:p>$6,149</text:p>
          </table:table-cell>
          <table:table-cell table:formula="of:=[.C367]-[.F367]" office:value-type="currency" office:currency="AUD" office:value="-36460.6238800444" calcext:value-type="currency">
            <text:p>-$36,461</text:p>
          </table:table-cell>
          <table:table-cell table:formula="of:=[.H366]+[.E367]" office:value-type="currency" office:currency="AUD" office:value="1130047.8147544" calcext:value-type="currency">
            <text:p>$1,130,04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EDATE([.B367];1)" office:value-type="date" office:date-value="2054-07-01" calcext:value-type="date">
            <text:p>1 Jul 2054</text:p>
          </table:table-cell>
          <table:table-cell table:formula="of:=[.G367]" office:value-type="currency" office:currency="AUD" office:value="-36460.6238800444" calcext:value-type="currency">
            <text:p>-$36,46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8]*(['Base Case'.$C$15]/12)" office:value-type="currency" office:currency="AUD" office:value="-174.099479027212" calcext:value-type="currency">
            <text:p>-$174</text:p>
          </table:table-cell>
          <table:table-cell table:formula="of:=[.D368]-[.E368]" office:value-type="currency" office:currency="AUD" office:value="6178.73182502296" calcext:value-type="currency">
            <text:p>$6,179</text:p>
          </table:table-cell>
          <table:table-cell table:formula="of:=[.C368]-[.F368]" office:value-type="currency" office:currency="AUD" office:value="-42639.3557050673" calcext:value-type="currency">
            <text:p>-$42,639</text:p>
          </table:table-cell>
          <table:table-cell table:formula="of:=[.H367]+[.E368]" office:value-type="currency" office:currency="AUD" office:value="1129873.71527537" calcext:value-type="currency">
            <text:p>$1,129,8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EDATE([.B368];1)" office:value-type="date" office:date-value="2054-08-01" calcext:value-type="date">
            <text:p>1 Aug 2054</text:p>
          </table:table-cell>
          <table:table-cell table:formula="of:=[.G368]" office:value-type="currency" office:currency="AUD" office:value="-42639.3557050673" calcext:value-type="currency">
            <text:p>-$42,639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69]*(['Base Case'.$C$15]/12)" office:value-type="currency" office:currency="AUD" office:value="-203.602923491696" calcext:value-type="currency">
            <text:p>-$204</text:p>
          </table:table-cell>
          <table:table-cell table:formula="of:=[.D369]-[.E369]" office:value-type="currency" office:currency="AUD" office:value="6208.23526948745" calcext:value-type="currency">
            <text:p>$6,208</text:p>
          </table:table-cell>
          <table:table-cell table:formula="of:=[.C369]-[.F369]" office:value-type="currency" office:currency="AUD" office:value="-48847.5909745548" calcext:value-type="currency">
            <text:p>-$48,848</text:p>
          </table:table-cell>
          <table:table-cell table:formula="of:=[.H368]+[.E369]" office:value-type="currency" office:currency="AUD" office:value="1129670.11235188" calcext:value-type="currency">
            <text:p>$1,129,6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EDATE([.B369];1)" office:value-type="date" office:date-value="2054-09-01" calcext:value-type="date">
            <text:p>1 Sep 2054</text:p>
          </table:table-cell>
          <table:table-cell table:formula="of:=[.G369]" office:value-type="currency" office:currency="AUD" office:value="-48847.5909745548" calcext:value-type="currency">
            <text:p>-$48,848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70]*(['Base Case'.$C$15]/12)" office:value-type="currency" office:currency="AUD" office:value="-233.247246903499" calcext:value-type="currency">
            <text:p>-$233</text:p>
          </table:table-cell>
          <table:table-cell table:formula="of:=[.D370]-[.E370]" office:value-type="currency" office:currency="AUD" office:value="6237.87959289925" calcext:value-type="currency">
            <text:p>$6,238</text:p>
          </table:table-cell>
          <table:table-cell table:formula="of:=[.C370]-[.F370]" office:value-type="currency" office:currency="AUD" office:value="-55085.470567454" calcext:value-type="currency">
            <text:p>-$55,085</text:p>
          </table:table-cell>
          <table:table-cell table:formula="of:=[.H369]+[.E370]" office:value-type="currency" office:currency="AUD" office:value="1129436.86510498" calcext:value-type="currency">
            <text:p>$1,129,43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EDATE([.B370];1)" office:value-type="date" office:date-value="2054-10-01" calcext:value-type="date">
            <text:p>1 Oct 2054</text:p>
          </table:table-cell>
          <table:table-cell table:formula="of:=[.G370]" office:value-type="currency" office:currency="AUD" office:value="-55085.470567454" calcext:value-type="currency">
            <text:p>-$55,085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71]*(['Base Case'.$C$15]/12)" office:value-type="currency" office:currency="AUD" office:value="-263.033121959593" calcext:value-type="currency">
            <text:p>-$263</text:p>
          </table:table-cell>
          <table:table-cell table:formula="of:=[.D371]-[.E371]" office:value-type="currency" office:currency="AUD" office:value="6267.66546795534" calcext:value-type="currency">
            <text:p>$6,268</text:p>
          </table:table-cell>
          <table:table-cell table:formula="of:=[.C371]-[.F371]" office:value-type="currency" office:currency="AUD" office:value="-61353.1360354093" calcext:value-type="currency">
            <text:p>-$61,353</text:p>
          </table:table-cell>
          <table:table-cell table:formula="of:=[.H370]+[.E371]" office:value-type="currency" office:currency="AUD" office:value="1129173.83198302" calcext:value-type="currency">
            <text:p>$1,129,17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EDATE([.B371];1)" office:value-type="date" office:date-value="2054-11-01" calcext:value-type="date">
            <text:p>1 Nov 2054</text:p>
          </table:table-cell>
          <table:table-cell table:formula="of:=[.G371]" office:value-type="currency" office:currency="AUD" office:value="-61353.1360354093" calcext:value-type="currency">
            <text:p>-$61,353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72]*(['Base Case'.$C$15]/12)" office:value-type="currency" office:currency="AUD" office:value="-292.96122456908" calcext:value-type="currency">
            <text:p>-$293</text:p>
          </table:table-cell>
          <table:table-cell table:formula="of:=[.D372]-[.E372]" office:value-type="currency" office:currency="AUD" office:value="6297.59357056483" calcext:value-type="currency">
            <text:p>$6,298</text:p>
          </table:table-cell>
          <table:table-cell table:formula="of:=[.C372]-[.F372]" office:value-type="currency" office:currency="AUD" office:value="-67650.7296059742" calcext:value-type="currency">
            <text:p>-$67,651</text:p>
          </table:table-cell>
          <table:table-cell table:formula="of:=[.H371]+[.E372]" office:value-type="currency" office:currency="AUD" office:value="1128880.87075845" calcext:value-type="currency">
            <text:p>$1,128,8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EDATE([.B372];1)" office:value-type="date" office:date-value="2054-12-01" calcext:value-type="date">
            <text:p>1 Dec 2054</text:p>
          </table:table-cell>
          <table:table-cell table:formula="of:=[.G372]" office:value-type="currency" office:currency="AUD" office:value="-67650.7296059742" calcext:value-type="currency">
            <text:p>-$67,651</text:p>
          </table:table-cell>
          <table:table-cell table:formula="of:=['Base Case'.$C$21]" office:value-type="currency" office:currency="AUD" office:value="6004.63234599575" calcext:value-type="currency">
            <text:p>$6,005</text:p>
          </table:table-cell>
          <table:table-cell table:formula="of:=[.C373]*(['Base Case'.$C$15]/12)" office:value-type="currency" office:currency="AUD" office:value="-323.032233868527" calcext:value-type="currency">
            <text:p>-$323</text:p>
          </table:table-cell>
          <table:table-cell table:formula="of:=[.D373]-[.E373]" office:value-type="currency" office:currency="AUD" office:value="6327.66457986428" calcext:value-type="currency">
            <text:p>$6,328</text:p>
          </table:table-cell>
          <table:table-cell table:formula="of:=[.C373]-[.F373]" office:value-type="currency" office:currency="AUD" office:value="-73978.3941858384" calcext:value-type="currency">
            <text:p>-$73,978</text:p>
          </table:table-cell>
          <table:table-cell table:formula="of:=[.H372]+[.E373]" office:value-type="currency" office:currency="AUD" office:value="1128557.83852458" calcext:value-type="currency">
            <text:p>$1,128,558</text:p>
          </table:table-cell>
        </table:table-row>
      </table:table>
      <table:table table:name="Sensitivity" table:style-name="ta1">
        <table:table-column table:style-name="co18" table:default-cell-style-name="ce96"/>
        <table:table-column table:style-name="co19" table:default-cell-style-name="ce100"/>
        <table:table-column table:style-name="co20" table:number-columns-repeated="2" table:default-cell-style-name="ce103"/>
        <table:table-column table:style-name="co21" table:number-columns-repeated="8" table:default-cell-style-name="Default"/>
        <table:table-column table:style-name="co1" table:number-columns-repeated="5" table:default-cell-style-name="Default"/>
        <table:table-row table:style-name="ro3">
          <table:table-cell table:style-name="Default"/>
          <table:table-cell table:style-name="ce136" office:value-type="string" calcext:value-type="string">
            <text:p>Base Case Sensitivity Analysis</text:p>
          </table:table-cell>
          <table:table-cell table:style-name="ce117" table:number-columns-repeated="15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ce99" office:value-type="string" calcext:value-type="string">
            <text:p>Base Loan Summary</text:p>
          </table:table-cell>
          <table:table-cell table:style-name="ce10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operty Value:</text:p>
          </table:table-cell>
          <table:table-cell table:formula="of:=[$'Base Case'.C8]" office:value-type="currency" office:currency="AUD" office:value="1100000" calcext:value-type="currency">
            <text:p>$1,100,000</text:p>
          </table:table-cell>
          <table:table-cell table:style-name="ce110" office:value-type="string" calcext:value-type="string">
            <text:p>From base c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eposit:</text:p>
          </table:table-cell>
          <table:table-cell table:formula="of:=[$'Base Case'.C10]" office:value-type="currency" office:currency="AUD" office:value="200000" calcext:value-type="currency">
            <text:p>$200,000</text:p>
          </table:table-cell>
          <table:table-cell table:style-name="ce110" office:value-type="string" calcext:value-type="string">
            <text:p>From base c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an Costs:</text:p>
          </table:table-cell>
          <table:table-cell table:formula="of:=[$'Base Case'.C9]" office:value-type="currency" office:currency="AUD" office:value="131187" calcext:value-type="currency">
            <text:p>$131,187</text:p>
          </table:table-cell>
          <table:table-cell table:style-name="ce110" office:value-type="string" calcext:value-type="string">
            <text:p>From base c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oan Value:</text:p>
          </table:table-cell>
          <table:table-cell table:formula="of:=[.C4]-[.C5]+[.C6]" office:value-type="currency" office:currency="AUD" office:value="1031187" calcext:value-type="currency">
            <text:p>$1,031,187</text:p>
          </table:table-cell>
          <table:table-cell table:style-name="ce110" office:value-type="string" calcext:value-type="string">
            <text:p>A+C-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nnual Interest:</text:p>
          </table:table-cell>
          <table:table-cell table:style-name="ce111" table:formula="of:=[$'Base Case'.C15]" office:value-type="percentage" office:value="0.0573" calcext:value-type="percentage">
            <text:p>5.73%</text:p>
          </table:table-cell>
          <table:table-cell table:style-name="ce110" office:value-type="string" calcext:value-type="string">
            <text:p>From base c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oan Period (Years):</text:p>
          </table:table-cell>
          <table:table-cell table:style-name="Default" table:formula="of:=[$'Base Case'.C16]" office:value-type="float" office:value="30" calcext:value-type="float">
            <text:p>30</text:p>
          </table:table-cell>
          <table:table-cell table:style-name="ce110" office:value-type="string" calcext:value-type="string">
            <text:p>From base c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umber Instalments:</text:p>
          </table:table-cell>
          <table:table-cell table:style-name="Default" table:formula="of:=[.C9]*12" office:value-type="float" office:value="360" calcext:value-type="float">
            <text:p>360</text:p>
          </table:table-cell>
          <table:table-cell table:style-name="ce110" office:value-type="string" calcext:value-type="string">
            <text:p>Fx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vailable Profit:</text:p>
          </table:table-cell>
          <table:table-cell table:formula="of:=[$'Income Expenses'.C21]" office:value-type="currency" office:currency="AUD" office:value="6206.3441666667" calcext:value-type="currency">
            <text:p>$6,206</text:p>
          </table:table-cell>
          <table:table-cell table:style-name="ce110" office:value-type="string" calcext:value-type="string">
            <text:p>From Income Expenses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ce137" office:value-type="string" calcext:value-type="string">
            <text:p>Year Sensitivity: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20" calcext:value-type="float">
            <text:p>20</text:p>
          </table:table-cell>
          <table:table-cell table:style-name="ce138" office:value-type="float" office:value="25" calcext:value-type="float">
            <text:p>25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Instalments:</text:p>
          </table:table-cell>
          <table:table-cell table:style-name="Default" table:formula="of:=[.C14]*12" office:value-type="float" office:value="120" calcext:value-type="float">
            <text:p>120</text:p>
          </table:table-cell>
          <table:table-cell table:style-name="Default" table:formula="of:=[.D14]*12" office:value-type="float" office:value="180" calcext:value-type="float">
            <text:p>180</text:p>
          </table:table-cell>
          <table:table-cell table:formula="of:=[.E14]*12" office:value-type="float" office:value="240" calcext:value-type="float">
            <text:p>240</text:p>
          </table:table-cell>
          <table:table-cell table:formula="of:=[.F14]*12" office:value-type="float" office:value="300" calcext:value-type="float">
            <text:p>300</text:p>
          </table:table-cell>
          <table:table-cell table:formula="of:=[.G14]*12"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thly Instalments:</text:p>
          </table:table-cell>
          <table:table-cell table:formula="of:=-PMT([.$C$8]/12;[.C15];[.$C$7];0)" office:value-type="currency" office:currency="AUD" office:value="11308.9739443004" calcext:value-type="currency">
            <text:p>$11,309</text:p>
          </table:table-cell>
          <table:table-cell table:formula="of:=-PMT([.$C$8]/12;[.D15];[.$C$7];0)" office:value-type="currency" office:currency="AUD" office:value="8552.04137657862" calcext:value-type="currency">
            <text:p>$8,552</text:p>
          </table:table-cell>
          <table:table-cell table:style-name="ce103" table:formula="of:=-PMT([.$C$8]/12;[.E15];[.$C$7];0)" office:value-type="currency" office:currency="AUD" office:value="7228.02504211645" calcext:value-type="currency">
            <text:p>$7,228</text:p>
          </table:table-cell>
          <table:table-cell table:style-name="ce103" table:formula="of:=-PMT([.$C$8]/12;[.F15];[.$C$7];0)" office:value-type="currency" office:currency="AUD" office:value="6474.80635193482" calcext:value-type="currency">
            <text:p>$6,475</text:p>
          </table:table-cell>
          <table:table-cell table:style-name="ce103" table:formula="of:=-PMT([.$C$8]/12;[.G15];[.$C$7];0)" office:value-type="currency" office:currency="AUD" office:value="6004.63234599575" calcext:value-type="currency">
            <text:p>$6,0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thly Variance:</text:p>
          </table:table-cell>
          <table:table-cell table:formula="of:=[.$C$11]-[.C16]" office:value-type="currency" office:currency="AUD" office:value="-5102.6297776337" calcext:value-type="currency">
            <text:p>-$5,103</text:p>
          </table:table-cell>
          <table:table-cell table:formula="of:=[.$C$11]-[.D16]" office:value-type="currency" office:currency="AUD" office:value="-2345.69720991192" calcext:value-type="currency">
            <text:p>-$2,346</text:p>
          </table:table-cell>
          <table:table-cell table:style-name="ce103" table:formula="of:=[.$C$11]-[.E16]" office:value-type="currency" office:currency="AUD" office:value="-1021.68087544975" calcext:value-type="currency">
            <text:p>-$1,022</text:p>
          </table:table-cell>
          <table:table-cell table:style-name="ce103" table:formula="of:=[.$C$11]-[.F16]" office:value-type="currency" office:currency="AUD" office:value="-268.462185268119" calcext:value-type="currency">
            <text:p>-$268</text:p>
          </table:table-cell>
          <table:table-cell table:style-name="ce103" table:formula="of:=[.$C$11]-[.G16]" office:value-type="currency" office:currency="AUD" office:value="201.71182067095" calcext:value-type="currency">
            <text:p>$2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umulative Interest:</text:p>
          </table:table-cell>
          <table:table-cell table:formula="of:=-CUMIPMT([.$C$8]/12;[.C15];[.$C$7];1;[.C15];0)" office:value-type="currency" office:currency="AUD" office:value="325889.873316051" calcext:value-type="currency">
            <text:p>$325,890</text:p>
          </table:table-cell>
          <table:table-cell table:formula="of:=-CUMIPMT([.$C$8]/12;[.D15];[.$C$7];1;[.D15];0)" office:value-type="currency" office:currency="AUD" office:value="508180.447784154" calcext:value-type="currency">
            <text:p>$508,180</text:p>
          </table:table-cell>
          <table:table-cell table:style-name="ce103" table:formula="of:=-CUMIPMT([.$C$8]/12;[.E15];[.$C$7];1;[.E15];0)" office:value-type="currency" office:currency="AUD" office:value="703539.010107953" calcext:value-type="currency">
            <text:p>$703,539</text:p>
          </table:table-cell>
          <table:table-cell table:style-name="ce103" table:formula="of:=-CUMIPMT([.$C$8]/12;[.F15];[.$C$7];1;[.F15];0)" office:value-type="currency" office:currency="AUD" office:value="911254.905580451" calcext:value-type="currency">
            <text:p>$911,255</text:p>
          </table:table-cell>
          <table:table-cell table:style-name="ce103" table:formula="of:=-CUMIPMT([.$C$8]/12;[.G15];[.$C$7];1;[.G15];0)" office:value-type="currency" office:currency="AUD" office:value="1130480.64455848" calcext:value-type="currency">
            <text:p>$1,130,4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umulative Instalments:</text:p>
          </table:table-cell>
          <table:table-cell table:formula="of:=[.$C$7]+[.C18]" office:value-type="currency" office:currency="AUD" office:value="1357076.87331605" calcext:value-type="currency">
            <text:p>$1,357,077</text:p>
          </table:table-cell>
          <table:table-cell table:formula="of:=[.$C$7]+[.D18]" office:value-type="currency" office:currency="AUD" office:value="1539367.44778415" calcext:value-type="currency">
            <text:p>$1,539,367</text:p>
          </table:table-cell>
          <table:table-cell table:style-name="ce103" table:formula="of:=[.$C$7]+[.E18]" office:value-type="currency" office:currency="AUD" office:value="1734726.01010795" calcext:value-type="currency">
            <text:p>$1,734,726</text:p>
          </table:table-cell>
          <table:table-cell table:style-name="ce103" table:formula="of:=[.$C$7]+[.F18]" office:value-type="currency" office:currency="AUD" office:value="1942441.90558045" calcext:value-type="currency">
            <text:p>$1,942,442</text:p>
          </table:table-cell>
          <table:table-cell table:style-name="ce103" table:formula="of:=[.$C$7]+[.G18]" office:value-type="currency" office:currency="AUD" office:value="2161667.64455848" calcext:value-type="currency">
            <text:p>$2,161,668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ce137" office:value-type="string" calcext:value-type="string">
            <text:p>Interest Sensitivity: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39" office:value-type="percentage" office:value="0.04" calcext:value-type="percentage">
            <text:p>4.00%</text:p>
          </table:table-cell>
          <table:table-cell table:style-name="ce139" office:value-type="percentage" office:value="0.05" calcext:value-type="percentage">
            <text:p>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8" calcext:value-type="percentage">
            <text:p>8.00%</text:p>
          </table:table-cell>
          <table:table-cell table:style-name="ce139" office:value-type="percentage" office:value="0.09" calcext:value-type="percentage">
            <text:p>9.00%</text:p>
          </table:table-cell>
          <table:table-cell table:style-name="ce139" office:value-type="percentage" office:value="0.1" calcext:value-type="percentage">
            <text:p>10.00%</text:p>
          </table:table-cell>
          <table:table-cell table:style-name="ce139" office:value-type="percentage" office:value="0.11" calcext:value-type="percentage">
            <text:p>11.00%</text:p>
          </table:table-cell>
          <table:table-cell table:style-name="ce139" office:value-type="percentage" office:value="0.12" calcext:value-type="percentage">
            <text:p>12.00%</text:p>
          </table:table-cell>
          <table:table-cell table:style-name="ce139" office:value-type="percentage" office:value="0.13" calcext:value-type="percentage">
            <text:p>13.00%</text:p>
          </table:table-cell>
          <table:table-cell table:style-name="ce139" office:value-type="percentage" office:value="0.14" calcext:value-type="percentage">
            <text:p>14.00%</text:p>
          </table:table-cell>
          <table:table-cell table:style-name="ce139" office:value-type="percentage" office:value="0.15" calcext:value-type="percentage">
            <text:p>15.00%</text:p>
          </table:table-cell>
          <table:table-cell table:style-name="ce139" office:value-type="percentage" office:value="0.16" calcext:value-type="percentage">
            <text:p>16.00%</text:p>
          </table:table-cell>
          <table:table-cell table:style-name="ce139" office:value-type="percentage" office:value="0.17" calcext:value-type="percentage">
            <text:p>17.00%</text:p>
          </table:table-cell>
        </table:table-row>
        <table:table-row table:style-name="ro1">
          <table:table-cell/>
          <table:table-cell office:value-type="string" calcext:value-type="string">
            <text:p>Monthly Instalments:</text:p>
          </table:table-cell>
          <table:table-cell table:formula="of:=-PMT([.C22]/12;[.$C$10];[.$C$7];0)" office:value-type="currency" office:currency="AUD" office:value="4347.52598729371" calcext:value-type="currency">
            <text:p>$4,348</text:p>
          </table:table-cell>
          <table:table-cell table:formula="of:=-PMT([.D22]/12;[.$C$10];[.$C$7];0)" office:value-type="currency" office:currency="AUD" office:value="4923.04446285141" calcext:value-type="currency">
            <text:p>$4,923</text:p>
          </table:table-cell>
          <table:table-cell table:style-name="ce103" table:formula="of:=-PMT([.E22]/12;[.$C$10];[.$C$7];0)" office:value-type="currency" office:currency="AUD" office:value="5535.63478969018" calcext:value-type="currency">
            <text:p>$5,536</text:p>
          </table:table-cell>
          <table:table-cell table:style-name="ce103" table:formula="of:=-PMT([.F22]/12;[.$C$10];[.$C$7];0)" office:value-type="currency" office:currency="AUD" office:value="6182.48707380691" calcext:value-type="currency">
            <text:p>$6,182</text:p>
          </table:table-cell>
          <table:table-cell table:style-name="ce103" table:formula="of:=-PMT([.G22]/12;[.$C$10];[.$C$7];0)" office:value-type="currency" office:currency="AUD" office:value="6860.51284096336" calcext:value-type="currency">
            <text:p>$6,861</text:p>
          </table:table-cell>
          <table:table-cell table:style-name="ce103" table:formula="of:=-PMT([.H22]/12;[.$C$10];[.$C$7];0)" office:value-type="currency" office:currency="AUD" office:value="7566.48489644952" calcext:value-type="currency">
            <text:p>$7,566</text:p>
          </table:table-cell>
          <table:table-cell table:style-name="ce103" table:formula="of:=-PMT([.I22]/12;[.$C$10];[.$C$7];0)" office:value-type="currency" office:currency="AUD" office:value="8297.1638249944" calcext:value-type="currency">
            <text:p>$8,297</text:p>
          </table:table-cell>
          <table:table-cell table:style-name="ce103" table:formula="of:=-PMT([.J22]/12;[.$C$10];[.$C$7];0)" office:value-type="currency" office:currency="AUD" office:value="9049.40394645158" calcext:value-type="currency">
            <text:p>$9,049</text:p>
          </table:table-cell>
          <table:table-cell table:style-name="ce103" table:formula="of:=-PMT([.K22]/12;[.$C$10];[.$C$7];0)" office:value-type="currency" office:currency="AUD" office:value="9820.23505327646" calcext:value-type="currency">
            <text:p>$9,820</text:p>
          </table:table-cell>
          <table:table-cell table:style-name="ce103" table:formula="of:=-PMT([.L22]/12;[.$C$10];[.$C$7];0)" office:value-type="currency" office:currency="AUD" office:value="10606.9193798582" calcext:value-type="currency">
            <text:p>$10,607</text:p>
          </table:table-cell>
          <table:table-cell table:style-name="ce103" table:formula="of:=-PMT([.M22]/12;[.$C$10];[.$C$7];0)" office:value-type="currency" office:currency="AUD" office:value="11406.9856367393" calcext:value-type="currency">
            <text:p>$11,407</text:p>
          </table:table-cell>
          <table:table-cell table:style-name="ce103" table:formula="of:=-PMT([.N22]/12;[.$C$10];[.$C$7];0)" office:value-type="currency" office:currency="AUD" office:value="12218.2434635673" calcext:value-type="currency">
            <text:p>$12,218</text:p>
          </table:table-cell>
          <table:table-cell table:style-name="ce103" table:formula="of:=-PMT([.O22]/12;[.$C$10];[.$C$7];0)" office:value-type="currency" office:currency="AUD" office:value="13038.7823726559" calcext:value-type="currency">
            <text:p>$13,039</text:p>
          </table:table-cell>
          <table:table-cell table:style-name="ce103" table:formula="of:=-PMT([.P22]/12;[.$C$10];[.$C$7];0)" office:value-type="currency" office:currency="AUD" office:value="13866.9593358555" calcext:value-type="currency">
            <text:p>$13,867</text:p>
          </table:table-cell>
          <table:table-cell table:style-name="ce103" table:formula="of:=-PMT([.Q22]/12;[.$C$10];[.$C$7];0)" office:value-type="currency" office:currency="AUD" office:value="14701.3788141086" calcext:value-type="currency">
            <text:p>$14,701</text:p>
          </table:table-cell>
        </table:table-row>
        <table:table-row table:style-name="ro1">
          <table:table-cell/>
          <table:table-cell office:value-type="string" calcext:value-type="string">
            <text:p>Monthly Variance:</text:p>
          </table:table-cell>
          <table:table-cell table:formula="of:=[.$C$11]-[.C23]" office:value-type="currency" office:currency="AUD" office:value="1858.81817937299" calcext:value-type="currency">
            <text:p>$1,859</text:p>
          </table:table-cell>
          <table:table-cell table:formula="of:=[.$C$11]-[.D23]" office:value-type="currency" office:currency="AUD" office:value="1283.29970381529" calcext:value-type="currency">
            <text:p>$1,283</text:p>
          </table:table-cell>
          <table:table-cell table:style-name="ce103" table:formula="of:=[.$C$11]-[.E23]" office:value-type="currency" office:currency="AUD" office:value="670.709376976521" calcext:value-type="currency">
            <text:p>$671</text:p>
          </table:table-cell>
          <table:table-cell table:style-name="ce103" table:formula="of:=[.$C$11]-[.F23]" office:value-type="currency" office:currency="AUD" office:value="23.8570928597901" calcext:value-type="currency">
            <text:p>$24</text:p>
          </table:table-cell>
          <table:table-cell table:style-name="ce103" table:formula="of:=[.$C$11]-[.G23]" office:value-type="currency" office:currency="AUD" office:value="-654.168674296659" calcext:value-type="currency">
            <text:p>-$654</text:p>
          </table:table-cell>
          <table:table-cell table:style-name="ce103" table:formula="of:=[.$C$11]-[.H23]" office:value-type="currency" office:currency="AUD" office:value="-1360.14072978282" calcext:value-type="currency">
            <text:p>-$1,360</text:p>
          </table:table-cell>
          <table:table-cell table:style-name="ce103" table:formula="of:=[.$C$11]-[.I23]" office:value-type="currency" office:currency="AUD" office:value="-2090.8196583277" calcext:value-type="currency">
            <text:p>-$2,091</text:p>
          </table:table-cell>
          <table:table-cell table:style-name="ce103" table:formula="of:=[.$C$11]-[.J23]" office:value-type="currency" office:currency="AUD" office:value="-2843.05977978488" calcext:value-type="currency">
            <text:p>-$2,843</text:p>
          </table:table-cell>
          <table:table-cell table:style-name="ce103" table:formula="of:=[.$C$11]-[.K23]" office:value-type="currency" office:currency="AUD" office:value="-3613.89088660976" calcext:value-type="currency">
            <text:p>-$3,614</text:p>
          </table:table-cell>
          <table:table-cell table:style-name="ce103" table:formula="of:=[.$C$11]-[.L23]" office:value-type="currency" office:currency="AUD" office:value="-4400.5752131915" calcext:value-type="currency">
            <text:p>-$4,401</text:p>
          </table:table-cell>
          <table:table-cell table:style-name="ce103" table:formula="of:=[.$C$11]-[.M23]" office:value-type="currency" office:currency="AUD" office:value="-5200.6414700726" calcext:value-type="currency">
            <text:p>-$5,201</text:p>
          </table:table-cell>
          <table:table-cell table:style-name="ce103" table:formula="of:=[.$C$11]-[.N23]" office:value-type="currency" office:currency="AUD" office:value="-6011.8992969006" calcext:value-type="currency">
            <text:p>-$6,012</text:p>
          </table:table-cell>
          <table:table-cell table:style-name="ce103" table:formula="of:=[.$C$11]-[.O23]" office:value-type="currency" office:currency="AUD" office:value="-6832.4382059892" calcext:value-type="currency">
            <text:p>-$6,832</text:p>
          </table:table-cell>
          <table:table-cell table:style-name="ce103" table:formula="of:=[.$C$11]-[.P23]" office:value-type="currency" office:currency="AUD" office:value="-7660.6151691888" calcext:value-type="currency">
            <text:p>-$7,661</text:p>
          </table:table-cell>
          <table:table-cell table:style-name="ce103" table:formula="of:=[.$C$11]-[.Q23]" office:value-type="currency" office:currency="AUD" office:value="-8495.0346474419" calcext:value-type="currency">
            <text:p>-$8,495</text:p>
          </table:table-cell>
        </table:table-row>
        <table:table-row table:style-name="ro1">
          <table:table-cell/>
          <table:table-cell office:value-type="string" calcext:value-type="string">
            <text:p>Accumulative Interest:</text:p>
          </table:table-cell>
          <table:table-cell table:formula="of:=-CUMIPMT([.C22]/12;[.$C$10];[.$C$7];1;[.$C$10];0)" office:value-type="currency" office:currency="AUD" office:value="533922.355425746" calcext:value-type="currency">
            <text:p>$533,922</text:p>
          </table:table-cell>
          <table:table-cell table:formula="of:=-CUMIPMT([.D22]/12;[.$C$10];[.$C$7];1;[.$C$10];0)" office:value-type="currency" office:currency="AUD" office:value="741109.00662649" calcext:value-type="currency">
            <text:p>$741,109</text:p>
          </table:table-cell>
          <table:table-cell table:style-name="ce103" table:formula="of:=-CUMIPMT([.E22]/12;[.$C$10];[.$C$7];1;[.$C$10];0)" office:value-type="currency" office:currency="AUD" office:value="961641.524288471" calcext:value-type="currency">
            <text:p>$961,642</text:p>
          </table:table-cell>
          <table:table-cell table:style-name="ce103" table:formula="of:=-CUMIPMT([.F22]/12;[.$C$10];[.$C$7];1;[.$C$10];0)" office:value-type="currency" office:currency="AUD" office:value="1194508.34657051" calcext:value-type="currency">
            <text:p>$1,194,508</text:p>
          </table:table-cell>
          <table:table-cell table:style-name="ce103" table:formula="of:=-CUMIPMT([.G22]/12;[.$C$10];[.$C$7];1;[.$C$10];0)" office:value-type="currency" office:currency="AUD" office:value="1438597.6227468" calcext:value-type="currency">
            <text:p>$1,438,598</text:p>
          </table:table-cell>
          <table:table-cell table:style-name="ce103" table:formula="of:=-CUMIPMT([.H22]/12;[.$C$10];[.$C$7];1;[.$C$10];0)" office:value-type="currency" office:currency="AUD" office:value="1692747.56272185" calcext:value-type="currency">
            <text:p>$1,692,748</text:p>
          </table:table-cell>
          <table:table-cell table:style-name="ce103" table:formula="of:=-CUMIPMT([.I22]/12;[.$C$10];[.$C$7];1;[.$C$10];0)" office:value-type="currency" office:currency="AUD" office:value="1955791.97699797" calcext:value-type="currency">
            <text:p>$1,955,792</text:p>
          </table:table-cell>
          <table:table-cell table:style-name="ce103" table:formula="of:=-CUMIPMT([.J22]/12;[.$C$10];[.$C$7];1;[.$C$10];0)" office:value-type="currency" office:currency="AUD" office:value="2226598.42072258" calcext:value-type="currency">
            <text:p>$2,226,598</text:p>
          </table:table-cell>
          <table:table-cell table:style-name="ce103" table:formula="of:=-CUMIPMT([.K22]/12;[.$C$10];[.$C$7];1;[.$C$10];0)" office:value-type="currency" office:currency="AUD" office:value="2504097.6191795" calcext:value-type="currency">
            <text:p>$2,504,098</text:p>
          </table:table-cell>
          <table:table-cell table:style-name="ce103" table:formula="of:=-CUMIPMT([.L22]/12;[.$C$10];[.$C$7];1;[.$C$10];0)" office:value-type="currency" office:currency="AUD" office:value="2787303.97674895" calcext:value-type="currency">
            <text:p>$2,787,304</text:p>
          </table:table-cell>
          <table:table-cell table:style-name="ce103" table:formula="of:=-CUMIPMT([.M22]/12;[.$C$10];[.$C$7];1;[.$C$10];0)" office:value-type="currency" office:currency="AUD" office:value="3075327.82922617" calcext:value-type="currency">
            <text:p>$3,075,328</text:p>
          </table:table-cell>
          <table:table-cell table:style-name="ce103" table:formula="of:=-CUMIPMT([.N22]/12;[.$C$10];[.$C$7];1;[.$C$10];0)" office:value-type="currency" office:currency="AUD" office:value="3367380.64688422" calcext:value-type="currency">
            <text:p>$3,367,381</text:p>
          </table:table-cell>
          <table:table-cell table:style-name="ce103" table:formula="of:=-CUMIPMT([.O22]/12;[.$C$10];[.$C$7];1;[.$C$10];0)" office:value-type="currency" office:currency="AUD" office:value="3662774.65415614" calcext:value-type="currency">
            <text:p>$3,662,775</text:p>
          </table:table-cell>
          <table:table-cell table:style-name="ce103" table:formula="of:=-CUMIPMT([.P22]/12;[.$C$10];[.$C$7];1;[.$C$10];0)" office:value-type="currency" office:currency="AUD" office:value="3960918.36090794" calcext:value-type="currency">
            <text:p>$3,960,918</text:p>
          </table:table-cell>
          <table:table-cell table:style-name="ce103" table:formula="of:=-CUMIPMT([.Q22]/12;[.$C$10];[.$C$7];1;[.$C$10];0)" office:value-type="currency" office:currency="AUD" office:value="4261309.37307907" calcext:value-type="currency">
            <text:p>$4,261,309</text:p>
          </table:table-cell>
        </table:table-row>
        <table:table-row table:style-name="ro1">
          <table:table-cell/>
          <table:table-cell office:value-type="string" calcext:value-type="string">
            <text:p>Accumulative Instalments:</text:p>
          </table:table-cell>
          <table:table-cell table:formula="of:=[.$C$7]+[.C25]" office:value-type="currency" office:currency="AUD" office:value="1565109.35542575" calcext:value-type="currency">
            <text:p>$1,565,109</text:p>
          </table:table-cell>
          <table:table-cell table:formula="of:=[.$C$7]+[.D25]" office:value-type="currency" office:currency="AUD" office:value="1772296.00662649" calcext:value-type="currency">
            <text:p>$1,772,296</text:p>
          </table:table-cell>
          <table:table-cell table:style-name="ce103" table:formula="of:=[.$C$7]+[.E25]" office:value-type="currency" office:currency="AUD" office:value="1992828.52428847" calcext:value-type="currency">
            <text:p>$1,992,829</text:p>
          </table:table-cell>
          <table:table-cell table:style-name="ce103" table:formula="of:=[.$C$7]+[.F25]" office:value-type="currency" office:currency="AUD" office:value="2225695.34657051" calcext:value-type="currency">
            <text:p>$2,225,695</text:p>
          </table:table-cell>
          <table:table-cell table:style-name="ce103" table:formula="of:=[.$C$7]+[.G25]" office:value-type="currency" office:currency="AUD" office:value="2469784.6227468" calcext:value-type="currency">
            <text:p>$2,469,785</text:p>
          </table:table-cell>
          <table:table-cell table:style-name="ce103" table:formula="of:=[.$C$7]+[.H25]" office:value-type="currency" office:currency="AUD" office:value="2723934.56272185" calcext:value-type="currency">
            <text:p>$2,723,935</text:p>
          </table:table-cell>
          <table:table-cell table:style-name="ce103" table:formula="of:=[.$C$7]+[.I25]" office:value-type="currency" office:currency="AUD" office:value="2986978.97699797" calcext:value-type="currency">
            <text:p>$2,986,979</text:p>
          </table:table-cell>
          <table:table-cell table:style-name="ce103" table:formula="of:=[.$C$7]+[.J25]" office:value-type="currency" office:currency="AUD" office:value="3257785.42072258" calcext:value-type="currency">
            <text:p>$3,257,785</text:p>
          </table:table-cell>
          <table:table-cell table:style-name="ce103" table:formula="of:=[.$C$7]+[.K25]" office:value-type="currency" office:currency="AUD" office:value="3535284.6191795" calcext:value-type="currency">
            <text:p>$3,535,285</text:p>
          </table:table-cell>
          <table:table-cell table:style-name="ce103" table:formula="of:=[.$C$7]+[.L25]" office:value-type="currency" office:currency="AUD" office:value="3818490.97674895" calcext:value-type="currency">
            <text:p>$3,818,491</text:p>
          </table:table-cell>
          <table:table-cell table:style-name="ce103" table:formula="of:=[.$C$7]+[.M25]" office:value-type="currency" office:currency="AUD" office:value="4106514.82922617" calcext:value-type="currency">
            <text:p>$4,106,515</text:p>
          </table:table-cell>
          <table:table-cell table:style-name="ce103" table:formula="of:=[.$C$7]+[.N25]" office:value-type="currency" office:currency="AUD" office:value="4398567.64688422" calcext:value-type="currency">
            <text:p>$4,398,568</text:p>
          </table:table-cell>
          <table:table-cell table:style-name="ce103" table:formula="of:=[.$C$7]+[.O25]" office:value-type="currency" office:currency="AUD" office:value="4693961.65415614" calcext:value-type="currency">
            <text:p>$4,693,962</text:p>
          </table:table-cell>
          <table:table-cell table:style-name="ce103" table:formula="of:=[.$C$7]+[.P25]" office:value-type="currency" office:currency="AUD" office:value="4992105.36090794" calcext:value-type="currency">
            <text:p>$4,992,105</text:p>
          </table:table-cell>
          <table:table-cell table:style-name="ce103" table:formula="of:=[.$C$7]+[.Q25]" office:value-type="currency" office:currency="AUD" office:value="5292496.37307907" calcext:value-type="currency">
            <text:p>$5,292,496</text:p>
          </table:table-cell>
        </table:table-row>
        <table:table-row table:style-name="ro1">
          <table:table-cell table:number-columns-repeated="4"/>
          <table:table-cell table:style-name="ce103" table:number-columns-repeated="8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5">
          <table:table-cell table:style-name="Default"/>
          <table:table-cell table:style-name="ce137" office:value-type="string" calcext:value-type="string">
            <text:p>Property Value Sensitivity:</text:p>
          </table:table-cell>
          <table:table-cell table:style-name="ce140" office:value-type="currency" office:currency="AUD" office:value="800000" calcext:value-type="currency">
            <text:p>$800,000</text:p>
          </table:table-cell>
          <table:table-cell table:style-name="ce140" table:formula="of:=[.C29]+100000" office:value-type="currency" office:currency="AUD" office:value="900000" calcext:value-type="currency">
            <text:p>$900,000</text:p>
          </table:table-cell>
          <table:table-cell table:style-name="ce140" table:formula="of:=[.D29]+100000" office:value-type="currency" office:currency="AUD" office:value="1000000" calcext:value-type="currency">
            <text:p>$1,000,000</text:p>
          </table:table-cell>
          <table:table-cell table:style-name="ce140" table:formula="of:=[.E29]+100000" office:value-type="currency" office:currency="AUD" office:value="1100000" calcext:value-type="currency">
            <text:p>$1,100,000</text:p>
          </table:table-cell>
          <table:table-cell table:style-name="ce140" table:formula="of:=[.F29]+100000" office:value-type="currency" office:currency="AUD" office:value="1200000" calcext:value-type="currency">
            <text:p>$1,200,000</text:p>
          </table:table-cell>
          <table:table-cell table:style-name="ce140" table:formula="of:=[.G29]+100000" office:value-type="currency" office:currency="AUD" office:value="1300000" calcext:value-type="currency">
            <text:p>$1,300,000</text:p>
          </table:table-cell>
          <table:table-cell table:style-name="ce140" table:formula="of:=[.H29]+100000" office:value-type="currency" office:currency="AUD" office:value="1400000" calcext:value-type="currency">
            <text:p>$1,400,000</text:p>
          </table:table-cell>
          <table:table-cell table:style-name="ce140" table:formula="of:=[.I29]+100000" office:value-type="currency" office:currency="AUD" office:value="1500000" calcext:value-type="currency">
            <text:p>$1,500,000</text:p>
          </table:table-cell>
          <table:table-cell table:style-name="ce140" table:formula="of:=[.J29]+100000" office:value-type="currency" office:currency="AUD" office:value="1600000" calcext:value-type="currency">
            <text:p>$1,600,000</text:p>
          </table:table-cell>
          <table:table-cell table:style-name="ce140" table:formula="of:=[.K29]+100000" office:value-type="currency" office:currency="AUD" office:value="1700000" calcext:value-type="currency">
            <text:p>$1,700,00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Loan Value:</text:p>
          </table:table-cell>
          <table:table-cell table:formula="of:=[.C29]-[.$C$5]+[.$C$6]" office:value-type="currency" office:currency="AUD" office:value="731187" calcext:value-type="currency">
            <text:p>$731,187</text:p>
          </table:table-cell>
          <table:table-cell table:formula="of:=[.D29]-[.$C$5]+[.$C$6]" office:value-type="currency" office:currency="AUD" office:value="831187" calcext:value-type="currency">
            <text:p>$831,187</text:p>
          </table:table-cell>
          <table:table-cell table:style-name="ce103" table:formula="of:=[.E29]-[.$C$5]+[.$C$6]" office:value-type="currency" office:currency="AUD" office:value="931187" calcext:value-type="currency">
            <text:p>$931,187</text:p>
          </table:table-cell>
          <table:table-cell table:style-name="ce103" table:formula="of:=[.F29]-[.$C$5]+[.$C$6]" office:value-type="currency" office:currency="AUD" office:value="1031187" calcext:value-type="currency">
            <text:p>$1,031,187</text:p>
          </table:table-cell>
          <table:table-cell table:style-name="ce103" table:formula="of:=[.G29]-[.$C$5]+[.$C$6]" office:value-type="currency" office:currency="AUD" office:value="1131187" calcext:value-type="currency">
            <text:p>$1,131,187</text:p>
          </table:table-cell>
          <table:table-cell table:style-name="ce103" table:formula="of:=[.H29]-[.$C$5]+[.$C$6]" office:value-type="currency" office:currency="AUD" office:value="1231187" calcext:value-type="currency">
            <text:p>$1,231,187</text:p>
          </table:table-cell>
          <table:table-cell table:style-name="ce103" table:formula="of:=[.I29]-[.$C$5]+[.$C$6]" office:value-type="currency" office:currency="AUD" office:value="1331187" calcext:value-type="currency">
            <text:p>$1,331,187</text:p>
          </table:table-cell>
          <table:table-cell table:style-name="ce103" table:formula="of:=[.J29]-[.$C$5]+[.$C$6]" office:value-type="currency" office:currency="AUD" office:value="1431187" calcext:value-type="currency">
            <text:p>$1,431,187</text:p>
          </table:table-cell>
          <table:table-cell table:style-name="ce103" table:formula="of:=[.K29]-[.$C$5]+[.$C$6]" office:value-type="currency" office:currency="AUD" office:value="1531187" calcext:value-type="currency">
            <text:p>$1,531,187</text:p>
          </table:table-cell>
          <table:table-cell table:style-name="ce103" table:formula="of:=[.L29]-[.$C$5]+[.$C$6]" office:value-type="currency" office:currency="AUD" office:value="1631187" calcext:value-type="currency">
            <text:p>$1,631,187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Monthly Instalments:</text:p>
          </table:table-cell>
          <table:table-cell table:style-name="ce131" table:formula="of:=-PMT([.$C$8]/12;[.$C$10];[.C30];0)" office:value-type="currency" office:currency="AUD" office:value="4257.72348872861" calcext:value-type="currency">
            <text:p>$4,257.72</text:p>
          </table:table-cell>
          <table:table-cell table:style-name="ce131" table:formula="of:=-PMT([.$C$8]/12;[.$C$10];[.D30];0)" office:value-type="currency" office:currency="AUD" office:value="4840.02644115099" calcext:value-type="currency">
            <text:p>$4,840.03</text:p>
          </table:table-cell>
          <table:table-cell table:style-name="ce131" table:formula="of:=-PMT([.$C$8]/12;[.$C$10];[.E30];0)" office:value-type="currency" office:currency="AUD" office:value="5422.32939357337" calcext:value-type="currency">
            <text:p>$5,422.33</text:p>
          </table:table-cell>
          <table:table-cell table:style-name="ce131" table:formula="of:=-PMT([.$C$8]/12;[.$C$10];[.F30];0)" office:value-type="currency" office:currency="AUD" office:value="6004.63234599575" calcext:value-type="currency">
            <text:p>$6,004.63</text:p>
          </table:table-cell>
          <table:table-cell table:style-name="ce131" table:formula="of:=-PMT([.$C$8]/12;[.$C$10];[.G30];0)" office:value-type="currency" office:currency="AUD" office:value="6586.93529841813" calcext:value-type="currency">
            <text:p>$6,586.94</text:p>
          </table:table-cell>
          <table:table-cell table:style-name="ce131" table:formula="of:=-PMT([.$C$8]/12;[.$C$10];[.H30];0)" office:value-type="currency" office:currency="AUD" office:value="7169.23825084051" calcext:value-type="currency">
            <text:p>$7,169.24</text:p>
          </table:table-cell>
          <table:table-cell table:style-name="ce131" table:formula="of:=-PMT([.$C$8]/12;[.$C$10];[.I30];0)" office:value-type="currency" office:currency="AUD" office:value="7751.54120326288" calcext:value-type="currency">
            <text:p>$7,751.54</text:p>
          </table:table-cell>
          <table:table-cell table:style-name="ce131" table:formula="of:=-PMT([.$C$8]/12;[.$C$10];[.J30];0)" office:value-type="currency" office:currency="AUD" office:value="8333.84415568526" calcext:value-type="currency">
            <text:p>$8,333.84</text:p>
          </table:table-cell>
          <table:table-cell table:style-name="ce131" table:formula="of:=-PMT([.$C$8]/12;[.$C$10];[.K30];0)" office:value-type="currency" office:currency="AUD" office:value="8916.14710810764" calcext:value-type="currency">
            <text:p>$8,916.15</text:p>
          </table:table-cell>
          <table:table-cell table:style-name="ce131" table:formula="of:=-PMT([.$C$8]/12;[.$C$10];[.L30];0)" office:value-type="currency" office:currency="AUD" office:value="9498.45006053002" calcext:value-type="currency">
            <text:p>$9,498.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Monthly Variance:</text:p>
          </table:table-cell>
          <table:table-cell table:formula="of:=[.$C$11]-[.C31]" office:value-type="currency" office:currency="AUD" office:value="1948.62067793809" calcext:value-type="currency">
            <text:p>$1,949</text:p>
          </table:table-cell>
          <table:table-cell table:formula="of:=[.$C$11]-[.D31]" office:value-type="currency" office:currency="AUD" office:value="1366.31772551571" calcext:value-type="currency">
            <text:p>$1,366</text:p>
          </table:table-cell>
          <table:table-cell table:style-name="ce103" table:formula="of:=[.$C$11]-[.E31]" office:value-type="currency" office:currency="AUD" office:value="784.01477309333" calcext:value-type="currency">
            <text:p>$784</text:p>
          </table:table-cell>
          <table:table-cell table:style-name="ce103" table:formula="of:=[.$C$11]-[.F31]" office:value-type="currency" office:currency="AUD" office:value="201.71182067095" calcext:value-type="currency">
            <text:p>$202</text:p>
          </table:table-cell>
          <table:table-cell table:style-name="ce103" table:formula="of:=[.$C$11]-[.G31]" office:value-type="currency" office:currency="AUD" office:value="-380.591131751429" calcext:value-type="currency">
            <text:p>-$381</text:p>
          </table:table-cell>
          <table:table-cell table:style-name="ce103" table:formula="of:=[.$C$11]-[.H31]" office:value-type="currency" office:currency="AUD" office:value="-962.89408417381" calcext:value-type="currency">
            <text:p>-$963</text:p>
          </table:table-cell>
          <table:table-cell table:style-name="ce103" table:formula="of:=[.$C$11]-[.I31]" office:value-type="currency" office:currency="AUD" office:value="-1545.19703659618" calcext:value-type="currency">
            <text:p>-$1,545</text:p>
          </table:table-cell>
          <table:table-cell table:style-name="ce103" table:formula="of:=[.$C$11]-[.J31]" office:value-type="currency" office:currency="AUD" office:value="-2127.49998901856" calcext:value-type="currency">
            <text:p>-$2,127</text:p>
          </table:table-cell>
          <table:table-cell table:style-name="ce103" table:formula="of:=[.$C$11]-[.K31]" office:value-type="currency" office:currency="AUD" office:value="-2709.80294144094" calcext:value-type="currency">
            <text:p>-$2,710</text:p>
          </table:table-cell>
          <table:table-cell table:style-name="ce103" table:formula="of:=[.$C$11]-[.L31]" office:value-type="currency" office:currency="AUD" office:value="-3292.10589386332" calcext:value-type="currency">
            <text:p>-$3,29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Accumulative Interest:</text:p>
          </table:table-cell>
          <table:table-cell table:formula="of:=-CUMIPMT([.$C$8]/12;[.$C$10];[.C30];1;[.$C$10];0)" office:value-type="currency" office:currency="AUD" office:value="801593.455942306" calcext:value-type="currency">
            <text:p>$801,593</text:p>
          </table:table-cell>
          <table:table-cell table:formula="of:=-CUMIPMT([.$C$8]/12;[.$C$10];[.D30];1;[.$C$10];0)" office:value-type="currency" office:currency="AUD" office:value="911222.518814363" calcext:value-type="currency">
            <text:p>$911,223</text:p>
          </table:table-cell>
          <table:table-cell table:style-name="ce103" table:formula="of:=-CUMIPMT([.$C$8]/12;[.$C$10];[.E30];1;[.$C$10];0)" office:value-type="currency" office:currency="AUD" office:value="1020851.58168642" calcext:value-type="currency">
            <text:p>$1,020,852</text:p>
          </table:table-cell>
          <table:table-cell table:style-name="ce103" table:formula="of:=-CUMIPMT([.$C$8]/12;[.$C$10];[.F30];1;[.$C$10];0)" office:value-type="currency" office:currency="AUD" office:value="1130480.64455848" calcext:value-type="currency">
            <text:p>$1,130,481</text:p>
          </table:table-cell>
          <table:table-cell table:style-name="ce103" table:formula="of:=-CUMIPMT([.$C$8]/12;[.$C$10];[.G30];1;[.$C$10];0)" office:value-type="currency" office:currency="AUD" office:value="1240109.70743053" calcext:value-type="currency">
            <text:p>$1,240,110</text:p>
          </table:table-cell>
          <table:table-cell table:style-name="ce103" table:formula="of:=-CUMIPMT([.$C$8]/12;[.$C$10];[.H30];1;[.$C$10];0)" office:value-type="currency" office:currency="AUD" office:value="1349738.77030259" calcext:value-type="currency">
            <text:p>$1,349,739</text:p>
          </table:table-cell>
          <table:table-cell table:style-name="ce103" table:formula="of:=-CUMIPMT([.$C$8]/12;[.$C$10];[.I30];1;[.$C$10];0)" office:value-type="currency" office:currency="AUD" office:value="1459367.83317465" calcext:value-type="currency">
            <text:p>$1,459,368</text:p>
          </table:table-cell>
          <table:table-cell table:style-name="ce103" table:formula="of:=-CUMIPMT([.$C$8]/12;[.$C$10];[.J30];1;[.$C$10];0)" office:value-type="currency" office:currency="AUD" office:value="1568996.8960467" calcext:value-type="currency">
            <text:p>$1,568,997</text:p>
          </table:table-cell>
          <table:table-cell table:style-name="ce103" table:formula="of:=-CUMIPMT([.$C$8]/12;[.$C$10];[.K30];1;[.$C$10];0)" office:value-type="currency" office:currency="AUD" office:value="1678625.95891876" calcext:value-type="currency">
            <text:p>$1,678,626</text:p>
          </table:table-cell>
          <table:table-cell table:style-name="ce103" table:formula="of:=-CUMIPMT([.$C$8]/12;[.$C$10];[.L30];1;[.$C$10];0)" office:value-type="currency" office:currency="AUD" office:value="1788255.02179082" calcext:value-type="currency">
            <text:p>$1,788,2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Accumulative Instalments:</text:p>
          </table:table-cell>
          <table:table-cell table:formula="of:=[.C29]+[.C33]" office:value-type="currency" office:currency="AUD" office:value="1601593.45594231" calcext:value-type="currency">
            <text:p>$1,601,593</text:p>
          </table:table-cell>
          <table:table-cell table:formula="of:=[.D29]+[.D33]" office:value-type="currency" office:currency="AUD" office:value="1811222.51881436" calcext:value-type="currency">
            <text:p>$1,811,223</text:p>
          </table:table-cell>
          <table:table-cell table:style-name="ce103" table:formula="of:=[.E29]+[.E33]" office:value-type="currency" office:currency="AUD" office:value="2020851.58168642" calcext:value-type="currency">
            <text:p>$2,020,852</text:p>
          </table:table-cell>
          <table:table-cell table:style-name="ce103" table:formula="of:=[.F29]+[.F33]" office:value-type="currency" office:currency="AUD" office:value="2230480.64455848" calcext:value-type="currency">
            <text:p>$2,230,481</text:p>
          </table:table-cell>
          <table:table-cell table:style-name="ce103" table:formula="of:=[.G29]+[.G33]" office:value-type="currency" office:currency="AUD" office:value="2440109.70743053" calcext:value-type="currency">
            <text:p>$2,440,110</text:p>
          </table:table-cell>
          <table:table-cell table:style-name="ce103" table:formula="of:=[.H29]+[.H33]" office:value-type="currency" office:currency="AUD" office:value="2649738.77030259" calcext:value-type="currency">
            <text:p>$2,649,739</text:p>
          </table:table-cell>
          <table:table-cell table:style-name="ce103" table:formula="of:=[.I29]+[.I33]" office:value-type="currency" office:currency="AUD" office:value="2859367.83317465" calcext:value-type="currency">
            <text:p>$2,859,368</text:p>
          </table:table-cell>
          <table:table-cell table:style-name="ce103" table:formula="of:=[.J29]+[.J33]" office:value-type="currency" office:currency="AUD" office:value="3068996.8960467" calcext:value-type="currency">
            <text:p>$3,068,997</text:p>
          </table:table-cell>
          <table:table-cell table:style-name="ce103" table:formula="of:=[.K29]+[.K33]" office:value-type="currency" office:currency="AUD" office:value="3278625.95891876" calcext:value-type="currency">
            <text:p>$3,278,626</text:p>
          </table:table-cell>
          <table:table-cell table:style-name="ce103" table:formula="of:=[.L29]+[.L33]" office:value-type="currency" office:currency="AUD" office:value="3488255.02179082" calcext:value-type="currency">
            <text:p>$3,488,255</text:p>
          </table:table-cell>
          <table:table-cell table:number-columns-repeated="5"/>
        </table:table-row>
      </table:table>
      <table:table table:name="Matix" table:style-name="ta1">
        <office:forms form:automatic-focus="false" form:apply-design-mode="false"/>
        <table:table-column table:style-name="co18" table:default-cell-style-name="Default"/>
        <table:table-column table:style-name="co22" table:default-cell-style-name="ce145"/>
        <table:table-column table:style-name="co23" table:default-cell-style-name="ce148"/>
        <table:table-column table:style-name="co23" table:number-columns-repeated="9" table:default-cell-style-name="ce143"/>
        <table:table-column table:style-name="co1" table:number-columns-repeated="2" table:default-cell-style-name="Default"/>
        <table:table-row table:style-name="ro7">
          <table:table-cell table:style-name="ce141" office:value-type="string" calcext:value-type="string" table:number-columns-spanned="2" table:number-rows-spanned="2">
            <text:p>Monthly Instalments</text:p>
          </table:table-cell>
          <table:covered-table-cell table:style-name="ce111"/>
          <table:table-cell table:style-name="ce146" office:value-type="string" calcext:value-type="string" table:number-columns-spanned="10" table:number-rows-spanned="1">
            <text:p>Property Value</text:p>
          </table:table-cell>
          <table:covered-table-cell table:number-columns-repeated="9" table:style-name="ce149"/>
          <table:table-cell table:number-columns-repeated="2"/>
        </table:table-row>
        <table:table-row table:style-name="ro5">
          <table:covered-table-cell table:style-name="ce122"/>
          <table:covered-table-cell table:style-name="ce144"/>
          <table:table-cell table:style-name="ce147" office:value-type="currency" office:currency="AUD" office:value="800000" calcext:value-type="currency">
            <text:p>$800,000</text:p>
          </table:table-cell>
          <table:table-cell table:style-name="ce140" table:formula="of:=[.C2]+100000" office:value-type="currency" office:currency="AUD" office:value="900000" calcext:value-type="currency">
            <text:p>$900,000</text:p>
          </table:table-cell>
          <table:table-cell table:style-name="ce140" table:formula="of:=[.D2]+100000" office:value-type="currency" office:currency="AUD" office:value="1000000" calcext:value-type="currency">
            <text:p>$1,000,000</text:p>
          </table:table-cell>
          <table:table-cell table:style-name="ce140" table:formula="of:=[.E2]+100000" office:value-type="currency" office:currency="AUD" office:value="1100000" calcext:value-type="currency">
            <text:p>$1,100,000</text:p>
          </table:table-cell>
          <table:table-cell table:style-name="ce140" table:formula="of:=[.F2]+100000" office:value-type="currency" office:currency="AUD" office:value="1200000" calcext:value-type="currency">
            <text:p>$1,200,000</text:p>
          </table:table-cell>
          <table:table-cell table:style-name="ce140" table:formula="of:=[.G2]+100000" office:value-type="currency" office:currency="AUD" office:value="1300000" calcext:value-type="currency">
            <text:p>$1,300,000</text:p>
          </table:table-cell>
          <table:table-cell table:style-name="ce140" table:formula="of:=[.H2]+100000" office:value-type="currency" office:currency="AUD" office:value="1400000" calcext:value-type="currency">
            <text:p>$1,400,000</text:p>
          </table:table-cell>
          <table:table-cell table:style-name="ce140" table:formula="of:=[.I2]+100000" office:value-type="currency" office:currency="AUD" office:value="1500000" calcext:value-type="currency">
            <text:p>$1,500,000</text:p>
          </table:table-cell>
          <table:table-cell table:style-name="ce140" table:formula="of:=[.J2]+100000" office:value-type="currency" office:currency="AUD" office:value="1600000" calcext:value-type="currency">
            <text:p>$1,600,000</text:p>
          </table:table-cell>
          <table:table-cell table:style-name="ce140" table:formula="of:=[.K2]+100000" office:value-type="currency" office:currency="AUD" office:value="1700000" calcext:value-type="currency">
            <text:p>$1,700,000</text:p>
          </table:table-cell>
          <table:table-cell table:number-columns-repeated="2"/>
        </table:table-row>
        <table:table-row table:style-name="ro5">
          <table:table-cell table:style-name="ce142" office:value-type="string" calcext:value-type="string" table:number-columns-spanned="1" table:number-rows-spanned="15">
            <text:p>Interest</text:p>
          </table:table-cell>
          <table:table-cell office:value-type="percentage" office:value="0.03" calcext:value-type="percentage">
            <text:p>3.00%</text:p>
          </table:table-cell>
          <table:table-cell table:formula="of:=-PMT([.$B3]/12;[$Sensitivity.$C$10];[.C$2]-[$Sensitivity.$C$5]+[$Sensitivity.$C$6];0)" office:value-type="currency" office:currency="AUD" office:value="3082.71388610536" calcext:value-type="currency">
            <text:p>$3,082.71</text:p>
          </table:table-cell>
          <table:table-cell table:formula="of:=-PMT([.$B3]/12;[$Sensitivity.$C$10];[.D$2]-[$Sensitivity.$C$5]+[$Sensitivity.$C$6];0)" office:value-type="currency" office:currency="AUD" office:value="3504.31791983481" calcext:value-type="currency">
            <text:p>$3,504.32</text:p>
          </table:table-cell>
          <table:table-cell table:formula="of:=-PMT([.$B3]/12;[$Sensitivity.$C$10];[.E$2]-[$Sensitivity.$C$5]+[$Sensitivity.$C$6];0)" office:value-type="currency" office:currency="AUD" office:value="3925.92195356426" calcext:value-type="currency">
            <text:p>$3,925.92</text:p>
          </table:table-cell>
          <table:table-cell table:formula="of:=-PMT([.$B3]/12;[$Sensitivity.$C$10];[.F$2]-[$Sensitivity.$C$5]+[$Sensitivity.$C$6];0)" office:value-type="currency" office:currency="AUD" office:value="4347.52598729371" calcext:value-type="currency">
            <text:p>$4,347.53</text:p>
          </table:table-cell>
          <table:table-cell table:formula="of:=-PMT([.$B3]/12;[$Sensitivity.$C$10];[.G$2]-[$Sensitivity.$C$5]+[$Sensitivity.$C$6];0)" office:value-type="currency" office:currency="AUD" office:value="4769.13002102316" calcext:value-type="currency">
            <text:p>$4,769.13</text:p>
          </table:table-cell>
          <table:table-cell table:formula="of:=-PMT([.$B3]/12;[$Sensitivity.$C$10];[.H$2]-[$Sensitivity.$C$5]+[$Sensitivity.$C$6];0)" office:value-type="currency" office:currency="AUD" office:value="5190.73405475261" calcext:value-type="currency">
            <text:p>$5,190.73</text:p>
          </table:table-cell>
          <table:table-cell table:formula="of:=-PMT([.$B3]/12;[$Sensitivity.$C$10];[.I$2]-[$Sensitivity.$C$5]+[$Sensitivity.$C$6];0)" office:value-type="currency" office:currency="AUD" office:value="5612.33808848206" calcext:value-type="currency">
            <text:p>$5,612.34</text:p>
          </table:table-cell>
          <table:table-cell table:formula="of:=-PMT([.$B3]/12;[$Sensitivity.$C$10];[.J$2]-[$Sensitivity.$C$5]+[$Sensitivity.$C$6];0)" office:value-type="currency" office:currency="AUD" office:value="6033.94212221151" calcext:value-type="currency">
            <text:p>$6,033.94</text:p>
          </table:table-cell>
          <table:table-cell table:formula="of:=-PMT([.$B3]/12;[$Sensitivity.$C$10];[.K$2]-[$Sensitivity.$C$5]+[$Sensitivity.$C$6];0)" office:value-type="currency" office:currency="AUD" office:value="6455.54615594096" calcext:value-type="currency">
            <text:p>$6,455.55</text:p>
          </table:table-cell>
          <table:table-cell table:formula="of:=-PMT([.$B3]/12;[$Sensitivity.$C$10];[.L$2]-[$Sensitivity.$C$5]+[$Sensitivity.$C$6];0)" office:value-type="currency" office:currency="AUD" office:value="6877.15018967041" calcext:value-type="currency">
            <text:p>$6,877.15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4" calcext:value-type="percentage">
            <text:p>4.00%</text:p>
          </table:table-cell>
          <table:table-cell table:formula="of:=-PMT([.$B4]/12;[$Sensitivity.$C$10];[.C$2]-[$Sensitivity.$C$5]+[$Sensitivity.$C$6];0)" office:value-type="currency" office:currency="AUD" office:value="3490.79857645503" calcext:value-type="currency">
            <text:p>$3,490.80</text:p>
          </table:table-cell>
          <table:table-cell table:formula="of:=-PMT([.$B4]/12;[$Sensitivity.$C$10];[.D$2]-[$Sensitivity.$C$5]+[$Sensitivity.$C$6];0)" office:value-type="currency" office:currency="AUD" office:value="3968.21387192049" calcext:value-type="currency">
            <text:p>$3,968.21</text:p>
          </table:table-cell>
          <table:table-cell table:formula="of:=-PMT([.$B4]/12;[$Sensitivity.$C$10];[.E$2]-[$Sensitivity.$C$5]+[$Sensitivity.$C$6];0)" office:value-type="currency" office:currency="AUD" office:value="4445.62916738595" calcext:value-type="currency">
            <text:p>$4,445.63</text:p>
          </table:table-cell>
          <table:table-cell table:formula="of:=-PMT([.$B4]/12;[$Sensitivity.$C$10];[.F$2]-[$Sensitivity.$C$5]+[$Sensitivity.$C$6];0)" office:value-type="currency" office:currency="AUD" office:value="4923.04446285141" calcext:value-type="currency">
            <text:p>$4,923.04</text:p>
          </table:table-cell>
          <table:table-cell table:formula="of:=-PMT([.$B4]/12;[$Sensitivity.$C$10];[.G$2]-[$Sensitivity.$C$5]+[$Sensitivity.$C$6];0)" office:value-type="currency" office:currency="AUD" office:value="5400.45975831687" calcext:value-type="currency">
            <text:p>$5,400.46</text:p>
          </table:table-cell>
          <table:table-cell table:formula="of:=-PMT([.$B4]/12;[$Sensitivity.$C$10];[.H$2]-[$Sensitivity.$C$5]+[$Sensitivity.$C$6];0)" office:value-type="currency" office:currency="AUD" office:value="5877.87505378233" calcext:value-type="currency">
            <text:p>$5,877.88</text:p>
          </table:table-cell>
          <table:table-cell table:formula="of:=-PMT([.$B4]/12;[$Sensitivity.$C$10];[.I$2]-[$Sensitivity.$C$5]+[$Sensitivity.$C$6];0)" office:value-type="currency" office:currency="AUD" office:value="6355.29034924779" calcext:value-type="currency">
            <text:p>$6,355.29</text:p>
          </table:table-cell>
          <table:table-cell table:formula="of:=-PMT([.$B4]/12;[$Sensitivity.$C$10];[.J$2]-[$Sensitivity.$C$5]+[$Sensitivity.$C$6];0)" office:value-type="currency" office:currency="AUD" office:value="6832.70564471325" calcext:value-type="currency">
            <text:p>$6,832.71</text:p>
          </table:table-cell>
          <table:table-cell table:formula="of:=-PMT([.$B4]/12;[$Sensitivity.$C$10];[.K$2]-[$Sensitivity.$C$5]+[$Sensitivity.$C$6];0)" office:value-type="currency" office:currency="AUD" office:value="7310.12094017871" calcext:value-type="currency">
            <text:p>$7,310.12</text:p>
          </table:table-cell>
          <table:table-cell table:formula="of:=-PMT([.$B4]/12;[$Sensitivity.$C$10];[.L$2]-[$Sensitivity.$C$5]+[$Sensitivity.$C$6];0)" office:value-type="currency" office:currency="AUD" office:value="7787.53623564417" calcext:value-type="currency">
            <text:p>$7,787.54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5" calcext:value-type="percentage">
            <text:p>5.00%</text:p>
          </table:table-cell>
          <table:table-cell table:formula="of:=-PMT([.$B5]/12;[$Sensitivity.$C$10];[.C$2]-[$Sensitivity.$C$5]+[$Sensitivity.$C$6];0)" office:value-type="currency" office:currency="AUD" office:value="3925.16992065377" calcext:value-type="currency">
            <text:p>$3,925.17</text:p>
          </table:table-cell>
          <table:table-cell table:formula="of:=-PMT([.$B5]/12;[$Sensitivity.$C$10];[.D$2]-[$Sensitivity.$C$5]+[$Sensitivity.$C$6];0)" office:value-type="currency" office:currency="AUD" office:value="4461.99154366591" calcext:value-type="currency">
            <text:p>$4,461.99</text:p>
          </table:table-cell>
          <table:table-cell table:formula="of:=-PMT([.$B5]/12;[$Sensitivity.$C$10];[.E$2]-[$Sensitivity.$C$5]+[$Sensitivity.$C$6];0)" office:value-type="currency" office:currency="AUD" office:value="4998.81316667805" calcext:value-type="currency">
            <text:p>$4,998.81</text:p>
          </table:table-cell>
          <table:table-cell table:formula="of:=-PMT([.$B5]/12;[$Sensitivity.$C$10];[.F$2]-[$Sensitivity.$C$5]+[$Sensitivity.$C$6];0)" office:value-type="currency" office:currency="AUD" office:value="5535.63478969018" calcext:value-type="currency">
            <text:p>$5,535.63</text:p>
          </table:table-cell>
          <table:table-cell table:formula="of:=-PMT([.$B5]/12;[$Sensitivity.$C$10];[.G$2]-[$Sensitivity.$C$5]+[$Sensitivity.$C$6];0)" office:value-type="currency" office:currency="AUD" office:value="6072.45641270233" calcext:value-type="currency">
            <text:p>$6,072.46</text:p>
          </table:table-cell>
          <table:table-cell table:formula="of:=-PMT([.$B5]/12;[$Sensitivity.$C$10];[.H$2]-[$Sensitivity.$C$5]+[$Sensitivity.$C$6];0)" office:value-type="currency" office:currency="AUD" office:value="6609.27803571446" calcext:value-type="currency">
            <text:p>$6,609.28</text:p>
          </table:table-cell>
          <table:table-cell table:formula="of:=-PMT([.$B5]/12;[$Sensitivity.$C$10];[.I$2]-[$Sensitivity.$C$5]+[$Sensitivity.$C$6];0)" office:value-type="currency" office:currency="AUD" office:value="7146.0996587266" calcext:value-type="currency">
            <text:p>$7,146.10</text:p>
          </table:table-cell>
          <table:table-cell table:formula="of:=-PMT([.$B5]/12;[$Sensitivity.$C$10];[.J$2]-[$Sensitivity.$C$5]+[$Sensitivity.$C$6];0)" office:value-type="currency" office:currency="AUD" office:value="7682.92128173874" calcext:value-type="currency">
            <text:p>$7,682.92</text:p>
          </table:table-cell>
          <table:table-cell table:formula="of:=-PMT([.$B5]/12;[$Sensitivity.$C$10];[.K$2]-[$Sensitivity.$C$5]+[$Sensitivity.$C$6];0)" office:value-type="currency" office:currency="AUD" office:value="8219.74290475088" calcext:value-type="currency">
            <text:p>$8,219.74</text:p>
          </table:table-cell>
          <table:table-cell table:formula="of:=-PMT([.$B5]/12;[$Sensitivity.$C$10];[.L$2]-[$Sensitivity.$C$5]+[$Sensitivity.$C$6];0)" office:value-type="currency" office:currency="AUD" office:value="8756.56452776302" calcext:value-type="currency">
            <text:p>$8,756.56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6" calcext:value-type="percentage">
            <text:p>6.00%</text:p>
          </table:table-cell>
          <table:table-cell table:formula="of:=-PMT([.$B6]/12;[$Sensitivity.$C$10];[.C$2]-[$Sensitivity.$C$5]+[$Sensitivity.$C$6];0)" office:value-type="currency" office:currency="AUD" office:value="4383.83549834866" calcext:value-type="currency">
            <text:p>$4,383.84</text:p>
          </table:table-cell>
          <table:table-cell table:formula="of:=-PMT([.$B6]/12;[$Sensitivity.$C$10];[.D$2]-[$Sensitivity.$C$5]+[$Sensitivity.$C$6];0)" office:value-type="currency" office:currency="AUD" office:value="4983.38602350141" calcext:value-type="currency">
            <text:p>$4,983.39</text:p>
          </table:table-cell>
          <table:table-cell table:formula="of:=-PMT([.$B6]/12;[$Sensitivity.$C$10];[.E$2]-[$Sensitivity.$C$5]+[$Sensitivity.$C$6];0)" office:value-type="currency" office:currency="AUD" office:value="5582.93654865416" calcext:value-type="currency">
            <text:p>$5,582.94</text:p>
          </table:table-cell>
          <table:table-cell table:formula="of:=-PMT([.$B6]/12;[$Sensitivity.$C$10];[.F$2]-[$Sensitivity.$C$5]+[$Sensitivity.$C$6];0)" office:value-type="currency" office:currency="AUD" office:value="6182.48707380691" calcext:value-type="currency">
            <text:p>$6,182.49</text:p>
          </table:table-cell>
          <table:table-cell table:formula="of:=-PMT([.$B6]/12;[$Sensitivity.$C$10];[.G$2]-[$Sensitivity.$C$5]+[$Sensitivity.$C$6];0)" office:value-type="currency" office:currency="AUD" office:value="6782.03759895967" calcext:value-type="currency">
            <text:p>$6,782.04</text:p>
          </table:table-cell>
          <table:table-cell table:formula="of:=-PMT([.$B6]/12;[$Sensitivity.$C$10];[.H$2]-[$Sensitivity.$C$5]+[$Sensitivity.$C$6];0)" office:value-type="currency" office:currency="AUD" office:value="7381.58812411242" calcext:value-type="currency">
            <text:p>$7,381.59</text:p>
          </table:table-cell>
          <table:table-cell table:formula="of:=-PMT([.$B6]/12;[$Sensitivity.$C$10];[.I$2]-[$Sensitivity.$C$5]+[$Sensitivity.$C$6];0)" office:value-type="currency" office:currency="AUD" office:value="7981.13864926517" calcext:value-type="currency">
            <text:p>$7,981.14</text:p>
          </table:table-cell>
          <table:table-cell table:formula="of:=-PMT([.$B6]/12;[$Sensitivity.$C$10];[.J$2]-[$Sensitivity.$C$5]+[$Sensitivity.$C$6];0)" office:value-type="currency" office:currency="AUD" office:value="8580.68917441792" calcext:value-type="currency">
            <text:p>$8,580.69</text:p>
          </table:table-cell>
          <table:table-cell table:formula="of:=-PMT([.$B6]/12;[$Sensitivity.$C$10];[.K$2]-[$Sensitivity.$C$5]+[$Sensitivity.$C$6];0)" office:value-type="currency" office:currency="AUD" office:value="9180.23969957068" calcext:value-type="currency">
            <text:p>$9,180.24</text:p>
          </table:table-cell>
          <table:table-cell table:formula="of:=-PMT([.$B6]/12;[$Sensitivity.$C$10];[.L$2]-[$Sensitivity.$C$5]+[$Sensitivity.$C$6];0)" office:value-type="currency" office:currency="AUD" office:value="9779.79022472343" calcext:value-type="currency">
            <text:p>$9,779.79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7" calcext:value-type="percentage">
            <text:p>7.00%</text:p>
          </table:table-cell>
          <table:table-cell table:formula="of:=-PMT([.$B7]/12;[$Sensitivity.$C$10];[.C$2]-[$Sensitivity.$C$5]+[$Sensitivity.$C$6];0)" office:value-type="currency" office:currency="AUD" office:value="4864.60535542581" calcext:value-type="currency">
            <text:p>$4,864.61</text:p>
          </table:table-cell>
          <table:table-cell table:formula="of:=-PMT([.$B7]/12;[$Sensitivity.$C$10];[.D$2]-[$Sensitivity.$C$5]+[$Sensitivity.$C$6];0)" office:value-type="currency" office:currency="AUD" office:value="5529.907850605" calcext:value-type="currency">
            <text:p>$5,529.91</text:p>
          </table:table-cell>
          <table:table-cell table:formula="of:=-PMT([.$B7]/12;[$Sensitivity.$C$10];[.E$2]-[$Sensitivity.$C$5]+[$Sensitivity.$C$6];0)" office:value-type="currency" office:currency="AUD" office:value="6195.21034578418" calcext:value-type="currency">
            <text:p>$6,195.21</text:p>
          </table:table-cell>
          <table:table-cell table:formula="of:=-PMT([.$B7]/12;[$Sensitivity.$C$10];[.F$2]-[$Sensitivity.$C$5]+[$Sensitivity.$C$6];0)" office:value-type="currency" office:currency="AUD" office:value="6860.51284096336" calcext:value-type="currency">
            <text:p>$6,860.51</text:p>
          </table:table-cell>
          <table:table-cell table:formula="of:=-PMT([.$B7]/12;[$Sensitivity.$C$10];[.G$2]-[$Sensitivity.$C$5]+[$Sensitivity.$C$6];0)" office:value-type="currency" office:currency="AUD" office:value="7525.81533614255" calcext:value-type="currency">
            <text:p>$7,525.82</text:p>
          </table:table-cell>
          <table:table-cell table:formula="of:=-PMT([.$B7]/12;[$Sensitivity.$C$10];[.H$2]-[$Sensitivity.$C$5]+[$Sensitivity.$C$6];0)" office:value-type="currency" office:currency="AUD" office:value="8191.11783132173" calcext:value-type="currency">
            <text:p>$8,191.12</text:p>
          </table:table-cell>
          <table:table-cell table:formula="of:=-PMT([.$B7]/12;[$Sensitivity.$C$10];[.I$2]-[$Sensitivity.$C$5]+[$Sensitivity.$C$6];0)" office:value-type="currency" office:currency="AUD" office:value="8856.42032650091" calcext:value-type="currency">
            <text:p>$8,856.42</text:p>
          </table:table-cell>
          <table:table-cell table:formula="of:=-PMT([.$B7]/12;[$Sensitivity.$C$10];[.J$2]-[$Sensitivity.$C$5]+[$Sensitivity.$C$6];0)" office:value-type="currency" office:currency="AUD" office:value="9521.72282168009" calcext:value-type="currency">
            <text:p>$9,521.72</text:p>
          </table:table-cell>
          <table:table-cell table:formula="of:=-PMT([.$B7]/12;[$Sensitivity.$C$10];[.K$2]-[$Sensitivity.$C$5]+[$Sensitivity.$C$6];0)" office:value-type="currency" office:currency="AUD" office:value="10187.0253168593" calcext:value-type="currency">
            <text:p>$10,187.03</text:p>
          </table:table-cell>
          <table:table-cell table:formula="of:=-PMT([.$B7]/12;[$Sensitivity.$C$10];[.L$2]-[$Sensitivity.$C$5]+[$Sensitivity.$C$6];0)" office:value-type="currency" office:currency="AUD" office:value="10852.3278120385" calcext:value-type="currency">
            <text:p>$10,852.33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8" calcext:value-type="percentage">
            <text:p>8.00%</text:p>
          </table:table-cell>
          <table:table-cell table:formula="of:=-PMT([.$B8]/12;[$Sensitivity.$C$10];[.C$2]-[$Sensitivity.$C$5]+[$Sensitivity.$C$6];0)" office:value-type="currency" office:currency="AUD" office:value="5365.19117481139" calcext:value-type="currency">
            <text:p>$5,365.19</text:p>
          </table:table-cell>
          <table:table-cell table:formula="of:=-PMT([.$B8]/12;[$Sensitivity.$C$10];[.D$2]-[$Sensitivity.$C$5]+[$Sensitivity.$C$6];0)" office:value-type="currency" office:currency="AUD" office:value="6098.95574869077" calcext:value-type="currency">
            <text:p>$6,098.96</text:p>
          </table:table-cell>
          <table:table-cell table:formula="of:=-PMT([.$B8]/12;[$Sensitivity.$C$10];[.E$2]-[$Sensitivity.$C$5]+[$Sensitivity.$C$6];0)" office:value-type="currency" office:currency="AUD" office:value="6832.72032257015" calcext:value-type="currency">
            <text:p>$6,832.72</text:p>
          </table:table-cell>
          <table:table-cell table:formula="of:=-PMT([.$B8]/12;[$Sensitivity.$C$10];[.F$2]-[$Sensitivity.$C$5]+[$Sensitivity.$C$6];0)" office:value-type="currency" office:currency="AUD" office:value="7566.48489644952" calcext:value-type="currency">
            <text:p>$7,566.48</text:p>
          </table:table-cell>
          <table:table-cell table:formula="of:=-PMT([.$B8]/12;[$Sensitivity.$C$10];[.G$2]-[$Sensitivity.$C$5]+[$Sensitivity.$C$6];0)" office:value-type="currency" office:currency="AUD" office:value="8300.2494703289" calcext:value-type="currency">
            <text:p>$8,300.25</text:p>
          </table:table-cell>
          <table:table-cell table:formula="of:=-PMT([.$B8]/12;[$Sensitivity.$C$10];[.H$2]-[$Sensitivity.$C$5]+[$Sensitivity.$C$6];0)" office:value-type="currency" office:currency="AUD" office:value="9034.01404420827" calcext:value-type="currency">
            <text:p>$9,034.01</text:p>
          </table:table-cell>
          <table:table-cell table:formula="of:=-PMT([.$B8]/12;[$Sensitivity.$C$10];[.I$2]-[$Sensitivity.$C$5]+[$Sensitivity.$C$6];0)" office:value-type="currency" office:currency="AUD" office:value="9767.77861808765" calcext:value-type="currency">
            <text:p>$9,767.78</text:p>
          </table:table-cell>
          <table:table-cell table:formula="of:=-PMT([.$B8]/12;[$Sensitivity.$C$10];[.J$2]-[$Sensitivity.$C$5]+[$Sensitivity.$C$6];0)" office:value-type="currency" office:currency="AUD" office:value="10501.543191967" calcext:value-type="currency">
            <text:p>$10,501.54</text:p>
          </table:table-cell>
          <table:table-cell table:formula="of:=-PMT([.$B8]/12;[$Sensitivity.$C$10];[.K$2]-[$Sensitivity.$C$5]+[$Sensitivity.$C$6];0)" office:value-type="currency" office:currency="AUD" office:value="11235.3077658464" calcext:value-type="currency">
            <text:p>$11,235.31</text:p>
          </table:table-cell>
          <table:table-cell table:formula="of:=-PMT([.$B8]/12;[$Sensitivity.$C$10];[.L$2]-[$Sensitivity.$C$5]+[$Sensitivity.$C$6];0)" office:value-type="currency" office:currency="AUD" office:value="11969.0723397258" calcext:value-type="currency">
            <text:p>$11,969.07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9" calcext:value-type="percentage">
            <text:p>9.00%</text:p>
          </table:table-cell>
          <table:table-cell table:formula="of:=-PMT([.$B9]/12;[$Sensitivity.$C$10];[.C$2]-[$Sensitivity.$C$5]+[$Sensitivity.$C$6];0)" office:value-type="currency" office:currency="AUD" office:value="5883.29597416005" calcext:value-type="currency">
            <text:p>$5,883.30</text:p>
          </table:table-cell>
          <table:table-cell table:formula="of:=-PMT([.$B9]/12;[$Sensitivity.$C$10];[.D$2]-[$Sensitivity.$C$5]+[$Sensitivity.$C$6];0)" office:value-type="currency" office:currency="AUD" office:value="6687.91859110483" calcext:value-type="currency">
            <text:p>$6,687.92</text:p>
          </table:table-cell>
          <table:table-cell table:formula="of:=-PMT([.$B9]/12;[$Sensitivity.$C$10];[.E$2]-[$Sensitivity.$C$5]+[$Sensitivity.$C$6];0)" office:value-type="currency" office:currency="AUD" office:value="7492.54120804961" calcext:value-type="currency">
            <text:p>$7,492.54</text:p>
          </table:table-cell>
          <table:table-cell table:formula="of:=-PMT([.$B9]/12;[$Sensitivity.$C$10];[.F$2]-[$Sensitivity.$C$5]+[$Sensitivity.$C$6];0)" office:value-type="currency" office:currency="AUD" office:value="8297.1638249944" calcext:value-type="currency">
            <text:p>$8,297.16</text:p>
          </table:table-cell>
          <table:table-cell table:formula="of:=-PMT([.$B9]/12;[$Sensitivity.$C$10];[.G$2]-[$Sensitivity.$C$5]+[$Sensitivity.$C$6];0)" office:value-type="currency" office:currency="AUD" office:value="9101.78644193918" calcext:value-type="currency">
            <text:p>$9,101.79</text:p>
          </table:table-cell>
          <table:table-cell table:formula="of:=-PMT([.$B9]/12;[$Sensitivity.$C$10];[.H$2]-[$Sensitivity.$C$5]+[$Sensitivity.$C$6];0)" office:value-type="currency" office:currency="AUD" office:value="9906.40905888396" calcext:value-type="currency">
            <text:p>$9,906.41</text:p>
          </table:table-cell>
          <table:table-cell table:formula="of:=-PMT([.$B9]/12;[$Sensitivity.$C$10];[.I$2]-[$Sensitivity.$C$5]+[$Sensitivity.$C$6];0)" office:value-type="currency" office:currency="AUD" office:value="10711.0316758287" calcext:value-type="currency">
            <text:p>$10,711.03</text:p>
          </table:table-cell>
          <table:table-cell table:formula="of:=-PMT([.$B9]/12;[$Sensitivity.$C$10];[.J$2]-[$Sensitivity.$C$5]+[$Sensitivity.$C$6];0)" office:value-type="currency" office:currency="AUD" office:value="11515.6542927735" calcext:value-type="currency">
            <text:p>$11,515.65</text:p>
          </table:table-cell>
          <table:table-cell table:formula="of:=-PMT([.$B9]/12;[$Sensitivity.$C$10];[.K$2]-[$Sensitivity.$C$5]+[$Sensitivity.$C$6];0)" office:value-type="currency" office:currency="AUD" office:value="12320.2769097183" calcext:value-type="currency">
            <text:p>$12,320.28</text:p>
          </table:table-cell>
          <table:table-cell table:formula="of:=-PMT([.$B9]/12;[$Sensitivity.$C$10];[.L$2]-[$Sensitivity.$C$5]+[$Sensitivity.$C$6];0)" office:value-type="currency" office:currency="AUD" office:value="13124.8995266631" calcext:value-type="currency">
            <text:p>$13,124.90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" calcext:value-type="percentage">
            <text:p>10.00%</text:p>
          </table:table-cell>
          <table:table-cell table:formula="of:=-PMT([.$B10]/12;[$Sensitivity.$C$10];[.C$2]-[$Sensitivity.$C$5]+[$Sensitivity.$C$6];0)" office:value-type="currency" office:currency="AUD" office:value="6416.68923618519" calcext:value-type="currency">
            <text:p>$6,416.69</text:p>
          </table:table-cell>
          <table:table-cell table:formula="of:=-PMT([.$B10]/12;[$Sensitivity.$C$10];[.D$2]-[$Sensitivity.$C$5]+[$Sensitivity.$C$6];0)" office:value-type="currency" office:currency="AUD" office:value="7294.26080627398" calcext:value-type="currency">
            <text:p>$7,294.26</text:p>
          </table:table-cell>
          <table:table-cell table:formula="of:=-PMT([.$B10]/12;[$Sensitivity.$C$10];[.E$2]-[$Sensitivity.$C$5]+[$Sensitivity.$C$6];0)" office:value-type="currency" office:currency="AUD" office:value="8171.83237636278" calcext:value-type="currency">
            <text:p>$8,171.83</text:p>
          </table:table-cell>
          <table:table-cell table:formula="of:=-PMT([.$B10]/12;[$Sensitivity.$C$10];[.F$2]-[$Sensitivity.$C$5]+[$Sensitivity.$C$6];0)" office:value-type="currency" office:currency="AUD" office:value="9049.40394645158" calcext:value-type="currency">
            <text:p>$9,049.40</text:p>
          </table:table-cell>
          <table:table-cell table:formula="of:=-PMT([.$B10]/12;[$Sensitivity.$C$10];[.G$2]-[$Sensitivity.$C$5]+[$Sensitivity.$C$6];0)" office:value-type="currency" office:currency="AUD" office:value="9926.97551654038" calcext:value-type="currency">
            <text:p>$9,926.98</text:p>
          </table:table-cell>
          <table:table-cell table:formula="of:=-PMT([.$B10]/12;[$Sensitivity.$C$10];[.H$2]-[$Sensitivity.$C$5]+[$Sensitivity.$C$6];0)" office:value-type="currency" office:currency="AUD" office:value="10804.5470866292" calcext:value-type="currency">
            <text:p>$10,804.55</text:p>
          </table:table-cell>
          <table:table-cell table:formula="of:=-PMT([.$B10]/12;[$Sensitivity.$C$10];[.I$2]-[$Sensitivity.$C$5]+[$Sensitivity.$C$6];0)" office:value-type="currency" office:currency="AUD" office:value="11682.118656718" calcext:value-type="currency">
            <text:p>$11,682.12</text:p>
          </table:table-cell>
          <table:table-cell table:formula="of:=-PMT([.$B10]/12;[$Sensitivity.$C$10];[.J$2]-[$Sensitivity.$C$5]+[$Sensitivity.$C$6];0)" office:value-type="currency" office:currency="AUD" office:value="12559.6902268068" calcext:value-type="currency">
            <text:p>$12,559.69</text:p>
          </table:table-cell>
          <table:table-cell table:formula="of:=-PMT([.$B10]/12;[$Sensitivity.$C$10];[.K$2]-[$Sensitivity.$C$5]+[$Sensitivity.$C$6];0)" office:value-type="currency" office:currency="AUD" office:value="13437.2617968956" calcext:value-type="currency">
            <text:p>$13,437.26</text:p>
          </table:table-cell>
          <table:table-cell table:formula="of:=-PMT([.$B10]/12;[$Sensitivity.$C$10];[.L$2]-[$Sensitivity.$C$5]+[$Sensitivity.$C$6];0)" office:value-type="currency" office:currency="AUD" office:value="14314.8333669844" calcext:value-type="currency">
            <text:p>$14,314.83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1" calcext:value-type="percentage">
            <text:p>11.00%</text:p>
          </table:table-cell>
          <table:table-cell table:formula="of:=-PMT([.$B11]/12;[$Sensitivity.$C$10];[.C$2]-[$Sensitivity.$C$5]+[$Sensitivity.$C$6];0)" office:value-type="currency" office:currency="AUD" office:value="6963.26486650826" calcext:value-type="currency">
            <text:p>$6,963.26</text:p>
          </table:table-cell>
          <table:table-cell table:formula="of:=-PMT([.$B11]/12;[$Sensitivity.$C$10];[.D$2]-[$Sensitivity.$C$5]+[$Sensitivity.$C$6];0)" office:value-type="currency" office:currency="AUD" office:value="7915.58826209766" calcext:value-type="currency">
            <text:p>$7,915.59</text:p>
          </table:table-cell>
          <table:table-cell table:formula="of:=-PMT([.$B11]/12;[$Sensitivity.$C$10];[.E$2]-[$Sensitivity.$C$5]+[$Sensitivity.$C$6];0)" office:value-type="currency" office:currency="AUD" office:value="8867.91165768706" calcext:value-type="currency">
            <text:p>$8,867.91</text:p>
          </table:table-cell>
          <table:table-cell table:formula="of:=-PMT([.$B11]/12;[$Sensitivity.$C$10];[.F$2]-[$Sensitivity.$C$5]+[$Sensitivity.$C$6];0)" office:value-type="currency" office:currency="AUD" office:value="9820.23505327646" calcext:value-type="currency">
            <text:p>$9,820.24</text:p>
          </table:table-cell>
          <table:table-cell table:formula="of:=-PMT([.$B11]/12;[$Sensitivity.$C$10];[.G$2]-[$Sensitivity.$C$5]+[$Sensitivity.$C$6];0)" office:value-type="currency" office:currency="AUD" office:value="10772.5584488659" calcext:value-type="currency">
            <text:p>$10,772.56</text:p>
          </table:table-cell>
          <table:table-cell table:formula="of:=-PMT([.$B11]/12;[$Sensitivity.$C$10];[.H$2]-[$Sensitivity.$C$5]+[$Sensitivity.$C$6];0)" office:value-type="currency" office:currency="AUD" office:value="11724.8818444553" calcext:value-type="currency">
            <text:p>$11,724.88</text:p>
          </table:table-cell>
          <table:table-cell table:formula="of:=-PMT([.$B11]/12;[$Sensitivity.$C$10];[.I$2]-[$Sensitivity.$C$5]+[$Sensitivity.$C$6];0)" office:value-type="currency" office:currency="AUD" office:value="12677.2052400447" calcext:value-type="currency">
            <text:p>$12,677.21</text:p>
          </table:table-cell>
          <table:table-cell table:formula="of:=-PMT([.$B11]/12;[$Sensitivity.$C$10];[.J$2]-[$Sensitivity.$C$5]+[$Sensitivity.$C$6];0)" office:value-type="currency" office:currency="AUD" office:value="13629.5286356341" calcext:value-type="currency">
            <text:p>$13,629.53</text:p>
          </table:table-cell>
          <table:table-cell table:formula="of:=-PMT([.$B11]/12;[$Sensitivity.$C$10];[.K$2]-[$Sensitivity.$C$5]+[$Sensitivity.$C$6];0)" office:value-type="currency" office:currency="AUD" office:value="14581.8520312235" calcext:value-type="currency">
            <text:p>$14,581.85</text:p>
          </table:table-cell>
          <table:table-cell table:formula="of:=-PMT([.$B11]/12;[$Sensitivity.$C$10];[.L$2]-[$Sensitivity.$C$5]+[$Sensitivity.$C$6];0)" office:value-type="currency" office:currency="AUD" office:value="15534.1754268129" calcext:value-type="currency">
            <text:p>$15,534.18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2" calcext:value-type="percentage">
            <text:p>12.00%</text:p>
          </table:table-cell>
          <table:table-cell table:formula="of:=-PMT([.$B12]/12;[$Sensitivity.$C$10];[.C$2]-[$Sensitivity.$C$5]+[$Sensitivity.$C$6];0)" office:value-type="currency" office:currency="AUD" office:value="7521.08158908169" calcext:value-type="currency">
            <text:p>$7,521.08</text:p>
          </table:table-cell>
          <table:table-cell table:formula="of:=-PMT([.$B12]/12;[$Sensitivity.$C$10];[.D$2]-[$Sensitivity.$C$5]+[$Sensitivity.$C$6];0)" office:value-type="currency" office:currency="AUD" office:value="8549.69418600719" calcext:value-type="currency">
            <text:p>$8,549.69</text:p>
          </table:table-cell>
          <table:table-cell table:formula="of:=-PMT([.$B12]/12;[$Sensitivity.$C$10];[.E$2]-[$Sensitivity.$C$5]+[$Sensitivity.$C$6];0)" office:value-type="currency" office:currency="AUD" office:value="9578.3067829327" calcext:value-type="currency">
            <text:p>$9,578.31</text:p>
          </table:table-cell>
          <table:table-cell table:formula="of:=-PMT([.$B12]/12;[$Sensitivity.$C$10];[.F$2]-[$Sensitivity.$C$5]+[$Sensitivity.$C$6];0)" office:value-type="currency" office:currency="AUD" office:value="10606.9193798582" calcext:value-type="currency">
            <text:p>$10,606.92</text:p>
          </table:table-cell>
          <table:table-cell table:formula="of:=-PMT([.$B12]/12;[$Sensitivity.$C$10];[.G$2]-[$Sensitivity.$C$5]+[$Sensitivity.$C$6];0)" office:value-type="currency" office:currency="AUD" office:value="11635.5319767837" calcext:value-type="currency">
            <text:p>$11,635.53</text:p>
          </table:table-cell>
          <table:table-cell table:formula="of:=-PMT([.$B12]/12;[$Sensitivity.$C$10];[.H$2]-[$Sensitivity.$C$5]+[$Sensitivity.$C$6];0)" office:value-type="currency" office:currency="AUD" office:value="12664.1445737092" calcext:value-type="currency">
            <text:p>$12,664.14</text:p>
          </table:table-cell>
          <table:table-cell table:formula="of:=-PMT([.$B12]/12;[$Sensitivity.$C$10];[.I$2]-[$Sensitivity.$C$5]+[$Sensitivity.$C$6];0)" office:value-type="currency" office:currency="AUD" office:value="13692.7571706347" calcext:value-type="currency">
            <text:p>$13,692.76</text:p>
          </table:table-cell>
          <table:table-cell table:formula="of:=-PMT([.$B12]/12;[$Sensitivity.$C$10];[.J$2]-[$Sensitivity.$C$5]+[$Sensitivity.$C$6];0)" office:value-type="currency" office:currency="AUD" office:value="14721.3697675602" calcext:value-type="currency">
            <text:p>$14,721.37</text:p>
          </table:table-cell>
          <table:table-cell table:formula="of:=-PMT([.$B12]/12;[$Sensitivity.$C$10];[.K$2]-[$Sensitivity.$C$5]+[$Sensitivity.$C$6];0)" office:value-type="currency" office:currency="AUD" office:value="15749.9823644857" calcext:value-type="currency">
            <text:p>$15,749.98</text:p>
          </table:table-cell>
          <table:table-cell table:formula="of:=-PMT([.$B12]/12;[$Sensitivity.$C$10];[.L$2]-[$Sensitivity.$C$5]+[$Sensitivity.$C$6];0)" office:value-type="currency" office:currency="AUD" office:value="16778.5949614112" calcext:value-type="currency">
            <text:p>$16,778.59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3" calcext:value-type="percentage">
            <text:p>13.00%</text:p>
          </table:table-cell>
          <table:table-cell table:formula="of:=-PMT([.$B13]/12;[$Sensitivity.$C$10];[.C$2]-[$Sensitivity.$C$5]+[$Sensitivity.$C$6];0)" office:value-type="currency" office:currency="AUD" office:value="8088.38707893959" calcext:value-type="currency">
            <text:p>$8,088.39</text:p>
          </table:table-cell>
          <table:table-cell table:formula="of:=-PMT([.$B13]/12;[$Sensitivity.$C$10];[.D$2]-[$Sensitivity.$C$5]+[$Sensitivity.$C$6];0)" office:value-type="currency" office:currency="AUD" office:value="9194.58659820615" calcext:value-type="currency">
            <text:p>$9,194.59</text:p>
          </table:table-cell>
          <table:table-cell table:formula="of:=-PMT([.$B13]/12;[$Sensitivity.$C$10];[.E$2]-[$Sensitivity.$C$5]+[$Sensitivity.$C$6];0)" office:value-type="currency" office:currency="AUD" office:value="10300.7861174727" calcext:value-type="currency">
            <text:p>$10,300.79</text:p>
          </table:table-cell>
          <table:table-cell table:formula="of:=-PMT([.$B13]/12;[$Sensitivity.$C$10];[.F$2]-[$Sensitivity.$C$5]+[$Sensitivity.$C$6];0)" office:value-type="currency" office:currency="AUD" office:value="11406.9856367393" calcext:value-type="currency">
            <text:p>$11,406.99</text:p>
          </table:table-cell>
          <table:table-cell table:formula="of:=-PMT([.$B13]/12;[$Sensitivity.$C$10];[.G$2]-[$Sensitivity.$C$5]+[$Sensitivity.$C$6];0)" office:value-type="currency" office:currency="AUD" office:value="12513.1851560058" calcext:value-type="currency">
            <text:p>$12,513.19</text:p>
          </table:table-cell>
          <table:table-cell table:formula="of:=-PMT([.$B13]/12;[$Sensitivity.$C$10];[.H$2]-[$Sensitivity.$C$5]+[$Sensitivity.$C$6];0)" office:value-type="currency" office:currency="AUD" office:value="13619.3846752724" calcext:value-type="currency">
            <text:p>$13,619.38</text:p>
          </table:table-cell>
          <table:table-cell table:formula="of:=-PMT([.$B13]/12;[$Sensitivity.$C$10];[.I$2]-[$Sensitivity.$C$5]+[$Sensitivity.$C$6];0)" office:value-type="currency" office:currency="AUD" office:value="14725.584194539" calcext:value-type="currency">
            <text:p>$14,725.58</text:p>
          </table:table-cell>
          <table:table-cell table:formula="of:=-PMT([.$B13]/12;[$Sensitivity.$C$10];[.J$2]-[$Sensitivity.$C$5]+[$Sensitivity.$C$6];0)" office:value-type="currency" office:currency="AUD" office:value="15831.7837138055" calcext:value-type="currency">
            <text:p>$15,831.78</text:p>
          </table:table-cell>
          <table:table-cell table:formula="of:=-PMT([.$B13]/12;[$Sensitivity.$C$10];[.K$2]-[$Sensitivity.$C$5]+[$Sensitivity.$C$6];0)" office:value-type="currency" office:currency="AUD" office:value="16937.9832330721" calcext:value-type="currency">
            <text:p>$16,937.98</text:p>
          </table:table-cell>
          <table:table-cell table:formula="of:=-PMT([.$B13]/12;[$Sensitivity.$C$10];[.L$2]-[$Sensitivity.$C$5]+[$Sensitivity.$C$6];0)" office:value-type="currency" office:currency="AUD" office:value="18044.1827523386" calcext:value-type="currency">
            <text:p>$18,044.18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4" calcext:value-type="percentage">
            <text:p>14.00%</text:p>
          </table:table-cell>
          <table:table-cell table:formula="of:=-PMT([.$B14]/12;[$Sensitivity.$C$10];[.C$2]-[$Sensitivity.$C$5]+[$Sensitivity.$C$6];0)" office:value-type="currency" office:currency="AUD" office:value="8663.62821039774" calcext:value-type="currency">
            <text:p>$8,663.63</text:p>
          </table:table-cell>
          <table:table-cell table:formula="of:=-PMT([.$B14]/12;[$Sensitivity.$C$10];[.D$2]-[$Sensitivity.$C$5]+[$Sensitivity.$C$6];0)" office:value-type="currency" office:currency="AUD" office:value="9848.49996145428" calcext:value-type="currency">
            <text:p>$9,848.50</text:p>
          </table:table-cell>
          <table:table-cell table:formula="of:=-PMT([.$B14]/12;[$Sensitivity.$C$10];[.E$2]-[$Sensitivity.$C$5]+[$Sensitivity.$C$6];0)" office:value-type="currency" office:currency="AUD" office:value="11033.3717125108" calcext:value-type="currency">
            <text:p>$11,033.37</text:p>
          </table:table-cell>
          <table:table-cell table:formula="of:=-PMT([.$B14]/12;[$Sensitivity.$C$10];[.F$2]-[$Sensitivity.$C$5]+[$Sensitivity.$C$6];0)" office:value-type="currency" office:currency="AUD" office:value="12218.2434635673" calcext:value-type="currency">
            <text:p>$12,218.24</text:p>
          </table:table-cell>
          <table:table-cell table:formula="of:=-PMT([.$B14]/12;[$Sensitivity.$C$10];[.G$2]-[$Sensitivity.$C$5]+[$Sensitivity.$C$6];0)" office:value-type="currency" office:currency="AUD" office:value="13403.1152146239" calcext:value-type="currency">
            <text:p>$13,403.12</text:p>
          </table:table-cell>
          <table:table-cell table:formula="of:=-PMT([.$B14]/12;[$Sensitivity.$C$10];[.H$2]-[$Sensitivity.$C$5]+[$Sensitivity.$C$6];0)" office:value-type="currency" office:currency="AUD" office:value="14587.9869656804" calcext:value-type="currency">
            <text:p>$14,587.99</text:p>
          </table:table-cell>
          <table:table-cell table:formula="of:=-PMT([.$B14]/12;[$Sensitivity.$C$10];[.I$2]-[$Sensitivity.$C$5]+[$Sensitivity.$C$6];0)" office:value-type="currency" office:currency="AUD" office:value="15772.858716737" calcext:value-type="currency">
            <text:p>$15,772.86</text:p>
          </table:table-cell>
          <table:table-cell table:formula="of:=-PMT([.$B14]/12;[$Sensitivity.$C$10];[.J$2]-[$Sensitivity.$C$5]+[$Sensitivity.$C$6];0)" office:value-type="currency" office:currency="AUD" office:value="16957.7304677935" calcext:value-type="currency">
            <text:p>$16,957.73</text:p>
          </table:table-cell>
          <table:table-cell table:formula="of:=-PMT([.$B14]/12;[$Sensitivity.$C$10];[.K$2]-[$Sensitivity.$C$5]+[$Sensitivity.$C$6];0)" office:value-type="currency" office:currency="AUD" office:value="18142.60221885" calcext:value-type="currency">
            <text:p>$18,142.60</text:p>
          </table:table-cell>
          <table:table-cell table:formula="of:=-PMT([.$B14]/12;[$Sensitivity.$C$10];[.L$2]-[$Sensitivity.$C$5]+[$Sensitivity.$C$6];0)" office:value-type="currency" office:currency="AUD" office:value="19327.4739699066" calcext:value-type="currency">
            <text:p>$19,327.47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5" calcext:value-type="percentage">
            <text:p>15.00%</text:p>
          </table:table-cell>
          <table:table-cell table:formula="of:=-PMT([.$B15]/12;[$Sensitivity.$C$10];[.C$2]-[$Sensitivity.$C$5]+[$Sensitivity.$C$6];0)" office:value-type="currency" office:currency="AUD" office:value="9245.45030796079" calcext:value-type="currency">
            <text:p>$9,245.45</text:p>
          </table:table-cell>
          <table:table-cell table:formula="of:=-PMT([.$B15]/12;[$Sensitivity.$C$10];[.D$2]-[$Sensitivity.$C$5]+[$Sensitivity.$C$6];0)" office:value-type="currency" office:currency="AUD" office:value="10509.8943295258" calcext:value-type="currency">
            <text:p>$10,509.89</text:p>
          </table:table-cell>
          <table:table-cell table:formula="of:=-PMT([.$B15]/12;[$Sensitivity.$C$10];[.E$2]-[$Sensitivity.$C$5]+[$Sensitivity.$C$6];0)" office:value-type="currency" office:currency="AUD" office:value="11774.3383510909" calcext:value-type="currency">
            <text:p>$11,774.34</text:p>
          </table:table-cell>
          <table:table-cell table:formula="of:=-PMT([.$B15]/12;[$Sensitivity.$C$10];[.F$2]-[$Sensitivity.$C$5]+[$Sensitivity.$C$6];0)" office:value-type="currency" office:currency="AUD" office:value="13038.7823726559" calcext:value-type="currency">
            <text:p>$13,038.78</text:p>
          </table:table-cell>
          <table:table-cell table:formula="of:=-PMT([.$B15]/12;[$Sensitivity.$C$10];[.G$2]-[$Sensitivity.$C$5]+[$Sensitivity.$C$6];0)" office:value-type="currency" office:currency="AUD" office:value="14303.226394221" calcext:value-type="currency">
            <text:p>$14,303.23</text:p>
          </table:table-cell>
          <table:table-cell table:formula="of:=-PMT([.$B15]/12;[$Sensitivity.$C$10];[.H$2]-[$Sensitivity.$C$5]+[$Sensitivity.$C$6];0)" office:value-type="currency" office:currency="AUD" office:value="15567.670415786" calcext:value-type="currency">
            <text:p>$15,567.67</text:p>
          </table:table-cell>
          <table:table-cell table:formula="of:=-PMT([.$B15]/12;[$Sensitivity.$C$10];[.I$2]-[$Sensitivity.$C$5]+[$Sensitivity.$C$6];0)" office:value-type="currency" office:currency="AUD" office:value="16832.1144373511" calcext:value-type="currency">
            <text:p>$16,832.11</text:p>
          </table:table-cell>
          <table:table-cell table:formula="of:=-PMT([.$B15]/12;[$Sensitivity.$C$10];[.J$2]-[$Sensitivity.$C$5]+[$Sensitivity.$C$6];0)" office:value-type="currency" office:currency="AUD" office:value="18096.5584589161" calcext:value-type="currency">
            <text:p>$18,096.56</text:p>
          </table:table-cell>
          <table:table-cell table:formula="of:=-PMT([.$B15]/12;[$Sensitivity.$C$10];[.K$2]-[$Sensitivity.$C$5]+[$Sensitivity.$C$6];0)" office:value-type="currency" office:currency="AUD" office:value="19361.0024804811" calcext:value-type="currency">
            <text:p>$19,361.00</text:p>
          </table:table-cell>
          <table:table-cell table:formula="of:=-PMT([.$B15]/12;[$Sensitivity.$C$10];[.L$2]-[$Sensitivity.$C$5]+[$Sensitivity.$C$6];0)" office:value-type="currency" office:currency="AUD" office:value="20625.4465020462" calcext:value-type="currency">
            <text:p>$20,625.45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6" calcext:value-type="percentage">
            <text:p>16.00%</text:p>
          </table:table-cell>
          <table:table-cell table:formula="of:=-PMT([.$B16]/12;[$Sensitivity.$C$10];[.C$2]-[$Sensitivity.$C$5]+[$Sensitivity.$C$6];0)" office:value-type="currency" office:currency="AUD" office:value="9832.68834450603" calcext:value-type="currency">
            <text:p>$9,832.69</text:p>
          </table:table-cell>
          <table:table-cell table:formula="of:=-PMT([.$B16]/12;[$Sensitivity.$C$10];[.D$2]-[$Sensitivity.$C$5]+[$Sensitivity.$C$6];0)" office:value-type="currency" office:currency="AUD" office:value="11177.4453416225" calcext:value-type="currency">
            <text:p>$11,177.45</text:p>
          </table:table-cell>
          <table:table-cell table:formula="of:=-PMT([.$B16]/12;[$Sensitivity.$C$10];[.E$2]-[$Sensitivity.$C$5]+[$Sensitivity.$C$6];0)" office:value-type="currency" office:currency="AUD" office:value="12522.202338739" calcext:value-type="currency">
            <text:p>$12,522.20</text:p>
          </table:table-cell>
          <table:table-cell table:formula="of:=-PMT([.$B16]/12;[$Sensitivity.$C$10];[.F$2]-[$Sensitivity.$C$5]+[$Sensitivity.$C$6];0)" office:value-type="currency" office:currency="AUD" office:value="13866.9593358555" calcext:value-type="currency">
            <text:p>$13,866.96</text:p>
          </table:table-cell>
          <table:table-cell table:formula="of:=-PMT([.$B16]/12;[$Sensitivity.$C$10];[.G$2]-[$Sensitivity.$C$5]+[$Sensitivity.$C$6];0)" office:value-type="currency" office:currency="AUD" office:value="15211.7163329719" calcext:value-type="currency">
            <text:p>$15,211.72</text:p>
          </table:table-cell>
          <table:table-cell table:formula="of:=-PMT([.$B16]/12;[$Sensitivity.$C$10];[.H$2]-[$Sensitivity.$C$5]+[$Sensitivity.$C$6];0)" office:value-type="currency" office:currency="AUD" office:value="16556.4733300884" calcext:value-type="currency">
            <text:p>$16,556.47</text:p>
          </table:table-cell>
          <table:table-cell table:formula="of:=-PMT([.$B16]/12;[$Sensitivity.$C$10];[.I$2]-[$Sensitivity.$C$5]+[$Sensitivity.$C$6];0)" office:value-type="currency" office:currency="AUD" office:value="17901.2303272049" calcext:value-type="currency">
            <text:p>$17,901.23</text:p>
          </table:table-cell>
          <table:table-cell table:formula="of:=-PMT([.$B16]/12;[$Sensitivity.$C$10];[.J$2]-[$Sensitivity.$C$5]+[$Sensitivity.$C$6];0)" office:value-type="currency" office:currency="AUD" office:value="19245.9873243213" calcext:value-type="currency">
            <text:p>$19,245.99</text:p>
          </table:table-cell>
          <table:table-cell table:formula="of:=-PMT([.$B16]/12;[$Sensitivity.$C$10];[.K$2]-[$Sensitivity.$C$5]+[$Sensitivity.$C$6];0)" office:value-type="currency" office:currency="AUD" office:value="20590.7443214378" calcext:value-type="currency">
            <text:p>$20,590.74</text:p>
          </table:table-cell>
          <table:table-cell table:formula="of:=-PMT([.$B16]/12;[$Sensitivity.$C$10];[.L$2]-[$Sensitivity.$C$5]+[$Sensitivity.$C$6];0)" office:value-type="currency" office:currency="AUD" office:value="21935.5013185543" calcext:value-type="currency">
            <text:p>$21,935.50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7" calcext:value-type="percentage">
            <text:p>17.00%</text:p>
          </table:table-cell>
          <table:table-cell table:formula="of:=-PMT([.$B17]/12;[$Sensitivity.$C$10];[.C$2]-[$Sensitivity.$C$5]+[$Sensitivity.$C$6];0)" office:value-type="currency" office:currency="AUD" office:value="10424.3527807775" calcext:value-type="currency">
            <text:p>$10,424.35</text:p>
          </table:table-cell>
          <table:table-cell table:formula="of:=-PMT([.$B17]/12;[$Sensitivity.$C$10];[.D$2]-[$Sensitivity.$C$5]+[$Sensitivity.$C$6];0)" office:value-type="currency" office:currency="AUD" office:value="11850.0281252212" calcext:value-type="currency">
            <text:p>$11,850.03</text:p>
          </table:table-cell>
          <table:table-cell table:formula="of:=-PMT([.$B17]/12;[$Sensitivity.$C$10];[.E$2]-[$Sensitivity.$C$5]+[$Sensitivity.$C$6];0)" office:value-type="currency" office:currency="AUD" office:value="13275.7034696649" calcext:value-type="currency">
            <text:p>$13,275.70</text:p>
          </table:table-cell>
          <table:table-cell table:formula="of:=-PMT([.$B17]/12;[$Sensitivity.$C$10];[.F$2]-[$Sensitivity.$C$5]+[$Sensitivity.$C$6];0)" office:value-type="currency" office:currency="AUD" office:value="14701.3788141086" calcext:value-type="currency">
            <text:p>$14,701.38</text:p>
          </table:table-cell>
          <table:table-cell table:formula="of:=-PMT([.$B17]/12;[$Sensitivity.$C$10];[.G$2]-[$Sensitivity.$C$5]+[$Sensitivity.$C$6];0)" office:value-type="currency" office:currency="AUD" office:value="16127.0541585523" calcext:value-type="currency">
            <text:p>$16,127.05</text:p>
          </table:table-cell>
          <table:table-cell table:formula="of:=-PMT([.$B17]/12;[$Sensitivity.$C$10];[.H$2]-[$Sensitivity.$C$5]+[$Sensitivity.$C$6];0)" office:value-type="currency" office:currency="AUD" office:value="17552.729502996" calcext:value-type="currency">
            <text:p>$17,552.73</text:p>
          </table:table-cell>
          <table:table-cell table:formula="of:=-PMT([.$B17]/12;[$Sensitivity.$C$10];[.I$2]-[$Sensitivity.$C$5]+[$Sensitivity.$C$6];0)" office:value-type="currency" office:currency="AUD" office:value="18978.4048474397" calcext:value-type="currency">
            <text:p>$18,978.40</text:p>
          </table:table-cell>
          <table:table-cell table:formula="of:=-PMT([.$B17]/12;[$Sensitivity.$C$10];[.J$2]-[$Sensitivity.$C$5]+[$Sensitivity.$C$6];0)" office:value-type="currency" office:currency="AUD" office:value="20404.0801918834" calcext:value-type="currency">
            <text:p>$20,404.08</text:p>
          </table:table-cell>
          <table:table-cell table:formula="of:=-PMT([.$B17]/12;[$Sensitivity.$C$10];[.K$2]-[$Sensitivity.$C$5]+[$Sensitivity.$C$6];0)" office:value-type="currency" office:currency="AUD" office:value="21829.7555363271" calcext:value-type="currency">
            <text:p>$21,829.76</text:p>
          </table:table-cell>
          <table:table-cell table:formula="of:=-PMT([.$B17]/12;[$Sensitivity.$C$10];[.L$2]-[$Sensitivity.$C$5]+[$Sensitivity.$C$6];0)" office:value-type="currency" office:currency="AUD" office:value="23255.4308807708" calcext:value-type="currency">
            <text:p>$23,255.43</text:p>
          </table:table-cell>
          <table:table-cell table:number-columns-repeated="2"/>
        </table:table-row>
        <table:table-row table:style-name="ro1" table:number-rows-repeated="2">
          <table:table-cell table:style-name="ce143" table:number-columns-repeated="3"/>
          <table:table-cell table:number-columns-repeated="11"/>
        </table:table-row>
        <table:table-row table:style-name="ro8">
          <table:table-cell table:style-name="ce141" office:value-type="string" calcext:value-type="string" table:number-columns-spanned="2" table:number-rows-spanned="2">
            <text:p>Monthly Variance</text:p>
          </table:table-cell>
          <table:covered-table-cell table:style-name="ce111"/>
          <table:table-cell table:style-name="ce146" office:value-type="string" calcext:value-type="string" table:number-columns-spanned="10" table:number-rows-spanned="1">
            <text:p>Property Value</text:p>
          </table:table-cell>
          <table:covered-table-cell table:number-columns-repeated="9" table:style-name="ce149"/>
          <table:table-cell table:number-columns-repeated="2"/>
        </table:table-row>
        <table:table-row table:style-name="ro5">
          <table:covered-table-cell table:style-name="ce122"/>
          <table:covered-table-cell table:style-name="ce144"/>
          <table:table-cell table:style-name="ce147" office:value-type="currency" office:currency="AUD" office:value="800000" calcext:value-type="currency">
            <text:p>$800,000</text:p>
          </table:table-cell>
          <table:table-cell table:style-name="ce140" table:formula="of:=[.C21]+100000" office:value-type="currency" office:currency="AUD" office:value="900000" calcext:value-type="currency">
            <text:p>$900,000</text:p>
          </table:table-cell>
          <table:table-cell table:style-name="ce140" table:formula="of:=[.D21]+100000" office:value-type="currency" office:currency="AUD" office:value="1000000" calcext:value-type="currency">
            <text:p>$1,000,000</text:p>
          </table:table-cell>
          <table:table-cell table:style-name="ce140" table:formula="of:=[.E21]+100000" office:value-type="currency" office:currency="AUD" office:value="1100000" calcext:value-type="currency">
            <text:p>$1,100,000</text:p>
          </table:table-cell>
          <table:table-cell table:style-name="ce140" table:formula="of:=[.F21]+100000" office:value-type="currency" office:currency="AUD" office:value="1200000" calcext:value-type="currency">
            <text:p>$1,200,000</text:p>
          </table:table-cell>
          <table:table-cell table:style-name="ce140" table:formula="of:=[.G21]+100000" office:value-type="currency" office:currency="AUD" office:value="1300000" calcext:value-type="currency">
            <text:p>$1,300,000</text:p>
          </table:table-cell>
          <table:table-cell table:style-name="ce140" table:formula="of:=[.H21]+100000" office:value-type="currency" office:currency="AUD" office:value="1400000" calcext:value-type="currency">
            <text:p>$1,400,000</text:p>
          </table:table-cell>
          <table:table-cell table:style-name="ce140" table:formula="of:=[.I21]+100000" office:value-type="currency" office:currency="AUD" office:value="1500000" calcext:value-type="currency">
            <text:p>$1,500,000</text:p>
          </table:table-cell>
          <table:table-cell table:style-name="ce140" table:formula="of:=[.J21]+100000" office:value-type="currency" office:currency="AUD" office:value="1600000" calcext:value-type="currency">
            <text:p>$1,600,000</text:p>
          </table:table-cell>
          <table:table-cell table:style-name="ce140" table:formula="of:=[.K21]+100000" office:value-type="currency" office:currency="AUD" office:value="1700000" calcext:value-type="currency">
            <text:p>$1,700,000</text:p>
          </table:table-cell>
          <table:table-cell table:number-columns-repeated="2"/>
        </table:table-row>
        <table:table-row table:style-name="ro5">
          <table:table-cell table:style-name="ce142" office:value-type="string" calcext:value-type="string" table:number-columns-spanned="1" table:number-rows-spanned="15">
            <text:p>Interest</text:p>
          </table:table-cell>
          <table:table-cell office:value-type="percentage" office:value="0.03" calcext:value-type="percentage">
            <text:p>3.00%</text:p>
          </table:table-cell>
          <table:table-cell table:formula="of:=PMT([.$B22]/12;[$Sensitivity.$C$10];[.C$2]-[$Sensitivity.$C$5]+[$Sensitivity.$C$6];0)+[$Sensitivity.$C$11]" office:value-type="currency" office:currency="AUD" office:value="3123.63028056134" calcext:value-type="currency">
            <text:p>$3,123.63</text:p>
          </table:table-cell>
          <table:table-cell table:formula="of:=PMT([.$B22]/12;[$Sensitivity.$C$10];[.D$2]-[$Sensitivity.$C$5]+[$Sensitivity.$C$6];0)+[$Sensitivity.$C$11]" office:value-type="currency" office:currency="AUD" office:value="2702.02624683189" calcext:value-type="currency">
            <text:p>$2,702.03</text:p>
          </table:table-cell>
          <table:table-cell table:formula="of:=PMT([.$B22]/12;[$Sensitivity.$C$10];[.E$2]-[$Sensitivity.$C$5]+[$Sensitivity.$C$6];0)+[$Sensitivity.$C$11]" office:value-type="currency" office:currency="AUD" office:value="2280.42221310244" calcext:value-type="currency">
            <text:p>$2,280.42</text:p>
          </table:table-cell>
          <table:table-cell table:formula="of:=PMT([.$B22]/12;[$Sensitivity.$C$10];[.F$2]-[$Sensitivity.$C$5]+[$Sensitivity.$C$6];0)+[$Sensitivity.$C$11]" office:value-type="currency" office:currency="AUD" office:value="1858.81817937299" calcext:value-type="currency">
            <text:p>$1,858.82</text:p>
          </table:table-cell>
          <table:table-cell table:formula="of:=PMT([.$B22]/12;[$Sensitivity.$C$10];[.G$2]-[$Sensitivity.$C$5]+[$Sensitivity.$C$6];0)+[$Sensitivity.$C$11]" office:value-type="currency" office:currency="AUD" office:value="1437.21414564354" calcext:value-type="currency">
            <text:p>$1,437.21</text:p>
          </table:table-cell>
          <table:table-cell table:formula="of:=PMT([.$B22]/12;[$Sensitivity.$C$10];[.H$2]-[$Sensitivity.$C$5]+[$Sensitivity.$C$6];0)+[$Sensitivity.$C$11]" office:value-type="currency" office:currency="AUD" office:value="1015.61011191409" calcext:value-type="currency">
            <text:p>$1,015.61</text:p>
          </table:table-cell>
          <table:table-cell table:formula="of:=PMT([.$B22]/12;[$Sensitivity.$C$10];[.I$2]-[$Sensitivity.$C$5]+[$Sensitivity.$C$6];0)+[$Sensitivity.$C$11]" office:value-type="currency" office:currency="AUD" office:value="594.006078184642" calcext:value-type="currency">
            <text:p>$594.01</text:p>
          </table:table-cell>
          <table:table-cell table:formula="of:=PMT([.$B22]/12;[$Sensitivity.$C$10];[.J$2]-[$Sensitivity.$C$5]+[$Sensitivity.$C$6];0)+[$Sensitivity.$C$11]" office:value-type="currency" office:currency="AUD" office:value="172.402044455192" calcext:value-type="currency">
            <text:p>$172.40</text:p>
          </table:table-cell>
          <table:table-cell table:formula="of:=PMT([.$B22]/12;[$Sensitivity.$C$10];[.K$2]-[$Sensitivity.$C$5]+[$Sensitivity.$C$6];0)+[$Sensitivity.$C$11]" office:value-type="currency" office:currency="AUD" office:value="-249.201989274259" calcext:value-type="currency">
            <text:p>-$249.20</text:p>
          </table:table-cell>
          <table:table-cell table:formula="of:=PMT([.$B22]/12;[$Sensitivity.$C$10];[.L$2]-[$Sensitivity.$C$5]+[$Sensitivity.$C$6];0)+[$Sensitivity.$C$11]" office:value-type="currency" office:currency="AUD" office:value="-670.80602300371" calcext:value-type="currency">
            <text:p>-$670.81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4" calcext:value-type="percentage">
            <text:p>4.00%</text:p>
          </table:table-cell>
          <table:table-cell table:formula="of:=PMT([.$B23]/12;[$Sensitivity.$C$10];[.C$2]-[$Sensitivity.$C$5]+[$Sensitivity.$C$6];0)+[$Sensitivity.$C$11]" office:value-type="currency" office:currency="AUD" office:value="2715.54559021167" calcext:value-type="currency">
            <text:p>$2,715.55</text:p>
          </table:table-cell>
          <table:table-cell table:formula="of:=PMT([.$B23]/12;[$Sensitivity.$C$10];[.D$2]-[$Sensitivity.$C$5]+[$Sensitivity.$C$6];0)+[$Sensitivity.$C$11]" office:value-type="currency" office:currency="AUD" office:value="2238.13029474621" calcext:value-type="currency">
            <text:p>$2,238.13</text:p>
          </table:table-cell>
          <table:table-cell table:formula="of:=PMT([.$B23]/12;[$Sensitivity.$C$10];[.E$2]-[$Sensitivity.$C$5]+[$Sensitivity.$C$6];0)+[$Sensitivity.$C$11]" office:value-type="currency" office:currency="AUD" office:value="1760.71499928075" calcext:value-type="currency">
            <text:p>$1,760.71</text:p>
          </table:table-cell>
          <table:table-cell table:formula="of:=PMT([.$B23]/12;[$Sensitivity.$C$10];[.F$2]-[$Sensitivity.$C$5]+[$Sensitivity.$C$6];0)+[$Sensitivity.$C$11]" office:value-type="currency" office:currency="AUD" office:value="1283.29970381529" calcext:value-type="currency">
            <text:p>$1,283.30</text:p>
          </table:table-cell>
          <table:table-cell table:formula="of:=PMT([.$B23]/12;[$Sensitivity.$C$10];[.G$2]-[$Sensitivity.$C$5]+[$Sensitivity.$C$6];0)+[$Sensitivity.$C$11]" office:value-type="currency" office:currency="AUD" office:value="805.884408349833" calcext:value-type="currency">
            <text:p>$805.88</text:p>
          </table:table-cell>
          <table:table-cell table:formula="of:=PMT([.$B23]/12;[$Sensitivity.$C$10];[.H$2]-[$Sensitivity.$C$5]+[$Sensitivity.$C$6];0)+[$Sensitivity.$C$11]" office:value-type="currency" office:currency="AUD" office:value="328.469112884373" calcext:value-type="currency">
            <text:p>$328.47</text:p>
          </table:table-cell>
          <table:table-cell table:formula="of:=PMT([.$B23]/12;[$Sensitivity.$C$10];[.I$2]-[$Sensitivity.$C$5]+[$Sensitivity.$C$6];0)+[$Sensitivity.$C$11]" office:value-type="currency" office:currency="AUD" office:value="-148.946182581087" calcext:value-type="currency">
            <text:p>-$148.95</text:p>
          </table:table-cell>
          <table:table-cell table:formula="of:=PMT([.$B23]/12;[$Sensitivity.$C$10];[.J$2]-[$Sensitivity.$C$5]+[$Sensitivity.$C$6];0)+[$Sensitivity.$C$11]" office:value-type="currency" office:currency="AUD" office:value="-626.361478046547" calcext:value-type="currency">
            <text:p>-$626.36</text:p>
          </table:table-cell>
          <table:table-cell table:formula="of:=PMT([.$B23]/12;[$Sensitivity.$C$10];[.K$2]-[$Sensitivity.$C$5]+[$Sensitivity.$C$6];0)+[$Sensitivity.$C$11]" office:value-type="currency" office:currency="AUD" office:value="-1103.77677351201" calcext:value-type="currency">
            <text:p>-$1,103.78</text:p>
          </table:table-cell>
          <table:table-cell table:formula="of:=PMT([.$B23]/12;[$Sensitivity.$C$10];[.L$2]-[$Sensitivity.$C$5]+[$Sensitivity.$C$6];0)+[$Sensitivity.$C$11]" office:value-type="currency" office:currency="AUD" office:value="-1581.19206897747" calcext:value-type="currency">
            <text:p>-$1,581.19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5" calcext:value-type="percentage">
            <text:p>5.00%</text:p>
          </table:table-cell>
          <table:table-cell table:formula="of:=PMT([.$B24]/12;[$Sensitivity.$C$10];[.C$2]-[$Sensitivity.$C$5]+[$Sensitivity.$C$6];0)+[$Sensitivity.$C$11]" office:value-type="currency" office:currency="AUD" office:value="2281.17424601293" calcext:value-type="currency">
            <text:p>$2,281.17</text:p>
          </table:table-cell>
          <table:table-cell table:formula="of:=PMT([.$B24]/12;[$Sensitivity.$C$10];[.D$2]-[$Sensitivity.$C$5]+[$Sensitivity.$C$6];0)+[$Sensitivity.$C$11]" office:value-type="currency" office:currency="AUD" office:value="1744.35262300079" calcext:value-type="currency">
            <text:p>$1,744.35</text:p>
          </table:table-cell>
          <table:table-cell table:formula="of:=PMT([.$B24]/12;[$Sensitivity.$C$10];[.E$2]-[$Sensitivity.$C$5]+[$Sensitivity.$C$6];0)+[$Sensitivity.$C$11]" office:value-type="currency" office:currency="AUD" office:value="1207.53099998865" calcext:value-type="currency">
            <text:p>$1,207.53</text:p>
          </table:table-cell>
          <table:table-cell table:formula="of:=PMT([.$B24]/12;[$Sensitivity.$C$10];[.F$2]-[$Sensitivity.$C$5]+[$Sensitivity.$C$6];0)+[$Sensitivity.$C$11]" office:value-type="currency" office:currency="AUD" office:value="670.709376976516" calcext:value-type="currency">
            <text:p>$670.71</text:p>
          </table:table-cell>
          <table:table-cell table:formula="of:=PMT([.$B24]/12;[$Sensitivity.$C$10];[.G$2]-[$Sensitivity.$C$5]+[$Sensitivity.$C$6];0)+[$Sensitivity.$C$11]" office:value-type="currency" office:currency="AUD" office:value="133.887753964375" calcext:value-type="currency">
            <text:p>$133.89</text:p>
          </table:table-cell>
          <table:table-cell table:formula="of:=PMT([.$B24]/12;[$Sensitivity.$C$10];[.H$2]-[$Sensitivity.$C$5]+[$Sensitivity.$C$6];0)+[$Sensitivity.$C$11]" office:value-type="currency" office:currency="AUD" office:value="-402.933869047763" calcext:value-type="currency">
            <text:p>-$402.93</text:p>
          </table:table-cell>
          <table:table-cell table:formula="of:=PMT([.$B24]/12;[$Sensitivity.$C$10];[.I$2]-[$Sensitivity.$C$5]+[$Sensitivity.$C$6];0)+[$Sensitivity.$C$11]" office:value-type="currency" office:currency="AUD" office:value="-939.755492059902" calcext:value-type="currency">
            <text:p>-$939.76</text:p>
          </table:table-cell>
          <table:table-cell table:formula="of:=PMT([.$B24]/12;[$Sensitivity.$C$10];[.J$2]-[$Sensitivity.$C$5]+[$Sensitivity.$C$6];0)+[$Sensitivity.$C$11]" office:value-type="currency" office:currency="AUD" office:value="-1476.57711507204" calcext:value-type="currency">
            <text:p>-$1,476.58</text:p>
          </table:table-cell>
          <table:table-cell table:formula="of:=PMT([.$B24]/12;[$Sensitivity.$C$10];[.K$2]-[$Sensitivity.$C$5]+[$Sensitivity.$C$6];0)+[$Sensitivity.$C$11]" office:value-type="currency" office:currency="AUD" office:value="-2013.39873808418" calcext:value-type="currency">
            <text:p>-$2,013.40</text:p>
          </table:table-cell>
          <table:table-cell table:formula="of:=PMT([.$B24]/12;[$Sensitivity.$C$10];[.L$2]-[$Sensitivity.$C$5]+[$Sensitivity.$C$6];0)+[$Sensitivity.$C$11]" office:value-type="currency" office:currency="AUD" office:value="-2550.22036109632" calcext:value-type="currency">
            <text:p>-$2,550.22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6" calcext:value-type="percentage">
            <text:p>6.00%</text:p>
          </table:table-cell>
          <table:table-cell table:formula="of:=PMT([.$B25]/12;[$Sensitivity.$C$10];[.C$2]-[$Sensitivity.$C$5]+[$Sensitivity.$C$6];0)+[$Sensitivity.$C$11]" office:value-type="currency" office:currency="AUD" office:value="1822.50866831804" calcext:value-type="currency">
            <text:p>$1,822.51</text:p>
          </table:table-cell>
          <table:table-cell table:formula="of:=PMT([.$B25]/12;[$Sensitivity.$C$10];[.D$2]-[$Sensitivity.$C$5]+[$Sensitivity.$C$6];0)+[$Sensitivity.$C$11]" office:value-type="currency" office:currency="AUD" office:value="1222.95814316529" calcext:value-type="currency">
            <text:p>$1,222.96</text:p>
          </table:table-cell>
          <table:table-cell table:formula="of:=PMT([.$B25]/12;[$Sensitivity.$C$10];[.E$2]-[$Sensitivity.$C$5]+[$Sensitivity.$C$6];0)+[$Sensitivity.$C$11]" office:value-type="currency" office:currency="AUD" office:value="623.40761801254" calcext:value-type="currency">
            <text:p>$623.41</text:p>
          </table:table-cell>
          <table:table-cell table:formula="of:=PMT([.$B25]/12;[$Sensitivity.$C$10];[.F$2]-[$Sensitivity.$C$5]+[$Sensitivity.$C$6];0)+[$Sensitivity.$C$11]" office:value-type="currency" office:currency="AUD" office:value="23.8570928597874" calcext:value-type="currency">
            <text:p>$23.86</text:p>
          </table:table-cell>
          <table:table-cell table:formula="of:=PMT([.$B25]/12;[$Sensitivity.$C$10];[.G$2]-[$Sensitivity.$C$5]+[$Sensitivity.$C$6];0)+[$Sensitivity.$C$11]" office:value-type="currency" office:currency="AUD" office:value="-575.693432292965" calcext:value-type="currency">
            <text:p>-$575.69</text:p>
          </table:table-cell>
          <table:table-cell table:formula="of:=PMT([.$B25]/12;[$Sensitivity.$C$10];[.H$2]-[$Sensitivity.$C$5]+[$Sensitivity.$C$6];0)+[$Sensitivity.$C$11]" office:value-type="currency" office:currency="AUD" office:value="-1175.24395744572" calcext:value-type="currency">
            <text:p>-$1,175.24</text:p>
          </table:table-cell>
          <table:table-cell table:formula="of:=PMT([.$B25]/12;[$Sensitivity.$C$10];[.I$2]-[$Sensitivity.$C$5]+[$Sensitivity.$C$6];0)+[$Sensitivity.$C$11]" office:value-type="currency" office:currency="AUD" office:value="-1774.79448259847" calcext:value-type="currency">
            <text:p>-$1,774.79</text:p>
          </table:table-cell>
          <table:table-cell table:formula="of:=PMT([.$B25]/12;[$Sensitivity.$C$10];[.J$2]-[$Sensitivity.$C$5]+[$Sensitivity.$C$6];0)+[$Sensitivity.$C$11]" office:value-type="currency" office:currency="AUD" office:value="-2374.34500775122" calcext:value-type="currency">
            <text:p>-$2,374.35</text:p>
          </table:table-cell>
          <table:table-cell table:formula="of:=PMT([.$B25]/12;[$Sensitivity.$C$10];[.K$2]-[$Sensitivity.$C$5]+[$Sensitivity.$C$6];0)+[$Sensitivity.$C$11]" office:value-type="currency" office:currency="AUD" office:value="-2973.89553290397" calcext:value-type="currency">
            <text:p>-$2,973.90</text:p>
          </table:table-cell>
          <table:table-cell table:formula="of:=PMT([.$B25]/12;[$Sensitivity.$C$10];[.L$2]-[$Sensitivity.$C$5]+[$Sensitivity.$C$6];0)+[$Sensitivity.$C$11]" office:value-type="currency" office:currency="AUD" office:value="-3573.44605805673" calcext:value-type="currency">
            <text:p>-$3,573.45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7" calcext:value-type="percentage">
            <text:p>7.00%</text:p>
          </table:table-cell>
          <table:table-cell table:formula="of:=PMT([.$B26]/12;[$Sensitivity.$C$10];[.C$2]-[$Sensitivity.$C$5]+[$Sensitivity.$C$6];0)+[$Sensitivity.$C$11]" office:value-type="currency" office:currency="AUD" office:value="1341.73881124089" calcext:value-type="currency">
            <text:p>$1,341.74</text:p>
          </table:table-cell>
          <table:table-cell table:formula="of:=PMT([.$B26]/12;[$Sensitivity.$C$10];[.D$2]-[$Sensitivity.$C$5]+[$Sensitivity.$C$6];0)+[$Sensitivity.$C$11]" office:value-type="currency" office:currency="AUD" office:value="676.436316061703" calcext:value-type="currency">
            <text:p>$676.44</text:p>
          </table:table-cell>
          <table:table-cell table:formula="of:=PMT([.$B26]/12;[$Sensitivity.$C$10];[.E$2]-[$Sensitivity.$C$5]+[$Sensitivity.$C$6];0)+[$Sensitivity.$C$11]" office:value-type="currency" office:currency="AUD" office:value="11.1338208825209" calcext:value-type="currency">
            <text:p>$11.13</text:p>
          </table:table-cell>
          <table:table-cell table:formula="of:=PMT([.$B26]/12;[$Sensitivity.$C$10];[.F$2]-[$Sensitivity.$C$5]+[$Sensitivity.$C$6];0)+[$Sensitivity.$C$11]" office:value-type="currency" office:currency="AUD" office:value="-654.168674296664" calcext:value-type="currency">
            <text:p>-$654.17</text:p>
          </table:table-cell>
          <table:table-cell table:formula="of:=PMT([.$B26]/12;[$Sensitivity.$C$10];[.G$2]-[$Sensitivity.$C$5]+[$Sensitivity.$C$6];0)+[$Sensitivity.$C$11]" office:value-type="currency" office:currency="AUD" office:value="-1319.47116947585" calcext:value-type="currency">
            <text:p>-$1,319.47</text:p>
          </table:table-cell>
          <table:table-cell table:formula="of:=PMT([.$B26]/12;[$Sensitivity.$C$10];[.H$2]-[$Sensitivity.$C$5]+[$Sensitivity.$C$6];0)+[$Sensitivity.$C$11]" office:value-type="currency" office:currency="AUD" office:value="-1984.77366465503" calcext:value-type="currency">
            <text:p>-$1,984.77</text:p>
          </table:table-cell>
          <table:table-cell table:formula="of:=PMT([.$B26]/12;[$Sensitivity.$C$10];[.I$2]-[$Sensitivity.$C$5]+[$Sensitivity.$C$6];0)+[$Sensitivity.$C$11]" office:value-type="currency" office:currency="AUD" office:value="-2650.07615983421" calcext:value-type="currency">
            <text:p>-$2,650.08</text:p>
          </table:table-cell>
          <table:table-cell table:formula="of:=PMT([.$B26]/12;[$Sensitivity.$C$10];[.J$2]-[$Sensitivity.$C$5]+[$Sensitivity.$C$6];0)+[$Sensitivity.$C$11]" office:value-type="currency" office:currency="AUD" office:value="-3315.37865501339" calcext:value-type="currency">
            <text:p>-$3,315.38</text:p>
          </table:table-cell>
          <table:table-cell table:formula="of:=PMT([.$B26]/12;[$Sensitivity.$C$10];[.K$2]-[$Sensitivity.$C$5]+[$Sensitivity.$C$6];0)+[$Sensitivity.$C$11]" office:value-type="currency" office:currency="AUD" office:value="-3980.68115019258" calcext:value-type="currency">
            <text:p>-$3,980.68</text:p>
          </table:table-cell>
          <table:table-cell table:formula="of:=PMT([.$B26]/12;[$Sensitivity.$C$10];[.L$2]-[$Sensitivity.$C$5]+[$Sensitivity.$C$6];0)+[$Sensitivity.$C$11]" office:value-type="currency" office:currency="AUD" office:value="-4645.98364537176" calcext:value-type="currency">
            <text:p>-$4,645.98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8" calcext:value-type="percentage">
            <text:p>8.00%</text:p>
          </table:table-cell>
          <table:table-cell table:formula="of:=PMT([.$B27]/12;[$Sensitivity.$C$10];[.C$2]-[$Sensitivity.$C$5]+[$Sensitivity.$C$6];0)+[$Sensitivity.$C$11]" office:value-type="currency" office:currency="AUD" office:value="841.152991855306" calcext:value-type="currency">
            <text:p>$841.15</text:p>
          </table:table-cell>
          <table:table-cell table:formula="of:=PMT([.$B27]/12;[$Sensitivity.$C$10];[.D$2]-[$Sensitivity.$C$5]+[$Sensitivity.$C$6];0)+[$Sensitivity.$C$11]" office:value-type="currency" office:currency="AUD" office:value="107.388417975931" calcext:value-type="currency">
            <text:p>$107.39</text:p>
          </table:table-cell>
          <table:table-cell table:formula="of:=PMT([.$B27]/12;[$Sensitivity.$C$10];[.E$2]-[$Sensitivity.$C$5]+[$Sensitivity.$C$6];0)+[$Sensitivity.$C$11]" office:value-type="currency" office:currency="AUD" office:value="-626.376155903447" calcext:value-type="currency">
            <text:p>-$626.38</text:p>
          </table:table-cell>
          <table:table-cell table:formula="of:=PMT([.$B27]/12;[$Sensitivity.$C$10];[.F$2]-[$Sensitivity.$C$5]+[$Sensitivity.$C$6];0)+[$Sensitivity.$C$11]" office:value-type="currency" office:currency="AUD" office:value="-1360.14072978282" calcext:value-type="currency">
            <text:p>-$1,360.14</text:p>
          </table:table-cell>
          <table:table-cell table:formula="of:=PMT([.$B27]/12;[$Sensitivity.$C$10];[.G$2]-[$Sensitivity.$C$5]+[$Sensitivity.$C$6];0)+[$Sensitivity.$C$11]" office:value-type="currency" office:currency="AUD" office:value="-2093.9053036622" calcext:value-type="currency">
            <text:p>-$2,093.91</text:p>
          </table:table-cell>
          <table:table-cell table:formula="of:=PMT([.$B27]/12;[$Sensitivity.$C$10];[.H$2]-[$Sensitivity.$C$5]+[$Sensitivity.$C$6];0)+[$Sensitivity.$C$11]" office:value-type="currency" office:currency="AUD" office:value="-2827.66987754157" calcext:value-type="currency">
            <text:p>-$2,827.67</text:p>
          </table:table-cell>
          <table:table-cell table:formula="of:=PMT([.$B27]/12;[$Sensitivity.$C$10];[.I$2]-[$Sensitivity.$C$5]+[$Sensitivity.$C$6];0)+[$Sensitivity.$C$11]" office:value-type="currency" office:currency="AUD" office:value="-3561.43445142095" calcext:value-type="currency">
            <text:p>-$3,561.43</text:p>
          </table:table-cell>
          <table:table-cell table:formula="of:=PMT([.$B27]/12;[$Sensitivity.$C$10];[.J$2]-[$Sensitivity.$C$5]+[$Sensitivity.$C$6];0)+[$Sensitivity.$C$11]" office:value-type="currency" office:currency="AUD" office:value="-4295.19902530033" calcext:value-type="currency">
            <text:p>-$4,295.20</text:p>
          </table:table-cell>
          <table:table-cell table:formula="of:=PMT([.$B27]/12;[$Sensitivity.$C$10];[.K$2]-[$Sensitivity.$C$5]+[$Sensitivity.$C$6];0)+[$Sensitivity.$C$11]" office:value-type="currency" office:currency="AUD" office:value="-5028.9635991797" calcext:value-type="currency">
            <text:p>-$5,028.96</text:p>
          </table:table-cell>
          <table:table-cell table:formula="of:=PMT([.$B27]/12;[$Sensitivity.$C$10];[.L$2]-[$Sensitivity.$C$5]+[$Sensitivity.$C$6];0)+[$Sensitivity.$C$11]" office:value-type="currency" office:currency="AUD" office:value="-5762.72817305908" calcext:value-type="currency">
            <text:p>-$5,762.73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09" calcext:value-type="percentage">
            <text:p>9.00%</text:p>
          </table:table-cell>
          <table:table-cell table:formula="of:=PMT([.$B28]/12;[$Sensitivity.$C$10];[.C$2]-[$Sensitivity.$C$5]+[$Sensitivity.$C$6];0)+[$Sensitivity.$C$11]" office:value-type="currency" office:currency="AUD" office:value="323.048192506652" calcext:value-type="currency">
            <text:p>$323.05</text:p>
          </table:table-cell>
          <table:table-cell table:formula="of:=PMT([.$B28]/12;[$Sensitivity.$C$10];[.D$2]-[$Sensitivity.$C$5]+[$Sensitivity.$C$6];0)+[$Sensitivity.$C$11]" office:value-type="currency" office:currency="AUD" office:value="-481.57442443813" calcext:value-type="currency">
            <text:p>-$481.57</text:p>
          </table:table-cell>
          <table:table-cell table:formula="of:=PMT([.$B28]/12;[$Sensitivity.$C$10];[.E$2]-[$Sensitivity.$C$5]+[$Sensitivity.$C$6];0)+[$Sensitivity.$C$11]" office:value-type="currency" office:currency="AUD" office:value="-1286.19704138291" calcext:value-type="currency">
            <text:p>-$1,286.20</text:p>
          </table:table-cell>
          <table:table-cell table:formula="of:=PMT([.$B28]/12;[$Sensitivity.$C$10];[.F$2]-[$Sensitivity.$C$5]+[$Sensitivity.$C$6];0)+[$Sensitivity.$C$11]" office:value-type="currency" office:currency="AUD" office:value="-2090.8196583277" calcext:value-type="currency">
            <text:p>-$2,090.82</text:p>
          </table:table-cell>
          <table:table-cell table:formula="of:=PMT([.$B28]/12;[$Sensitivity.$C$10];[.G$2]-[$Sensitivity.$C$5]+[$Sensitivity.$C$6];0)+[$Sensitivity.$C$11]" office:value-type="currency" office:currency="AUD" office:value="-2895.44227527248" calcext:value-type="currency">
            <text:p>-$2,895.44</text:p>
          </table:table-cell>
          <table:table-cell table:formula="of:=PMT([.$B28]/12;[$Sensitivity.$C$10];[.H$2]-[$Sensitivity.$C$5]+[$Sensitivity.$C$6];0)+[$Sensitivity.$C$11]" office:value-type="currency" office:currency="AUD" office:value="-3700.06489221726" calcext:value-type="currency">
            <text:p>-$3,700.06</text:p>
          </table:table-cell>
          <table:table-cell table:formula="of:=PMT([.$B28]/12;[$Sensitivity.$C$10];[.I$2]-[$Sensitivity.$C$5]+[$Sensitivity.$C$6];0)+[$Sensitivity.$C$11]" office:value-type="currency" office:currency="AUD" office:value="-4504.68750916204" calcext:value-type="currency">
            <text:p>-$4,504.69</text:p>
          </table:table-cell>
          <table:table-cell table:formula="of:=PMT([.$B28]/12;[$Sensitivity.$C$10];[.J$2]-[$Sensitivity.$C$5]+[$Sensitivity.$C$6];0)+[$Sensitivity.$C$11]" office:value-type="currency" office:currency="AUD" office:value="-5309.31012610683" calcext:value-type="currency">
            <text:p>-$5,309.31</text:p>
          </table:table-cell>
          <table:table-cell table:formula="of:=PMT([.$B28]/12;[$Sensitivity.$C$10];[.K$2]-[$Sensitivity.$C$5]+[$Sensitivity.$C$6];0)+[$Sensitivity.$C$11]" office:value-type="currency" office:currency="AUD" office:value="-6113.93274305161" calcext:value-type="currency">
            <text:p>-$6,113.93</text:p>
          </table:table-cell>
          <table:table-cell table:formula="of:=PMT([.$B28]/12;[$Sensitivity.$C$10];[.L$2]-[$Sensitivity.$C$5]+[$Sensitivity.$C$6];0)+[$Sensitivity.$C$11]" office:value-type="currency" office:currency="AUD" office:value="-6918.55535999639" calcext:value-type="currency">
            <text:p>-$6,918.56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" calcext:value-type="percentage">
            <text:p>10.00%</text:p>
          </table:table-cell>
          <table:table-cell table:formula="of:=PMT([.$B29]/12;[$Sensitivity.$C$10];[.C$2]-[$Sensitivity.$C$5]+[$Sensitivity.$C$6];0)+[$Sensitivity.$C$11]" office:value-type="currency" office:currency="AUD" office:value="-210.345069518485" calcext:value-type="currency">
            <text:p>-$210.35</text:p>
          </table:table-cell>
          <table:table-cell table:formula="of:=PMT([.$B29]/12;[$Sensitivity.$C$10];[.D$2]-[$Sensitivity.$C$5]+[$Sensitivity.$C$6];0)+[$Sensitivity.$C$11]" office:value-type="currency" office:currency="AUD" office:value="-1087.91663960728" calcext:value-type="currency">
            <text:p>-$1,087.92</text:p>
          </table:table-cell>
          <table:table-cell table:formula="of:=PMT([.$B29]/12;[$Sensitivity.$C$10];[.E$2]-[$Sensitivity.$C$5]+[$Sensitivity.$C$6];0)+[$Sensitivity.$C$11]" office:value-type="currency" office:currency="AUD" office:value="-1965.48820969608" calcext:value-type="currency">
            <text:p>-$1,965.49</text:p>
          </table:table-cell>
          <table:table-cell table:formula="of:=PMT([.$B29]/12;[$Sensitivity.$C$10];[.F$2]-[$Sensitivity.$C$5]+[$Sensitivity.$C$6];0)+[$Sensitivity.$C$11]" office:value-type="currency" office:currency="AUD" office:value="-2843.05977978488" calcext:value-type="currency">
            <text:p>-$2,843.06</text:p>
          </table:table-cell>
          <table:table-cell table:formula="of:=PMT([.$B29]/12;[$Sensitivity.$C$10];[.G$2]-[$Sensitivity.$C$5]+[$Sensitivity.$C$6];0)+[$Sensitivity.$C$11]" office:value-type="currency" office:currency="AUD" office:value="-3720.63134987368" calcext:value-type="currency">
            <text:p>-$3,720.63</text:p>
          </table:table-cell>
          <table:table-cell table:formula="of:=PMT([.$B29]/12;[$Sensitivity.$C$10];[.H$2]-[$Sensitivity.$C$5]+[$Sensitivity.$C$6];0)+[$Sensitivity.$C$11]" office:value-type="currency" office:currency="AUD" office:value="-4598.20291996248" calcext:value-type="currency">
            <text:p>-$4,598.20</text:p>
          </table:table-cell>
          <table:table-cell table:formula="of:=PMT([.$B29]/12;[$Sensitivity.$C$10];[.I$2]-[$Sensitivity.$C$5]+[$Sensitivity.$C$6];0)+[$Sensitivity.$C$11]" office:value-type="currency" office:currency="AUD" office:value="-5475.77449005128" calcext:value-type="currency">
            <text:p>-$5,475.77</text:p>
          </table:table-cell>
          <table:table-cell table:formula="of:=PMT([.$B29]/12;[$Sensitivity.$C$10];[.J$2]-[$Sensitivity.$C$5]+[$Sensitivity.$C$6];0)+[$Sensitivity.$C$11]" office:value-type="currency" office:currency="AUD" office:value="-6353.34606014008" calcext:value-type="currency">
            <text:p>-$6,353.35</text:p>
          </table:table-cell>
          <table:table-cell table:formula="of:=PMT([.$B29]/12;[$Sensitivity.$C$10];[.K$2]-[$Sensitivity.$C$5]+[$Sensitivity.$C$6];0)+[$Sensitivity.$C$11]" office:value-type="currency" office:currency="AUD" office:value="-7230.91763022887" calcext:value-type="currency">
            <text:p>-$7,230.92</text:p>
          </table:table-cell>
          <table:table-cell table:formula="of:=PMT([.$B29]/12;[$Sensitivity.$C$10];[.L$2]-[$Sensitivity.$C$5]+[$Sensitivity.$C$6];0)+[$Sensitivity.$C$11]" office:value-type="currency" office:currency="AUD" office:value="-8108.48920031768" calcext:value-type="currency">
            <text:p>-$8,108.49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1" calcext:value-type="percentage">
            <text:p>11.00%</text:p>
          </table:table-cell>
          <table:table-cell table:formula="of:=PMT([.$B30]/12;[$Sensitivity.$C$10];[.C$2]-[$Sensitivity.$C$5]+[$Sensitivity.$C$6];0)+[$Sensitivity.$C$11]" office:value-type="currency" office:currency="AUD" office:value="-756.920699841563" calcext:value-type="currency">
            <text:p>-$756.92</text:p>
          </table:table-cell>
          <table:table-cell table:formula="of:=PMT([.$B30]/12;[$Sensitivity.$C$10];[.D$2]-[$Sensitivity.$C$5]+[$Sensitivity.$C$6];0)+[$Sensitivity.$C$11]" office:value-type="currency" office:currency="AUD" office:value="-1709.24409543096" calcext:value-type="currency">
            <text:p>-$1,709.24</text:p>
          </table:table-cell>
          <table:table-cell table:formula="of:=PMT([.$B30]/12;[$Sensitivity.$C$10];[.E$2]-[$Sensitivity.$C$5]+[$Sensitivity.$C$6];0)+[$Sensitivity.$C$11]" office:value-type="currency" office:currency="AUD" office:value="-2661.56749102036" calcext:value-type="currency">
            <text:p>-$2,661.57</text:p>
          </table:table-cell>
          <table:table-cell table:formula="of:=PMT([.$B30]/12;[$Sensitivity.$C$10];[.F$2]-[$Sensitivity.$C$5]+[$Sensitivity.$C$6];0)+[$Sensitivity.$C$11]" office:value-type="currency" office:currency="AUD" office:value="-3613.89088660976" calcext:value-type="currency">
            <text:p>-$3,613.89</text:p>
          </table:table-cell>
          <table:table-cell table:formula="of:=PMT([.$B30]/12;[$Sensitivity.$C$10];[.G$2]-[$Sensitivity.$C$5]+[$Sensitivity.$C$6];0)+[$Sensitivity.$C$11]" office:value-type="currency" office:currency="AUD" office:value="-4566.21428219916" calcext:value-type="currency">
            <text:p>-$4,566.21</text:p>
          </table:table-cell>
          <table:table-cell table:formula="of:=PMT([.$B30]/12;[$Sensitivity.$C$10];[.H$2]-[$Sensitivity.$C$5]+[$Sensitivity.$C$6];0)+[$Sensitivity.$C$11]" office:value-type="currency" office:currency="AUD" office:value="-5518.53767778856" calcext:value-type="currency">
            <text:p>-$5,518.54</text:p>
          </table:table-cell>
          <table:table-cell table:formula="of:=PMT([.$B30]/12;[$Sensitivity.$C$10];[.I$2]-[$Sensitivity.$C$5]+[$Sensitivity.$C$6];0)+[$Sensitivity.$C$11]" office:value-type="currency" office:currency="AUD" office:value="-6470.86107337796" calcext:value-type="currency">
            <text:p>-$6,470.86</text:p>
          </table:table-cell>
          <table:table-cell table:formula="of:=PMT([.$B30]/12;[$Sensitivity.$C$10];[.J$2]-[$Sensitivity.$C$5]+[$Sensitivity.$C$6];0)+[$Sensitivity.$C$11]" office:value-type="currency" office:currency="AUD" office:value="-7423.18446896736" calcext:value-type="currency">
            <text:p>-$7,423.18</text:p>
          </table:table-cell>
          <table:table-cell table:formula="of:=PMT([.$B30]/12;[$Sensitivity.$C$10];[.K$2]-[$Sensitivity.$C$5]+[$Sensitivity.$C$6];0)+[$Sensitivity.$C$11]" office:value-type="currency" office:currency="AUD" office:value="-8375.50786455676" calcext:value-type="currency">
            <text:p>-$8,375.51</text:p>
          </table:table-cell>
          <table:table-cell table:formula="of:=PMT([.$B30]/12;[$Sensitivity.$C$10];[.L$2]-[$Sensitivity.$C$5]+[$Sensitivity.$C$6];0)+[$Sensitivity.$C$11]" office:value-type="currency" office:currency="AUD" office:value="-9327.83126014616" calcext:value-type="currency">
            <text:p>-$9,327.83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2" calcext:value-type="percentage">
            <text:p>12.00%</text:p>
          </table:table-cell>
          <table:table-cell table:formula="of:=PMT([.$B31]/12;[$Sensitivity.$C$10];[.C$2]-[$Sensitivity.$C$5]+[$Sensitivity.$C$6];0)+[$Sensitivity.$C$11]" office:value-type="currency" office:currency="AUD" office:value="-1314.73742241499" calcext:value-type="currency">
            <text:p>-$1,314.74</text:p>
          </table:table-cell>
          <table:table-cell table:formula="of:=PMT([.$B31]/12;[$Sensitivity.$C$10];[.D$2]-[$Sensitivity.$C$5]+[$Sensitivity.$C$6];0)+[$Sensitivity.$C$11]" office:value-type="currency" office:currency="AUD" office:value="-2343.35001934049" calcext:value-type="currency">
            <text:p>-$2,343.35</text:p>
          </table:table-cell>
          <table:table-cell table:formula="of:=PMT([.$B31]/12;[$Sensitivity.$C$10];[.E$2]-[$Sensitivity.$C$5]+[$Sensitivity.$C$6];0)+[$Sensitivity.$C$11]" office:value-type="currency" office:currency="AUD" office:value="-3371.962616266" calcext:value-type="currency">
            <text:p>-$3,371.96</text:p>
          </table:table-cell>
          <table:table-cell table:formula="of:=PMT([.$B31]/12;[$Sensitivity.$C$10];[.F$2]-[$Sensitivity.$C$5]+[$Sensitivity.$C$6];0)+[$Sensitivity.$C$11]" office:value-type="currency" office:currency="AUD" office:value="-4400.5752131915" calcext:value-type="currency">
            <text:p>-$4,400.58</text:p>
          </table:table-cell>
          <table:table-cell table:formula="of:=PMT([.$B31]/12;[$Sensitivity.$C$10];[.G$2]-[$Sensitivity.$C$5]+[$Sensitivity.$C$6];0)+[$Sensitivity.$C$11]" office:value-type="currency" office:currency="AUD" office:value="-5429.18781011701" calcext:value-type="currency">
            <text:p>-$5,429.19</text:p>
          </table:table-cell>
          <table:table-cell table:formula="of:=PMT([.$B31]/12;[$Sensitivity.$C$10];[.H$2]-[$Sensitivity.$C$5]+[$Sensitivity.$C$6];0)+[$Sensitivity.$C$11]" office:value-type="currency" office:currency="AUD" office:value="-6457.80040704251" calcext:value-type="currency">
            <text:p>-$6,457.80</text:p>
          </table:table-cell>
          <table:table-cell table:formula="of:=PMT([.$B31]/12;[$Sensitivity.$C$10];[.I$2]-[$Sensitivity.$C$5]+[$Sensitivity.$C$6];0)+[$Sensitivity.$C$11]" office:value-type="currency" office:currency="AUD" office:value="-7486.41300396802" calcext:value-type="currency">
            <text:p>-$7,486.41</text:p>
          </table:table-cell>
          <table:table-cell table:formula="of:=PMT([.$B31]/12;[$Sensitivity.$C$10];[.J$2]-[$Sensitivity.$C$5]+[$Sensitivity.$C$6];0)+[$Sensitivity.$C$11]" office:value-type="currency" office:currency="AUD" office:value="-8515.02560089352" calcext:value-type="currency">
            <text:p>-$8,515.03</text:p>
          </table:table-cell>
          <table:table-cell table:formula="of:=PMT([.$B31]/12;[$Sensitivity.$C$10];[.K$2]-[$Sensitivity.$C$5]+[$Sensitivity.$C$6];0)+[$Sensitivity.$C$11]" office:value-type="currency" office:currency="AUD" office:value="-9543.63819781902" calcext:value-type="currency">
            <text:p>-$9,543.64</text:p>
          </table:table-cell>
          <table:table-cell table:formula="of:=PMT([.$B31]/12;[$Sensitivity.$C$10];[.L$2]-[$Sensitivity.$C$5]+[$Sensitivity.$C$6];0)+[$Sensitivity.$C$11]" office:value-type="currency" office:currency="AUD" office:value="-10572.2507947445" calcext:value-type="currency">
            <text:p>-$10,572.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5">
          <table:covered-table-cell/>
          <table:table-cell office:value-type="percentage" office:value="0.13" calcext:value-type="percentage">
            <text:p>13.00%</text:p>
          </table:table-cell>
          <table:table-cell table:formula="of:=PMT([.$B32]/12;[$Sensitivity.$C$10];[.C$2]-[$Sensitivity.$C$5]+[$Sensitivity.$C$6];0)+[$Sensitivity.$C$11]" office:value-type="currency" office:currency="AUD" office:value="-1882.04291227289" calcext:value-type="currency">
            <text:p>-$1,882.04</text:p>
          </table:table-cell>
          <table:table-cell table:formula="of:=PMT([.$B32]/12;[$Sensitivity.$C$10];[.D$2]-[$Sensitivity.$C$5]+[$Sensitivity.$C$6];0)+[$Sensitivity.$C$11]" office:value-type="currency" office:currency="AUD" office:value="-2988.24243153945" calcext:value-type="currency">
            <text:p>-$2,988.24</text:p>
          </table:table-cell>
          <table:table-cell table:formula="of:=PMT([.$B32]/12;[$Sensitivity.$C$10];[.E$2]-[$Sensitivity.$C$5]+[$Sensitivity.$C$6];0)+[$Sensitivity.$C$11]" office:value-type="currency" office:currency="AUD" office:value="-4094.44195080601" calcext:value-type="currency">
            <text:p>-$4,094.44</text:p>
          </table:table-cell>
          <table:table-cell table:formula="of:=PMT([.$B32]/12;[$Sensitivity.$C$10];[.F$2]-[$Sensitivity.$C$5]+[$Sensitivity.$C$6];0)+[$Sensitivity.$C$11]" office:value-type="currency" office:currency="AUD" office:value="-5200.64147007257" calcext:value-type="currency">
            <text:p>-$5,200.64</text:p>
          </table:table-cell>
          <table:table-cell table:formula="of:=PMT([.$B32]/12;[$Sensitivity.$C$10];[.G$2]-[$Sensitivity.$C$5]+[$Sensitivity.$C$6];0)+[$Sensitivity.$C$11]" office:value-type="currency" office:currency="AUD" office:value="-6306.84098933913" calcext:value-type="currency">
            <text:p>-$6,306.84</text:p>
          </table:table-cell>
          <table:table-cell table:formula="of:=PMT([.$B32]/12;[$Sensitivity.$C$10];[.H$2]-[$Sensitivity.$C$5]+[$Sensitivity.$C$6];0)+[$Sensitivity.$C$11]" office:value-type="currency" office:currency="AUD" office:value="-7413.04050860569" calcext:value-type="currency">
            <text:p>-$7,413.04</text:p>
          </table:table-cell>
          <table:table-cell table:formula="of:=PMT([.$B32]/12;[$Sensitivity.$C$10];[.I$2]-[$Sensitivity.$C$5]+[$Sensitivity.$C$6];0)+[$Sensitivity.$C$11]" office:value-type="currency" office:currency="AUD" office:value="-8519.24002787225" calcext:value-type="currency">
            <text:p>-$8,519.24</text:p>
          </table:table-cell>
          <table:table-cell table:formula="of:=PMT([.$B32]/12;[$Sensitivity.$C$10];[.J$2]-[$Sensitivity.$C$5]+[$Sensitivity.$C$6];0)+[$Sensitivity.$C$11]" office:value-type="currency" office:currency="AUD" office:value="-9625.43954713881" calcext:value-type="currency">
            <text:p>-$9,625.44</text:p>
          </table:table-cell>
          <table:table-cell table:formula="of:=PMT([.$B32]/12;[$Sensitivity.$C$10];[.K$2]-[$Sensitivity.$C$5]+[$Sensitivity.$C$6];0)+[$Sensitivity.$C$11]" office:value-type="currency" office:currency="AUD" office:value="-10731.6390664054" calcext:value-type="currency">
            <text:p>-$10,731.64</text:p>
          </table:table-cell>
          <table:table-cell table:formula="of:=PMT([.$B32]/12;[$Sensitivity.$C$10];[.L$2]-[$Sensitivity.$C$5]+[$Sensitivity.$C$6];0)+[$Sensitivity.$C$11]" office:value-type="currency" office:currency="AUD" office:value="-11837.8385856719" calcext:value-type="currency">
            <text:p>-$11,837.84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4" calcext:value-type="percentage">
            <text:p>14.00%</text:p>
          </table:table-cell>
          <table:table-cell table:formula="of:=PMT([.$B33]/12;[$Sensitivity.$C$10];[.C$2]-[$Sensitivity.$C$5]+[$Sensitivity.$C$6];0)+[$Sensitivity.$C$11]" office:value-type="currency" office:currency="AUD" office:value="-2457.28404373104" calcext:value-type="currency">
            <text:p>-$2,457.28</text:p>
          </table:table-cell>
          <table:table-cell table:formula="of:=PMT([.$B33]/12;[$Sensitivity.$C$10];[.D$2]-[$Sensitivity.$C$5]+[$Sensitivity.$C$6];0)+[$Sensitivity.$C$11]" office:value-type="currency" office:currency="AUD" office:value="-3642.15579478758" calcext:value-type="currency">
            <text:p>-$3,642.16</text:p>
          </table:table-cell>
          <table:table-cell table:formula="of:=PMT([.$B33]/12;[$Sensitivity.$C$10];[.E$2]-[$Sensitivity.$C$5]+[$Sensitivity.$C$6];0)+[$Sensitivity.$C$11]" office:value-type="currency" office:currency="AUD" office:value="-4827.02754584411" calcext:value-type="currency">
            <text:p>-$4,827.03</text:p>
          </table:table-cell>
          <table:table-cell table:formula="of:=PMT([.$B33]/12;[$Sensitivity.$C$10];[.F$2]-[$Sensitivity.$C$5]+[$Sensitivity.$C$6];0)+[$Sensitivity.$C$11]" office:value-type="currency" office:currency="AUD" office:value="-6011.89929690065" calcext:value-type="currency">
            <text:p>-$6,011.90</text:p>
          </table:table-cell>
          <table:table-cell table:formula="of:=PMT([.$B33]/12;[$Sensitivity.$C$10];[.G$2]-[$Sensitivity.$C$5]+[$Sensitivity.$C$6];0)+[$Sensitivity.$C$11]" office:value-type="currency" office:currency="AUD" office:value="-7196.77104795718" calcext:value-type="currency">
            <text:p>-$7,196.77</text:p>
          </table:table-cell>
          <table:table-cell table:formula="of:=PMT([.$B33]/12;[$Sensitivity.$C$10];[.H$2]-[$Sensitivity.$C$5]+[$Sensitivity.$C$6];0)+[$Sensitivity.$C$11]" office:value-type="currency" office:currency="AUD" office:value="-8381.64279901371" calcext:value-type="currency">
            <text:p>-$8,381.64</text:p>
          </table:table-cell>
          <table:table-cell table:formula="of:=PMT([.$B33]/12;[$Sensitivity.$C$10];[.I$2]-[$Sensitivity.$C$5]+[$Sensitivity.$C$6];0)+[$Sensitivity.$C$11]" office:value-type="currency" office:currency="AUD" office:value="-9566.51455007025" calcext:value-type="currency">
            <text:p>-$9,566.51</text:p>
          </table:table-cell>
          <table:table-cell table:formula="of:=PMT([.$B33]/12;[$Sensitivity.$C$10];[.J$2]-[$Sensitivity.$C$5]+[$Sensitivity.$C$6];0)+[$Sensitivity.$C$11]" office:value-type="currency" office:currency="AUD" office:value="-10751.3863011268" calcext:value-type="currency">
            <text:p>-$10,751.39</text:p>
          </table:table-cell>
          <table:table-cell table:formula="of:=PMT([.$B33]/12;[$Sensitivity.$C$10];[.K$2]-[$Sensitivity.$C$5]+[$Sensitivity.$C$6];0)+[$Sensitivity.$C$11]" office:value-type="currency" office:currency="AUD" office:value="-11936.2580521833" calcext:value-type="currency">
            <text:p>-$11,936.26</text:p>
          </table:table-cell>
          <table:table-cell table:formula="of:=PMT([.$B33]/12;[$Sensitivity.$C$10];[.L$2]-[$Sensitivity.$C$5]+[$Sensitivity.$C$6];0)+[$Sensitivity.$C$11]" office:value-type="currency" office:currency="AUD" office:value="-13121.1298032399" calcext:value-type="currency">
            <text:p>-$13,121.13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5" calcext:value-type="percentage">
            <text:p>15.00%</text:p>
          </table:table-cell>
          <table:table-cell table:formula="of:=PMT([.$B34]/12;[$Sensitivity.$C$10];[.C$2]-[$Sensitivity.$C$5]+[$Sensitivity.$C$6];0)+[$Sensitivity.$C$11]" office:value-type="currency" office:currency="AUD" office:value="-3039.10614129409" calcext:value-type="currency">
            <text:p>-$3,039.11</text:p>
          </table:table-cell>
          <table:table-cell table:formula="of:=PMT([.$B34]/12;[$Sensitivity.$C$10];[.D$2]-[$Sensitivity.$C$5]+[$Sensitivity.$C$6];0)+[$Sensitivity.$C$11]" office:value-type="currency" office:currency="AUD" office:value="-4303.55016285914" calcext:value-type="currency">
            <text:p>-$4,303.55</text:p>
          </table:table-cell>
          <table:table-cell table:formula="of:=PMT([.$B34]/12;[$Sensitivity.$C$10];[.E$2]-[$Sensitivity.$C$5]+[$Sensitivity.$C$6];0)+[$Sensitivity.$C$11]" office:value-type="currency" office:currency="AUD" office:value="-5567.99418442418" calcext:value-type="currency">
            <text:p>-$5,567.99</text:p>
          </table:table-cell>
          <table:table-cell table:formula="of:=PMT([.$B34]/12;[$Sensitivity.$C$10];[.F$2]-[$Sensitivity.$C$5]+[$Sensitivity.$C$6];0)+[$Sensitivity.$C$11]" office:value-type="currency" office:currency="AUD" office:value="-6832.43820598922" calcext:value-type="currency">
            <text:p>-$6,832.44</text:p>
          </table:table-cell>
          <table:table-cell table:formula="of:=PMT([.$B34]/12;[$Sensitivity.$C$10];[.G$2]-[$Sensitivity.$C$5]+[$Sensitivity.$C$6];0)+[$Sensitivity.$C$11]" office:value-type="currency" office:currency="AUD" office:value="-8096.88222755427" calcext:value-type="currency">
            <text:p>-$8,096.88</text:p>
          </table:table-cell>
          <table:table-cell table:formula="of:=PMT([.$B34]/12;[$Sensitivity.$C$10];[.H$2]-[$Sensitivity.$C$5]+[$Sensitivity.$C$6];0)+[$Sensitivity.$C$11]" office:value-type="currency" office:currency="AUD" office:value="-9361.32624911931" calcext:value-type="currency">
            <text:p>-$9,361.33</text:p>
          </table:table-cell>
          <table:table-cell table:formula="of:=PMT([.$B34]/12;[$Sensitivity.$C$10];[.I$2]-[$Sensitivity.$C$5]+[$Sensitivity.$C$6];0)+[$Sensitivity.$C$11]" office:value-type="currency" office:currency="AUD" office:value="-10625.7702706844" calcext:value-type="currency">
            <text:p>-$10,625.77</text:p>
          </table:table-cell>
          <table:table-cell table:formula="of:=PMT([.$B34]/12;[$Sensitivity.$C$10];[.J$2]-[$Sensitivity.$C$5]+[$Sensitivity.$C$6];0)+[$Sensitivity.$C$11]" office:value-type="currency" office:currency="AUD" office:value="-11890.2142922494" calcext:value-type="currency">
            <text:p>-$11,890.21</text:p>
          </table:table-cell>
          <table:table-cell table:formula="of:=PMT([.$B34]/12;[$Sensitivity.$C$10];[.K$2]-[$Sensitivity.$C$5]+[$Sensitivity.$C$6];0)+[$Sensitivity.$C$11]" office:value-type="currency" office:currency="AUD" office:value="-13154.6583138144" calcext:value-type="currency">
            <text:p>-$13,154.66</text:p>
          </table:table-cell>
          <table:table-cell table:formula="of:=PMT([.$B34]/12;[$Sensitivity.$C$10];[.L$2]-[$Sensitivity.$C$5]+[$Sensitivity.$C$6];0)+[$Sensitivity.$C$11]" office:value-type="currency" office:currency="AUD" office:value="-14419.1023353795" calcext:value-type="currency">
            <text:p>-$14,419.10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6" calcext:value-type="percentage">
            <text:p>16.00%</text:p>
          </table:table-cell>
          <table:table-cell table:formula="of:=PMT([.$B35]/12;[$Sensitivity.$C$10];[.C$2]-[$Sensitivity.$C$5]+[$Sensitivity.$C$6];0)+[$Sensitivity.$C$11]" office:value-type="currency" office:currency="AUD" office:value="-3626.34417783933" calcext:value-type="currency">
            <text:p>-$3,626.34</text:p>
          </table:table-cell>
          <table:table-cell table:formula="of:=PMT([.$B35]/12;[$Sensitivity.$C$10];[.D$2]-[$Sensitivity.$C$5]+[$Sensitivity.$C$6];0)+[$Sensitivity.$C$11]" office:value-type="currency" office:currency="AUD" office:value="-4971.10117495581" calcext:value-type="currency">
            <text:p>-$4,971.10</text:p>
          </table:table-cell>
          <table:table-cell table:formula="of:=PMT([.$B35]/12;[$Sensitivity.$C$10];[.E$2]-[$Sensitivity.$C$5]+[$Sensitivity.$C$6];0)+[$Sensitivity.$C$11]" office:value-type="currency" office:currency="AUD" office:value="-6315.85817207228" calcext:value-type="currency">
            <text:p>-$6,315.86</text:p>
          </table:table-cell>
          <table:table-cell table:formula="of:=PMT([.$B35]/12;[$Sensitivity.$C$10];[.F$2]-[$Sensitivity.$C$5]+[$Sensitivity.$C$6];0)+[$Sensitivity.$C$11]" office:value-type="currency" office:currency="AUD" office:value="-7660.61516918875" calcext:value-type="currency">
            <text:p>-$7,660.62</text:p>
          </table:table-cell>
          <table:table-cell table:formula="of:=PMT([.$B35]/12;[$Sensitivity.$C$10];[.G$2]-[$Sensitivity.$C$5]+[$Sensitivity.$C$6];0)+[$Sensitivity.$C$11]" office:value-type="currency" office:currency="AUD" office:value="-9005.37216630523" calcext:value-type="currency">
            <text:p>-$9,005.37</text:p>
          </table:table-cell>
          <table:table-cell table:formula="of:=PMT([.$B35]/12;[$Sensitivity.$C$10];[.H$2]-[$Sensitivity.$C$5]+[$Sensitivity.$C$6];0)+[$Sensitivity.$C$11]" office:value-type="currency" office:currency="AUD" office:value="-10350.1291634217" calcext:value-type="currency">
            <text:p>-$10,350.13</text:p>
          </table:table-cell>
          <table:table-cell table:formula="of:=PMT([.$B35]/12;[$Sensitivity.$C$10];[.I$2]-[$Sensitivity.$C$5]+[$Sensitivity.$C$6];0)+[$Sensitivity.$C$11]" office:value-type="currency" office:currency="AUD" office:value="-11694.8861605382" calcext:value-type="currency">
            <text:p>-$11,694.89</text:p>
          </table:table-cell>
          <table:table-cell table:formula="of:=PMT([.$B35]/12;[$Sensitivity.$C$10];[.J$2]-[$Sensitivity.$C$5]+[$Sensitivity.$C$6];0)+[$Sensitivity.$C$11]" office:value-type="currency" office:currency="AUD" office:value="-13039.6431576546" calcext:value-type="currency">
            <text:p>-$13,039.64</text:p>
          </table:table-cell>
          <table:table-cell table:formula="of:=PMT([.$B35]/12;[$Sensitivity.$C$10];[.K$2]-[$Sensitivity.$C$5]+[$Sensitivity.$C$6];0)+[$Sensitivity.$C$11]" office:value-type="currency" office:currency="AUD" office:value="-14384.4001547711" calcext:value-type="currency">
            <text:p>-$14,384.40</text:p>
          </table:table-cell>
          <table:table-cell table:formula="of:=PMT([.$B35]/12;[$Sensitivity.$C$10];[.L$2]-[$Sensitivity.$C$5]+[$Sensitivity.$C$6];0)+[$Sensitivity.$C$11]" office:value-type="currency" office:currency="AUD" office:value="-15729.1571518876" calcext:value-type="currency">
            <text:p>-$15,729.16</text:p>
          </table:table-cell>
          <table:table-cell table:number-columns-repeated="2"/>
        </table:table-row>
        <table:table-row table:style-name="ro5">
          <table:covered-table-cell/>
          <table:table-cell office:value-type="percentage" office:value="0.17" calcext:value-type="percentage">
            <text:p>17.00%</text:p>
          </table:table-cell>
          <table:table-cell table:formula="of:=PMT([.$B36]/12;[$Sensitivity.$C$10];[.C$2]-[$Sensitivity.$C$5]+[$Sensitivity.$C$6];0)+[$Sensitivity.$C$11]" office:value-type="currency" office:currency="AUD" office:value="-4218.00861411082" calcext:value-type="currency">
            <text:p>-$4,218.01</text:p>
          </table:table-cell>
          <table:table-cell table:formula="of:=PMT([.$B36]/12;[$Sensitivity.$C$10];[.D$2]-[$Sensitivity.$C$5]+[$Sensitivity.$C$6];0)+[$Sensitivity.$C$11]" office:value-type="currency" office:currency="AUD" office:value="-5643.68395855451" calcext:value-type="currency">
            <text:p>-$5,643.68</text:p>
          </table:table-cell>
          <table:table-cell table:formula="of:=PMT([.$B36]/12;[$Sensitivity.$C$10];[.E$2]-[$Sensitivity.$C$5]+[$Sensitivity.$C$6];0)+[$Sensitivity.$C$11]" office:value-type="currency" office:currency="AUD" office:value="-7069.3593029982" calcext:value-type="currency">
            <text:p>-$7,069.36</text:p>
          </table:table-cell>
          <table:table-cell table:formula="of:=PMT([.$B36]/12;[$Sensitivity.$C$10];[.F$2]-[$Sensitivity.$C$5]+[$Sensitivity.$C$6];0)+[$Sensitivity.$C$11]" office:value-type="currency" office:currency="AUD" office:value="-8495.0346474419" calcext:value-type="currency">
            <text:p>-$8,495.03</text:p>
          </table:table-cell>
          <table:table-cell table:formula="of:=PMT([.$B36]/12;[$Sensitivity.$C$10];[.G$2]-[$Sensitivity.$C$5]+[$Sensitivity.$C$6];0)+[$Sensitivity.$C$11]" office:value-type="currency" office:currency="AUD" office:value="-9920.70999188559" calcext:value-type="currency">
            <text:p>-$9,920.71</text:p>
          </table:table-cell>
          <table:table-cell table:formula="of:=PMT([.$B36]/12;[$Sensitivity.$C$10];[.H$2]-[$Sensitivity.$C$5]+[$Sensitivity.$C$6];0)+[$Sensitivity.$C$11]" office:value-type="currency" office:currency="AUD" office:value="-11346.3853363293" calcext:value-type="currency">
            <text:p>-$11,346.39</text:p>
          </table:table-cell>
          <table:table-cell table:formula="of:=PMT([.$B36]/12;[$Sensitivity.$C$10];[.I$2]-[$Sensitivity.$C$5]+[$Sensitivity.$C$6];0)+[$Sensitivity.$C$11]" office:value-type="currency" office:currency="AUD" office:value="-12772.060680773" calcext:value-type="currency">
            <text:p>-$12,772.06</text:p>
          </table:table-cell>
          <table:table-cell table:formula="of:=PMT([.$B36]/12;[$Sensitivity.$C$10];[.J$2]-[$Sensitivity.$C$5]+[$Sensitivity.$C$6];0)+[$Sensitivity.$C$11]" office:value-type="currency" office:currency="AUD" office:value="-14197.7360252167" calcext:value-type="currency">
            <text:p>-$14,197.74</text:p>
          </table:table-cell>
          <table:table-cell table:formula="of:=PMT([.$B36]/12;[$Sensitivity.$C$10];[.K$2]-[$Sensitivity.$C$5]+[$Sensitivity.$C$6];0)+[$Sensitivity.$C$11]" office:value-type="currency" office:currency="AUD" office:value="-15623.4113696604" calcext:value-type="currency">
            <text:p>-$15,623.41</text:p>
          </table:table-cell>
          <table:table-cell table:formula="of:=PMT([.$B36]/12;[$Sensitivity.$C$10];[.L$2]-[$Sensitivity.$C$5]+[$Sensitivity.$C$6];0)+[$Sensitivity.$C$11]" office:value-type="currency" office:currency="AUD" office:value="-17049.0867141041" calcext:value-type="currency">
            <text:p>-$17,049.0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4" table:target-range-address="'Base Ledger'.A1:'Base Ledger'.H2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currency-style style:name="N119P0" style:volatile="true">
      <number:currency-symbol number:language="en" number:country="AU">$</number:currency-symbol>
      <number:number number:decimal-places="1" number:min-decimal-places="1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AU">$</number:currency-symbol>
      <number:number number:decimal-places="1" number:min-decimal-places="1" number:min-integer-digits="1" number:grouping="true"/>
      <style:map style:condition="value()&gt;=0" style:apply-style-name="N119P0"/>
    </number:currency-style>
    <number:percentage-style style:name="N120">
      <number:number number:decimal-places="1" number:min-decimal-places="1" number:min-integer-digits="1"/>
      <number:text>%</number:text>
    </number:percentage-style>
    <number:currency-style style:name="N10118P0" style:volatile="true" number:language="en" number:country="AU">
      <number:currency-symbol number:language="en" number:country="AU">$</number:currency-symbol>
      <number:number number:decimal-places="1" number:min-decimal-places="1" number:min-integer-digits="1" number:grouping="true"/>
    </number:currency-style>
    <number:currency-style style:name="N10118" number:language="en" number:country="AU">
      <style:text-properties fo:color="#ff0000"/>
      <number:text>-</number:text>
      <number:currency-symbol number:language="en" number:country="AU">$</number:currency-symbol>
      <number:number number:decimal-places="1" number:min-decimal-places="1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21:22:45.1917767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15:26.688655970</meta:creation-date>
    <meta:editing-duration>P1DT6H45S</meta:editing-duration>
    <meta:editing-cycles>10</meta:editing-cycles>
    <meta:generator>LibreOffice/7.5.3.2$Linux_X86_64 LibreOffice_project/50$Build-2</meta:generator>
    <dc:description>A model for understanding your home loan</dc:description>
    <meta:keyword>home loan calculation model</meta:keyword>
    <dc:subject>Home Loan</dc:subject>
    <dc:title>Home Loan Calculation Model</dc:title>
    <dc:date>2023-06-13T20:49:04.131813225</dc:date>
    <meta:document-statistic meta:table-count="7" meta:cell-count="377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currency-style style:name="N1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19cm" svg:height="9.742cm" xlink:href=".." xlink:type="simple" chart:class="chart:area" chart:style-name="ch1">
        <chart:title svg:x="5.573cm" svg:y="0.33cm" chart:style-name="ch2">
          <text:p>Interest &amp; Principal Over Time</text:p>
        </chart:title>
        <chart:legend chart:legend-position="end" svg:x="15.241cm" svg:y="4.323cm" style:legend-expansion="high" chart:style-name="ch3"/>
        <chart:plot-area chart:style-name="ch4" table:cell-range-address="'Base Ledger'.B2:'Base Ledger'.B361 'Base Ledger'.E1:'Base Ledger'.F361" chart:data-source-has-labels="both" svg:x="0.346cm" svg:y="1.303cm" svg:width="14.549cm" svg:height="8.245cm">
          <chart:coordinate-region svg:x="1.685cm" svg:y="1.502cm" svg:width="13.143cm" svg:height="6.244cm"/>
          <chart:axis chart:dimension="x" chart:name="primary-x" chart:style-name="ch5" chartooo:axis-type="auto">
            <chartooo:date-scale/>
            <chart:categories table:cell-range-address="'Base Ledger'.B2:'Base Ledger'.B3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ase Ledger'.E2:'Base Ledger'.E361" chart:label-cell-address="'Base Ledger'.E1:'Base Ledger'.E1" chart:class="chart:area">
            <chart:data-point chart:repeated="360"/>
          </chart:series>
          <chart:series chart:style-name="ch9" chart:values-cell-range-address="'Base Ledger'.F2:'Base Ledger'.F361" chart:label-cell-address="'Base Ledger'.F1:'Base Ledger'.F1" chart:class="chart:area">
            <chart:data-point chart:repeated="3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est</text:p>
                <draw:g>
                  <svg:desc>'Base Ledger'.E1:'Base Ledger'.E1</svg:desc>
                </draw:g>
              </table:table-cell>
              <table:table-cell office:value-type="string">
                <text:p>Principal</text:p>
                <draw:g>
                  <svg:desc>'Base Ledger'.F1:'Base Ledger'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'Base Ledger'.B2:'Base Ledger'.B361</svg:desc>
                </draw:g>
              </table:table-cell>
              <table:table-cell office:value-type="float" office:value="4923.917925">
                <text:p>4923.917925</text:p>
                <draw:g>
                  <svg:desc>'Base Ledger'.E2:'Base Ledger'.E361</svg:desc>
                </draw:g>
              </table:table-cell>
              <table:table-cell office:value-type="float" office:value="1080.71442099575">
                <text:p>1080.71442099575</text:p>
                <draw:g>
                  <svg:desc>'Base Ledger'.F2:'Base Ledger'.F361</svg:desc>
                </draw:g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4918.75751363974">
                <text:p>4918.75751363974</text:p>
              </table:table-cell>
              <table:table-cell office:value-type="float" office:value="1085.874832356">
                <text:p>1085.87483235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913.57246131525">
                <text:p>4913.57246131525</text:p>
              </table:table-cell>
              <table:table-cell office:value-type="float" office:value="1091.0598846805">
                <text:p>1091.059884680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4908.3626503659">
                <text:p>4908.3626503659</text:p>
              </table:table-cell>
              <table:table-cell office:value-type="float" office:value="1096.26969562985">
                <text:p>1096.26969562985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4903.12796256926">
                <text:p>4903.12796256926</text:p>
              </table:table-cell>
              <table:table-cell office:value-type="float" office:value="1101.50438342649">
                <text:p>1101.50438342649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4897.8682791384">
                <text:p>4897.8682791384</text:p>
              </table:table-cell>
              <table:table-cell office:value-type="float" office:value="1106.76406685735">
                <text:p>1106.7640668573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4892.58348071916">
                <text:p>4892.58348071916</text:p>
              </table:table-cell>
              <table:table-cell office:value-type="float" office:value="1112.04886527659">
                <text:p>1112.04886527659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4887.27344738746">
                <text:p>4887.27344738746</text:p>
              </table:table-cell>
              <table:table-cell office:value-type="float" office:value="1117.35889860829">
                <text:p>1117.35889860829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4881.93805864661">
                <text:p>4881.93805864661</text:p>
              </table:table-cell>
              <table:table-cell office:value-type="float" office:value="1122.69428734914">
                <text:p>1122.6942873491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4876.57719342452">
                <text:p>4876.57719342452</text:p>
              </table:table-cell>
              <table:table-cell office:value-type="float" office:value="1128.05515257123">
                <text:p>1128.05515257123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4871.19073007099">
                <text:p>4871.19073007099</text:p>
              </table:table-cell>
              <table:table-cell office:value-type="float" office:value="1133.44161592476">
                <text:p>1133.44161592476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4865.77854635495">
                <text:p>4865.77854635495</text:p>
              </table:table-cell>
              <table:table-cell office:value-type="float" office:value="1138.8537996408">
                <text:p>1138.8537996408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4860.34051946166">
                <text:p>4860.34051946166</text:p>
              </table:table-cell>
              <table:table-cell office:value-type="float" office:value="1144.29182653409">
                <text:p>1144.29182653409</text:p>
              </table:table-cell>
            </table:table-row>
            <table:table-row>
              <table:table-cell office:value-type="float" office:value="45689">
                <text:p>45689</text:p>
              </table:table-cell>
              <table:table-cell office:value-type="float" office:value="4854.87652598996">
                <text:p>4854.87652598996</text:p>
              </table:table-cell>
              <table:table-cell office:value-type="float" office:value="1149.75582000579">
                <text:p>1149.75582000579</text:p>
              </table:table-cell>
            </table:table-row>
            <table:table-row>
              <table:table-cell office:value-type="float" office:value="45717">
                <text:p>45717</text:p>
              </table:table-cell>
              <table:table-cell office:value-type="float" office:value="4849.38644194944">
                <text:p>4849.38644194944</text:p>
              </table:table-cell>
              <table:table-cell office:value-type="float" office:value="1155.24590404631">
                <text:p>1155.24590404631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4843.87014275761">
                <text:p>4843.87014275761</text:p>
              </table:table-cell>
              <table:table-cell office:value-type="float" office:value="1160.76220323814">
                <text:p>1160.76220323814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4838.32750323715">
                <text:p>4838.32750323715</text:p>
              </table:table-cell>
              <table:table-cell office:value-type="float" office:value="1166.3048427586">
                <text:p>1166.3048427586</text:p>
              </table:table-cell>
            </table:table-row>
            <table:table-row>
              <table:table-cell office:value-type="float" office:value="45809">
                <text:p>45809</text:p>
              </table:table-cell>
              <table:table-cell office:value-type="float" office:value="4832.75839761298">
                <text:p>4832.75839761298</text:p>
              </table:table-cell>
              <table:table-cell office:value-type="float" office:value="1171.87394838277">
                <text:p>1171.87394838277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4827.16269950945">
                <text:p>4827.16269950945</text:p>
              </table:table-cell>
              <table:table-cell office:value-type="float" office:value="1177.4696464863">
                <text:p>1177.4696464863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4821.54028194748">
                <text:p>4821.54028194748</text:p>
              </table:table-cell>
              <table:table-cell office:value-type="float" office:value="1183.09206404827">
                <text:p>1183.09206404827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4815.89101734165">
                <text:p>4815.89101734165</text:p>
              </table:table-cell>
              <table:table-cell office:value-type="float" office:value="1188.7413286541">
                <text:p>1188.7413286541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4810.21477749733">
                <text:p>4810.21477749733</text:p>
              </table:table-cell>
              <table:table-cell office:value-type="float" office:value="1194.41756849842">
                <text:p>1194.41756849842</text:p>
              </table:table-cell>
            </table:table-row>
            <table:table-row>
              <table:table-cell office:value-type="float" office:value="45962">
                <text:p>45962</text:p>
              </table:table-cell>
              <table:table-cell office:value-type="float" office:value="4804.51143360775">
                <text:p>4804.51143360775</text:p>
              </table:table-cell>
              <table:table-cell office:value-type="float" office:value="1200.120912388">
                <text:p>1200.120912388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4798.78085625109">
                <text:p>4798.78085625109</text:p>
              </table:table-cell>
              <table:table-cell office:value-type="float" office:value="1205.85148974466">
                <text:p>1205.85148974466</text:p>
              </table:table-cell>
            </table:table-row>
            <table:table-row>
              <table:table-cell office:value-type="float" office:value="46023">
                <text:p>46023</text:p>
              </table:table-cell>
              <table:table-cell office:value-type="float" office:value="4793.02291538756">
                <text:p>4793.02291538756</text:p>
              </table:table-cell>
              <table:table-cell office:value-type="float" office:value="1211.60943060819">
                <text:p>1211.60943060819</text:p>
              </table:table-cell>
            </table:table-row>
            <table:table-row>
              <table:table-cell office:value-type="float" office:value="46054">
                <text:p>46054</text:p>
              </table:table-cell>
              <table:table-cell office:value-type="float" office:value="4787.23748035641">
                <text:p>4787.23748035641</text:p>
              </table:table-cell>
              <table:table-cell office:value-type="float" office:value="1217.39486563934">
                <text:p>1217.39486563934</text:p>
              </table:table-cell>
            </table:table-row>
            <table:table-row>
              <table:table-cell office:value-type="float" office:value="46082">
                <text:p>46082</text:p>
              </table:table-cell>
              <table:table-cell office:value-type="float" office:value="4781.42441987298">
                <text:p>4781.42441987298</text:p>
              </table:table-cell>
              <table:table-cell office:value-type="float" office:value="1223.20792612277">
                <text:p>1223.20792612277</text:p>
              </table:table-cell>
            </table:table-row>
            <table:table-row>
              <table:table-cell office:value-type="float" office:value="46113">
                <text:p>46113</text:p>
              </table:table-cell>
              <table:table-cell office:value-type="float" office:value="4775.58360202574">
                <text:p>4775.58360202574</text:p>
              </table:table-cell>
              <table:table-cell office:value-type="float" office:value="1229.04874397001">
                <text:p>1229.04874397001</text:p>
              </table:table-cell>
            </table:table-row>
            <table:table-row>
              <table:table-cell office:value-type="float" office:value="46143">
                <text:p>46143</text:p>
              </table:table-cell>
              <table:table-cell office:value-type="float" office:value="4769.71489427329">
                <text:p>4769.71489427329</text:p>
              </table:table-cell>
              <table:table-cell office:value-type="float" office:value="1234.91745172246">
                <text:p>1234.91745172246</text:p>
              </table:table-cell>
            </table:table-row>
            <table:table-row>
              <table:table-cell office:value-type="float" office:value="46174">
                <text:p>46174</text:p>
              </table:table-cell>
              <table:table-cell office:value-type="float" office:value="4763.81816344131">
                <text:p>4763.81816344131</text:p>
              </table:table-cell>
              <table:table-cell office:value-type="float" office:value="1240.81418255444">
                <text:p>1240.81418255444</text:p>
              </table:table-cell>
            </table:table-row>
            <table:table-row>
              <table:table-cell office:value-type="float" office:value="46204">
                <text:p>46204</text:p>
              </table:table-cell>
              <table:table-cell office:value-type="float" office:value="4757.89327571961">
                <text:p>4757.89327571961</text:p>
              </table:table-cell>
              <table:table-cell office:value-type="float" office:value="1246.73907027614">
                <text:p>1246.73907027614</text:p>
              </table:table-cell>
            </table:table-row>
            <table:table-row>
              <table:table-cell office:value-type="float" office:value="46235">
                <text:p>46235</text:p>
              </table:table-cell>
              <table:table-cell office:value-type="float" office:value="4751.94009665905">
                <text:p>4751.94009665905</text:p>
              </table:table-cell>
              <table:table-cell office:value-type="float" office:value="1252.6922493367">
                <text:p>1252.6922493367</text:p>
              </table:table-cell>
            </table:table-row>
            <table:table-row>
              <table:table-cell office:value-type="float" office:value="46266">
                <text:p>46266</text:p>
              </table:table-cell>
              <table:table-cell office:value-type="float" office:value="4745.95849116846">
                <text:p>4745.95849116846</text:p>
              </table:table-cell>
              <table:table-cell office:value-type="float" office:value="1258.67385482729">
                <text:p>1258.67385482729</text:p>
              </table:table-cell>
            </table:table-row>
            <table:table-row>
              <table:table-cell office:value-type="float" office:value="46296">
                <text:p>46296</text:p>
              </table:table-cell>
              <table:table-cell office:value-type="float" office:value="4739.94832351166">
                <text:p>4739.94832351166</text:p>
              </table:table-cell>
              <table:table-cell office:value-type="float" office:value="1264.68402248409">
                <text:p>1264.68402248409</text:p>
              </table:table-cell>
            </table:table-row>
            <table:table-row>
              <table:table-cell office:value-type="float" office:value="46327">
                <text:p>46327</text:p>
              </table:table-cell>
              <table:table-cell office:value-type="float" office:value="4733.9094573043">
                <text:p>4733.9094573043</text:p>
              </table:table-cell>
              <table:table-cell office:value-type="float" office:value="1270.72288869145">
                <text:p>1270.72288869145</text:p>
              </table:table-cell>
            </table:table-row>
            <table:table-row>
              <table:table-cell office:value-type="float" office:value="46357">
                <text:p>46357</text:p>
              </table:table-cell>
              <table:table-cell office:value-type="float" office:value="4727.8417555108">
                <text:p>4727.8417555108</text:p>
              </table:table-cell>
              <table:table-cell office:value-type="float" office:value="1276.79059048495">
                <text:p>1276.79059048495</text:p>
              </table:table-cell>
            </table:table-row>
            <table:table-row>
              <table:table-cell office:value-type="float" office:value="46388">
                <text:p>46388</text:p>
              </table:table-cell>
              <table:table-cell office:value-type="float" office:value="4721.74508044123">
                <text:p>4721.74508044123</text:p>
              </table:table-cell>
              <table:table-cell office:value-type="float" office:value="1282.88726555452">
                <text:p>1282.88726555452</text:p>
              </table:table-cell>
            </table:table-row>
            <table:table-row>
              <table:table-cell office:value-type="float" office:value="46419">
                <text:p>46419</text:p>
              </table:table-cell>
              <table:table-cell office:value-type="float" office:value="4715.61929374821">
                <text:p>4715.61929374821</text:p>
              </table:table-cell>
              <table:table-cell office:value-type="float" office:value="1289.01305224754">
                <text:p>1289.01305224754</text:p>
              </table:table-cell>
            </table:table-row>
            <table:table-row>
              <table:table-cell office:value-type="float" office:value="46447">
                <text:p>46447</text:p>
              </table:table-cell>
              <table:table-cell office:value-type="float" office:value="4709.46425642373">
                <text:p>4709.46425642373</text:p>
              </table:table-cell>
              <table:table-cell office:value-type="float" office:value="1295.16808957202">
                <text:p>1295.16808957202</text:p>
              </table:table-cell>
            </table:table-row>
            <table:table-row>
              <table:table-cell office:value-type="float" office:value="46478">
                <text:p>46478</text:p>
              </table:table-cell>
              <table:table-cell office:value-type="float" office:value="4703.27982879602">
                <text:p>4703.27982879602</text:p>
              </table:table-cell>
              <table:table-cell office:value-type="float" office:value="1301.35251719973">
                <text:p>1301.35251719973</text:p>
              </table:table-cell>
            </table:table-row>
            <table:table-row>
              <table:table-cell office:value-type="float" office:value="46508">
                <text:p>46508</text:p>
              </table:table-cell>
              <table:table-cell office:value-type="float" office:value="4697.06587052639">
                <text:p>4697.06587052639</text:p>
              </table:table-cell>
              <table:table-cell office:value-type="float" office:value="1307.56647546936">
                <text:p>1307.56647546936</text:p>
              </table:table-cell>
            </table:table-row>
            <table:table-row>
              <table:table-cell office:value-type="float" office:value="46539">
                <text:p>46539</text:p>
              </table:table-cell>
              <table:table-cell office:value-type="float" office:value="4690.82224060603">
                <text:p>4690.82224060603</text:p>
              </table:table-cell>
              <table:table-cell office:value-type="float" office:value="1313.81010538972">
                <text:p>1313.81010538972</text:p>
              </table:table-cell>
            </table:table-row>
            <table:table-row>
              <table:table-cell office:value-type="float" office:value="46569">
                <text:p>46569</text:p>
              </table:table-cell>
              <table:table-cell office:value-type="float" office:value="4684.54879735279">
                <text:p>4684.54879735279</text:p>
              </table:table-cell>
              <table:table-cell office:value-type="float" office:value="1320.08354864296">
                <text:p>1320.08354864296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4678.24539840802">
                <text:p>4678.24539840802</text:p>
              </table:table-cell>
              <table:table-cell office:value-type="float" office:value="1326.38694758773">
                <text:p>1326.38694758773</text:p>
              </table:table-cell>
            </table:table-row>
            <table:table-row>
              <table:table-cell office:value-type="float" office:value="46631">
                <text:p>46631</text:p>
              </table:table-cell>
              <table:table-cell office:value-type="float" office:value="4671.91190073329">
                <text:p>4671.91190073329</text:p>
              </table:table-cell>
              <table:table-cell office:value-type="float" office:value="1332.72044526246">
                <text:p>1332.72044526246</text:p>
              </table:table-cell>
            </table:table-row>
            <table:table-row>
              <table:table-cell office:value-type="float" office:value="46661">
                <text:p>46661</text:p>
              </table:table-cell>
              <table:table-cell office:value-type="float" office:value="4665.54816060716">
                <text:p>4665.54816060716</text:p>
              </table:table-cell>
              <table:table-cell office:value-type="float" office:value="1339.08418538859">
                <text:p>1339.08418538859</text:p>
              </table:table-cell>
            </table:table-row>
            <table:table-row>
              <table:table-cell office:value-type="float" office:value="46692">
                <text:p>46692</text:p>
              </table:table-cell>
              <table:table-cell office:value-type="float" office:value="4659.15403362193">
                <text:p>4659.15403362193</text:p>
              </table:table-cell>
              <table:table-cell office:value-type="float" office:value="1345.47831237382">
                <text:p>1345.47831237382</text:p>
              </table:table-cell>
            </table:table-row>
            <table:table-row>
              <table:table-cell office:value-type="float" office:value="46722">
                <text:p>46722</text:p>
              </table:table-cell>
              <table:table-cell office:value-type="float" office:value="4652.72937468035">
                <text:p>4652.72937468035</text:p>
              </table:table-cell>
              <table:table-cell office:value-type="float" office:value="1351.9029713154">
                <text:p>1351.9029713154</text:p>
              </table:table-cell>
            </table:table-row>
            <table:table-row>
              <table:table-cell office:value-type="float" office:value="46753">
                <text:p>46753</text:p>
              </table:table-cell>
              <table:table-cell office:value-type="float" office:value="4646.27403799231">
                <text:p>4646.27403799231</text:p>
              </table:table-cell>
              <table:table-cell office:value-type="float" office:value="1358.35830800344">
                <text:p>1358.35830800344</text:p>
              </table:table-cell>
            </table:table-row>
            <table:table-row>
              <table:table-cell office:value-type="float" office:value="46784">
                <text:p>46784</text:p>
              </table:table-cell>
              <table:table-cell office:value-type="float" office:value="4639.7878770716">
                <text:p>4639.7878770716</text:p>
              </table:table-cell>
              <table:table-cell office:value-type="float" office:value="1364.84446892415">
                <text:p>1364.84446892415</text:p>
              </table:table-cell>
            </table:table-row>
            <table:table-row>
              <table:table-cell office:value-type="float" office:value="46813">
                <text:p>46813</text:p>
              </table:table-cell>
              <table:table-cell office:value-type="float" office:value="4633.27074473249">
                <text:p>4633.27074473249</text:p>
              </table:table-cell>
              <table:table-cell office:value-type="float" office:value="1371.36160126326">
                <text:p>1371.36160126326</text:p>
              </table:table-cell>
            </table:table-row>
            <table:table-row>
              <table:table-cell office:value-type="float" office:value="46844">
                <text:p>46844</text:p>
              </table:table-cell>
              <table:table-cell office:value-type="float" office:value="4626.72249308645">
                <text:p>4626.72249308645</text:p>
              </table:table-cell>
              <table:table-cell office:value-type="float" office:value="1377.9098529093">
                <text:p>1377.9098529093</text:p>
              </table:table-cell>
            </table:table-row>
            <table:table-row>
              <table:table-cell office:value-type="float" office:value="46874">
                <text:p>46874</text:p>
              </table:table-cell>
              <table:table-cell office:value-type="float" office:value="4620.14297353881">
                <text:p>4620.14297353881</text:p>
              </table:table-cell>
              <table:table-cell office:value-type="float" office:value="1384.48937245694">
                <text:p>1384.48937245694</text:p>
              </table:table-cell>
            </table:table-row>
            <table:table-row>
              <table:table-cell office:value-type="float" office:value="46905">
                <text:p>46905</text:p>
              </table:table-cell>
              <table:table-cell office:value-type="float" office:value="4613.53203678533">
                <text:p>4613.53203678533</text:p>
              </table:table-cell>
              <table:table-cell office:value-type="float" office:value="1391.10030921042">
                <text:p>1391.10030921042</text:p>
              </table:table-cell>
            </table:table-row>
            <table:table-row>
              <table:table-cell office:value-type="float" office:value="46935">
                <text:p>46935</text:p>
              </table:table-cell>
              <table:table-cell office:value-type="float" office:value="4606.88953280885">
                <text:p>4606.88953280885</text:p>
              </table:table-cell>
              <table:table-cell office:value-type="float" office:value="1397.7428131869">
                <text:p>1397.7428131869</text:p>
              </table:table-cell>
            </table:table-row>
            <table:table-row>
              <table:table-cell office:value-type="float" office:value="46966">
                <text:p>46966</text:p>
              </table:table-cell>
              <table:table-cell office:value-type="float" office:value="4600.21531087588">
                <text:p>4600.21531087588</text:p>
              </table:table-cell>
              <table:table-cell office:value-type="float" office:value="1404.41703511987">
                <text:p>1404.41703511987</text:p>
              </table:table-cell>
            </table:table-row>
            <table:table-row>
              <table:table-cell office:value-type="float" office:value="46997">
                <text:p>46997</text:p>
              </table:table-cell>
              <table:table-cell office:value-type="float" office:value="4593.50921953319">
                <text:p>4593.50921953319</text:p>
              </table:table-cell>
              <table:table-cell office:value-type="float" office:value="1411.12312646256">
                <text:p>1411.12312646256</text:p>
              </table:table-cell>
            </table:table-row>
            <table:table-row>
              <table:table-cell office:value-type="float" office:value="47027">
                <text:p>47027</text:p>
              </table:table-cell>
              <table:table-cell office:value-type="float" office:value="4586.77110660433">
                <text:p>4586.77110660433</text:p>
              </table:table-cell>
              <table:table-cell office:value-type="float" office:value="1417.86123939142">
                <text:p>1417.86123939142</text:p>
              </table:table-cell>
            </table:table-row>
            <table:table-row>
              <table:table-cell office:value-type="float" office:value="47058">
                <text:p>47058</text:p>
              </table:table-cell>
              <table:table-cell office:value-type="float" office:value="4580.00081918623">
                <text:p>4580.00081918623</text:p>
              </table:table-cell>
              <table:table-cell office:value-type="float" office:value="1424.63152680952">
                <text:p>1424.63152680952</text:p>
              </table:table-cell>
            </table:table-row>
            <table:table-row>
              <table:table-cell office:value-type="float" office:value="47088">
                <text:p>47088</text:p>
              </table:table-cell>
              <table:table-cell office:value-type="float" office:value="4573.19820364572">
                <text:p>4573.19820364572</text:p>
              </table:table-cell>
              <table:table-cell office:value-type="float" office:value="1431.43414235003">
                <text:p>1431.43414235003</text:p>
              </table:table-cell>
            </table:table-row>
            <table:table-row>
              <table:table-cell office:value-type="float" office:value="47119">
                <text:p>47119</text:p>
              </table:table-cell>
              <table:table-cell office:value-type="float" office:value="4566.363105616">
                <text:p>4566.363105616</text:p>
              </table:table-cell>
              <table:table-cell office:value-type="float" office:value="1438.26924037975">
                <text:p>1438.26924037975</text:p>
              </table:table-cell>
            </table:table-row>
            <table:table-row>
              <table:table-cell office:value-type="float" office:value="47150">
                <text:p>47150</text:p>
              </table:table-cell>
              <table:table-cell office:value-type="float" office:value="4559.49536999318">
                <text:p>4559.49536999318</text:p>
              </table:table-cell>
              <table:table-cell office:value-type="float" office:value="1445.13697600257">
                <text:p>1445.13697600257</text:p>
              </table:table-cell>
            </table:table-row>
            <table:table-row>
              <table:table-cell office:value-type="float" office:value="47178">
                <text:p>47178</text:p>
              </table:table-cell>
              <table:table-cell office:value-type="float" office:value="4552.59484093277">
                <text:p>4552.59484093277</text:p>
              </table:table-cell>
              <table:table-cell office:value-type="float" office:value="1452.03750506298">
                <text:p>1452.03750506298</text:p>
              </table:table-cell>
            </table:table-row>
            <table:table-row>
              <table:table-cell office:value-type="float" office:value="47209">
                <text:p>47209</text:p>
              </table:table-cell>
              <table:table-cell office:value-type="float" office:value="4545.66136184609">
                <text:p>4545.66136184609</text:p>
              </table:table-cell>
              <table:table-cell office:value-type="float" office:value="1458.97098414966">
                <text:p>1458.97098414966</text:p>
              </table:table-cell>
            </table:table-row>
            <table:table-row>
              <table:table-cell office:value-type="float" office:value="47239">
                <text:p>47239</text:p>
              </table:table-cell>
              <table:table-cell office:value-type="float" office:value="4538.69477539678">
                <text:p>4538.69477539678</text:p>
              </table:table-cell>
              <table:table-cell office:value-type="float" office:value="1465.93757059897">
                <text:p>1465.93757059897</text:p>
              </table:table-cell>
            </table:table-row>
            <table:table-row>
              <table:table-cell office:value-type="float" office:value="47270">
                <text:p>47270</text:p>
              </table:table-cell>
              <table:table-cell office:value-type="float" office:value="4531.69492349717">
                <text:p>4531.69492349717</text:p>
              </table:table-cell>
              <table:table-cell office:value-type="float" office:value="1472.93742249858">
                <text:p>1472.93742249858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4524.66164730474">
                <text:p>4524.66164730474</text:p>
              </table:table-cell>
              <table:table-cell office:value-type="float" office:value="1479.97069869101">
                <text:p>1479.97069869101</text:p>
              </table:table-cell>
            </table:table-row>
            <table:table-row>
              <table:table-cell office:value-type="float" office:value="47331">
                <text:p>47331</text:p>
              </table:table-cell>
              <table:table-cell office:value-type="float" office:value="4517.59478721849">
                <text:p>4517.59478721849</text:p>
              </table:table-cell>
              <table:table-cell office:value-type="float" office:value="1487.03755877726">
                <text:p>1487.03755877726</text:p>
              </table:table-cell>
            </table:table-row>
            <table:table-row>
              <table:table-cell office:value-type="float" office:value="47362">
                <text:p>47362</text:p>
              </table:table-cell>
              <table:table-cell office:value-type="float" office:value="4510.49418287533">
                <text:p>4510.49418287533</text:p>
              </table:table-cell>
              <table:table-cell office:value-type="float" office:value="1494.13816312042">
                <text:p>1494.13816312042</text:p>
              </table:table-cell>
            </table:table-row>
            <table:table-row>
              <table:table-cell office:value-type="float" office:value="47392">
                <text:p>47392</text:p>
              </table:table-cell>
              <table:table-cell office:value-type="float" office:value="4503.35967314643">
                <text:p>4503.35967314643</text:p>
              </table:table-cell>
              <table:table-cell office:value-type="float" office:value="1501.27267284932">
                <text:p>1501.27267284932</text:p>
              </table:table-cell>
            </table:table-row>
            <table:table-row>
              <table:table-cell office:value-type="float" office:value="47423">
                <text:p>47423</text:p>
              </table:table-cell>
              <table:table-cell office:value-type="float" office:value="4496.19109613357">
                <text:p>4496.19109613357</text:p>
              </table:table-cell>
              <table:table-cell office:value-type="float" office:value="1508.44124986218">
                <text:p>1508.44124986218</text:p>
              </table:table-cell>
            </table:table-row>
            <table:table-row>
              <table:table-cell office:value-type="float" office:value="47453">
                <text:p>47453</text:p>
              </table:table-cell>
              <table:table-cell office:value-type="float" office:value="4488.98828916548">
                <text:p>4488.98828916548</text:p>
              </table:table-cell>
              <table:table-cell office:value-type="float" office:value="1515.64405683027">
                <text:p>1515.64405683027</text:p>
              </table:table-cell>
            </table:table-row>
            <table:table-row>
              <table:table-cell office:value-type="float" office:value="47484">
                <text:p>47484</text:p>
              </table:table-cell>
              <table:table-cell office:value-type="float" office:value="4481.75108879412">
                <text:p>4481.75108879412</text:p>
              </table:table-cell>
              <table:table-cell office:value-type="float" office:value="1522.88125720163">
                <text:p>1522.88125720163</text:p>
              </table:table-cell>
            </table:table-row>
            <table:table-row>
              <table:table-cell office:value-type="float" office:value="47515">
                <text:p>47515</text:p>
              </table:table-cell>
              <table:table-cell office:value-type="float" office:value="4474.47933079098">
                <text:p>4474.47933079098</text:p>
              </table:table-cell>
              <table:table-cell office:value-type="float" office:value="1530.15301520477">
                <text:p>1530.15301520477</text:p>
              </table:table-cell>
            </table:table-row>
            <table:table-row>
              <table:table-cell office:value-type="float" office:value="47543">
                <text:p>47543</text:p>
              </table:table-cell>
              <table:table-cell office:value-type="float" office:value="4467.17285014337">
                <text:p>4467.17285014337</text:p>
              </table:table-cell>
              <table:table-cell office:value-type="float" office:value="1537.45949585237">
                <text:p>1537.45949585237</text:p>
              </table:table-cell>
            </table:table-row>
            <table:table-row>
              <table:table-cell office:value-type="float" office:value="47574">
                <text:p>47574</text:p>
              </table:table-cell>
              <table:table-cell office:value-type="float" office:value="4459.83148105068">
                <text:p>4459.83148105068</text:p>
              </table:table-cell>
              <table:table-cell office:value-type="float" office:value="1544.80086494507">
                <text:p>1544.80086494507</text:p>
              </table:table-cell>
            </table:table-row>
            <table:table-row>
              <table:table-cell office:value-type="float" office:value="47604">
                <text:p>47604</text:p>
              </table:table-cell>
              <table:table-cell office:value-type="float" office:value="4452.45505692057">
                <text:p>4452.45505692057</text:p>
              </table:table-cell>
              <table:table-cell office:value-type="float" office:value="1552.17728907518">
                <text:p>1552.17728907518</text:p>
              </table:table-cell>
            </table:table-row>
            <table:table-row>
              <table:table-cell office:value-type="float" office:value="47635">
                <text:p>47635</text:p>
              </table:table-cell>
              <table:table-cell office:value-type="float" office:value="4445.04341036523">
                <text:p>4445.04341036523</text:p>
              </table:table-cell>
              <table:table-cell office:value-type="float" office:value="1559.58893563052">
                <text:p>1559.58893563052</text:p>
              </table:table-cell>
            </table:table-row>
            <table:table-row>
              <table:table-cell office:value-type="float" office:value="47665">
                <text:p>47665</text:p>
              </table:table-cell>
              <table:table-cell office:value-type="float" office:value="4437.5963731976">
                <text:p>4437.5963731976</text:p>
              </table:table-cell>
              <table:table-cell office:value-type="float" office:value="1567.03597279815">
                <text:p>1567.03597279815</text:p>
              </table:table-cell>
            </table:table-row>
            <table:table-row>
              <table:table-cell office:value-type="float" office:value="47696">
                <text:p>47696</text:p>
              </table:table-cell>
              <table:table-cell office:value-type="float" office:value="4430.11377642749">
                <text:p>4430.11377642749</text:p>
              </table:table-cell>
              <table:table-cell office:value-type="float" office:value="1574.51856956826">
                <text:p>1574.51856956826</text:p>
              </table:table-cell>
            </table:table-row>
            <table:table-row>
              <table:table-cell office:value-type="float" office:value="47727">
                <text:p>47727</text:p>
              </table:table-cell>
              <table:table-cell office:value-type="float" office:value="4422.5954502578">
                <text:p>4422.5954502578</text:p>
              </table:table-cell>
              <table:table-cell office:value-type="float" office:value="1582.03689573795">
                <text:p>1582.03689573795</text:p>
              </table:table-cell>
            </table:table-row>
            <table:table-row>
              <table:table-cell office:value-type="float" office:value="47757">
                <text:p>47757</text:p>
              </table:table-cell>
              <table:table-cell office:value-type="float" office:value="4415.04122408065">
                <text:p>4415.04122408065</text:p>
              </table:table-cell>
              <table:table-cell office:value-type="float" office:value="1589.5911219151">
                <text:p>1589.5911219151</text:p>
              </table:table-cell>
            </table:table-row>
            <table:table-row>
              <table:table-cell office:value-type="float" office:value="47788">
                <text:p>47788</text:p>
              </table:table-cell>
              <table:table-cell office:value-type="float" office:value="4407.4509264735">
                <text:p>4407.4509264735</text:p>
              </table:table-cell>
              <table:table-cell office:value-type="float" office:value="1597.18141952225">
                <text:p>1597.18141952225</text:p>
              </table:table-cell>
            </table:table-row>
            <table:table-row>
              <table:table-cell office:value-type="float" office:value="47818">
                <text:p>47818</text:p>
              </table:table-cell>
              <table:table-cell office:value-type="float" office:value="4399.82438519529">
                <text:p>4399.82438519529</text:p>
              </table:table-cell>
              <table:table-cell office:value-type="float" office:value="1604.80796080046">
                <text:p>1604.80796080046</text:p>
              </table:table-cell>
            </table:table-row>
            <table:table-row>
              <table:table-cell office:value-type="float" office:value="47849">
                <text:p>47849</text:p>
              </table:table-cell>
              <table:table-cell office:value-type="float" office:value="4392.16142718246">
                <text:p>4392.16142718246</text:p>
              </table:table-cell>
              <table:table-cell office:value-type="float" office:value="1612.47091881329">
                <text:p>1612.47091881329</text:p>
              </table:table-cell>
            </table:table-row>
            <table:table-row>
              <table:table-cell office:value-type="float" office:value="47880">
                <text:p>47880</text:p>
              </table:table-cell>
              <table:table-cell office:value-type="float" office:value="4384.46187854513">
                <text:p>4384.46187854513</text:p>
              </table:table-cell>
              <table:table-cell office:value-type="float" office:value="1620.17046745062">
                <text:p>1620.17046745062</text:p>
              </table:table-cell>
            </table:table-row>
            <table:table-row>
              <table:table-cell office:value-type="float" office:value="47908">
                <text:p>47908</text:p>
              </table:table-cell>
              <table:table-cell office:value-type="float" office:value="4376.72556456305">
                <text:p>4376.72556456305</text:p>
              </table:table-cell>
              <table:table-cell office:value-type="float" office:value="1627.9067814327">
                <text:p>1627.9067814327</text:p>
              </table:table-cell>
            </table:table-row>
            <table:table-row>
              <table:table-cell office:value-type="float" office:value="47939">
                <text:p>47939</text:p>
              </table:table-cell>
              <table:table-cell office:value-type="float" office:value="4368.95230968171">
                <text:p>4368.95230968171</text:p>
              </table:table-cell>
              <table:table-cell office:value-type="float" office:value="1635.68003631404">
                <text:p>1635.68003631404</text:p>
              </table:table-cell>
            </table:table-row>
            <table:table-row>
              <table:table-cell office:value-type="float" office:value="47969">
                <text:p>47969</text:p>
              </table:table-cell>
              <table:table-cell office:value-type="float" office:value="4361.14193750831">
                <text:p>4361.14193750831</text:p>
              </table:table-cell>
              <table:table-cell office:value-type="float" office:value="1643.49040848744">
                <text:p>1643.4904084874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353.29427080779">
                <text:p>4353.29427080779</text:p>
              </table:table-cell>
              <table:table-cell office:value-type="float" office:value="1651.33807518796">
                <text:p>1651.33807518796</text:p>
              </table:table-cell>
            </table:table-row>
            <table:table-row>
              <table:table-cell office:value-type="float" office:value="48030">
                <text:p>48030</text:p>
              </table:table-cell>
              <table:table-cell office:value-type="float" office:value="4345.40913149876">
                <text:p>4345.40913149876</text:p>
              </table:table-cell>
              <table:table-cell office:value-type="float" office:value="1659.22321449699">
                <text:p>1659.22321449699</text:p>
              </table:table-cell>
            </table:table-row>
            <table:table-row>
              <table:table-cell office:value-type="float" office:value="48061">
                <text:p>48061</text:p>
              </table:table-cell>
              <table:table-cell office:value-type="float" office:value="4337.48634064954">
                <text:p>4337.48634064954</text:p>
              </table:table-cell>
              <table:table-cell office:value-type="float" office:value="1667.14600534621">
                <text:p>1667.14600534621</text:p>
              </table:table-cell>
            </table:table-row>
            <table:table-row>
              <table:table-cell office:value-type="float" office:value="48092">
                <text:p>48092</text:p>
              </table:table-cell>
              <table:table-cell office:value-type="float" office:value="4329.52571847401">
                <text:p>4329.52571847401</text:p>
              </table:table-cell>
              <table:table-cell office:value-type="float" office:value="1675.10662752174">
                <text:p>1675.10662752174</text:p>
              </table:table-cell>
            </table:table-row>
            <table:table-row>
              <table:table-cell office:value-type="float" office:value="48122">
                <text:p>48122</text:p>
              </table:table-cell>
              <table:table-cell office:value-type="float" office:value="4321.5270843276">
                <text:p>4321.5270843276</text:p>
              </table:table-cell>
              <table:table-cell office:value-type="float" office:value="1683.10526166815">
                <text:p>1683.10526166815</text:p>
              </table:table-cell>
            </table:table-row>
            <table:table-row>
              <table:table-cell office:value-type="float" office:value="48153">
                <text:p>48153</text:p>
              </table:table-cell>
              <table:table-cell office:value-type="float" office:value="4313.49025670313">
                <text:p>4313.49025670313</text:p>
              </table:table-cell>
              <table:table-cell office:value-type="float" office:value="1691.14208929262">
                <text:p>1691.14208929262</text:p>
              </table:table-cell>
            </table:table-row>
            <table:table-row>
              <table:table-cell office:value-type="float" office:value="48183">
                <text:p>48183</text:p>
              </table:table-cell>
              <table:table-cell office:value-type="float" office:value="4305.41505322676">
                <text:p>4305.41505322676</text:p>
              </table:table-cell>
              <table:table-cell office:value-type="float" office:value="1699.21729276899">
                <text:p>1699.21729276899</text:p>
              </table:table-cell>
            </table:table-row>
            <table:table-row>
              <table:table-cell office:value-type="float" office:value="48214">
                <text:p>48214</text:p>
              </table:table-cell>
              <table:table-cell office:value-type="float" office:value="4297.30129065379">
                <text:p>4297.30129065379</text:p>
              </table:table-cell>
              <table:table-cell office:value-type="float" office:value="1707.33105534196">
                <text:p>1707.33105534196</text:p>
              </table:table-cell>
            </table:table-row>
            <table:table-row>
              <table:table-cell office:value-type="float" office:value="48245">
                <text:p>48245</text:p>
              </table:table-cell>
              <table:table-cell office:value-type="float" office:value="4289.14878486453">
                <text:p>4289.14878486453</text:p>
              </table:table-cell>
              <table:table-cell office:value-type="float" office:value="1715.48356113122">
                <text:p>1715.48356113122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4280.95735086013">
                <text:p>4280.95735086013</text:p>
              </table:table-cell>
              <table:table-cell office:value-type="float" office:value="1723.67499513562">
                <text:p>1723.67499513562</text:p>
              </table:table-cell>
            </table:table-row>
            <table:table-row>
              <table:table-cell office:value-type="float" office:value="48305">
                <text:p>48305</text:p>
              </table:table-cell>
              <table:table-cell office:value-type="float" office:value="4272.72680275835">
                <text:p>4272.72680275835</text:p>
              </table:table-cell>
              <table:table-cell office:value-type="float" office:value="1731.9055432374">
                <text:p>1731.9055432374</text:p>
              </table:table-cell>
            </table:table-row>
            <table:table-row>
              <table:table-cell office:value-type="float" office:value="48335">
                <text:p>48335</text:p>
              </table:table-cell>
              <table:table-cell office:value-type="float" office:value="4264.4569537894">
                <text:p>4264.4569537894</text:p>
              </table:table-cell>
              <table:table-cell office:value-type="float" office:value="1740.17539220635">
                <text:p>1740.17539220635</text:p>
              </table:table-cell>
            </table:table-row>
            <table:table-row>
              <table:table-cell office:value-type="float" office:value="48366">
                <text:p>48366</text:p>
              </table:table-cell>
              <table:table-cell office:value-type="float" office:value="4256.14761629161">
                <text:p>4256.14761629161</text:p>
              </table:table-cell>
              <table:table-cell office:value-type="float" office:value="1748.48472970414">
                <text:p>1748.48472970414</text:p>
              </table:table-cell>
            </table:table-row>
            <table:table-row>
              <table:table-cell office:value-type="float" office:value="48396">
                <text:p>48396</text:p>
              </table:table-cell>
              <table:table-cell office:value-type="float" office:value="4247.79860170727">
                <text:p>4247.79860170727</text:p>
              </table:table-cell>
              <table:table-cell office:value-type="float" office:value="1756.83374428848">
                <text:p>1756.83374428848</text:p>
              </table:table-cell>
            </table:table-row>
            <table:table-row>
              <table:table-cell office:value-type="float" office:value="48427">
                <text:p>48427</text:p>
              </table:table-cell>
              <table:table-cell office:value-type="float" office:value="4239.4097205783">
                <text:p>4239.4097205783</text:p>
              </table:table-cell>
              <table:table-cell office:value-type="float" office:value="1765.22262541745">
                <text:p>1765.22262541745</text:p>
              </table:table-cell>
            </table:table-row>
            <table:table-row>
              <table:table-cell office:value-type="float" office:value="48458">
                <text:p>48458</text:p>
              </table:table-cell>
              <table:table-cell office:value-type="float" office:value="4230.98078254193">
                <text:p>4230.98078254193</text:p>
              </table:table-cell>
              <table:table-cell office:value-type="float" office:value="1773.65156345382">
                <text:p>1773.65156345382</text:p>
              </table:table-cell>
            </table:table-row>
            <table:table-row>
              <table:table-cell office:value-type="float" office:value="48488">
                <text:p>48488</text:p>
              </table:table-cell>
              <table:table-cell office:value-type="float" office:value="4222.51159632644">
                <text:p>4222.51159632644</text:p>
              </table:table-cell>
              <table:table-cell office:value-type="float" office:value="1782.12074966931">
                <text:p>1782.12074966931</text:p>
              </table:table-cell>
            </table:table-row>
            <table:table-row>
              <table:table-cell office:value-type="float" office:value="48519">
                <text:p>48519</text:p>
              </table:table-cell>
              <table:table-cell office:value-type="float" office:value="4214.00196974676">
                <text:p>4214.00196974676</text:p>
              </table:table-cell>
              <table:table-cell office:value-type="float" office:value="1790.63037624899">
                <text:p>1790.63037624899</text:p>
              </table:table-cell>
            </table:table-row>
            <table:table-row>
              <table:table-cell office:value-type="float" office:value="48549">
                <text:p>48549</text:p>
              </table:table-cell>
              <table:table-cell office:value-type="float" office:value="4205.45170970018">
                <text:p>4205.45170970018</text:p>
              </table:table-cell>
              <table:table-cell office:value-type="float" office:value="1799.18063629557">
                <text:p>1799.18063629557</text:p>
              </table:table-cell>
            </table:table-row>
            <table:table-row>
              <table:table-cell office:value-type="float" office:value="48580">
                <text:p>48580</text:p>
              </table:table-cell>
              <table:table-cell office:value-type="float" office:value="4196.86062216186">
                <text:p>4196.86062216186</text:p>
              </table:table-cell>
              <table:table-cell office:value-type="float" office:value="1807.77172383389">
                <text:p>1807.77172383389</text:p>
              </table:table-cell>
            </table:table-row>
            <table:table-row>
              <table:table-cell office:value-type="float" office:value="48611">
                <text:p>48611</text:p>
              </table:table-cell>
              <table:table-cell office:value-type="float" office:value="4188.22851218056">
                <text:p>4188.22851218056</text:p>
              </table:table-cell>
              <table:table-cell office:value-type="float" office:value="1816.40383381519">
                <text:p>1816.40383381519</text:p>
              </table:table-cell>
            </table:table-row>
            <table:table-row>
              <table:table-cell office:value-type="float" office:value="48639">
                <text:p>48639</text:p>
              </table:table-cell>
              <table:table-cell office:value-type="float" office:value="4179.55518387409">
                <text:p>4179.55518387409</text:p>
              </table:table-cell>
              <table:table-cell office:value-type="float" office:value="1825.07716212166">
                <text:p>1825.07716212166</text:p>
              </table:table-cell>
            </table:table-row>
            <table:table-row>
              <table:table-cell office:value-type="float" office:value="48670">
                <text:p>48670</text:p>
              </table:table-cell>
              <table:table-cell office:value-type="float" office:value="4170.84044042496">
                <text:p>4170.84044042496</text:p>
              </table:table-cell>
              <table:table-cell office:value-type="float" office:value="1833.79190557079">
                <text:p>1833.79190557079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4162.08408407586">
                <text:p>4162.08408407586</text:p>
              </table:table-cell>
              <table:table-cell office:value-type="float" office:value="1842.54826191989">
                <text:p>1842.54826191989</text:p>
              </table:table-cell>
            </table:table-row>
            <table:table-row>
              <table:table-cell office:value-type="float" office:value="48731">
                <text:p>48731</text:p>
              </table:table-cell>
              <table:table-cell office:value-type="float" office:value="4153.28591612519">
                <text:p>4153.28591612519</text:p>
              </table:table-cell>
              <table:table-cell office:value-type="float" office:value="1851.34642987056">
                <text:p>1851.34642987056</text:p>
              </table:table-cell>
            </table:table-row>
            <table:table-row>
              <table:table-cell office:value-type="float" office:value="48761">
                <text:p>48761</text:p>
              </table:table-cell>
              <table:table-cell office:value-type="float" office:value="4144.44573692256">
                <text:p>4144.44573692256</text:p>
              </table:table-cell>
              <table:table-cell office:value-type="float" office:value="1860.18660907319">
                <text:p>1860.18660907319</text:p>
              </table:table-cell>
            </table:table-row>
            <table:table-row>
              <table:table-cell office:value-type="float" office:value="48792">
                <text:p>48792</text:p>
              </table:table-cell>
              <table:table-cell office:value-type="float" office:value="4135.56334586423">
                <text:p>4135.56334586423</text:p>
              </table:table-cell>
              <table:table-cell office:value-type="float" office:value="1869.06900013152">
                <text:p>1869.06900013152</text:p>
              </table:table-cell>
            </table:table-row>
            <table:table-row>
              <table:table-cell office:value-type="float" office:value="48823">
                <text:p>48823</text:p>
              </table:table-cell>
              <table:table-cell office:value-type="float" office:value="4126.63854138861">
                <text:p>4126.63854138861</text:p>
              </table:table-cell>
              <table:table-cell office:value-type="float" office:value="1877.99380460714">
                <text:p>1877.99380460714</text:p>
              </table:table-cell>
            </table:table-row>
            <table:table-row>
              <table:table-cell office:value-type="float" office:value="48853">
                <text:p>48853</text:p>
              </table:table-cell>
              <table:table-cell office:value-type="float" office:value="4117.67112097161">
                <text:p>4117.67112097161</text:p>
              </table:table-cell>
              <table:table-cell office:value-type="float" office:value="1886.96122502414">
                <text:p>1886.96122502414</text:p>
              </table:table-cell>
            </table:table-row>
            <table:table-row>
              <table:table-cell office:value-type="float" office:value="48884">
                <text:p>48884</text:p>
              </table:table-cell>
              <table:table-cell office:value-type="float" office:value="4108.66088112212">
                <text:p>4108.66088112212</text:p>
              </table:table-cell>
              <table:table-cell office:value-type="float" office:value="1895.97146487363">
                <text:p>1895.97146487363</text:p>
              </table:table-cell>
            </table:table-row>
            <table:table-row>
              <table:table-cell office:value-type="float" office:value="48914">
                <text:p>48914</text:p>
              </table:table-cell>
              <table:table-cell office:value-type="float" office:value="4099.60761737734">
                <text:p>4099.60761737734</text:p>
              </table:table-cell>
              <table:table-cell office:value-type="float" office:value="1905.0247286184">
                <text:p>1905.0247286184</text:p>
              </table:table-cell>
            </table:table-row>
            <table:table-row>
              <table:table-cell office:value-type="float" office:value="48945">
                <text:p>48945</text:p>
              </table:table-cell>
              <table:table-cell office:value-type="float" office:value="4090.51112429819">
                <text:p>4090.51112429819</text:p>
              </table:table-cell>
              <table:table-cell office:value-type="float" office:value="1914.12122169756">
                <text:p>1914.12122169756</text:p>
              </table:table-cell>
            </table:table-row>
            <table:table-row>
              <table:table-cell office:value-type="float" office:value="48976">
                <text:p>48976</text:p>
              </table:table-cell>
              <table:table-cell office:value-type="float" office:value="4081.37119546459">
                <text:p>4081.37119546459</text:p>
              </table:table-cell>
              <table:table-cell office:value-type="float" office:value="1923.26115053116">
                <text:p>1923.26115053116</text:p>
              </table:table-cell>
            </table:table-row>
            <table:table-row>
              <table:table-cell office:value-type="float" office:value="49004">
                <text:p>49004</text:p>
              </table:table-cell>
              <table:table-cell office:value-type="float" office:value="4072.1876234708">
                <text:p>4072.1876234708</text:p>
              </table:table-cell>
              <table:table-cell office:value-type="float" office:value="1932.44472252495">
                <text:p>1932.44472252495</text:p>
              </table:table-cell>
            </table:table-row>
            <table:table-row>
              <table:table-cell office:value-type="float" office:value="49035">
                <text:p>49035</text:p>
              </table:table-cell>
              <table:table-cell office:value-type="float" office:value="4062.96019992074">
                <text:p>4062.96019992074</text:p>
              </table:table-cell>
              <table:table-cell office:value-type="float" office:value="1941.67214607501">
                <text:p>1941.67214607501</text:p>
              </table:table-cell>
            </table:table-row>
            <table:table-row>
              <table:table-cell office:value-type="float" office:value="49065">
                <text:p>49065</text:p>
              </table:table-cell>
              <table:table-cell office:value-type="float" office:value="4053.68871542324">
                <text:p>4053.68871542324</text:p>
              </table:table-cell>
              <table:table-cell office:value-type="float" office:value="1950.94363057251">
                <text:p>1950.94363057251</text:p>
              </table:table-cell>
            </table:table-row>
            <table:table-row>
              <table:table-cell office:value-type="float" office:value="49096">
                <text:p>49096</text:p>
              </table:table-cell>
              <table:table-cell office:value-type="float" office:value="4044.37295958725">
                <text:p>4044.37295958725</text:p>
              </table:table-cell>
              <table:table-cell office:value-type="float" office:value="1960.2593864085">
                <text:p>1960.2593864085</text:p>
              </table:table-cell>
            </table:table-row>
            <table:table-row>
              <table:table-cell office:value-type="float" office:value="49126">
                <text:p>49126</text:p>
              </table:table-cell>
              <table:table-cell office:value-type="float" office:value="4035.01272101715">
                <text:p>4035.01272101715</text:p>
              </table:table-cell>
              <table:table-cell office:value-type="float" office:value="1969.6196249786">
                <text:p>1969.6196249786</text:p>
              </table:table-cell>
            </table:table-row>
            <table:table-row>
              <table:table-cell office:value-type="float" office:value="49157">
                <text:p>49157</text:p>
              </table:table-cell>
              <table:table-cell office:value-type="float" office:value="4025.60778730788">
                <text:p>4025.60778730788</text:p>
              </table:table-cell>
              <table:table-cell office:value-type="float" office:value="1979.02455868787">
                <text:p>1979.02455868787</text:p>
              </table:table-cell>
            </table:table-row>
            <table:table-row>
              <table:table-cell office:value-type="float" office:value="49188">
                <text:p>49188</text:p>
              </table:table-cell>
              <table:table-cell office:value-type="float" office:value="4016.15794504014">
                <text:p>4016.15794504014</text:p>
              </table:table-cell>
              <table:table-cell office:value-type="float" office:value="1988.47440095561">
                <text:p>1988.47440095561</text:p>
              </table:table-cell>
            </table:table-row>
            <table:table-row>
              <table:table-cell office:value-type="float" office:value="49218">
                <text:p>49218</text:p>
              </table:table-cell>
              <table:table-cell office:value-type="float" office:value="4006.66297977558">
                <text:p>4006.66297977558</text:p>
              </table:table-cell>
              <table:table-cell office:value-type="float" office:value="1997.96936622017">
                <text:p>1997.96936622017</text:p>
              </table:table-cell>
            </table:table-row>
            <table:table-row>
              <table:table-cell office:value-type="float" office:value="49249">
                <text:p>49249</text:p>
              </table:table-cell>
              <table:table-cell office:value-type="float" office:value="3997.12267605188">
                <text:p>3997.12267605188</text:p>
              </table:table-cell>
              <table:table-cell office:value-type="float" office:value="2007.50966994387">
                <text:p>2007.50966994387</text:p>
              </table:table-cell>
            </table:table-row>
            <table:table-row>
              <table:table-cell office:value-type="float" office:value="49279">
                <text:p>49279</text:p>
              </table:table-cell>
              <table:table-cell office:value-type="float" office:value="3987.5368173779">
                <text:p>3987.5368173779</text:p>
              </table:table-cell>
              <table:table-cell office:value-type="float" office:value="2017.09552861785">
                <text:p>2017.09552861785</text:p>
              </table:table-cell>
            </table:table-row>
            <table:table-row>
              <table:table-cell office:value-type="float" office:value="49310">
                <text:p>49310</text:p>
              </table:table-cell>
              <table:table-cell office:value-type="float" office:value="3977.90518622875">
                <text:p>3977.90518622875</text:p>
              </table:table-cell>
              <table:table-cell office:value-type="float" office:value="2026.727159767">
                <text:p>2026.727159767</text:p>
              </table:table-cell>
            </table:table-row>
            <table:table-row>
              <table:table-cell office:value-type="float" office:value="49341">
                <text:p>49341</text:p>
              </table:table-cell>
              <table:table-cell office:value-type="float" office:value="3968.22756404086">
                <text:p>3968.22756404086</text:p>
              </table:table-cell>
              <table:table-cell office:value-type="float" office:value="2036.40478195489">
                <text:p>2036.40478195489</text:p>
              </table:table-cell>
            </table:table-row>
            <table:table-row>
              <table:table-cell office:value-type="float" office:value="49369">
                <text:p>49369</text:p>
              </table:table-cell>
              <table:table-cell office:value-type="float" office:value="3958.50373120703">
                <text:p>3958.50373120703</text:p>
              </table:table-cell>
              <table:table-cell office:value-type="float" office:value="2046.12861478872">
                <text:p>2046.12861478872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3948.73346707141">
                <text:p>3948.73346707141</text:p>
              </table:table-cell>
              <table:table-cell office:value-type="float" office:value="2055.89887892434">
                <text:p>2055.89887892434</text:p>
              </table:table-cell>
            </table:table-row>
            <table:table-row>
              <table:table-cell office:value-type="float" office:value="49430">
                <text:p>49430</text:p>
              </table:table-cell>
              <table:table-cell office:value-type="float" office:value="3938.91654992454">
                <text:p>3938.91654992454</text:p>
              </table:table-cell>
              <table:table-cell office:value-type="float" office:value="2065.7157960712">
                <text:p>2065.7157960712</text:p>
              </table:table-cell>
            </table:table-row>
            <table:table-row>
              <table:table-cell office:value-type="float" office:value="49461">
                <text:p>49461</text:p>
              </table:table-cell>
              <table:table-cell office:value-type="float" office:value="3929.0527569983">
                <text:p>3929.0527569983</text:p>
              </table:table-cell>
              <table:table-cell office:value-type="float" office:value="2075.57958899744">
                <text:p>2075.57958899744</text:p>
              </table:table-cell>
            </table:table-row>
            <table:table-row>
              <table:table-cell office:value-type="float" office:value="49491">
                <text:p>49491</text:p>
              </table:table-cell>
              <table:table-cell office:value-type="float" office:value="3919.14186446084">
                <text:p>3919.14186446084</text:p>
              </table:table-cell>
              <table:table-cell office:value-type="float" office:value="2085.49048153491">
                <text:p>2085.49048153491</text:p>
              </table:table-cell>
            </table:table-row>
            <table:table-row>
              <table:table-cell office:value-type="float" office:value="49522">
                <text:p>49522</text:p>
              </table:table-cell>
              <table:table-cell office:value-type="float" office:value="3909.18364741151">
                <text:p>3909.18364741151</text:p>
              </table:table-cell>
              <table:table-cell office:value-type="float" office:value="2095.44869858424">
                <text:p>2095.44869858424</text:p>
              </table:table-cell>
            </table:table-row>
            <table:table-row>
              <table:table-cell office:value-type="float" office:value="49553">
                <text:p>49553</text:p>
              </table:table-cell>
              <table:table-cell office:value-type="float" office:value="3899.17787987577">
                <text:p>3899.17787987577</text:p>
              </table:table-cell>
              <table:table-cell office:value-type="float" office:value="2105.45446611998">
                <text:p>2105.45446611998</text:p>
              </table:table-cell>
            </table:table-row>
            <table:table-row>
              <table:table-cell office:value-type="float" office:value="49583">
                <text:p>49583</text:p>
              </table:table-cell>
              <table:table-cell office:value-type="float" office:value="3889.12433480005">
                <text:p>3889.12433480005</text:p>
              </table:table-cell>
              <table:table-cell office:value-type="float" office:value="2115.5080111957">
                <text:p>2115.5080111957</text:p>
              </table:table-cell>
            </table:table-row>
            <table:table-row>
              <table:table-cell office:value-type="float" office:value="49614">
                <text:p>49614</text:p>
              </table:table-cell>
              <table:table-cell office:value-type="float" office:value="3879.02278404659">
                <text:p>3879.02278404659</text:p>
              </table:table-cell>
              <table:table-cell office:value-type="float" office:value="2125.60956194916">
                <text:p>2125.60956194916</text:p>
              </table:table-cell>
            </table:table-row>
            <table:table-row>
              <table:table-cell office:value-type="float" office:value="49644">
                <text:p>49644</text:p>
              </table:table-cell>
              <table:table-cell office:value-type="float" office:value="3868.87299838828">
                <text:p>3868.87299838828</text:p>
              </table:table-cell>
              <table:table-cell office:value-type="float" office:value="2135.75934760747">
                <text:p>2135.75934760747</text:p>
              </table:table-cell>
            </table:table-row>
            <table:table-row>
              <table:table-cell office:value-type="float" office:value="49675">
                <text:p>49675</text:p>
              </table:table-cell>
              <table:table-cell office:value-type="float" office:value="3858.67474750346">
                <text:p>3858.67474750346</text:p>
              </table:table-cell>
              <table:table-cell office:value-type="float" office:value="2145.95759849229">
                <text:p>2145.95759849229</text:p>
              </table:table-cell>
            </table:table-row>
            <table:table-row>
              <table:table-cell office:value-type="float" office:value="49706">
                <text:p>49706</text:p>
              </table:table-cell>
              <table:table-cell office:value-type="float" office:value="3848.42779997066">
                <text:p>3848.42779997066</text:p>
              </table:table-cell>
              <table:table-cell office:value-type="float" office:value="2156.20454602509">
                <text:p>2156.20454602509</text:p>
              </table:table-cell>
            </table:table-row>
            <table:table-row>
              <table:table-cell office:value-type="float" office:value="49735">
                <text:p>49735</text:p>
              </table:table-cell>
              <table:table-cell office:value-type="float" office:value="3838.13192326339">
                <text:p>3838.13192326339</text:p>
              </table:table-cell>
              <table:table-cell office:value-type="float" office:value="2166.50042273236">
                <text:p>2166.50042273236</text:p>
              </table:table-cell>
            </table:table-row>
            <table:table-row>
              <table:table-cell office:value-type="float" office:value="49766">
                <text:p>49766</text:p>
              </table:table-cell>
              <table:table-cell office:value-type="float" office:value="3827.78688374484">
                <text:p>3827.78688374484</text:p>
              </table:table-cell>
              <table:table-cell office:value-type="float" office:value="2176.84546225091">
                <text:p>2176.84546225091</text:p>
              </table:table-cell>
            </table:table-row>
            <table:table-row>
              <table:table-cell office:value-type="float" office:value="49796">
                <text:p>49796</text:p>
              </table:table-cell>
              <table:table-cell office:value-type="float" office:value="3817.39244666259">
                <text:p>3817.39244666259</text:p>
              </table:table-cell>
              <table:table-cell office:value-type="float" office:value="2187.23989933316">
                <text:p>2187.23989933316</text:p>
              </table:table-cell>
            </table:table-row>
            <table:table-row>
              <table:table-cell office:value-type="float" office:value="49827">
                <text:p>49827</text:p>
              </table:table-cell>
              <table:table-cell office:value-type="float" office:value="3806.94837614328">
                <text:p>3806.94837614328</text:p>
              </table:table-cell>
              <table:table-cell office:value-type="float" office:value="2197.68396985247">
                <text:p>2197.68396985247</text:p>
              </table:table-cell>
            </table:table-row>
            <table:table-row>
              <table:table-cell office:value-type="float" office:value="49857">
                <text:p>49857</text:p>
              </table:table-cell>
              <table:table-cell office:value-type="float" office:value="3796.45443518723">
                <text:p>3796.45443518723</text:p>
              </table:table-cell>
              <table:table-cell office:value-type="float" office:value="2208.17791080852">
                <text:p>2208.17791080852</text:p>
              </table:table-cell>
            </table:table-row>
            <table:table-row>
              <table:table-cell office:value-type="float" office:value="49888">
                <text:p>49888</text:p>
              </table:table-cell>
              <table:table-cell office:value-type="float" office:value="3785.91038566312">
                <text:p>3785.91038566312</text:p>
              </table:table-cell>
              <table:table-cell office:value-type="float" office:value="2218.72196033263">
                <text:p>2218.72196033263</text:p>
              </table:table-cell>
            </table:table-row>
            <table:table-row>
              <table:table-cell office:value-type="float" office:value="49919">
                <text:p>49919</text:p>
              </table:table-cell>
              <table:table-cell office:value-type="float" office:value="3775.31598830253">
                <text:p>3775.31598830253</text:p>
              </table:table-cell>
              <table:table-cell office:value-type="float" office:value="2229.31635769322">
                <text:p>2229.31635769322</text:p>
              </table:table-cell>
            </table:table-row>
            <table:table-row>
              <table:table-cell office:value-type="float" office:value="49949">
                <text:p>49949</text:p>
              </table:table-cell>
              <table:table-cell office:value-type="float" office:value="3764.67100269455">
                <text:p>3764.67100269455</text:p>
              </table:table-cell>
              <table:table-cell office:value-type="float" office:value="2239.9613433012">
                <text:p>2239.9613433012</text:p>
              </table:table-cell>
            </table:table-row>
            <table:table-row>
              <table:table-cell office:value-type="float" office:value="49980">
                <text:p>49980</text:p>
              </table:table-cell>
              <table:table-cell office:value-type="float" office:value="3753.97518728028">
                <text:p>3753.97518728028</text:p>
              </table:table-cell>
              <table:table-cell office:value-type="float" office:value="2250.65715871547">
                <text:p>2250.65715871547</text:p>
              </table:table-cell>
            </table:table-row>
            <table:table-row>
              <table:table-cell office:value-type="float" office:value="50010">
                <text:p>50010</text:p>
              </table:table-cell>
              <table:table-cell office:value-type="float" office:value="3743.22829934742">
                <text:p>3743.22829934742</text:p>
              </table:table-cell>
              <table:table-cell office:value-type="float" office:value="2261.40404664833">
                <text:p>2261.40404664833</text:p>
              </table:table-cell>
            </table:table-row>
            <table:table-row>
              <table:table-cell office:value-type="float" office:value="50041">
                <text:p>50041</text:p>
              </table:table-cell>
              <table:table-cell office:value-type="float" office:value="3732.43009502467">
                <text:p>3732.43009502467</text:p>
              </table:table-cell>
              <table:table-cell office:value-type="float" office:value="2272.20225097108">
                <text:p>2272.20225097108</text:p>
              </table:table-cell>
            </table:table-row>
            <table:table-row>
              <table:table-cell office:value-type="float" office:value="50072">
                <text:p>50072</text:p>
              </table:table-cell>
              <table:table-cell office:value-type="float" office:value="3721.58032927629">
                <text:p>3721.58032927629</text:p>
              </table:table-cell>
              <table:table-cell office:value-type="float" office:value="2283.05201671946">
                <text:p>2283.05201671946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3710.67875589645">
                <text:p>3710.67875589645</text:p>
              </table:table-cell>
              <table:table-cell office:value-type="float" office:value="2293.9535900993">
                <text:p>2293.9535900993</text:p>
              </table:table-cell>
            </table:table-row>
            <table:table-row>
              <table:table-cell office:value-type="float" office:value="50131">
                <text:p>50131</text:p>
              </table:table-cell>
              <table:table-cell office:value-type="float" office:value="3699.72512750373">
                <text:p>3699.72512750373</text:p>
              </table:table-cell>
              <table:table-cell office:value-type="float" office:value="2304.90721849202">
                <text:p>2304.90721849202</text:p>
              </table:table-cell>
            </table:table-row>
            <table:table-row>
              <table:table-cell office:value-type="float" office:value="50161">
                <text:p>50161</text:p>
              </table:table-cell>
              <table:table-cell office:value-type="float" office:value="3688.71919553543">
                <text:p>3688.71919553543</text:p>
              </table:table-cell>
              <table:table-cell office:value-type="float" office:value="2315.91315046032">
                <text:p>2315.91315046032</text:p>
              </table:table-cell>
            </table:table-row>
            <table:table-row>
              <table:table-cell office:value-type="float" office:value="50192">
                <text:p>50192</text:p>
              </table:table-cell>
              <table:table-cell office:value-type="float" office:value="3677.66071024198">
                <text:p>3677.66071024198</text:p>
              </table:table-cell>
              <table:table-cell office:value-type="float" office:value="2326.97163575377">
                <text:p>2326.97163575377</text:p>
              </table:table-cell>
            </table:table-row>
            <table:table-row>
              <table:table-cell office:value-type="float" office:value="50222">
                <text:p>50222</text:p>
              </table:table-cell>
              <table:table-cell office:value-type="float" office:value="3666.54942068125">
                <text:p>3666.54942068125</text:p>
              </table:table-cell>
              <table:table-cell office:value-type="float" office:value="2338.0829253145">
                <text:p>2338.0829253145</text:p>
              </table:table-cell>
            </table:table-row>
            <table:table-row>
              <table:table-cell office:value-type="float" office:value="50253">
                <text:p>50253</text:p>
              </table:table-cell>
              <table:table-cell office:value-type="float" office:value="3655.38507471288">
                <text:p>3655.38507471288</text:p>
              </table:table-cell>
              <table:table-cell office:value-type="float" office:value="2349.24727128287">
                <text:p>2349.24727128287</text:p>
              </table:table-cell>
            </table:table-row>
            <table:table-row>
              <table:table-cell office:value-type="float" office:value="50284">
                <text:p>50284</text:p>
              </table:table-cell>
              <table:table-cell office:value-type="float" office:value="3644.1674189925">
                <text:p>3644.1674189925</text:p>
              </table:table-cell>
              <table:table-cell office:value-type="float" office:value="2360.46492700325">
                <text:p>2360.46492700325</text:p>
              </table:table-cell>
            </table:table-row>
            <table:table-row>
              <table:table-cell office:value-type="float" office:value="50314">
                <text:p>50314</text:p>
              </table:table-cell>
              <table:table-cell office:value-type="float" office:value="3632.89619896606">
                <text:p>3632.89619896606</text:p>
              </table:table-cell>
              <table:table-cell office:value-type="float" office:value="2371.73614702969">
                <text:p>2371.73614702969</text:p>
              </table:table-cell>
            </table:table-row>
            <table:table-row>
              <table:table-cell office:value-type="float" office:value="50345">
                <text:p>50345</text:p>
              </table:table-cell>
              <table:table-cell office:value-type="float" office:value="3621.57115886399">
                <text:p>3621.57115886399</text:p>
              </table:table-cell>
              <table:table-cell office:value-type="float" office:value="2383.06118713175">
                <text:p>2383.06118713175</text:p>
              </table:table-cell>
            </table:table-row>
            <table:table-row>
              <table:table-cell office:value-type="float" office:value="50375">
                <text:p>50375</text:p>
              </table:table-cell>
              <table:table-cell office:value-type="float" office:value="3610.19204169544">
                <text:p>3610.19204169544</text:p>
              </table:table-cell>
              <table:table-cell office:value-type="float" office:value="2394.44030430031">
                <text:p>2394.44030430031</text:p>
              </table:table-cell>
            </table:table-row>
            <table:table-row>
              <table:table-cell office:value-type="float" office:value="50406">
                <text:p>50406</text:p>
              </table:table-cell>
              <table:table-cell office:value-type="float" office:value="3598.75858924241">
                <text:p>3598.75858924241</text:p>
              </table:table-cell>
              <table:table-cell office:value-type="float" office:value="2405.87375675334">
                <text:p>2405.87375675334</text:p>
              </table:table-cell>
            </table:table-row>
            <table:table-row>
              <table:table-cell office:value-type="float" office:value="50437">
                <text:p>50437</text:p>
              </table:table-cell>
              <table:table-cell office:value-type="float" office:value="3587.27054205391">
                <text:p>3587.27054205391</text:p>
              </table:table-cell>
              <table:table-cell office:value-type="float" office:value="2417.36180394184">
                <text:p>2417.36180394184</text:p>
              </table:table-cell>
            </table:table-row>
            <table:table-row>
              <table:table-cell office:value-type="float" office:value="50465">
                <text:p>50465</text:p>
              </table:table-cell>
              <table:table-cell office:value-type="float" office:value="3575.72763944009">
                <text:p>3575.72763944009</text:p>
              </table:table-cell>
              <table:table-cell office:value-type="float" office:value="2428.90470655566">
                <text:p>2428.90470655566</text:p>
              </table:table-cell>
            </table:table-row>
            <table:table-row>
              <table:table-cell office:value-type="float" office:value="50496">
                <text:p>50496</text:p>
              </table:table-cell>
              <table:table-cell office:value-type="float" office:value="3564.12961946628">
                <text:p>3564.12961946628</text:p>
              </table:table-cell>
              <table:table-cell office:value-type="float" office:value="2440.50272652947">
                <text:p>2440.50272652947</text:p>
              </table:table-cell>
            </table:table-row>
            <table:table-row>
              <table:table-cell office:value-type="float" office:value="50526">
                <text:p>50526</text:p>
              </table:table-cell>
              <table:table-cell office:value-type="float" office:value="3552.47621894711">
                <text:p>3552.47621894711</text:p>
              </table:table-cell>
              <table:table-cell office:value-type="float" office:value="2452.15612704864">
                <text:p>2452.15612704864</text:p>
              </table:table-cell>
            </table:table-row>
            <table:table-row>
              <table:table-cell office:value-type="float" office:value="50557">
                <text:p>50557</text:p>
              </table:table-cell>
              <table:table-cell office:value-type="float" office:value="3540.76717344045">
                <text:p>3540.76717344045</text:p>
              </table:table-cell>
              <table:table-cell office:value-type="float" office:value="2463.8651725553">
                <text:p>2463.8651725553</text:p>
              </table:table-cell>
            </table:table-row>
            <table:table-row>
              <table:table-cell office:value-type="float" office:value="50587">
                <text:p>50587</text:p>
              </table:table-cell>
              <table:table-cell office:value-type="float" office:value="3529.0022172415">
                <text:p>3529.0022172415</text:p>
              </table:table-cell>
              <table:table-cell office:value-type="float" office:value="2475.63012875425">
                <text:p>2475.63012875425</text:p>
              </table:table-cell>
            </table:table-row>
            <table:table-row>
              <table:table-cell office:value-type="float" office:value="50618">
                <text:p>50618</text:p>
              </table:table-cell>
              <table:table-cell office:value-type="float" office:value="3517.18108337669">
                <text:p>3517.18108337669</text:p>
              </table:table-cell>
              <table:table-cell office:value-type="float" office:value="2487.45126261906">
                <text:p>2487.45126261906</text:p>
              </table:table-cell>
            </table:table-row>
            <table:table-row>
              <table:table-cell office:value-type="float" office:value="50649">
                <text:p>50649</text:p>
              </table:table-cell>
              <table:table-cell office:value-type="float" office:value="3505.30350359769">
                <text:p>3505.30350359769</text:p>
              </table:table-cell>
              <table:table-cell office:value-type="float" office:value="2499.32884239806">
                <text:p>2499.32884239806</text:p>
              </table:table-cell>
            </table:table-row>
            <table:table-row>
              <table:table-cell office:value-type="float" office:value="50679">
                <text:p>50679</text:p>
              </table:table-cell>
              <table:table-cell office:value-type="float" office:value="3493.36920837524">
                <text:p>3493.36920837524</text:p>
              </table:table-cell>
              <table:table-cell office:value-type="float" office:value="2511.26313762051">
                <text:p>2511.26313762051</text:p>
              </table:table-cell>
            </table:table-row>
            <table:table-row>
              <table:table-cell office:value-type="float" office:value="50710">
                <text:p>50710</text:p>
              </table:table-cell>
              <table:table-cell office:value-type="float" office:value="3481.3779268931">
                <text:p>3481.3779268931</text:p>
              </table:table-cell>
              <table:table-cell office:value-type="float" office:value="2523.25441910265">
                <text:p>2523.25441910265</text:p>
              </table:table-cell>
            </table:table-row>
            <table:table-row>
              <table:table-cell office:value-type="float" office:value="50740">
                <text:p>50740</text:p>
              </table:table-cell>
              <table:table-cell office:value-type="float" office:value="3469.32938704188">
                <text:p>3469.32938704188</text:p>
              </table:table-cell>
              <table:table-cell office:value-type="float" office:value="2535.30295895387">
                <text:p>2535.30295895387</text:p>
              </table:table-cell>
            </table:table-row>
            <table:table-row>
              <table:table-cell office:value-type="float" office:value="50771">
                <text:p>50771</text:p>
              </table:table-cell>
              <table:table-cell office:value-type="float" office:value="3457.22331541288">
                <text:p>3457.22331541288</text:p>
              </table:table-cell>
              <table:table-cell office:value-type="float" office:value="2547.40903058287">
                <text:p>2547.40903058287</text:p>
              </table:table-cell>
            </table:table-row>
            <table:table-row>
              <table:table-cell office:value-type="float" office:value="50802">
                <text:p>50802</text:p>
              </table:table-cell>
              <table:table-cell office:value-type="float" office:value="3445.05943729185">
                <text:p>3445.05943729185</text:p>
              </table:table-cell>
              <table:table-cell office:value-type="float" office:value="2559.5729087039">
                <text:p>2559.5729087039</text:p>
              </table:table-cell>
            </table:table-row>
            <table:table-row>
              <table:table-cell office:value-type="float" office:value="50830">
                <text:p>50830</text:p>
              </table:table-cell>
              <table:table-cell office:value-type="float" office:value="3432.83747665278">
                <text:p>3432.83747665278</text:p>
              </table:table-cell>
              <table:table-cell office:value-type="float" office:value="2571.79486934297">
                <text:p>2571.79486934297</text:p>
              </table:table-cell>
            </table:table-row>
            <table:table-row>
              <table:table-cell office:value-type="float" office:value="50861">
                <text:p>50861</text:p>
              </table:table-cell>
              <table:table-cell office:value-type="float" office:value="3420.55715615167">
                <text:p>3420.55715615167</text:p>
              </table:table-cell>
              <table:table-cell office:value-type="float" office:value="2584.07518984408">
                <text:p>2584.07518984408</text:p>
              </table:table-cell>
            </table:table-row>
            <table:table-row>
              <table:table-cell office:value-type="float" office:value="50891">
                <text:p>50891</text:p>
              </table:table-cell>
              <table:table-cell office:value-type="float" office:value="3408.21819712017">
                <text:p>3408.21819712017</text:p>
              </table:table-cell>
              <table:table-cell office:value-type="float" office:value="2596.41414887558">
                <text:p>2596.41414887558</text:p>
              </table:table-cell>
            </table:table-row>
            <table:table-row>
              <table:table-cell office:value-type="float" office:value="50922">
                <text:p>50922</text:p>
              </table:table-cell>
              <table:table-cell office:value-type="float" office:value="3395.82031955929">
                <text:p>3395.82031955929</text:p>
              </table:table-cell>
              <table:table-cell office:value-type="float" office:value="2608.81202643646">
                <text:p>2608.81202643646</text:p>
              </table:table-cell>
            </table:table-row>
            <table:table-row>
              <table:table-cell office:value-type="float" office:value="50952">
                <text:p>50952</text:p>
              </table:table-cell>
              <table:table-cell office:value-type="float" office:value="3383.36324213305">
                <text:p>3383.36324213305</text:p>
              </table:table-cell>
              <table:table-cell office:value-type="float" office:value="2621.2691038627">
                <text:p>2621.2691038627</text:p>
              </table:table-cell>
            </table:table-row>
            <table:table-row>
              <table:table-cell office:value-type="float" office:value="50983">
                <text:p>50983</text:p>
              </table:table-cell>
              <table:table-cell office:value-type="float" office:value="3370.84668216211">
                <text:p>3370.84668216211</text:p>
              </table:table-cell>
              <table:table-cell office:value-type="float" office:value="2633.78566383364">
                <text:p>2633.78566383364</text:p>
              </table:table-cell>
            </table:table-row>
            <table:table-row>
              <table:table-cell office:value-type="float" office:value="51014">
                <text:p>51014</text:p>
              </table:table-cell>
              <table:table-cell office:value-type="float" office:value="3358.2703556173">
                <text:p>3358.2703556173</text:p>
              </table:table-cell>
              <table:table-cell office:value-type="float" office:value="2646.36199037845">
                <text:p>2646.36199037845</text:p>
              </table:table-cell>
            </table:table-row>
            <table:table-row>
              <table:table-cell office:value-type="float" office:value="51044">
                <text:p>51044</text:p>
              </table:table-cell>
              <table:table-cell office:value-type="float" office:value="3345.63397711324">
                <text:p>3345.63397711324</text:p>
              </table:table-cell>
              <table:table-cell office:value-type="float" office:value="2658.99836888251">
                <text:p>2658.99836888251</text:p>
              </table:table-cell>
            </table:table-row>
            <table:table-row>
              <table:table-cell office:value-type="float" office:value="51075">
                <text:p>51075</text:p>
              </table:table-cell>
              <table:table-cell office:value-type="float" office:value="3332.93725990183">
                <text:p>3332.93725990183</text:p>
              </table:table-cell>
              <table:table-cell office:value-type="float" office:value="2671.69508609392">
                <text:p>2671.69508609392</text:p>
              </table:table-cell>
            </table:table-row>
            <table:table-row>
              <table:table-cell office:value-type="float" office:value="51105">
                <text:p>51105</text:p>
              </table:table-cell>
              <table:table-cell office:value-type="float" office:value="3320.17991586573">
                <text:p>3320.17991586573</text:p>
              </table:table-cell>
              <table:table-cell office:value-type="float" office:value="2684.45243013002">
                <text:p>2684.45243013002</text:p>
              </table:table-cell>
            </table:table-row>
            <table:table-row>
              <table:table-cell office:value-type="float" office:value="51136">
                <text:p>51136</text:p>
              </table:table-cell>
              <table:table-cell office:value-type="float" office:value="3307.36165551186">
                <text:p>3307.36165551186</text:p>
              </table:table-cell>
              <table:table-cell office:value-type="float" office:value="2697.27069048389">
                <text:p>2697.27069048389</text:p>
              </table:table-cell>
            </table:table-row>
            <table:table-row>
              <table:table-cell office:value-type="float" office:value="51167">
                <text:p>51167</text:p>
              </table:table-cell>
              <table:table-cell office:value-type="float" office:value="3294.4821879648">
                <text:p>3294.4821879648</text:p>
              </table:table-cell>
              <table:table-cell office:value-type="float" office:value="2710.15015803095">
                <text:p>2710.15015803095</text:p>
              </table:table-cell>
            </table:table-row>
            <table:table-row>
              <table:table-cell office:value-type="float" office:value="51196">
                <text:p>51196</text:p>
              </table:table-cell>
              <table:table-cell office:value-type="float" office:value="3281.5412209602">
                <text:p>3281.5412209602</text:p>
              </table:table-cell>
              <table:table-cell office:value-type="float" office:value="2723.09112503555">
                <text:p>2723.09112503555</text:p>
              </table:table-cell>
            </table:table-row>
            <table:table-row>
              <table:table-cell office:value-type="float" office:value="51227">
                <text:p>51227</text:p>
              </table:table-cell>
              <table:table-cell office:value-type="float" office:value="3268.53846083816">
                <text:p>3268.53846083816</text:p>
              </table:table-cell>
              <table:table-cell office:value-type="float" office:value="2736.09388515759">
                <text:p>2736.09388515759</text:p>
              </table:table-cell>
            </table:table-row>
            <table:table-row>
              <table:table-cell office:value-type="float" office:value="51257">
                <text:p>51257</text:p>
              </table:table-cell>
              <table:table-cell office:value-type="float" office:value="3255.47361253653">
                <text:p>3255.47361253653</text:p>
              </table:table-cell>
              <table:table-cell office:value-type="float" office:value="2749.15873345922">
                <text:p>2749.15873345922</text:p>
              </table:table-cell>
            </table:table-row>
            <table:table-row>
              <table:table-cell office:value-type="float" office:value="51288">
                <text:p>51288</text:p>
              </table:table-cell>
              <table:table-cell office:value-type="float" office:value="3242.34637958426">
                <text:p>3242.34637958426</text:p>
              </table:table-cell>
              <table:table-cell office:value-type="float" office:value="2762.28596641149">
                <text:p>2762.28596641149</text:p>
              </table:table-cell>
            </table:table-row>
            <table:table-row>
              <table:table-cell office:value-type="float" office:value="51318">
                <text:p>51318</text:p>
              </table:table-cell>
              <table:table-cell office:value-type="float" office:value="3229.15646409465">
                <text:p>3229.15646409465</text:p>
              </table:table-cell>
              <table:table-cell office:value-type="float" office:value="2775.4758819011">
                <text:p>2775.4758819011</text:p>
              </table:table-cell>
            </table:table-row>
            <table:table-row>
              <table:table-cell office:value-type="float" office:value="51349">
                <text:p>51349</text:p>
              </table:table-cell>
              <table:table-cell office:value-type="float" office:value="3215.90356675857">
                <text:p>3215.90356675857</text:p>
              </table:table-cell>
              <table:table-cell office:value-type="float" office:value="2788.72877923718">
                <text:p>2788.72877923718</text:p>
              </table:table-cell>
            </table:table-row>
            <table:table-row>
              <table:table-cell office:value-type="float" office:value="51380">
                <text:p>51380</text:p>
              </table:table-cell>
              <table:table-cell office:value-type="float" office:value="3202.58738683771">
                <text:p>3202.58738683771</text:p>
              </table:table-cell>
              <table:table-cell office:value-type="float" office:value="2802.04495915804">
                <text:p>2802.04495915804</text:p>
              </table:table-cell>
            </table:table-row>
            <table:table-row>
              <table:table-cell office:value-type="float" office:value="51410">
                <text:p>51410</text:p>
              </table:table-cell>
              <table:table-cell office:value-type="float" office:value="3189.20762215773">
                <text:p>3189.20762215773</text:p>
              </table:table-cell>
              <table:table-cell office:value-type="float" office:value="2815.42472383802">
                <text:p>2815.42472383802</text:p>
              </table:table-cell>
            </table:table-row>
            <table:table-row>
              <table:table-cell office:value-type="float" office:value="51441">
                <text:p>51441</text:p>
              </table:table-cell>
              <table:table-cell office:value-type="float" office:value="3175.76396910141">
                <text:p>3175.76396910141</text:p>
              </table:table-cell>
              <table:table-cell office:value-type="float" office:value="2828.86837689434">
                <text:p>2828.86837689434</text:p>
              </table:table-cell>
            </table:table-row>
            <table:table-row>
              <table:table-cell office:value-type="float" office:value="51471">
                <text:p>51471</text:p>
              </table:table-cell>
              <table:table-cell office:value-type="float" office:value="3162.25612260174">
                <text:p>3162.25612260174</text:p>
              </table:table-cell>
              <table:table-cell office:value-type="float" office:value="2842.37622339401">
                <text:p>2842.37622339401</text:p>
              </table:table-cell>
            </table:table-row>
            <table:table-row>
              <table:table-cell office:value-type="float" office:value="51502">
                <text:p>51502</text:p>
              </table:table-cell>
              <table:table-cell office:value-type="float" office:value="3148.68377613503">
                <text:p>3148.68377613503</text:p>
              </table:table-cell>
              <table:table-cell office:value-type="float" office:value="2855.94856986072">
                <text:p>2855.94856986072</text:p>
              </table:table-cell>
            </table:table-row>
            <table:table-row>
              <table:table-cell office:value-type="float" office:value="51533">
                <text:p>51533</text:p>
              </table:table-cell>
              <table:table-cell office:value-type="float" office:value="3135.04662171394">
                <text:p>3135.04662171394</text:p>
              </table:table-cell>
              <table:table-cell office:value-type="float" office:value="2869.5857242818">
                <text:p>2869.5857242818</text:p>
              </table:table-cell>
            </table:table-row>
            <table:table-row>
              <table:table-cell office:value-type="float" office:value="51561">
                <text:p>51561</text:p>
              </table:table-cell>
              <table:table-cell office:value-type="float" office:value="3121.3443498805">
                <text:p>3121.3443498805</text:p>
              </table:table-cell>
              <table:table-cell office:value-type="float" office:value="2883.28799611525">
                <text:p>2883.28799611525</text:p>
              </table:table-cell>
            </table:table-row>
            <table:table-row>
              <table:table-cell office:value-type="float" office:value="51592">
                <text:p>51592</text:p>
              </table:table-cell>
              <table:table-cell office:value-type="float" office:value="3107.57664969905">
                <text:p>3107.57664969905</text:p>
              </table:table-cell>
              <table:table-cell office:value-type="float" office:value="2897.0556962967">
                <text:p>2897.0556962967</text:p>
              </table:table-cell>
            </table:table-row>
            <table:table-row>
              <table:table-cell office:value-type="float" office:value="51622">
                <text:p>51622</text:p>
              </table:table-cell>
              <table:table-cell office:value-type="float" office:value="3093.74320874923">
                <text:p>3093.74320874923</text:p>
              </table:table-cell>
              <table:table-cell office:value-type="float" office:value="2910.88913724652">
                <text:p>2910.88913724652</text:p>
              </table:table-cell>
            </table:table-row>
            <table:table-row>
              <table:table-cell office:value-type="float" office:value="51653">
                <text:p>51653</text:p>
              </table:table-cell>
              <table:table-cell office:value-type="float" office:value="3079.84371311888">
                <text:p>3079.84371311888</text:p>
              </table:table-cell>
              <table:table-cell office:value-type="float" office:value="2924.78863287687">
                <text:p>2924.78863287687</text:p>
              </table:table-cell>
            </table:table-row>
            <table:table-row>
              <table:table-cell office:value-type="float" office:value="51683">
                <text:p>51683</text:p>
              </table:table-cell>
              <table:table-cell office:value-type="float" office:value="3065.87784739689">
                <text:p>3065.87784739689</text:p>
              </table:table-cell>
              <table:table-cell office:value-type="float" office:value="2938.75449859886">
                <text:p>2938.75449859886</text:p>
              </table:table-cell>
            </table:table-row>
            <table:table-row>
              <table:table-cell office:value-type="float" office:value="51714">
                <text:p>51714</text:p>
              </table:table-cell>
              <table:table-cell office:value-type="float" office:value="3051.84529466608">
                <text:p>3051.84529466608</text:p>
              </table:table-cell>
              <table:table-cell office:value-type="float" office:value="2952.78705132967">
                <text:p>2952.78705132967</text:p>
              </table:table-cell>
            </table:table-row>
            <table:table-row>
              <table:table-cell office:value-type="float" office:value="51745">
                <text:p>51745</text:p>
              </table:table-cell>
              <table:table-cell office:value-type="float" office:value="3037.74573649598">
                <text:p>3037.74573649598</text:p>
              </table:table-cell>
              <table:table-cell office:value-type="float" office:value="2966.88660949977">
                <text:p>2966.88660949977</text:p>
              </table:table-cell>
            </table:table-row>
            <table:table-row>
              <table:table-cell office:value-type="float" office:value="51775">
                <text:p>51775</text:p>
              </table:table-cell>
              <table:table-cell office:value-type="float" office:value="3023.57885293562">
                <text:p>3023.57885293562</text:p>
              </table:table-cell>
              <table:table-cell office:value-type="float" office:value="2981.05349306013">
                <text:p>2981.05349306013</text:p>
              </table:table-cell>
            </table:table-row>
            <table:table-row>
              <table:table-cell office:value-type="float" office:value="51806">
                <text:p>51806</text:p>
              </table:table-cell>
              <table:table-cell office:value-type="float" office:value="3009.34432250626">
                <text:p>3009.34432250626</text:p>
              </table:table-cell>
              <table:table-cell office:value-type="float" office:value="2995.28802348949">
                <text:p>2995.28802348949</text:p>
              </table:table-cell>
            </table:table-row>
            <table:table-row>
              <table:table-cell office:value-type="float" office:value="51836">
                <text:p>51836</text:p>
              </table:table-cell>
              <table:table-cell office:value-type="float" office:value="2995.0418221941">
                <text:p>2995.0418221941</text:p>
              </table:table-cell>
              <table:table-cell office:value-type="float" office:value="3009.59052380165">
                <text:p>3009.59052380165</text:p>
              </table:table-cell>
            </table:table-row>
            <table:table-row>
              <table:table-cell office:value-type="float" office:value="51867">
                <text:p>51867</text:p>
              </table:table-cell>
              <table:table-cell office:value-type="float" office:value="2980.67102744294">
                <text:p>2980.67102744294</text:p>
              </table:table-cell>
              <table:table-cell office:value-type="float" office:value="3023.9613185528">
                <text:p>3023.9613185528</text:p>
              </table:table-cell>
            </table:table-row>
            <table:table-row>
              <table:table-cell office:value-type="float" office:value="51898">
                <text:p>51898</text:p>
              </table:table-cell>
              <table:table-cell office:value-type="float" office:value="2966.23161214686">
                <text:p>2966.23161214686</text:p>
              </table:table-cell>
              <table:table-cell office:value-type="float" office:value="3038.40073384889">
                <text:p>3038.40073384889</text:p>
              </table:table-cell>
            </table:table-row>
            <table:table-row>
              <table:table-cell office:value-type="float" office:value="51926">
                <text:p>51926</text:p>
              </table:table-cell>
              <table:table-cell office:value-type="float" office:value="2951.72324864273">
                <text:p>2951.72324864273</text:p>
              </table:table-cell>
              <table:table-cell office:value-type="float" office:value="3052.90909735302">
                <text:p>3052.90909735302</text:p>
              </table:table-cell>
            </table:table-row>
            <table:table-row>
              <table:table-cell office:value-type="float" office:value="51957">
                <text:p>51957</text:p>
              </table:table-cell>
              <table:table-cell office:value-type="float" office:value="2937.14560770287">
                <text:p>2937.14560770287</text:p>
              </table:table-cell>
              <table:table-cell office:value-type="float" office:value="3067.48673829288">
                <text:p>3067.48673829288</text:p>
              </table:table-cell>
            </table:table-row>
            <table:table-row>
              <table:table-cell office:value-type="float" office:value="51987">
                <text:p>51987</text:p>
              </table:table-cell>
              <table:table-cell office:value-type="float" office:value="2922.49835852752">
                <text:p>2922.49835852752</text:p>
              </table:table-cell>
              <table:table-cell office:value-type="float" office:value="3082.13398746823">
                <text:p>3082.13398746823</text:p>
              </table:table-cell>
            </table:table-row>
            <table:table-row>
              <table:table-cell office:value-type="float" office:value="52018">
                <text:p>52018</text:p>
              </table:table-cell>
              <table:table-cell office:value-type="float" office:value="2907.78116873736">
                <text:p>2907.78116873736</text:p>
              </table:table-cell>
              <table:table-cell office:value-type="float" office:value="3096.85117725839">
                <text:p>3096.85117725839</text:p>
              </table:table-cell>
            </table:table-row>
            <table:table-row>
              <table:table-cell office:value-type="float" office:value="52048">
                <text:p>52048</text:p>
              </table:table-cell>
              <table:table-cell office:value-type="float" office:value="2892.99370436595">
                <text:p>2892.99370436595</text:p>
              </table:table-cell>
              <table:table-cell office:value-type="float" office:value="3111.6386416298">
                <text:p>3111.6386416298</text:p>
              </table:table-cell>
            </table:table-row>
            <table:table-row>
              <table:table-cell office:value-type="float" office:value="52079">
                <text:p>52079</text:p>
              </table:table-cell>
              <table:table-cell office:value-type="float" office:value="2878.13562985217">
                <text:p>2878.13562985217</text:p>
              </table:table-cell>
              <table:table-cell office:value-type="float" office:value="3126.49671614358">
                <text:p>3126.49671614358</text:p>
              </table:table-cell>
            </table:table-row>
            <table:table-row>
              <table:table-cell office:value-type="float" office:value="52110">
                <text:p>52110</text:p>
              </table:table-cell>
              <table:table-cell office:value-type="float" office:value="2863.20660803258">
                <text:p>2863.20660803258</text:p>
              </table:table-cell>
              <table:table-cell office:value-type="float" office:value="3141.42573796317">
                <text:p>3141.42573796317</text:p>
              </table:table-cell>
            </table:table-row>
            <table:table-row>
              <table:table-cell office:value-type="float" office:value="52140">
                <text:p>52140</text:p>
              </table:table-cell>
              <table:table-cell office:value-type="float" office:value="2848.20630013381">
                <text:p>2848.20630013381</text:p>
              </table:table-cell>
              <table:table-cell office:value-type="float" office:value="3156.42604586194">
                <text:p>3156.42604586194</text:p>
              </table:table-cell>
            </table:table-row>
            <table:table-row>
              <table:table-cell office:value-type="float" office:value="52171">
                <text:p>52171</text:p>
              </table:table-cell>
              <table:table-cell office:value-type="float" office:value="2833.13436576482">
                <text:p>2833.13436576482</text:p>
              </table:table-cell>
              <table:table-cell office:value-type="float" office:value="3171.49798023093">
                <text:p>3171.49798023093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2817.99046290921">
                <text:p>2817.99046290921</text:p>
              </table:table-cell>
              <table:table-cell office:value-type="float" office:value="3186.64188308654">
                <text:p>3186.64188308654</text:p>
              </table:table-cell>
            </table:table-row>
            <table:table-row>
              <table:table-cell office:value-type="float" office:value="52232">
                <text:p>52232</text:p>
              </table:table-cell>
              <table:table-cell office:value-type="float" office:value="2802.77424791747">
                <text:p>2802.77424791747</text:p>
              </table:table-cell>
              <table:table-cell office:value-type="float" office:value="3201.85809807828">
                <text:p>3201.85809807828</text:p>
              </table:table-cell>
            </table:table-row>
            <table:table-row>
              <table:table-cell office:value-type="float" office:value="52263">
                <text:p>52263</text:p>
              </table:table-cell>
              <table:table-cell office:value-type="float" office:value="2787.48537549915">
                <text:p>2787.48537549915</text:p>
              </table:table-cell>
              <table:table-cell office:value-type="float" office:value="3217.1469704966">
                <text:p>3217.1469704966</text:p>
              </table:table-cell>
            </table:table-row>
            <table:table-row>
              <table:table-cell office:value-type="float" office:value="52291">
                <text:p>52291</text:p>
              </table:table-cell>
              <table:table-cell office:value-type="float" office:value="2772.12349871503">
                <text:p>2772.12349871503</text:p>
              </table:table-cell>
              <table:table-cell office:value-type="float" office:value="3232.50884728072">
                <text:p>3232.50884728072</text:p>
              </table:table-cell>
            </table:table-row>
            <table:table-row>
              <table:table-cell office:value-type="float" office:value="52322">
                <text:p>52322</text:p>
              </table:table-cell>
              <table:table-cell office:value-type="float" office:value="2756.68826896926">
                <text:p>2756.68826896926</text:p>
              </table:table-cell>
              <table:table-cell office:value-type="float" office:value="3247.94407702649">
                <text:p>3247.94407702649</text:p>
              </table:table-cell>
            </table:table-row>
            <table:table-row>
              <table:table-cell office:value-type="float" office:value="52352">
                <text:p>52352</text:p>
              </table:table-cell>
              <table:table-cell office:value-type="float" office:value="2741.17933600146">
                <text:p>2741.17933600146</text:p>
              </table:table-cell>
              <table:table-cell office:value-type="float" office:value="3263.45300999429">
                <text:p>3263.45300999429</text:p>
              </table:table-cell>
            </table:table-row>
            <table:table-row>
              <table:table-cell office:value-type="float" office:value="52383">
                <text:p>52383</text:p>
              </table:table-cell>
              <table:table-cell office:value-type="float" office:value="2725.59634787874">
                <text:p>2725.59634787874</text:p>
              </table:table-cell>
              <table:table-cell office:value-type="float" office:value="3279.03599811701">
                <text:p>3279.03599811701</text:p>
              </table:table-cell>
            </table:table-row>
            <table:table-row>
              <table:table-cell office:value-type="float" office:value="52413">
                <text:p>52413</text:p>
              </table:table-cell>
              <table:table-cell office:value-type="float" office:value="2709.93895098773">
                <text:p>2709.93895098773</text:p>
              </table:table-cell>
              <table:table-cell office:value-type="float" office:value="3294.69339500802">
                <text:p>3294.69339500802</text:p>
              </table:table-cell>
            </table:table-row>
            <table:table-row>
              <table:table-cell office:value-type="float" office:value="52444">
                <text:p>52444</text:p>
              </table:table-cell>
              <table:table-cell office:value-type="float" office:value="2694.20679002657">
                <text:p>2694.20679002657</text:p>
              </table:table-cell>
              <table:table-cell office:value-type="float" office:value="3310.42555596918">
                <text:p>3310.42555596918</text:p>
              </table:table-cell>
            </table:table-row>
            <table:table-row>
              <table:table-cell office:value-type="float" office:value="52475">
                <text:p>52475</text:p>
              </table:table-cell>
              <table:table-cell office:value-type="float" office:value="2678.39950799681">
                <text:p>2678.39950799681</text:p>
              </table:table-cell>
              <table:table-cell office:value-type="float" office:value="3326.23283799894">
                <text:p>3326.23283799894</text:p>
              </table:table-cell>
            </table:table-row>
            <table:table-row>
              <table:table-cell office:value-type="float" office:value="52505">
                <text:p>52505</text:p>
              </table:table-cell>
              <table:table-cell office:value-type="float" office:value="2662.51674619537">
                <text:p>2662.51674619537</text:p>
              </table:table-cell>
              <table:table-cell office:value-type="float" office:value="3342.11559980038">
                <text:p>3342.11559980038</text:p>
              </table:table-cell>
            </table:table-row>
            <table:table-row>
              <table:table-cell office:value-type="float" office:value="52536">
                <text:p>52536</text:p>
              </table:table-cell>
              <table:table-cell office:value-type="float" office:value="2646.55814420632">
                <text:p>2646.55814420632</text:p>
              </table:table-cell>
              <table:table-cell office:value-type="float" office:value="3358.07420178943">
                <text:p>3358.07420178943</text:p>
              </table:table-cell>
            </table:table-row>
            <table:table-row>
              <table:table-cell office:value-type="float" office:value="52566">
                <text:p>52566</text:p>
              </table:table-cell>
              <table:table-cell office:value-type="float" office:value="2630.52333989278">
                <text:p>2630.52333989278</text:p>
              </table:table-cell>
              <table:table-cell office:value-type="float" office:value="3374.10900610297">
                <text:p>3374.10900610297</text:p>
              </table:table-cell>
            </table:table-row>
            <table:table-row>
              <table:table-cell office:value-type="float" office:value="52597">
                <text:p>52597</text:p>
              </table:table-cell>
              <table:table-cell office:value-type="float" office:value="2614.41196938864">
                <text:p>2614.41196938864</text:p>
              </table:table-cell>
              <table:table-cell office:value-type="float" office:value="3390.22037660711">
                <text:p>3390.22037660711</text:p>
              </table:table-cell>
            </table:table-row>
            <table:table-row>
              <table:table-cell office:value-type="float" office:value="52628">
                <text:p>52628</text:p>
              </table:table-cell>
              <table:table-cell office:value-type="float" office:value="2598.22366709034">
                <text:p>2598.22366709034</text:p>
              </table:table-cell>
              <table:table-cell office:value-type="float" office:value="3406.40867890541">
                <text:p>3406.40867890541</text:p>
              </table:table-cell>
            </table:table-row>
            <table:table-row>
              <table:table-cell office:value-type="float" office:value="52657">
                <text:p>52657</text:p>
              </table:table-cell>
              <table:table-cell office:value-type="float" office:value="2581.95806564856">
                <text:p>2581.95806564856</text:p>
              </table:table-cell>
              <table:table-cell office:value-type="float" office:value="3422.67428034719">
                <text:p>3422.67428034719</text:p>
              </table:table-cell>
            </table:table-row>
            <table:table-row>
              <table:table-cell office:value-type="float" office:value="52688">
                <text:p>52688</text:p>
              </table:table-cell>
              <table:table-cell office:value-type="float" office:value="2565.61479595991">
                <text:p>2565.61479595991</text:p>
              </table:table-cell>
              <table:table-cell office:value-type="float" office:value="3439.01755003584">
                <text:p>3439.01755003584</text:p>
              </table:table-cell>
            </table:table-row>
            <table:table-row>
              <table:table-cell office:value-type="float" office:value="52718">
                <text:p>52718</text:p>
              </table:table-cell>
              <table:table-cell office:value-type="float" office:value="2549.19348715848">
                <text:p>2549.19348715848</text:p>
              </table:table-cell>
              <table:table-cell office:value-type="float" office:value="3455.43885883727">
                <text:p>3455.43885883727</text:p>
              </table:table-cell>
            </table:table-row>
            <table:table-row>
              <table:table-cell office:value-type="float" office:value="52749">
                <text:p>52749</text:p>
              </table:table-cell>
              <table:table-cell office:value-type="float" office:value="2532.69376660754">
                <text:p>2532.69376660754</text:p>
              </table:table-cell>
              <table:table-cell office:value-type="float" office:value="3471.93857938821">
                <text:p>3471.93857938821</text:p>
              </table:table-cell>
            </table:table-row>
            <table:table-row>
              <table:table-cell office:value-type="float" office:value="52779">
                <text:p>52779</text:p>
              </table:table-cell>
              <table:table-cell office:value-type="float" office:value="2516.11525989096">
                <text:p>2516.11525989096</text:p>
              </table:table-cell>
              <table:table-cell office:value-type="float" office:value="3488.51708610479">
                <text:p>3488.51708610479</text:p>
              </table:table-cell>
            </table:table-row>
            <table:table-row>
              <table:table-cell office:value-type="float" office:value="52810">
                <text:p>52810</text:p>
              </table:table-cell>
              <table:table-cell office:value-type="float" office:value="2499.45759080481">
                <text:p>2499.45759080481</text:p>
              </table:table-cell>
              <table:table-cell office:value-type="float" office:value="3505.17475519094">
                <text:p>3505.17475519094</text:p>
              </table:table-cell>
            </table:table-row>
            <table:table-row>
              <table:table-cell office:value-type="float" office:value="52841">
                <text:p>52841</text:p>
              </table:table-cell>
              <table:table-cell office:value-type="float" office:value="2482.72038134877">
                <text:p>2482.72038134877</text:p>
              </table:table-cell>
              <table:table-cell office:value-type="float" office:value="3521.91196464698">
                <text:p>3521.91196464698</text:p>
              </table:table-cell>
            </table:table-row>
            <table:table-row>
              <table:table-cell office:value-type="float" office:value="52871">
                <text:p>52871</text:p>
              </table:table-cell>
              <table:table-cell office:value-type="float" office:value="2465.90325171758">
                <text:p>2465.90325171758</text:p>
              </table:table-cell>
              <table:table-cell office:value-type="float" office:value="3538.72909427817">
                <text:p>3538.72909427817</text:p>
              </table:table-cell>
            </table:table-row>
            <table:table-row>
              <table:table-cell office:value-type="float" office:value="52902">
                <text:p>52902</text:p>
              </table:table-cell>
              <table:table-cell office:value-type="float" office:value="2449.0058202924">
                <text:p>2449.0058202924</text:p>
              </table:table-cell>
              <table:table-cell office:value-type="float" office:value="3555.62652570335">
                <text:p>3555.62652570335</text:p>
              </table:table-cell>
            </table:table-row>
            <table:table-row>
              <table:table-cell office:value-type="float" office:value="52932">
                <text:p>52932</text:p>
              </table:table-cell>
              <table:table-cell office:value-type="float" office:value="2432.02770363217">
                <text:p>2432.02770363217</text:p>
              </table:table-cell>
              <table:table-cell office:value-type="float" office:value="3572.60464236358">
                <text:p>3572.60464236358</text:p>
              </table:table-cell>
            </table:table-row>
            <table:table-row>
              <table:table-cell office:value-type="float" office:value="52963">
                <text:p>52963</text:p>
              </table:table-cell>
              <table:table-cell office:value-type="float" office:value="2414.96851646488">
                <text:p>2414.96851646488</text:p>
              </table:table-cell>
              <table:table-cell office:value-type="float" office:value="3589.66382953087">
                <text:p>3589.66382953087</text:p>
              </table:table-cell>
            </table:table-row>
            <table:table-row>
              <table:table-cell office:value-type="float" office:value="52994">
                <text:p>52994</text:p>
              </table:table-cell>
              <table:table-cell office:value-type="float" office:value="2397.82787167887">
                <text:p>2397.82787167887</text:p>
              </table:table-cell>
              <table:table-cell office:value-type="float" office:value="3606.80447431688">
                <text:p>3606.80447431688</text:p>
              </table:table-cell>
            </table:table-row>
            <table:table-row>
              <table:table-cell office:value-type="float" office:value="53022">
                <text:p>53022</text:p>
              </table:table-cell>
              <table:table-cell office:value-type="float" office:value="2380.60538031401">
                <text:p>2380.60538031401</text:p>
              </table:table-cell>
              <table:table-cell office:value-type="float" office:value="3624.02696568174">
                <text:p>3624.02696568174</text:p>
              </table:table-cell>
            </table:table-row>
            <table:table-row>
              <table:table-cell office:value-type="float" office:value="53053">
                <text:p>53053</text:p>
              </table:table-cell>
              <table:table-cell office:value-type="float" office:value="2363.30065155288">
                <text:p>2363.30065155288</text:p>
              </table:table-cell>
              <table:table-cell office:value-type="float" office:value="3641.33169444287">
                <text:p>3641.33169444287</text:p>
              </table:table-cell>
            </table:table-row>
            <table:table-row>
              <table:table-cell office:value-type="float" office:value="53083">
                <text:p>53083</text:p>
              </table:table-cell>
              <table:table-cell office:value-type="float" office:value="2345.91329271192">
                <text:p>2345.91329271192</text:p>
              </table:table-cell>
              <table:table-cell office:value-type="float" office:value="3658.71905328383">
                <text:p>3658.71905328383</text:p>
              </table:table-cell>
            </table:table-row>
            <table:table-row>
              <table:table-cell office:value-type="float" office:value="53114">
                <text:p>53114</text:p>
              </table:table-cell>
              <table:table-cell office:value-type="float" office:value="2328.44290923249">
                <text:p>2328.44290923249</text:p>
              </table:table-cell>
              <table:table-cell office:value-type="float" office:value="3676.18943676326">
                <text:p>3676.18943676326</text:p>
              </table:table-cell>
            </table:table-row>
            <table:table-row>
              <table:table-cell office:value-type="float" office:value="53144">
                <text:p>53144</text:p>
              </table:table-cell>
              <table:table-cell office:value-type="float" office:value="2310.88910467194">
                <text:p>2310.88910467194</text:p>
              </table:table-cell>
              <table:table-cell office:value-type="float" office:value="3693.74324132381">
                <text:p>3693.74324132381</text:p>
              </table:table-cell>
            </table:table-row>
            <table:table-row>
              <table:table-cell office:value-type="float" office:value="53175">
                <text:p>53175</text:p>
              </table:table-cell>
              <table:table-cell office:value-type="float" office:value="2293.25148069462">
                <text:p>2293.25148069462</text:p>
              </table:table-cell>
              <table:table-cell office:value-type="float" office:value="3711.38086530113">
                <text:p>3711.38086530113</text:p>
              </table:table-cell>
            </table:table-row>
            <table:table-row>
              <table:table-cell office:value-type="float" office:value="53206">
                <text:p>53206</text:p>
              </table:table-cell>
              <table:table-cell office:value-type="float" office:value="2275.52963706281">
                <text:p>2275.52963706281</text:p>
              </table:table-cell>
              <table:table-cell office:value-type="float" office:value="3729.10270893294">
                <text:p>3729.10270893294</text:p>
              </table:table-cell>
            </table:table-row>
            <table:table-row>
              <table:table-cell office:value-type="float" office:value="53236">
                <text:p>53236</text:p>
              </table:table-cell>
              <table:table-cell office:value-type="float" office:value="2257.72317162765">
                <text:p>2257.72317162765</text:p>
              </table:table-cell>
              <table:table-cell office:value-type="float" office:value="3746.9091743681">
                <text:p>3746.9091743681</text:p>
              </table:table-cell>
            </table:table-row>
            <table:table-row>
              <table:table-cell office:value-type="float" office:value="53267">
                <text:p>53267</text:p>
              </table:table-cell>
              <table:table-cell office:value-type="float" office:value="2239.83168032004">
                <text:p>2239.83168032004</text:p>
              </table:table-cell>
              <table:table-cell office:value-type="float" office:value="3764.80066567571">
                <text:p>3764.80066567571</text:p>
              </table:table-cell>
            </table:table-row>
            <table:table-row>
              <table:table-cell office:value-type="float" office:value="53297">
                <text:p>53297</text:p>
              </table:table-cell>
              <table:table-cell office:value-type="float" office:value="2221.85475714144">
                <text:p>2221.85475714144</text:p>
              </table:table-cell>
              <table:table-cell office:value-type="float" office:value="3782.77758885431">
                <text:p>3782.77758885431</text:p>
              </table:table-cell>
            </table:table-row>
            <table:table-row>
              <table:table-cell office:value-type="float" office:value="53328">
                <text:p>53328</text:p>
              </table:table-cell>
              <table:table-cell office:value-type="float" office:value="2203.79199415466">
                <text:p>2203.79199415466</text:p>
              </table:table-cell>
              <table:table-cell office:value-type="float" office:value="3800.84035184109">
                <text:p>3800.84035184109</text:p>
              </table:table-cell>
            </table:table-row>
            <table:table-row>
              <table:table-cell office:value-type="float" office:value="53359">
                <text:p>53359</text:p>
              </table:table-cell>
              <table:table-cell office:value-type="float" office:value="2185.64298147462">
                <text:p>2185.64298147462</text:p>
              </table:table-cell>
              <table:table-cell office:value-type="float" office:value="3818.98936452113">
                <text:p>3818.98936452113</text:p>
              </table:table-cell>
            </table:table-row>
            <table:table-row>
              <table:table-cell office:value-type="float" office:value="53387">
                <text:p>53387</text:p>
              </table:table-cell>
              <table:table-cell office:value-type="float" office:value="2167.40730725903">
                <text:p>2167.40730725903</text:p>
              </table:table-cell>
              <table:table-cell office:value-type="float" office:value="3837.22503873672">
                <text:p>3837.22503873672</text:p>
              </table:table-cell>
            </table:table-row>
            <table:table-row>
              <table:table-cell office:value-type="float" office:value="53418">
                <text:p>53418</text:p>
              </table:table-cell>
              <table:table-cell office:value-type="float" office:value="2149.08455769907">
                <text:p>2149.08455769907</text:p>
              </table:table-cell>
              <table:table-cell office:value-type="float" office:value="3855.54778829668">
                <text:p>3855.54778829668</text:p>
              </table:table-cell>
            </table:table-row>
            <table:table-row>
              <table:table-cell office:value-type="float" office:value="53448">
                <text:p>53448</text:p>
              </table:table-cell>
              <table:table-cell office:value-type="float" office:value="2130.67431700995">
                <text:p>2130.67431700995</text:p>
              </table:table-cell>
              <table:table-cell office:value-type="float" office:value="3873.9580289858">
                <text:p>3873.9580289858</text:p>
              </table:table-cell>
            </table:table-row>
            <table:table-row>
              <table:table-cell office:value-type="float" office:value="53479">
                <text:p>53479</text:p>
              </table:table-cell>
              <table:table-cell office:value-type="float" office:value="2112.17616742154">
                <text:p>2112.17616742154</text:p>
              </table:table-cell>
              <table:table-cell office:value-type="float" office:value="3892.45617857421">
                <text:p>3892.45617857421</text:p>
              </table:table-cell>
            </table:table-row>
            <table:table-row>
              <table:table-cell office:value-type="float" office:value="53509">
                <text:p>53509</text:p>
              </table:table-cell>
              <table:table-cell office:value-type="float" office:value="2093.58968916885">
                <text:p>2093.58968916885</text:p>
              </table:table-cell>
              <table:table-cell office:value-type="float" office:value="3911.0426568269">
                <text:p>3911.0426568269</text:p>
              </table:table-cell>
            </table:table-row>
            <table:table-row>
              <table:table-cell office:value-type="float" office:value="53540">
                <text:p>53540</text:p>
              </table:table-cell>
              <table:table-cell office:value-type="float" office:value="2074.9144604825">
                <text:p>2074.9144604825</text:p>
              </table:table-cell>
              <table:table-cell office:value-type="float" office:value="3929.71788551325">
                <text:p>3929.71788551325</text:p>
              </table:table-cell>
            </table:table-row>
            <table:table-row>
              <table:table-cell office:value-type="float" office:value="53571">
                <text:p>53571</text:p>
              </table:table-cell>
              <table:table-cell office:value-type="float" office:value="2056.15005757918">
                <text:p>2056.15005757918</text:p>
              </table:table-cell>
              <table:table-cell office:value-type="float" office:value="3948.48228841657">
                <text:p>3948.48228841657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2037.29605465199">
                <text:p>2037.29605465199</text:p>
              </table:table-cell>
              <table:table-cell office:value-type="float" office:value="3967.33629134376">
                <text:p>3967.33629134376</text:p>
              </table:table-cell>
            </table:table-row>
            <table:table-row>
              <table:table-cell office:value-type="float" office:value="53632">
                <text:p>53632</text:p>
              </table:table-cell>
              <table:table-cell office:value-type="float" office:value="2018.35202386082">
                <text:p>2018.35202386082</text:p>
              </table:table-cell>
              <table:table-cell office:value-type="float" office:value="3986.28032213493">
                <text:p>3986.28032213493</text:p>
              </table:table-cell>
            </table:table-row>
            <table:table-row>
              <table:table-cell office:value-type="float" office:value="53662">
                <text:p>53662</text:p>
              </table:table-cell>
              <table:table-cell office:value-type="float" office:value="1999.31753532263">
                <text:p>1999.31753532263</text:p>
              </table:table-cell>
              <table:table-cell office:value-type="float" office:value="4005.31481067312">
                <text:p>4005.31481067312</text:p>
              </table:table-cell>
            </table:table-row>
            <table:table-row>
              <table:table-cell office:value-type="float" office:value="53693">
                <text:p>53693</text:p>
              </table:table-cell>
              <table:table-cell office:value-type="float" office:value="1980.19215710166">
                <text:p>1980.19215710166</text:p>
              </table:table-cell>
              <table:table-cell office:value-type="float" office:value="4024.44018889409">
                <text:p>4024.44018889409</text:p>
              </table:table-cell>
            </table:table-row>
            <table:table-row>
              <table:table-cell office:value-type="float" office:value="53724">
                <text:p>53724</text:p>
              </table:table-cell>
              <table:table-cell office:value-type="float" office:value="1960.97545519969">
                <text:p>1960.97545519969</text:p>
              </table:table-cell>
              <table:table-cell office:value-type="float" office:value="4043.65689079606">
                <text:p>4043.65689079606</text:p>
              </table:table-cell>
            </table:table-row>
            <table:table-row>
              <table:table-cell office:value-type="float" office:value="53752">
                <text:p>53752</text:p>
              </table:table-cell>
              <table:table-cell office:value-type="float" office:value="1941.66699354614">
                <text:p>1941.66699354614</text:p>
              </table:table-cell>
              <table:table-cell office:value-type="float" office:value="4062.96535244961">
                <text:p>4062.96535244961</text:p>
              </table:table-cell>
            </table:table-row>
            <table:table-row>
              <table:table-cell office:value-type="float" office:value="53783">
                <text:p>53783</text:p>
              </table:table-cell>
              <table:table-cell office:value-type="float" office:value="1922.26633398819">
                <text:p>1922.26633398819</text:p>
              </table:table-cell>
              <table:table-cell office:value-type="float" office:value="4082.36601200756">
                <text:p>4082.36601200756</text:p>
              </table:table-cell>
            </table:table-row>
            <table:table-row>
              <table:table-cell office:value-type="float" office:value="53813">
                <text:p>53813</text:p>
              </table:table-cell>
              <table:table-cell office:value-type="float" office:value="1902.77303628086">
                <text:p>1902.77303628086</text:p>
              </table:table-cell>
              <table:table-cell office:value-type="float" office:value="4101.85930971489">
                <text:p>4101.85930971489</text:p>
              </table:table-cell>
            </table:table-row>
            <table:table-row>
              <table:table-cell office:value-type="float" office:value="53844">
                <text:p>53844</text:p>
              </table:table-cell>
              <table:table-cell office:value-type="float" office:value="1883.18665807697">
                <text:p>1883.18665807697</text:p>
              </table:table-cell>
              <table:table-cell office:value-type="float" office:value="4121.44568791878">
                <text:p>4121.44568791878</text:p>
              </table:table-cell>
            </table:table-row>
            <table:table-row>
              <table:table-cell office:value-type="float" office:value="53874">
                <text:p>53874</text:p>
              </table:table-cell>
              <table:table-cell office:value-type="float" office:value="1863.50675491716">
                <text:p>1863.50675491716</text:p>
              </table:table-cell>
              <table:table-cell office:value-type="float" office:value="4141.12559107859">
                <text:p>4141.12559107859</text:p>
              </table:table-cell>
            </table:table-row>
            <table:table-row>
              <table:table-cell office:value-type="float" office:value="53905">
                <text:p>53905</text:p>
              </table:table-cell>
              <table:table-cell office:value-type="float" office:value="1843.73288021976">
                <text:p>1843.73288021976</text:p>
              </table:table-cell>
              <table:table-cell office:value-type="float" office:value="4160.89946577599">
                <text:p>4160.89946577599</text:p>
              </table:table-cell>
            </table:table-row>
            <table:table-row>
              <table:table-cell office:value-type="float" office:value="53936">
                <text:p>53936</text:p>
              </table:table-cell>
              <table:table-cell office:value-type="float" office:value="1823.86458527068">
                <text:p>1823.86458527068</text:p>
              </table:table-cell>
              <table:table-cell office:value-type="float" office:value="4180.76776072507">
                <text:p>4180.76776072507</text:p>
              </table:table-cell>
            </table:table-row>
            <table:table-row>
              <table:table-cell office:value-type="float" office:value="53966">
                <text:p>53966</text:p>
              </table:table-cell>
              <table:table-cell office:value-type="float" office:value="1803.90141921321">
                <text:p>1803.90141921321</text:p>
              </table:table-cell>
              <table:table-cell office:value-type="float" office:value="4200.73092678254">
                <text:p>4200.73092678254</text:p>
              </table:table-cell>
            </table:table-row>
            <table:table-row>
              <table:table-cell office:value-type="float" office:value="53997">
                <text:p>53997</text:p>
              </table:table-cell>
              <table:table-cell office:value-type="float" office:value="1783.84292903783">
                <text:p>1783.84292903783</text:p>
              </table:table-cell>
              <table:table-cell office:value-type="float" office:value="4220.78941695792">
                <text:p>4220.78941695792</text:p>
              </table:table-cell>
            </table:table-row>
            <table:table-row>
              <table:table-cell office:value-type="float" office:value="54027">
                <text:p>54027</text:p>
              </table:table-cell>
              <table:table-cell office:value-type="float" office:value="1763.68865957185">
                <text:p>1763.68865957185</text:p>
              </table:table-cell>
              <table:table-cell office:value-type="float" office:value="4240.9436864239">
                <text:p>4240.9436864239</text:p>
              </table:table-cell>
            </table:table-row>
            <table:table-row>
              <table:table-cell office:value-type="float" office:value="54058">
                <text:p>54058</text:p>
              </table:table-cell>
              <table:table-cell office:value-type="float" office:value="1743.43815346918">
                <text:p>1743.43815346918</text:p>
              </table:table-cell>
              <table:table-cell office:value-type="float" office:value="4261.19419252657">
                <text:p>4261.19419252657</text:p>
              </table:table-cell>
            </table:table-row>
            <table:table-row>
              <table:table-cell office:value-type="float" office:value="54089">
                <text:p>54089</text:p>
              </table:table-cell>
              <table:table-cell office:value-type="float" office:value="1723.09095119987">
                <text:p>1723.09095119987</text:p>
              </table:table-cell>
              <table:table-cell office:value-type="float" office:value="4281.54139479588">
                <text:p>4281.54139479588</text:p>
              </table:table-cell>
            </table:table-row>
            <table:table-row>
              <table:table-cell office:value-type="float" office:value="54118">
                <text:p>54118</text:p>
              </table:table-cell>
              <table:table-cell office:value-type="float" office:value="1702.64659103972">
                <text:p>1702.64659103972</text:p>
              </table:table-cell>
              <table:table-cell office:value-type="float" office:value="4301.98575495604">
                <text:p>4301.98575495604</text:p>
              </table:table-cell>
            </table:table-row>
            <table:table-row>
              <table:table-cell office:value-type="float" office:value="54149">
                <text:p>54149</text:p>
              </table:table-cell>
              <table:table-cell office:value-type="float" office:value="1682.1046090598">
                <text:p>1682.1046090598</text:p>
              </table:table-cell>
              <table:table-cell office:value-type="float" office:value="4322.52773693595">
                <text:p>4322.52773693595</text:p>
              </table:table-cell>
            </table:table-row>
            <table:table-row>
              <table:table-cell office:value-type="float" office:value="54179">
                <text:p>54179</text:p>
              </table:table-cell>
              <table:table-cell office:value-type="float" office:value="1661.46453911593">
                <text:p>1661.46453911593</text:p>
              </table:table-cell>
              <table:table-cell office:value-type="float" office:value="4343.16780687982">
                <text:p>4343.16780687982</text:p>
              </table:table-cell>
            </table:table-row>
            <table:table-row>
              <table:table-cell office:value-type="float" office:value="54210">
                <text:p>54210</text:p>
              </table:table-cell>
              <table:table-cell office:value-type="float" office:value="1640.72591283808">
                <text:p>1640.72591283808</text:p>
              </table:table-cell>
              <table:table-cell office:value-type="float" office:value="4363.90643315767">
                <text:p>4363.90643315767</text:p>
              </table:table-cell>
            </table:table-row>
            <table:table-row>
              <table:table-cell office:value-type="float" office:value="54240">
                <text:p>54240</text:p>
              </table:table-cell>
              <table:table-cell office:value-type="float" office:value="1619.88825961975">
                <text:p>1619.88825961975</text:p>
              </table:table-cell>
              <table:table-cell office:value-type="float" office:value="4384.744086376">
                <text:p>4384.744086376</text:p>
              </table:table-cell>
            </table:table-row>
            <table:table-row>
              <table:table-cell office:value-type="float" office:value="54271">
                <text:p>54271</text:p>
              </table:table-cell>
              <table:table-cell office:value-type="float" office:value="1598.95110660731">
                <text:p>1598.95110660731</text:p>
              </table:table-cell>
              <table:table-cell office:value-type="float" office:value="4405.68123938844">
                <text:p>4405.68123938844</text:p>
              </table:table-cell>
            </table:table-row>
            <table:table-row>
              <table:table-cell office:value-type="float" office:value="54302">
                <text:p>54302</text:p>
              </table:table-cell>
              <table:table-cell office:value-type="float" office:value="1577.91397868923">
                <text:p>1577.91397868923</text:p>
              </table:table-cell>
              <table:table-cell office:value-type="float" office:value="4426.71836730652">
                <text:p>4426.71836730652</text:p>
              </table:table-cell>
            </table:table-row>
            <table:table-row>
              <table:table-cell office:value-type="float" office:value="54332">
                <text:p>54332</text:p>
              </table:table-cell>
              <table:table-cell office:value-type="float" office:value="1556.77639848534">
                <text:p>1556.77639848534</text:p>
              </table:table-cell>
              <table:table-cell office:value-type="float" office:value="4447.85594751041">
                <text:p>4447.85594751041</text:p>
              </table:table-cell>
            </table:table-row>
            <table:table-row>
              <table:table-cell office:value-type="float" office:value="54363">
                <text:p>54363</text:p>
              </table:table-cell>
              <table:table-cell office:value-type="float" office:value="1535.53788633598">
                <text:p>1535.53788633598</text:p>
              </table:table-cell>
              <table:table-cell office:value-type="float" office:value="4469.09445965977">
                <text:p>4469.09445965977</text:p>
              </table:table-cell>
            </table:table-row>
            <table:table-row>
              <table:table-cell office:value-type="float" office:value="54393">
                <text:p>54393</text:p>
              </table:table-cell>
              <table:table-cell office:value-type="float" office:value="1514.1979602911">
                <text:p>1514.1979602911</text:p>
              </table:table-cell>
              <table:table-cell office:value-type="float" office:value="4490.43438570465">
                <text:p>4490.43438570465</text:p>
              </table:table-cell>
            </table:table-row>
            <table:table-row>
              <table:table-cell office:value-type="float" office:value="54424">
                <text:p>54424</text:p>
              </table:table-cell>
              <table:table-cell office:value-type="float" office:value="1492.75613609936">
                <text:p>1492.75613609936</text:p>
              </table:table-cell>
              <table:table-cell office:value-type="float" office:value="4511.87620989639">
                <text:p>4511.87620989639</text:p>
              </table:table-cell>
            </table:table-row>
            <table:table-row>
              <table:table-cell office:value-type="float" office:value="54455">
                <text:p>54455</text:p>
              </table:table-cell>
              <table:table-cell office:value-type="float" office:value="1471.21192719711">
                <text:p>1471.21192719711</text:p>
              </table:table-cell>
              <table:table-cell office:value-type="float" office:value="4533.42041879864">
                <text:p>4533.42041879864</text:p>
              </table:table-cell>
            </table:table-row>
            <table:table-row>
              <table:table-cell office:value-type="float" office:value="54483">
                <text:p>54483</text:p>
              </table:table-cell>
              <table:table-cell office:value-type="float" office:value="1449.56484469734">
                <text:p>1449.56484469734</text:p>
              </table:table-cell>
              <table:table-cell office:value-type="float" office:value="4555.06750129841">
                <text:p>4555.06750129841</text:p>
              </table:table-cell>
            </table:table-row>
            <table:table-row>
              <table:table-cell office:value-type="float" office:value="54514">
                <text:p>54514</text:p>
              </table:table-cell>
              <table:table-cell office:value-type="float" office:value="1427.81439737864">
                <text:p>1427.81439737864</text:p>
              </table:table-cell>
              <table:table-cell office:value-type="float" office:value="4576.81794861711">
                <text:p>4576.81794861711</text:p>
              </table:table-cell>
            </table:table-row>
            <table:table-row>
              <table:table-cell office:value-type="float" office:value="54544">
                <text:p>54544</text:p>
              </table:table-cell>
              <table:table-cell office:value-type="float" office:value="1405.960091674">
                <text:p>1405.960091674</text:p>
              </table:table-cell>
              <table:table-cell office:value-type="float" office:value="4598.67225432175">
                <text:p>4598.67225432175</text:p>
              </table:table-cell>
            </table:table-row>
            <table:table-row>
              <table:table-cell office:value-type="float" office:value="54575">
                <text:p>54575</text:p>
              </table:table-cell>
              <table:table-cell office:value-type="float" office:value="1384.00143165961">
                <text:p>1384.00143165961</text:p>
              </table:table-cell>
              <table:table-cell office:value-type="float" office:value="4620.63091433614">
                <text:p>4620.63091433614</text:p>
              </table:table-cell>
            </table:table-row>
            <table:table-row>
              <table:table-cell office:value-type="float" office:value="54605">
                <text:p>54605</text:p>
              </table:table-cell>
              <table:table-cell office:value-type="float" office:value="1361.93791904365">
                <text:p>1361.93791904365</text:p>
              </table:table-cell>
              <table:table-cell office:value-type="float" office:value="4642.6944269521">
                <text:p>4642.6944269521</text:p>
              </table:table-cell>
            </table:table-row>
            <table:table-row>
              <table:table-cell office:value-type="float" office:value="54636">
                <text:p>54636</text:p>
              </table:table-cell>
              <table:table-cell office:value-type="float" office:value="1339.76905315496">
                <text:p>1339.76905315496</text:p>
              </table:table-cell>
              <table:table-cell office:value-type="float" office:value="4664.86329284079">
                <text:p>4664.86329284079</text:p>
              </table:table-cell>
            </table:table-row>
            <table:table-row>
              <table:table-cell office:value-type="float" office:value="54667">
                <text:p>54667</text:p>
              </table:table-cell>
              <table:table-cell office:value-type="float" office:value="1317.49433093164">
                <text:p>1317.49433093164</text:p>
              </table:table-cell>
              <table:table-cell office:value-type="float" office:value="4687.13801506411">
                <text:p>4687.13801506411</text:p>
              </table:table-cell>
            </table:table-row>
            <table:table-row>
              <table:table-cell office:value-type="float" office:value="54697">
                <text:p>54697</text:p>
              </table:table-cell>
              <table:table-cell office:value-type="float" office:value="1295.11324690971">
                <text:p>1295.11324690971</text:p>
              </table:table-cell>
              <table:table-cell office:value-type="float" office:value="4709.51909908604">
                <text:p>4709.51909908604</text:p>
              </table:table-cell>
            </table:table-row>
            <table:table-row>
              <table:table-cell office:value-type="float" office:value="54728">
                <text:p>54728</text:p>
              </table:table-cell>
              <table:table-cell office:value-type="float" office:value="1272.62529321158">
                <text:p>1272.62529321158</text:p>
              </table:table-cell>
              <table:table-cell office:value-type="float" office:value="4732.00705278417">
                <text:p>4732.00705278417</text:p>
              </table:table-cell>
            </table:table-row>
            <table:table-row>
              <table:table-cell office:value-type="float" office:value="54758">
                <text:p>54758</text:p>
              </table:table-cell>
              <table:table-cell office:value-type="float" office:value="1250.02995953453">
                <text:p>1250.02995953453</text:p>
              </table:table-cell>
              <table:table-cell office:value-type="float" office:value="4754.60238646122">
                <text:p>4754.60238646122</text:p>
              </table:table-cell>
            </table:table-row>
            <table:table-row>
              <table:table-cell office:value-type="float" office:value="54789">
                <text:p>54789</text:p>
              </table:table-cell>
              <table:table-cell office:value-type="float" office:value="1227.32673313918">
                <text:p>1227.32673313918</text:p>
              </table:table-cell>
              <table:table-cell office:value-type="float" office:value="4777.30561285657">
                <text:p>4777.30561285657</text:p>
              </table:table-cell>
            </table:table-row>
            <table:table-row>
              <table:table-cell office:value-type="float" office:value="54820">
                <text:p>54820</text:p>
              </table:table-cell>
              <table:table-cell office:value-type="float" office:value="1204.51509883779">
                <text:p>1204.51509883779</text:p>
              </table:table-cell>
              <table:table-cell office:value-type="float" office:value="4800.11724715796">
                <text:p>4800.11724715796</text:p>
              </table:table-cell>
            </table:table-row>
            <table:table-row>
              <table:table-cell office:value-type="float" office:value="54848">
                <text:p>54848</text:p>
              </table:table-cell>
              <table:table-cell office:value-type="float" office:value="1181.59453898261">
                <text:p>1181.59453898261</text:p>
              </table:table-cell>
              <table:table-cell office:value-type="float" office:value="4823.03780701314">
                <text:p>4823.03780701314</text:p>
              </table:table-cell>
            </table:table-row>
            <table:table-row>
              <table:table-cell office:value-type="float" office:value="54879">
                <text:p>54879</text:p>
              </table:table-cell>
              <table:table-cell office:value-type="float" office:value="1158.56453345412">
                <text:p>1158.56453345412</text:p>
              </table:table-cell>
              <table:table-cell office:value-type="float" office:value="4846.06781254163">
                <text:p>4846.06781254163</text:p>
              </table:table-cell>
            </table:table-row>
            <table:table-row>
              <table:table-cell office:value-type="float" office:value="54909">
                <text:p>54909</text:p>
              </table:table-cell>
              <table:table-cell office:value-type="float" office:value="1135.42455964924">
                <text:p>1135.42455964924</text:p>
              </table:table-cell>
              <table:table-cell office:value-type="float" office:value="4869.20778634651">
                <text:p>4869.20778634651</text:p>
              </table:table-cell>
            </table:table-row>
            <table:table-row>
              <table:table-cell office:value-type="float" office:value="54940">
                <text:p>54940</text:p>
              </table:table-cell>
              <table:table-cell office:value-type="float" office:value="1112.17409246943">
                <text:p>1112.17409246943</text:p>
              </table:table-cell>
              <table:table-cell office:value-type="float" office:value="4892.45825352632">
                <text:p>4892.45825352632</text:p>
              </table:table-cell>
            </table:table-row>
            <table:table-row>
              <table:table-cell office:value-type="float" office:value="54970">
                <text:p>54970</text:p>
              </table:table-cell>
              <table:table-cell office:value-type="float" office:value="1088.81260430884">
                <text:p>1088.81260430884</text:p>
              </table:table-cell>
              <table:table-cell office:value-type="float" office:value="4915.81974168691">
                <text:p>4915.81974168691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1065.33956504229">
                <text:p>1065.33956504229</text:p>
              </table:table-cell>
              <table:table-cell office:value-type="float" office:value="4939.29278095346">
                <text:p>4939.29278095346</text:p>
              </table:table-cell>
            </table:table-row>
            <table:table-row>
              <table:table-cell office:value-type="float" office:value="55032">
                <text:p>55032</text:p>
              </table:table-cell>
              <table:table-cell office:value-type="float" office:value="1041.75444201324">
                <text:p>1041.75444201324</text:p>
              </table:table-cell>
              <table:table-cell office:value-type="float" office:value="4962.87790398251">
                <text:p>4962.87790398251</text:p>
              </table:table-cell>
            </table:table-row>
            <table:table-row>
              <table:table-cell office:value-type="float" office:value="55062">
                <text:p>55062</text:p>
              </table:table-cell>
              <table:table-cell office:value-type="float" office:value="1018.05670002172">
                <text:p>1018.05670002172</text:p>
              </table:table-cell>
              <table:table-cell office:value-type="float" office:value="4986.57564597403">
                <text:p>4986.57564597403</text:p>
              </table:table-cell>
            </table:table-row>
            <table:table-row>
              <table:table-cell office:value-type="float" office:value="55093">
                <text:p>55093</text:p>
              </table:table-cell>
              <table:table-cell office:value-type="float" office:value="994.245801312194">
                <text:p>994.245801312194</text:p>
              </table:table-cell>
              <table:table-cell office:value-type="float" office:value="5010.38654468356">
                <text:p>5010.38654468356</text:p>
              </table:table-cell>
            </table:table-row>
            <table:table-row>
              <table:table-cell office:value-type="float" office:value="55123">
                <text:p>55123</text:p>
              </table:table-cell>
              <table:table-cell office:value-type="float" office:value="970.321205561329">
                <text:p>970.321205561329</text:p>
              </table:table-cell>
              <table:table-cell office:value-type="float" office:value="5034.31114043442">
                <text:p>5034.31114043442</text:p>
              </table:table-cell>
            </table:table-row>
            <table:table-row>
              <table:table-cell office:value-type="float" office:value="55154">
                <text:p>55154</text:p>
              </table:table-cell>
              <table:table-cell office:value-type="float" office:value="946.282369865755">
                <text:p>946.282369865755</text:p>
              </table:table-cell>
              <table:table-cell office:value-type="float" office:value="5058.34997612999">
                <text:p>5058.34997612999</text:p>
              </table:table-cell>
            </table:table-row>
            <table:table-row>
              <table:table-cell office:value-type="float" office:value="55185">
                <text:p>55185</text:p>
              </table:table-cell>
              <table:table-cell office:value-type="float" office:value="922.128748729734">
                <text:p>922.128748729734</text:p>
              </table:table-cell>
              <table:table-cell office:value-type="float" office:value="5082.50359726602">
                <text:p>5082.50359726602</text:p>
              </table:table-cell>
            </table:table-row>
            <table:table-row>
              <table:table-cell office:value-type="float" office:value="55213">
                <text:p>55213</text:p>
              </table:table-cell>
              <table:table-cell office:value-type="float" office:value="897.859794052789">
                <text:p>897.859794052789</text:p>
              </table:table-cell>
              <table:table-cell office:value-type="float" office:value="5106.77255194296">
                <text:p>5106.77255194296</text:p>
              </table:table-cell>
            </table:table-row>
            <table:table-row>
              <table:table-cell office:value-type="float" office:value="55244">
                <text:p>55244</text:p>
              </table:table-cell>
              <table:table-cell office:value-type="float" office:value="873.474955117262">
                <text:p>873.474955117262</text:p>
              </table:table-cell>
              <table:table-cell office:value-type="float" office:value="5131.15739087849">
                <text:p>5131.15739087849</text:p>
              </table:table-cell>
            </table:table-row>
            <table:table-row>
              <table:table-cell office:value-type="float" office:value="55274">
                <text:p>55274</text:p>
              </table:table-cell>
              <table:table-cell office:value-type="float" office:value="848.973678575817">
                <text:p>848.973678575817</text:p>
              </table:table-cell>
              <table:table-cell office:value-type="float" office:value="5155.65866741993">
                <text:p>5155.65866741993</text:p>
              </table:table-cell>
            </table:table-row>
            <table:table-row>
              <table:table-cell office:value-type="float" office:value="55305">
                <text:p>55305</text:p>
              </table:table-cell>
              <table:table-cell office:value-type="float" office:value="824.355408438887">
                <text:p>824.355408438887</text:p>
              </table:table-cell>
              <table:table-cell office:value-type="float" office:value="5180.27693755686">
                <text:p>5180.27693755686</text:p>
              </table:table-cell>
            </table:table-row>
            <table:table-row>
              <table:table-cell office:value-type="float" office:value="55335">
                <text:p>55335</text:p>
              </table:table-cell>
              <table:table-cell office:value-type="float" office:value="799.619586062053">
                <text:p>799.619586062053</text:p>
              </table:table-cell>
              <table:table-cell office:value-type="float" office:value="5205.0127599337">
                <text:p>5205.0127599337</text:p>
              </table:table-cell>
            </table:table-row>
            <table:table-row>
              <table:table-cell office:value-type="float" office:value="55366">
                <text:p>55366</text:p>
              </table:table-cell>
              <table:table-cell office:value-type="float" office:value="774.765650133369">
                <text:p>774.765650133369</text:p>
              </table:table-cell>
              <table:table-cell office:value-type="float" office:value="5229.86669586238">
                <text:p>5229.86669586238</text:p>
              </table:table-cell>
            </table:table-row>
            <table:table-row>
              <table:table-cell office:value-type="float" office:value="55397">
                <text:p>55397</text:p>
              </table:table-cell>
              <table:table-cell office:value-type="float" office:value="749.793036660626">
                <text:p>749.793036660626</text:p>
              </table:table-cell>
              <table:table-cell office:value-type="float" office:value="5254.83930933512">
                <text:p>5254.83930933512</text:p>
              </table:table-cell>
            </table:table-row>
            <table:table-row>
              <table:table-cell office:value-type="float" office:value="55427">
                <text:p>55427</text:p>
              </table:table-cell>
              <table:table-cell office:value-type="float" office:value="724.701178958551">
                <text:p>724.701178958551</text:p>
              </table:table-cell>
              <table:table-cell office:value-type="float" office:value="5279.9311670372">
                <text:p>5279.9311670372</text:p>
              </table:table-cell>
            </table:table-row>
            <table:table-row>
              <table:table-cell office:value-type="float" office:value="55458">
                <text:p>55458</text:p>
              </table:table-cell>
              <table:table-cell office:value-type="float" office:value="699.489507635949">
                <text:p>699.489507635949</text:p>
              </table:table-cell>
              <table:table-cell office:value-type="float" office:value="5305.1428383598">
                <text:p>5305.1428383598</text:p>
              </table:table-cell>
            </table:table-row>
            <table:table-row>
              <table:table-cell office:value-type="float" office:value="55488">
                <text:p>55488</text:p>
              </table:table-cell>
              <table:table-cell office:value-type="float" office:value="674.157450582781">
                <text:p>674.157450582781</text:p>
              </table:table-cell>
              <table:table-cell office:value-type="float" office:value="5330.47489541297">
                <text:p>5330.47489541297</text:p>
              </table:table-cell>
            </table:table-row>
            <table:table-row>
              <table:table-cell office:value-type="float" office:value="55519">
                <text:p>55519</text:p>
              </table:table-cell>
              <table:table-cell office:value-type="float" office:value="648.704432957184">
                <text:p>648.704432957184</text:p>
              </table:table-cell>
              <table:table-cell office:value-type="float" office:value="5355.92791303857">
                <text:p>5355.92791303857</text:p>
              </table:table-cell>
            </table:table-row>
            <table:table-row>
              <table:table-cell office:value-type="float" office:value="55550">
                <text:p>55550</text:p>
              </table:table-cell>
              <table:table-cell office:value-type="float" office:value="623.129877172424">
                <text:p>623.129877172424</text:p>
              </table:table-cell>
              <table:table-cell office:value-type="float" office:value="5381.50246882333">
                <text:p>5381.50246882333</text:p>
              </table:table-cell>
            </table:table-row>
            <table:table-row>
              <table:table-cell office:value-type="float" office:value="55579">
                <text:p>55579</text:p>
              </table:table-cell>
              <table:table-cell office:value-type="float" office:value="597.433202883793">
                <text:p>597.433202883793</text:p>
              </table:table-cell>
              <table:table-cell office:value-type="float" office:value="5407.19914311196">
                <text:p>5407.19914311196</text:p>
              </table:table-cell>
            </table:table-row>
            <table:table-row>
              <table:table-cell office:value-type="float" office:value="55610">
                <text:p>55610</text:p>
              </table:table-cell>
              <table:table-cell office:value-type="float" office:value="571.613826975433">
                <text:p>571.613826975433</text:p>
              </table:table-cell>
              <table:table-cell office:value-type="float" office:value="5433.01851902032">
                <text:p>5433.01851902032</text:p>
              </table:table-cell>
            </table:table-row>
            <table:table-row>
              <table:table-cell office:value-type="float" office:value="55640">
                <text:p>55640</text:p>
              </table:table-cell>
              <table:table-cell office:value-type="float" office:value="545.671163547111">
                <text:p>545.671163547111</text:p>
              </table:table-cell>
              <table:table-cell office:value-type="float" office:value="5458.96118244864">
                <text:p>5458.96118244864</text:p>
              </table:table-cell>
            </table:table-row>
            <table:table-row>
              <table:table-cell office:value-type="float" office:value="55671">
                <text:p>55671</text:p>
              </table:table-cell>
              <table:table-cell office:value-type="float" office:value="519.604623900919">
                <text:p>519.604623900919</text:p>
              </table:table-cell>
              <table:table-cell office:value-type="float" office:value="5485.02772209483">
                <text:p>5485.02772209483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493.413616527916">
                <text:p>493.413616527916</text:p>
              </table:table-cell>
              <table:table-cell office:value-type="float" office:value="5511.21872946783">
                <text:p>5511.21872946783</text:p>
              </table:table-cell>
            </table:table-row>
            <table:table-row>
              <table:table-cell office:value-type="float" office:value="55732">
                <text:p>55732</text:p>
              </table:table-cell>
              <table:table-cell office:value-type="float" office:value="467.097547094707">
                <text:p>467.097547094707</text:p>
              </table:table-cell>
              <table:table-cell office:value-type="float" office:value="5537.53479890104">
                <text:p>5537.53479890104</text:p>
              </table:table-cell>
            </table:table-row>
            <table:table-row>
              <table:table-cell office:value-type="float" office:value="55763">
                <text:p>55763</text:p>
              </table:table-cell>
              <table:table-cell office:value-type="float" office:value="440.655818429955">
                <text:p>440.655818429955</text:p>
              </table:table-cell>
              <table:table-cell office:value-type="float" office:value="5563.9765275658">
                <text:p>5563.9765275658</text:p>
              </table:table-cell>
            </table:table-row>
            <table:table-row>
              <table:table-cell office:value-type="float" office:value="55793">
                <text:p>55793</text:p>
              </table:table-cell>
              <table:table-cell office:value-type="float" office:value="414.087830510828">
                <text:p>414.087830510828</text:p>
              </table:table-cell>
              <table:table-cell office:value-type="float" office:value="5590.54451548492">
                <text:p>5590.54451548492</text:p>
              </table:table-cell>
            </table:table-row>
            <table:table-row>
              <table:table-cell office:value-type="float" office:value="55824">
                <text:p>55824</text:p>
              </table:table-cell>
              <table:table-cell office:value-type="float" office:value="387.392980449388">
                <text:p>387.392980449388</text:p>
              </table:table-cell>
              <table:table-cell office:value-type="float" office:value="5617.23936554636">
                <text:p>5617.23936554636</text:p>
              </table:table-cell>
            </table:table-row>
            <table:table-row>
              <table:table-cell office:value-type="float" office:value="55854">
                <text:p>55854</text:p>
              </table:table-cell>
              <table:table-cell office:value-type="float" office:value="360.570662478904">
                <text:p>360.570662478904</text:p>
              </table:table-cell>
              <table:table-cell office:value-type="float" office:value="5644.06168351685">
                <text:p>5644.06168351685</text:p>
              </table:table-cell>
            </table:table-row>
            <table:table-row>
              <table:table-cell office:value-type="float" office:value="55885">
                <text:p>55885</text:p>
              </table:table-cell>
              <table:table-cell office:value-type="float" office:value="333.620267940111">
                <text:p>333.620267940111</text:p>
              </table:table-cell>
              <table:table-cell office:value-type="float" office:value="5671.01207805564">
                <text:p>5671.01207805564</text:p>
              </table:table-cell>
            </table:table-row>
            <table:table-row>
              <table:table-cell office:value-type="float" office:value="55916">
                <text:p>55916</text:p>
              </table:table-cell>
              <table:table-cell office:value-type="float" office:value="306.541185267395">
                <text:p>306.541185267395</text:p>
              </table:table-cell>
              <table:table-cell office:value-type="float" office:value="5698.09116072835">
                <text:p>5698.09116072835</text:p>
              </table:table-cell>
            </table:table-row>
            <table:table-row>
              <table:table-cell office:value-type="float" office:value="55944">
                <text:p>55944</text:p>
              </table:table-cell>
              <table:table-cell office:value-type="float" office:value="279.332799974917">
                <text:p>279.332799974917</text:p>
              </table:table-cell>
              <table:table-cell office:value-type="float" office:value="5725.29954602083">
                <text:p>5725.29954602083</text:p>
              </table:table-cell>
            </table:table-row>
            <table:table-row>
              <table:table-cell office:value-type="float" office:value="55975">
                <text:p>55975</text:p>
              </table:table-cell>
              <table:table-cell office:value-type="float" office:value="251.994494642668">
                <text:p>251.994494642668</text:p>
              </table:table-cell>
              <table:table-cell office:value-type="float" office:value="5752.63785135308">
                <text:p>5752.63785135308</text:p>
              </table:table-cell>
            </table:table-row>
            <table:table-row>
              <table:table-cell office:value-type="float" office:value="56005">
                <text:p>56005</text:p>
              </table:table-cell>
              <table:table-cell office:value-type="float" office:value="224.525648902457">
                <text:p>224.525648902457</text:p>
              </table:table-cell>
              <table:table-cell office:value-type="float" office:value="5780.10669709329">
                <text:p>5780.10669709329</text:p>
              </table:table-cell>
            </table:table-row>
            <table:table-row>
              <table:table-cell office:value-type="float" office:value="56036">
                <text:p>56036</text:p>
              </table:table-cell>
              <table:table-cell office:value-type="float" office:value="196.925639423836">
                <text:p>196.925639423836</text:p>
              </table:table-cell>
              <table:table-cell office:value-type="float" office:value="5807.70670657191">
                <text:p>5807.70670657191</text:p>
              </table:table-cell>
            </table:table-row>
            <table:table-row>
              <table:table-cell office:value-type="float" office:value="56066">
                <text:p>56066</text:p>
              </table:table-cell>
              <table:table-cell office:value-type="float" office:value="169.193839899956">
                <text:p>169.193839899956</text:p>
              </table:table-cell>
              <table:table-cell office:value-type="float" office:value="5835.43850609579">
                <text:p>5835.43850609579</text:p>
              </table:table-cell>
            </table:table-row>
            <table:table-row>
              <table:table-cell office:value-type="float" office:value="56097">
                <text:p>56097</text:p>
              </table:table-cell>
              <table:table-cell office:value-type="float" office:value="141.329621033348">
                <text:p>141.329621033348</text:p>
              </table:table-cell>
              <table:table-cell office:value-type="float" office:value="5863.3027249624">
                <text:p>5863.3027249624</text:p>
              </table:table-cell>
            </table:table-row>
            <table:table-row>
              <table:table-cell office:value-type="float" office:value="56128">
                <text:p>56128</text:p>
              </table:table-cell>
              <table:table-cell office:value-type="float" office:value="113.332350521653">
                <text:p>113.332350521653</text:p>
              </table:table-cell>
              <table:table-cell office:value-type="float" office:value="5891.2999954741">
                <text:p>5891.2999954741</text:p>
              </table:table-cell>
            </table:table-row>
            <table:table-row>
              <table:table-cell office:value-type="float" office:value="56158">
                <text:p>56158</text:p>
              </table:table-cell>
              <table:table-cell office:value-type="float" office:value="85.2013930432639">
                <text:p>85.2013930432639</text:p>
              </table:table-cell>
              <table:table-cell office:value-type="float" office:value="5919.43095295249">
                <text:p>5919.43095295249</text:p>
              </table:table-cell>
            </table:table-row>
            <table:table-row>
              <table:table-cell office:value-type="float" office:value="56189">
                <text:p>56189</text:p>
              </table:table-cell>
              <table:table-cell office:value-type="float" office:value="56.9361102429158">
                <text:p>56.9361102429158</text:p>
              </table:table-cell>
              <table:table-cell office:value-type="float" office:value="5947.69623575283">
                <text:p>5947.69623575283</text:p>
              </table:table-cell>
            </table:table-row>
            <table:table-row>
              <table:table-cell office:value-type="float" office:value="56219">
                <text:p>56219</text:p>
              </table:table-cell>
              <table:table-cell office:value-type="float" office:value="28.535860717196">
                <text:p>28.535860717196</text:p>
              </table:table-cell>
              <table:table-cell office:value-type="float" office:value="5976.09648527855">
                <text:p>5976.09648527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VersionList.xml><?xml version="1.0" encoding="utf-8"?>
<VL:version-list xmlns:dc="http://purl.org/dc/elements/1.1/" xmlns:VL="http://openoffice.org/2001/versions-list">
  <VL:version-entry VL:title="Version1" VL:comment="Initial release" VL:creator="" dc:date-time="2023-06-13T20:49:04"/>
</VL:version-list>
</file>